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2.9055in"/>
    </style:style>
    <style:style style:name="co6" style:family="table-column">
      <style:table-column-properties fo:break-before="auto" style:column-width="4.64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ff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3" office:value-type="string">
            <text:p>Task 1</text:p>
          </table:table-cell>
          <table:table-cell table:style-name="ce3" office:value-type="string">
            <text:p>Task 2</text:p>
          </table:table-cell>
          <table:table-cell table:style-name="ce3" office:value-type="string">
            <text:p>Task 3</text:p>
          </table:table-cell>
        </table:table-row>
        <table:table-row table:style-name="ro1">
          <table:table-cell office:value-type="float" office:value="1252.959028">
            <text:p>1252.959028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1252.959032">
            <text:p>1252.959032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1252.959035">
            <text:p>1252.959035</text:p>
          </table:table-cell>
          <table:table-cell table:number-columns-repeated="4"/>
          <table:table-cell office:value-type="string">
            <text:p>gets new BW pair; d_s at 1252966.031656</text:p>
          </table:table-cell>
        </table:table-row>
        <table:table-row table:style-name="ro1">
          <table:table-cell office:value-type="float" office:value="1252.959037">
            <text:p>1252.959037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1252.959045">
            <text:p>1252.959045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1252.959047">
            <text:p>1252.959047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2.959052">
            <text:p>1252.959052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1252.959053">
            <text:p>1252.959053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2.959055">
            <text:p>1252.959055</text:p>
          </table:table-cell>
          <table:table-cell table:number-columns-repeated="3"/>
          <table:table-cell office:value-type="string">
            <text:p>gets new BW pair; d_s at 1252964.053298</text:p>
          </table:table-cell>
          <table:table-cell/>
        </table:table-row>
        <table:table-row table:style-name="ro1">
          <table:table-cell office:value-type="float" office:value="1252.959057">
            <text:p>1252.959057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1252.95906">
            <text:p>1252.959060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2.959062">
            <text:p>1252.959062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2.959066">
            <text:p>1252.959066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1252.959068">
            <text:p>1252.959068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2.959069">
            <text:p>1252.959069</text:p>
          </table:table-cell>
          <table:table-cell table:number-columns-repeated="2"/>
          <table:table-cell office:value-type="string">
            <text:p>gets new BW pair; d_s at 1252961.067464</text:p>
          </table:table-cell>
          <table:table-cell table:number-columns-repeated="2"/>
        </table:table-row>
        <table:table-row table:style-name="ro1">
          <table:table-cell office:value-type="float" office:value="1252.959071">
            <text:p>1252.959071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1252.959075">
            <text:p>1252.959075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2.959076">
            <text:p>1252.959076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58788">
            <text:p>1255.958788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5.958791">
            <text:p>1255.958791</text:p>
          </table:table-cell>
          <table:table-cell table:formula="of:=[.A21]-[.A$20]" office:value-type="float" office:value="0.00000300000010611257">
            <text:p>0.000003</text:p>
          </table:table-cell>
          <table:table-cell table:formula="of:=[.B21]-[.B20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5.958795">
            <text:p>1255.958795</text:p>
          </table:table-cell>
          <table:table-cell table:formula="of:=[.A22]-[.A$20]" office:value-type="float" office:value="0.00000700000009601354">
            <text:p>0.000007</text:p>
          </table:table-cell>
          <table:table-cell table:formula="of:=[.B22]-[.B21]" office:value-type="float" office:value="0.00000399999998990097">
            <text:p>0.000004</text:p>
          </table:table-cell>
          <table:table-cell table:number-columns-repeated="2"/>
          <table:table-cell office:value-type="string">
            <text:p>d_s is renewed (r + D) to 1255965.791233; c_s is fully topped up</text:p>
          </table:table-cell>
        </table:table-row>
        <table:table-row table:style-name="ro1">
          <table:table-cell office:value-type="float" office:value="1255.958798">
            <text:p>1255.958798</text:p>
          </table:table-cell>
          <table:table-cell table:formula="of:=[.A23]-[.A$20]" office:value-type="float" office:value="0.00000999999997475243">
            <text:p>0.000010</text:p>
          </table:table-cell>
          <table:table-cell table:formula="of:=[.B23]-[.B22]" office:value-type="float" office:value="0.00000299999987873889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5.958799">
            <text:p>1255.958799</text:p>
          </table:table-cell>
          <table:table-cell table:formula="of:=[.A24]-[.A$20]" office:value-type="float" office:value="0.0000110000000859145">
            <text:p>0.000011</text:p>
          </table:table-cell>
          <table:table-cell table:formula="of:=[.B24]-[.B23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58802">
            <text:p>1255.958802</text:p>
          </table:table-cell>
          <table:table-cell table:formula="of:=[.A25]-[.A$20]" office:value-type="float" office:value="0.0000140000001920271">
            <text:p>0.000014</text:p>
          </table:table-cell>
          <table:table-cell table:formula="of:=[.B25]-[.B24]" office:value-type="float" office:value="0.00000300000010611257">
            <text:p>0.000003</text:p>
          </table:table-cell>
          <table:table-cell/>
          <table:table-cell office:value-type="string">
            <text:p>d_s is renewed (r + D) to 1255963.799531; c_s is fully topped up</text:p>
          </table:table-cell>
          <table:table-cell/>
        </table:table-row>
        <table:table-row table:style-name="ro1">
          <table:table-cell office:value-type="float" office:value="1255.958805">
            <text:p>1255.958805</text:p>
          </table:table-cell>
          <table:table-cell table:formula="of:=[.A26]-[.A$20]" office:value-type="float" office:value="0.000017000000070766">
            <text:p>0.000017</text:p>
          </table:table-cell>
          <table:table-cell table:formula="of:=[.B26]-[.B25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58807">
            <text:p>1255.958807</text:p>
          </table:table-cell>
          <table:table-cell table:formula="of:=[.A27]-[.A$20]" office:value-type="float" office:value="0.0000190000000657164">
            <text:p>0.000019</text:p>
          </table:table-cell>
          <table:table-cell table:formula="of:=[.B27]-[.B2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58809">
            <text:p>1255.958809</text:p>
          </table:table-cell>
          <table:table-cell table:formula="of:=[.A28]-[.A$20]" office:value-type="float" office:value="0.0000210000000606669">
            <text:p>0.000021</text:p>
          </table:table-cell>
          <table:table-cell table:formula="of:=[.B28]-[.B27]" office:value-type="float" office:value="0.00000199999999495049">
            <text:p>0.000002</text:p>
          </table:table-cell>
          <table:table-cell office:value-type="string">
            <text:p>d_s is renewed (r + D) to 1255960.806659; c_s is fully topped up</text:p>
          </table:table-cell>
          <table:table-cell table:number-columns-repeated="2"/>
        </table:table-row>
        <table:table-row table:style-name="ro1">
          <table:table-cell office:value-type="float" office:value="1255.958823">
            <text:p>1255.958823</text:p>
          </table:table-cell>
          <table:table-cell table:formula="of:=[.A29]-[.A$20]" office:value-type="float" office:value="0.0000350000000253203">
            <text:p>0.000035</text:p>
          </table:table-cell>
          <table:table-cell table:formula="of:=[.B29]-[.B28]" office:value-type="float" office:value="0.0000139999999646534">
            <text:p>0.00001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5.959777">
            <text:p>1255.959777</text:p>
          </table:table-cell>
          <table:table-cell table:formula="of:=[.A30]-[.A$20]" office:value-type="float" office:value="0.000989000000117812">
            <text:p>0.000989</text:p>
          </table:table-cell>
          <table:table-cell table:formula="of:=[.B30]-[.B29]" office:value-type="float" office:value="0.000954000000092492">
            <text:p>0.00095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5978">
            <text:p>1255.959780</text:p>
          </table:table-cell>
          <table:table-cell table:formula="of:=[.A31]-[.A$20]" office:value-type="float" office:value="0.000991999999996551">
            <text:p>0.000992</text:p>
          </table:table-cell>
          <table:table-cell table:formula="of:=[.B31]-[.B30]" office:value-type="float" office:value="0.00000299999987873889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59782">
            <text:p>1255.959782</text:p>
          </table:table-cell>
          <table:table-cell table:formula="of:=[.A32]-[.A$20]" office:value-type="float" office:value="0.000993999999991502">
            <text:p>0.000994</text:p>
          </table:table-cell>
          <table:table-cell table:formula="of:=[.B32]-[.B31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5.961751">
            <text:p>1255.961751</text:p>
          </table:table-cell>
          <table:table-cell table:formula="of:=[.A33]-[.A$20]" office:value-type="float" office:value="0.00296300000013616">
            <text:p>0.002963</text:p>
          </table:table-cell>
          <table:table-cell table:formula="of:=[.B33]-[.B32]" office:value-type="float" office:value="0.00196900000014466">
            <text:p>0.00196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5.961754">
            <text:p>1255.961754</text:p>
          </table:table-cell>
          <table:table-cell table:formula="of:=[.A34]-[.A$20]" office:value-type="float" office:value="0.0029660000000149">
            <text:p>0.002966</text:p>
          </table:table-cell>
          <table:table-cell table:formula="of:=[.B34]-[.B33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61756">
            <text:p>1255.961756</text:p>
          </table:table-cell>
          <table:table-cell table:formula="of:=[.A35]-[.A$20]" office:value-type="float" office:value="0.00296800000000985">
            <text:p>0.002968</text:p>
          </table:table-cell>
          <table:table-cell table:formula="of:=[.B35]-[.B3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5.962731">
            <text:p>1255.962731</text:p>
          </table:table-cell>
          <table:table-cell table:formula="of:=[.A36]-[.A$20]" office:value-type="float" office:value="0.00394300000016301">
            <text:p>0.003943</text:p>
          </table:table-cell>
          <table:table-cell table:formula="of:=[.B36]-[.B35]" office:value-type="float" office:value="0.000975000000153159">
            <text:p>0.0009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62733">
            <text:p>1255.962733</text:p>
          </table:table-cell>
          <table:table-cell table:formula="of:=[.A37]-[.A$20]" office:value-type="float" office:value="0.00394500000015796">
            <text:p>0.003945</text:p>
          </table:table-cell>
          <table:table-cell table:formula="of:=[.B37]-[.B3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62735">
            <text:p>1255.962735</text:p>
          </table:table-cell>
          <table:table-cell table:formula="of:=[.A38]-[.A$20]" office:value-type="float" office:value="0.00394700000015291">
            <text:p>0.003947</text:p>
          </table:table-cell>
          <table:table-cell table:formula="of:=[.B38]-[.B37]" office:value-type="float" office:value="0.00000199999999495049">
            <text:p>0.000002</text:p>
          </table:table-cell>
          <table:table-cell office:value-type="string">
            <text:p>d_s is renewed (r + D) to 1255964.733158; c_s is fully topped up</text:p>
          </table:table-cell>
          <table:table-cell table:number-columns-repeated="2"/>
        </table:table-row>
        <table:table-row table:style-name="ro1">
          <table:table-cell office:value-type="float" office:value="1255.962738">
            <text:p>1255.962738</text:p>
          </table:table-cell>
          <table:table-cell table:formula="of:=[.A39]-[.A$20]" office:value-type="float" office:value="0.00395000000003165">
            <text:p>0.003950</text:p>
          </table:table-cell>
          <table:table-cell table:formula="of:=[.B39]-[.B38]" office:value-type="float" office:value="0.00000299999987873889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5.962741">
            <text:p>1255.962741</text:p>
          </table:table-cell>
          <table:table-cell table:formula="of:=[.A40]-[.A$20]" office:value-type="float" office:value="0.00395300000013776">
            <text:p>0.003953</text:p>
          </table:table-cell>
          <table:table-cell table:formula="of:=[.B40]-[.B39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62743">
            <text:p>1255.962743</text:p>
          </table:table-cell>
          <table:table-cell table:formula="of:=[.A41]-[.A$20]" office:value-type="float" office:value="0.00395500000013271">
            <text:p>0.003955</text:p>
          </table:table-cell>
          <table:table-cell table:formula="of:=[.B41]-[.B40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5.963692">
            <text:p>1255.963692</text:p>
          </table:table-cell>
          <table:table-cell table:formula="of:=[.A42]-[.A$20]" office:value-type="float" office:value="0.00490400000012414">
            <text:p>0.004904</text:p>
          </table:table-cell>
          <table:table-cell table:formula="of:=[.B42]-[.B41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63693">
            <text:p>1255.963693</text:p>
          </table:table-cell>
          <table:table-cell table:formula="of:=[.A43]-[.A$20]" office:value-type="float" office:value="0.00490500000000793">
            <text:p>0.004905</text:p>
          </table:table-cell>
          <table:table-cell table:formula="of:=[.B43]-[.B42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63695">
            <text:p>1255.963695</text:p>
          </table:table-cell>
          <table:table-cell table:formula="of:=[.A44]-[.A$20]" office:value-type="float" office:value="0.00490700000000288">
            <text:p>0.004907</text:p>
          </table:table-cell>
          <table:table-cell table:formula="of:=[.B44]-[.B4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5.963729">
            <text:p>1255.963729</text:p>
          </table:table-cell>
          <table:table-cell table:formula="of:=[.A45]-[.A$20]" office:value-type="float" office:value="0.00494100000014441">
            <text:p>0.004941</text:p>
          </table:table-cell>
          <table:table-cell table:formula="of:=[.B45]-[.B44]" office:value-type="float" office:value="0.0000340000001415319">
            <text:p>0.000034</text:p>
          </table:table-cell>
          <table:table-cell/>
          <table:table-cell table:style-name="ce4" office:value-type="string">
            <text:p>select_task_rq_dl</text:p>
          </table:table-cell>
          <table:table-cell table:style-name="ce4"/>
        </table:table-row>
        <table:table-row table:style-name="ro1">
          <table:table-cell office:value-type="float" office:value="1255.963731">
            <text:p>1255.963731</text:p>
          </table:table-cell>
          <table:table-cell table:formula="of:=[.A46]-[.A$20]" office:value-type="float" office:value="0.00494300000013936">
            <text:p>0.004943</text:p>
          </table:table-cell>
          <table:table-cell table:formula="of:=[.B46]-[.B45]" office:value-type="float" office:value="0.00000199999999495049">
            <text:p>0.000002</text:p>
          </table:table-cell>
          <table:table-cell/>
          <table:table-cell table:style-name="ce4" office:value-type="string">
            <text:p>is enqueued</text:p>
          </table:table-cell>
          <table:table-cell table:style-name="ce4"/>
        </table:table-row>
        <table:table-row table:style-name="ro1">
          <table:table-cell office:value-type="float" office:value="1255.963734">
            <text:p>1255.963734</text:p>
          </table:table-cell>
          <table:table-cell table:formula="of:=[.A47]-[.A$20]" office:value-type="float" office:value="0.0049460000000181">
            <text:p>0.004946</text:p>
          </table:table-cell>
          <table:table-cell table:formula="of:=[.B47]-[.B46]" office:value-type="float" office:value="0.00000299999987873889">
            <text:p>0.000003</text:p>
          </table:table-cell>
          <table:table-cell/>
          <table:table-cell table:style-name="ce4" office:value-type="string">
            <text:p>0.025941 / 0.068800 &lt;= 2.000000 / 5.000000</text:p>
          </table:table-cell>
          <table:table-cell table:style-name="ce4"/>
        </table:table-row>
        <table:table-row table:style-name="ro1">
          <table:table-cell office:value-type="float" office:value="1255.963736">
            <text:p>1255.963736</text:p>
          </table:table-cell>
          <table:table-cell table:formula="of:=[.A48]-[.A$20]" office:value-type="float" office:value="0.00494800000001305">
            <text:p>0.004948</text:p>
          </table:table-cell>
          <table:table-cell table:formula="of:=[.B48]-[.B47]" office:value-type="float" office:value="0.00000199999999495049">
            <text:p>0.000002</text:p>
          </table:table-cell>
          <table:table-cell/>
          <table:table-cell table:style-name="ce4" office:value-type="string">
            <text:p>resumes its BW pair</text:p>
          </table:table-cell>
          <table:table-cell table:style-name="ce4"/>
        </table:table-row>
        <table:table-row table:style-name="ro1">
          <table:table-cell office:value-type="float" office:value="1255.963738">
            <text:p>1255.963738</text:p>
          </table:table-cell>
          <table:table-cell table:formula="of:=[.A49]-[.A$20]" office:value-type="float" office:value="0.004950000000008">
            <text:p>0.004950</text:p>
          </table:table-cell>
          <table:table-cell table:formula="of:=[.B49]-[.B48]" office:value-type="float" office:value="0.00000199999999495049">
            <text:p>0.000002</text:p>
          </table:table-cell>
          <table:table-cell/>
          <table:table-cell table:style-name="ce4" office:value-type="string">
            <text:p>preempts Task 3</text:p>
          </table:table-cell>
          <table:table-cell table:style-name="ce4"/>
        </table:table-row>
        <table:table-row table:style-name="ro1">
          <table:table-cell office:value-type="float" office:value="1255.963741">
            <text:p>1255.963741</text:p>
          </table:table-cell>
          <table:table-cell table:formula="of:=[.A50]-[.A$20]" office:value-type="float" office:value="0.00495300000011412">
            <text:p>0.004953</text:p>
          </table:table-cell>
          <table:table-cell table:formula="of:=[.B50]-[.B49]" office:value-type="float" office:value="0.00000300000010611257">
            <text:p>0.000003</text:p>
          </table:table-cell>
          <table:table-cell/>
          <table:table-cell table:style-name="ce4"/>
          <table:table-cell table:style-name="ce4" office:value-type="string">
            <text:p>put_prev_task_dl</text:p>
          </table:table-cell>
        </table:table-row>
        <table:table-row table:style-name="ro1">
          <table:table-cell office:value-type="float" office:value="1255.963743">
            <text:p>1255.963743</text:p>
          </table:table-cell>
          <table:table-cell table:formula="of:=[.A51]-[.A$20]" office:value-type="float" office:value="0.00495500000010907">
            <text:p>0.004955</text:p>
          </table:table-cell>
          <table:table-cell table:formula="of:=[.B51]-[.B50]" office:value-type="float" office:value="0.00000199999999495049">
            <text:p>0.000002</text:p>
          </table:table-cell>
          <table:table-cell/>
          <table:table-cell table:style-name="ce4" office:value-type="string">
            <text:p>is pick_next_task_dl-ed by Task 3</text:p>
          </table:table-cell>
          <table:table-cell table:style-name="ce4"/>
        </table:table-row>
        <table:table-row table:style-name="ro1">
          <table:table-cell office:value-type="float" office:value="1255.964007">
            <text:p>1255.964007</text:p>
          </table:table-cell>
          <table:table-cell table:formula="of:=[.A52]-[.A$20]" office:value-type="float" office:value="0.00521900000012465">
            <text:p>0.005219</text:p>
          </table:table-cell>
          <table:table-cell table:formula="of:=[.B52]-[.B51]" office:value-type="float" office:value="0.000264000000015585">
            <text:p>0.000264</text:p>
          </table:table-cell>
          <table:table-cell/>
          <table:table-cell table:style-name="ce4" office:value-type="string">
            <text:p>uses up its c_s</text:p>
          </table:table-cell>
          <table:table-cell table:style-name="ce4"/>
        </table:table-row>
        <table:table-row table:style-name="ro1">
          <table:table-cell office:value-type="float" office:value="1255.96401">
            <text:p>1255.964010</text:p>
          </table:table-cell>
          <table:table-cell table:formula="of:=[.A53]-[.A$20]" office:value-type="float" office:value="0.00522200000000339">
            <text:p>0.005222</text:p>
          </table:table-cell>
          <table:table-cell table:formula="of:=[.B53]-[.B52]" office:value-type="float" office:value="0.00000299999987873889">
            <text:p>0.000003</text:p>
          </table:table-cell>
          <table:table-cell/>
          <table:table-cell table:style-name="ce4" office:value-type="string">
            <text:p>is enqueued</text:p>
          </table:table-cell>
          <table:table-cell table:style-name="ce4"/>
        </table:table-row>
        <table:table-row table:style-name="ro1">
          <table:table-cell office:value-type="float" office:value="1255.964013">
            <text:p>1255.964013</text:p>
          </table:table-cell>
          <table:table-cell table:formula="of:=[.A54]-[.A$20]" office:value-type="float" office:value="0.0052250000001095">
            <text:p>0.005225</text:p>
          </table:table-cell>
          <table:table-cell table:formula="of:=[.B54]-[.B53]" office:value-type="float" office:value="0.00000300000010611257">
            <text:p>0.000003</text:p>
          </table:table-cell>
          <table:table-cell/>
          <table:table-cell table:style-name="ce4" office:value-type="string">
            <text:p>postpones its deadline to 1255968.799531; c_s is topped up to 1.552777</text:p>
          </table:table-cell>
          <table:table-cell table:style-name="ce4"/>
        </table:table-row>
        <table:table-row table:style-name="ro1">
          <table:table-cell office:value-type="float" office:value="1255.964019">
            <text:p>1255.964019</text:p>
          </table:table-cell>
          <table:table-cell table:formula="of:=[.A55]-[.A$20]" office:value-type="float" office:value="0.00523100000009435">
            <text:p>0.005231</text:p>
          </table:table-cell>
          <table:table-cell table:formula="of:=[.B55]-[.B54]" office:value-type="float" office:value="0.00000599999998485146">
            <text:p>0.000006</text:p>
          </table:table-cell>
          <table:table-cell/>
          <table:table-cell table:style-name="ce4" office:value-type="string">
            <text:p>put_prev_task_dl</text:p>
          </table:table-cell>
          <table:table-cell table:style-name="ce4"/>
        </table:table-row>
        <table:table-row table:style-name="ro1">
          <table:table-cell office:value-type="float" office:value="1255.964021">
            <text:p>1255.964021</text:p>
          </table:table-cell>
          <table:table-cell table:formula="of:=[.A56]-[.A$20]" office:value-type="float" office:value="0.00523300000008931">
            <text:p>0.005233</text:p>
          </table:table-cell>
          <table:table-cell table:formula="of:=[.B56]-[.B55]" office:value-type="float" office:value="0.00000199999999495049">
            <text:p>0.000002</text:p>
          </table:table-cell>
          <table:table-cell/>
          <table:table-cell table:style-name="ce4"/>
          <table:table-cell table:style-name="ce4" office:value-type="string">
            <text:p>is pick_next_task_dl-ed by Task 2</text:p>
          </table:table-cell>
        </table:table-row>
        <table:table-row table:style-name="ro1">
          <table:table-cell office:value-type="float" office:value="1255.965977">
            <text:p>1255.965977</text:p>
          </table:table-cell>
          <table:table-cell table:formula="of:=[.A57]-[.A$20]" office:value-type="float" office:value="0.0071890000001531">
            <text:p>0.007189</text:p>
          </table:table-cell>
          <table:table-cell table:formula="of:=[.B57]-[.B56]" office:value-type="float" office:value="0.0019560000000638">
            <text:p>0.001956</text:p>
          </table:table-cell>
          <table:table-cell/>
          <table:table-cell table:style-name="ce4"/>
          <table:table-cell table:style-name="ce4" office:value-type="string">
            <text:p>is dequeued</text:p>
          </table:table-cell>
        </table:table-row>
        <table:table-row table:style-name="ro1">
          <table:table-cell office:value-type="float" office:value="1255.965979">
            <text:p>1255.965979</text:p>
          </table:table-cell>
          <table:table-cell table:formula="of:=[.A58]-[.A$20]" office:value-type="float" office:value="0.00719100000014805">
            <text:p>0.007191</text:p>
          </table:table-cell>
          <table:table-cell table:formula="of:=[.B58]-[.B57]" office:value-type="float" office:value="0.00000199999999495049">
            <text:p>0.000002</text:p>
          </table:table-cell>
          <table:table-cell/>
          <table:table-cell table:style-name="ce4"/>
          <table:table-cell table:style-name="ce4" office:value-type="string">
            <text:p>uses up its c_s</text:p>
          </table:table-cell>
        </table:table-row>
        <table:table-row table:style-name="ro1">
          <table:table-cell office:value-type="float" office:value="1255.965981">
            <text:p>1255.965981</text:p>
          </table:table-cell>
          <table:table-cell table:formula="of:=[.A59]-[.A$20]" office:value-type="float" office:value="0.007193000000143">
            <text:p>0.007193</text:p>
          </table:table-cell>
          <table:table-cell table:formula="of:=[.B59]-[.B58]" office:value-type="float" office:value="0.00000199999999495049">
            <text:p>0.000002</text:p>
          </table:table-cell>
          <table:table-cell/>
          <table:table-cell table:style-name="ce4"/>
          <table:table-cell table:style-name="ce4" office:value-type="string">
            <text:p>is enqueued</text:p>
          </table:table-cell>
        </table:table-row>
        <table:table-row table:style-name="ro1">
          <table:table-cell office:value-type="float" office:value="1255.965984">
            <text:p>1255.965984</text:p>
          </table:table-cell>
          <table:table-cell table:formula="of:=[.A60]-[.A$20]" office:value-type="float" office:value="0.00719600000002174">
            <text:p>0.007196</text:p>
          </table:table-cell>
          <table:table-cell table:formula="of:=[.B60]-[.B59]" office:value-type="float" office:value="0.00000299999987873889">
            <text:p>0.000003</text:p>
          </table:table-cell>
          <table:table-cell/>
          <table:table-cell table:style-name="ce4"/>
          <table:table-cell table:style-name="ce4" office:value-type="string">
            <text:p>postpones its deadline to 1255972.791233; c_s is topped up to 2.814292</text:p>
          </table:table-cell>
        </table:table-row>
        <table:table-row table:style-name="ro1">
          <table:table-cell office:value-type="float" office:value="1255.965987">
            <text:p>1255.965987</text:p>
          </table:table-cell>
          <table:table-cell table:formula="of:=[.A61]-[.A$20]" office:value-type="float" office:value="0.00719900000012785">
            <text:p>0.007199</text:p>
          </table:table-cell>
          <table:table-cell table:formula="of:=[.B61]-[.B60]" office:value-type="float" office:value="0.00000300000010611257">
            <text:p>0.000003</text:p>
          </table:table-cell>
          <table:table-cell/>
          <table:table-cell table:style-name="ce4"/>
          <table:table-cell table:style-name="ce4" office:value-type="string">
            <text:p>put_prev_task_dl</text:p>
          </table:table-cell>
        </table:table-row>
        <table:table-row table:style-name="ro1">
          <table:table-cell office:value-type="float" office:value="1255.965989">
            <text:p>1255.965989</text:p>
          </table:table-cell>
          <table:table-cell table:formula="of:=[.A62]-[.A$20]" office:value-type="float" office:value="0.0072010000001228">
            <text:p>0.007201</text:p>
          </table:table-cell>
          <table:table-cell table:formula="of:=[.B62]-[.B61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5.966731">
            <text:p>1255.966731</text:p>
          </table:table-cell>
          <table:table-cell table:formula="of:=[.A63]-[.A$20]" office:value-type="float" office:value="0.00794300000006842">
            <text:p>0.007943</text:p>
          </table:table-cell>
          <table:table-cell table:formula="of:=[.B63]-[.B62]" office:value-type="float" office:value="0.00074199999994562">
            <text:p>0.00074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66733">
            <text:p>1255.966733</text:p>
          </table:table-cell>
          <table:table-cell table:formula="of:=[.A64]-[.A$20]" office:value-type="float" office:value="0.00794500000006337">
            <text:p>0.007945</text:p>
          </table:table-cell>
          <table:table-cell table:formula="of:=[.B64]-[.B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66735">
            <text:p>1255.966735</text:p>
          </table:table-cell>
          <table:table-cell table:formula="of:=[.A65]-[.A$20]" office:value-type="float" office:value="0.00794700000005832">
            <text:p>0.007947</text:p>
          </table:table-cell>
          <table:table-cell table:formula="of:=[.B65]-[.B64]" office:value-type="float" office:value="0.00000199999999495049">
            <text:p>0.000002</text:p>
          </table:table-cell>
          <table:table-cell office:value-type="string">
            <text:p>d_s is renewed (r + D) to 1255968.733052; c_s is fully topped up</text:p>
          </table:table-cell>
          <table:table-cell table:number-columns-repeated="2"/>
        </table:table-row>
        <table:table-row table:style-name="ro1">
          <table:table-cell office:value-type="float" office:value="1255.966738">
            <text:p>1255.966738</text:p>
          </table:table-cell>
          <table:table-cell table:formula="of:=[.A66]-[.A$20]" office:value-type="float" office:value="0.00795000000016444">
            <text:p>0.007950</text:p>
          </table:table-cell>
          <table:table-cell table:formula="of:=[.B66]-[.B65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5.966741">
            <text:p>1255.966741</text:p>
          </table:table-cell>
          <table:table-cell table:formula="of:=[.A67]-[.A$20]" office:value-type="float" office:value="0.00795300000004318">
            <text:p>0.007953</text:p>
          </table:table-cell>
          <table:table-cell table:formula="of:=[.B67]-[.B66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66743">
            <text:p>1255.966743</text:p>
          </table:table-cell>
          <table:table-cell table:formula="of:=[.A68]-[.A$20]" office:value-type="float" office:value="0.00795500000003813">
            <text:p>0.007955</text:p>
          </table:table-cell>
          <table:table-cell table:formula="of:=[.B68]-[.B67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5.967691">
            <text:p>1255.967691</text:p>
          </table:table-cell>
          <table:table-cell table:formula="of:=[.A69]-[.A$20]" office:value-type="float" office:value="0.00890300000014577">
            <text:p>0.008903</text:p>
          </table:table-cell>
          <table:table-cell table:formula="of:=[.B69]-[.B68]" office:value-type="float" office:value="0.000948000000107641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67693">
            <text:p>1255.967693</text:p>
          </table:table-cell>
          <table:table-cell table:formula="of:=[.A70]-[.A$20]" office:value-type="float" office:value="0.00890500000014072">
            <text:p>0.008905</text:p>
          </table:table-cell>
          <table:table-cell table:formula="of:=[.B70]-[.B6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67695">
            <text:p>1255.967695</text:p>
          </table:table-cell>
          <table:table-cell table:formula="of:=[.A71]-[.A$20]" office:value-type="float" office:value="0.00890700000013567">
            <text:p>0.008907</text:p>
          </table:table-cell>
          <table:table-cell table:formula="of:=[.B71]-[.B70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5.968674">
            <text:p>1255.968674</text:p>
          </table:table-cell>
          <table:table-cell table:formula="of:=[.A72]-[.A$20]" office:value-type="float" office:value="0.00988600000005135">
            <text:p>0.009886</text:p>
          </table:table-cell>
          <table:table-cell table:formula="of:=[.B72]-[.B71]" office:value-type="float" office:value="0.000978999999915686">
            <text:p>0.0009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5.968676">
            <text:p>1255.968676</text:p>
          </table:table-cell>
          <table:table-cell table:formula="of:=[.A73]-[.A$20]" office:value-type="float" office:value="0.0098880000000463">
            <text:p>0.009888</text:p>
          </table:table-cell>
          <table:table-cell table:formula="of:=[.B73]-[.B72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5.968679">
            <text:p>1255.968679</text:p>
          </table:table-cell>
          <table:table-cell table:formula="of:=[.A74]-[.A$20]" office:value-type="float" office:value="0.00989100000015242">
            <text:p>0.009891</text:p>
          </table:table-cell>
          <table:table-cell table:formula="of:=[.B74]-[.B7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68734">
            <text:p>1255.968734</text:p>
          </table:table-cell>
          <table:table-cell table:formula="of:=[.A75]-[.A$20]" office:value-type="float" office:value="0.00994600000012724">
            <text:p>0.009946</text:p>
          </table:table-cell>
          <table:table-cell table:formula="of:=[.B75]-[.B74]" office:value-type="float" office:value="0.0000549999999748252">
            <text:p>0.00005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5.968736">
            <text:p>1255.968736</text:p>
          </table:table-cell>
          <table:table-cell table:formula="of:=[.A76]-[.A$20]" office:value-type="float" office:value="0.00994800000012219">
            <text:p>0.009948</text:p>
          </table:table-cell>
          <table:table-cell table:formula="of:=[.B76]-[.B7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5.968739">
            <text:p>1255.968739</text:p>
          </table:table-cell>
          <table:table-cell table:formula="of:=[.A77]-[.A$20]" office:value-type="float" office:value="0.00995100000000093">
            <text:p>0.009951</text:p>
          </table:table-cell>
          <table:table-cell table:formula="of:=[.B77]-[.B76]" office:value-type="float" office:value="0.00000299999987873889">
            <text:p>0.000003</text:p>
          </table:table-cell>
          <table:table-cell table:number-columns-repeated="2"/>
          <table:table-cell office:value-type="string">
            <text:p>2.814292 / 4.055001 &gt; 3.000000 / 7.000000</text:p>
          </table:table-cell>
        </table:table-row>
        <table:table-row table:style-name="ro1">
          <table:table-cell office:value-type="float" office:value="1255.968742">
            <text:p>1255.968742</text:p>
          </table:table-cell>
          <table:table-cell table:formula="of:=[.A78]-[.A$20]" office:value-type="float" office:value="0.00995400000010704">
            <text:p>0.009954</text:p>
          </table:table-cell>
          <table:table-cell table:formula="of:=[.B78]-[.B77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1255975.736232; c_s is fully topped up</text:p>
          </table:table-cell>
        </table:table-row>
        <table:table-row table:style-name="ro1">
          <table:table-cell office:value-type="float" office:value="1255.968745">
            <text:p>1255.968745</text:p>
          </table:table-cell>
          <table:table-cell table:formula="of:=[.A79]-[.A$20]" office:value-type="float" office:value="0.00995699999998578">
            <text:p>0.009957</text:p>
          </table:table-cell>
          <table:table-cell table:formula="of:=[.B79]-[.B78]" office:value-type="float" office:value="0.00000299999987873889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5.968747">
            <text:p>1255.968747</text:p>
          </table:table-cell>
          <table:table-cell table:formula="of:=[.A80]-[.A$20]" office:value-type="float" office:value="0.00995899999998073">
            <text:p>0.009959</text:p>
          </table:table-cell>
          <table:table-cell table:formula="of:=[.B80]-[.B79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5.968753">
            <text:p>1255.968753</text:p>
          </table:table-cell>
          <table:table-cell table:formula="of:=[.A81]-[.A$20]" office:value-type="float" office:value="0.00996500000019296">
            <text:p>0.009965</text:p>
          </table:table-cell>
          <table:table-cell table:formula="of:=[.B81]-[.B80]" office:value-type="float" office:value="0.00000600000021222513">
            <text:p>0.000006</text:p>
          </table:table-cell>
          <table:table-cell table:number-columns-repeated="2"/>
          <table:table-cell office:value-type="string">
            <text:p>is pick_next_task_dl-ed by rsyslogd (2608)</text:p>
          </table:table-cell>
        </table:table-row>
        <table:table-row table:style-name="ro1">
          <table:table-cell office:value-type="float" office:value="1255.968756">
            <text:p>1255.968756</text:p>
          </table:table-cell>
          <table:table-cell table:formula="of:=[.A82]-[.A$20]" office:value-type="float" office:value="0.0099680000000717">
            <text:p>0.009968</text:p>
          </table:table-cell>
          <table:table-cell table:formula="of:=[.B82]-[.B81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68758">
            <text:p>1255.968758</text:p>
          </table:table-cell>
          <table:table-cell table:formula="of:=[.A83]-[.A$20]" office:value-type="float" office:value="0.00997000000006665">
            <text:p>0.009970</text:p>
          </table:table-cell>
          <table:table-cell table:formula="of:=[.B83]-[.B8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5.968807">
            <text:p>1255.968807</text:p>
          </table:table-cell>
          <table:table-cell table:formula="of:=[.A84]-[.A$20]" office:value-type="float" office:value="0.0100190000000566">
            <text:p>0.010019</text:p>
          </table:table-cell>
          <table:table-cell table:formula="of:=[.B84]-[.B83]" office:value-type="float" office:value="0.0000489999999899737">
            <text:p>0.00004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5.968808">
            <text:p>1255.968808</text:p>
          </table:table-cell>
          <table:table-cell table:formula="of:=[.A85]-[.A$20]" office:value-type="float" office:value="0.0100200000001678">
            <text:p>0.010020</text:p>
          </table:table-cell>
          <table:table-cell table:formula="of:=[.B85]-[.B84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68811">
            <text:p>1255.968811</text:p>
          </table:table-cell>
          <table:table-cell table:formula="of:=[.A86]-[.A$20]" office:value-type="float" office:value="0.0100230000000465">
            <text:p>0.010023</text:p>
          </table:table-cell>
          <table:table-cell table:formula="of:=[.B86]-[.B85]" office:value-type="float" office:value="0.00000299999987873889">
            <text:p>0.000003</text:p>
          </table:table-cell>
          <table:table-cell/>
          <table:table-cell office:value-type="string">
            <text:p>postpones its deadline to 1255973.799531; c_s is topped up to 1.795226</text:p>
          </table:table-cell>
          <table:table-cell/>
        </table:table-row>
        <table:table-row table:style-name="ro1">
          <table:table-cell office:value-type="float" office:value="1255.968813">
            <text:p>1255.968813</text:p>
          </table:table-cell>
          <table:table-cell table:formula="of:=[.A87]-[.A$20]" office:value-type="float" office:value="0.0100250000000415">
            <text:p>0.010025</text:p>
          </table:table-cell>
          <table:table-cell table:formula="of:=[.B87]-[.B86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5.968816">
            <text:p>1255.968816</text:p>
          </table:table-cell>
          <table:table-cell table:formula="of:=[.A88]-[.A$20]" office:value-type="float" office:value="0.0100280000001476">
            <text:p>0.010028</text:p>
          </table:table-cell>
          <table:table-cell table:formula="of:=[.B88]-[.B87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68818">
            <text:p>1255.968818</text:p>
          </table:table-cell>
          <table:table-cell table:formula="of:=[.A89]-[.A$20]" office:value-type="float" office:value="0.0100300000001425">
            <text:p>0.010030</text:p>
          </table:table-cell>
          <table:table-cell table:formula="of:=[.B89]-[.B88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5.968821">
            <text:p>1255.968821</text:p>
          </table:table-cell>
          <table:table-cell table:formula="of:=[.A90]-[.A$20]" office:value-type="float" office:value="0.0100330000000213">
            <text:p>0.010033</text:p>
          </table:table-cell>
          <table:table-cell table:formula="of:=[.B90]-[.B89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68823">
            <text:p>1255.968823</text:p>
          </table:table-cell>
          <table:table-cell table:formula="of:=[.A91]-[.A$20]" office:value-type="float" office:value="0.0100350000000162">
            <text:p>0.010035</text:p>
          </table:table-cell>
          <table:table-cell table:formula="of:=[.B91]-[.B90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5.970731">
            <text:p>1255.970731</text:p>
          </table:table-cell>
          <table:table-cell table:formula="of:=[.A92]-[.A$20]" office:value-type="float" office:value="0.0119429999999738">
            <text:p>0.011943</text:p>
          </table:table-cell>
          <table:table-cell table:formula="of:=[.B92]-[.B91]" office:value-type="float" office:value="0.00190799999995761">
            <text:p>0.0019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70734">
            <text:p>1255.970734</text:p>
          </table:table-cell>
          <table:table-cell table:formula="of:=[.A93]-[.A$20]" office:value-type="float" office:value="0.0119460000000799">
            <text:p>0.011946</text:p>
          </table:table-cell>
          <table:table-cell table:formula="of:=[.B93]-[.B92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70737">
            <text:p>1255.970737</text:p>
          </table:table-cell>
          <table:table-cell table:formula="of:=[.A94]-[.A$20]" office:value-type="float" office:value="0.0119490000001861">
            <text:p>0.011949</text:p>
          </table:table-cell>
          <table:table-cell table:formula="of:=[.B94]-[.B93]" office:value-type="float" office:value="0.00000300000010611257">
            <text:p>0.000003</text:p>
          </table:table-cell>
          <table:table-cell office:value-type="string">
            <text:p>d_s is renewed (r + D) to 1255972.733955; c_s is fully topped up</text:p>
          </table:table-cell>
          <table:table-cell table:number-columns-repeated="2"/>
        </table:table-row>
        <table:table-row table:style-name="ro1">
          <table:table-cell office:value-type="float" office:value="1255.97074">
            <text:p>1255.970740</text:p>
          </table:table-cell>
          <table:table-cell table:formula="of:=[.A95]-[.A$20]" office:value-type="float" office:value="0.0119520000000648">
            <text:p>0.011952</text:p>
          </table:table-cell>
          <table:table-cell table:formula="of:=[.B95]-[.B94]" office:value-type="float" office:value="0.00000299999987873889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5.970743">
            <text:p>1255.970743</text:p>
          </table:table-cell>
          <table:table-cell table:formula="of:=[.A96]-[.A$20]" office:value-type="float" office:value="0.0119550000001709">
            <text:p>0.011955</text:p>
          </table:table-cell>
          <table:table-cell table:formula="of:=[.B96]-[.B95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70745">
            <text:p>1255.970745</text:p>
          </table:table-cell>
          <table:table-cell table:formula="of:=[.A97]-[.A$20]" office:value-type="float" office:value="0.0119570000001659">
            <text:p>0.011957</text:p>
          </table:table-cell>
          <table:table-cell table:formula="of:=[.B97]-[.B96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5.970749">
            <text:p>1255.970749</text:p>
          </table:table-cell>
          <table:table-cell table:formula="of:=[.A98]-[.A$20]" office:value-type="float" office:value="0.0119610000001558">
            <text:p>0.011961</text:p>
          </table:table-cell>
          <table:table-cell table:formula="of:=[.B98]-[.B97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5.971701">
            <text:p>1255.971701</text:p>
          </table:table-cell>
          <table:table-cell table:formula="of:=[.A99]-[.A$20]" office:value-type="float" office:value="0.0129130000000259">
            <text:p>0.012913</text:p>
          </table:table-cell>
          <table:table-cell table:formula="of:=[.B99]-[.B98]" office:value-type="float" office:value="0.000951999999870168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71702">
            <text:p>1255.971702</text:p>
          </table:table-cell>
          <table:table-cell table:formula="of:=[.A100]-[.A$20]" office:value-type="float" office:value="0.0129140000001371">
            <text:p>0.012914</text:p>
          </table:table-cell>
          <table:table-cell table:formula="of:=[.B100]-[.B9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71704">
            <text:p>1255.971704</text:p>
          </table:table-cell>
          <table:table-cell table:formula="of:=[.A101]-[.A$20]" office:value-type="float" office:value="0.012916000000132">
            <text:p>0.012916</text:p>
          </table:table-cell>
          <table:table-cell table:formula="of:=[.B101]-[.B10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5.973806">
            <text:p>1255.973806</text:p>
          </table:table-cell>
          <table:table-cell table:formula="of:=[.A102]-[.A$20]" office:value-type="float" office:value="0.0150180000000546">
            <text:p>0.015018</text:p>
          </table:table-cell>
          <table:table-cell table:formula="of:=[.B102]-[.B101]" office:value-type="float" office:value="0.00210199999992255">
            <text:p>0.00210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5.973808">
            <text:p>1255.973808</text:p>
          </table:table-cell>
          <table:table-cell table:formula="of:=[.A103]-[.A$20]" office:value-type="float" office:value="0.0150200000000496">
            <text:p>0.015020</text:p>
          </table:table-cell>
          <table:table-cell table:formula="of:=[.B103]-[.B10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73811">
            <text:p>1255.973811</text:p>
          </table:table-cell>
          <table:table-cell table:formula="of:=[.A104]-[.A$20]" office:value-type="float" office:value="0.0150230000001557">
            <text:p>0.015023</text:p>
          </table:table-cell>
          <table:table-cell table:formula="of:=[.B104]-[.B103]" office:value-type="float" office:value="0.00000300000010611257">
            <text:p>0.000003</text:p>
          </table:table-cell>
          <table:table-cell/>
          <table:table-cell office:value-type="string">
            <text:p>postpones its deadline to 1255978.799531; c_s is topped up to 1.868728</text:p>
          </table:table-cell>
          <table:table-cell/>
        </table:table-row>
        <table:table-row table:style-name="ro1">
          <table:table-cell office:value-type="float" office:value="1255.974641">
            <text:p>1255.974641</text:p>
          </table:table-cell>
          <table:table-cell table:formula="of:=[.A105]-[.A$20]" office:value-type="float" office:value="0.0158530000001065">
            <text:p>0.015853</text:p>
          </table:table-cell>
          <table:table-cell table:formula="of:=[.B105]-[.B104]" office:value-type="float" office:value="0.000829999999950815">
            <text:p>0.00083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5.974642">
            <text:p>1255.974642</text:p>
          </table:table-cell>
          <table:table-cell table:formula="of:=[.A106]-[.A$20]" office:value-type="float" office:value="0.0158539999999903">
            <text:p>0.015854</text:p>
          </table:table-cell>
          <table:table-cell table:formula="of:=[.B106]-[.B105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5.974645">
            <text:p>1255.974645</text:p>
          </table:table-cell>
          <table:table-cell table:formula="of:=[.A107]-[.A$20]" office:value-type="float" office:value="0.0158570000000964">
            <text:p>0.015857</text:p>
          </table:table-cell>
          <table:table-cell table:formula="of:=[.B107]-[.B10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74647">
            <text:p>1255.974647</text:p>
          </table:table-cell>
          <table:table-cell table:formula="of:=[.A108]-[.A$20]" office:value-type="float" office:value="0.0158590000000913">
            <text:p>0.015859</text:p>
          </table:table-cell>
          <table:table-cell table:formula="of:=[.B108]-[.B107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5.97465">
            <text:p>1255.974650</text:p>
          </table:table-cell>
          <table:table-cell table:formula="of:=[.A109]-[.A$20]" office:value-type="float" office:value="0.0158620000001974">
            <text:p>0.015862</text:p>
          </table:table-cell>
          <table:table-cell table:formula="of:=[.B109]-[.B108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74652">
            <text:p>1255.974652</text:p>
          </table:table-cell>
          <table:table-cell table:formula="of:=[.A110]-[.A$20]" office:value-type="float" office:value="0.0158640000001924">
            <text:p>0.015864</text:p>
          </table:table-cell>
          <table:table-cell table:formula="of:=[.B110]-[.B109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5.97473">
            <text:p>1255.974730</text:p>
          </table:table-cell>
          <table:table-cell table:formula="of:=[.A111]-[.A$20]" office:value-type="float" office:value="0.0159419999999955">
            <text:p>0.015942</text:p>
          </table:table-cell>
          <table:table-cell table:formula="of:=[.B111]-[.B110]" office:value-type="float" office:value="0.0000779999998030689">
            <text:p>0.00007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74732">
            <text:p>1255.974732</text:p>
          </table:table-cell>
          <table:table-cell table:formula="of:=[.A112]-[.A$20]" office:value-type="float" office:value="0.0159439999999904">
            <text:p>0.015944</text:p>
          </table:table-cell>
          <table:table-cell table:formula="of:=[.B112]-[.B11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74734">
            <text:p>1255.974734</text:p>
          </table:table-cell>
          <table:table-cell table:formula="of:=[.A113]-[.A$20]" office:value-type="float" office:value="0.0159459999999854">
            <text:p>0.015946</text:p>
          </table:table-cell>
          <table:table-cell table:formula="of:=[.B113]-[.B112]" office:value-type="float" office:value="0.00000199999999495049">
            <text:p>0.000002</text:p>
          </table:table-cell>
          <table:table-cell office:value-type="string">
            <text:p>d_s is renewed (r + D) to 1255976.731852; c_s is fully topped up</text:p>
          </table:table-cell>
          <table:table-cell table:number-columns-repeated="2"/>
        </table:table-row>
        <table:table-row table:style-name="ro1">
          <table:table-cell office:value-type="float" office:value="1255.974736">
            <text:p>1255.974736</text:p>
          </table:table-cell>
          <table:table-cell table:formula="of:=[.A114]-[.A$20]" office:value-type="float" office:value="0.0159479999999803">
            <text:p>0.015948</text:p>
          </table:table-cell>
          <table:table-cell table:formula="of:=[.B114]-[.B11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5.97474">
            <text:p>1255.974740</text:p>
          </table:table-cell>
          <table:table-cell table:formula="of:=[.A115]-[.A$20]" office:value-type="float" office:value="0.0159520000001976">
            <text:p>0.015952</text:p>
          </table:table-cell>
          <table:table-cell table:formula="of:=[.B115]-[.B114]" office:value-type="float" office:value="0.00000400000021727465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74742">
            <text:p>1255.974742</text:p>
          </table:table-cell>
          <table:table-cell table:formula="of:=[.A116]-[.A$20]" office:value-type="float" office:value="0.0159540000001925">
            <text:p>0.015954</text:p>
          </table:table-cell>
          <table:table-cell table:formula="of:=[.B116]-[.B11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5.97569">
            <text:p>1255.975690</text:p>
          </table:table-cell>
          <table:table-cell table:formula="of:=[.A117]-[.A$20]" office:value-type="float" office:value="0.0169020000000728">
            <text:p>0.016902</text:p>
          </table:table-cell>
          <table:table-cell table:formula="of:=[.B117]-[.B116]" office:value-type="float" office:value="0.000947999999880267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75692">
            <text:p>1255.975692</text:p>
          </table:table-cell>
          <table:table-cell table:formula="of:=[.A118]-[.A$20]" office:value-type="float" office:value="0.0169040000000678">
            <text:p>0.016904</text:p>
          </table:table-cell>
          <table:table-cell table:formula="of:=[.B118]-[.B11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75694">
            <text:p>1255.975694</text:p>
          </table:table-cell>
          <table:table-cell table:formula="of:=[.A119]-[.A$20]" office:value-type="float" office:value="0.0169060000000627">
            <text:p>0.016906</text:p>
          </table:table-cell>
          <table:table-cell table:formula="of:=[.B119]-[.B118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5.97574">
            <text:p>1255.975740</text:p>
          </table:table-cell>
          <table:table-cell table:formula="of:=[.A120]-[.A$20]" office:value-type="float" office:value="0.0169520000001739">
            <text:p>0.016952</text:p>
          </table:table-cell>
          <table:table-cell table:formula="of:=[.B120]-[.B119]" office:value-type="float" office:value="0.0000460000001112348">
            <text:p>0.00004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5.975763">
            <text:p>1255.975763</text:p>
          </table:table-cell>
          <table:table-cell table:formula="of:=[.A121]-[.A$20]" office:value-type="float" office:value="0.0169750000000022">
            <text:p>0.016975</text:p>
          </table:table-cell>
          <table:table-cell table:formula="of:=[.B121]-[.B120]" office:value-type="float" office:value="0.0000229999998282437">
            <text:p>0.0000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5.975764">
            <text:p>1255.975764</text:p>
          </table:table-cell>
          <table:table-cell table:formula="of:=[.A122]-[.A$20]" office:value-type="float" office:value="0.0169760000001133">
            <text:p>0.016976</text:p>
          </table:table-cell>
          <table:table-cell table:formula="of:=[.B122]-[.B121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75772">
            <text:p>1255.975772</text:p>
          </table:table-cell>
          <table:table-cell table:formula="of:=[.A123]-[.A$20]" office:value-type="float" office:value="0.0169840000000931">
            <text:p>0.016984</text:p>
          </table:table-cell>
          <table:table-cell table:formula="of:=[.B123]-[.B122]" office:value-type="float" office:value="0.00000799999997980194">
            <text:p>0.0000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5.975774">
            <text:p>1255.975774</text:p>
          </table:table-cell>
          <table:table-cell table:formula="of:=[.A124]-[.A$20]" office:value-type="float" office:value="0.0169860000000881">
            <text:p>0.016986</text:p>
          </table:table-cell>
          <table:table-cell table:formula="of:=[.B124]-[.B12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75777">
            <text:p>1255.975777</text:p>
          </table:table-cell>
          <table:table-cell table:formula="of:=[.A125]-[.A$20]" office:value-type="float" office:value="0.0169890000001942">
            <text:p>0.016989</text:p>
          </table:table-cell>
          <table:table-cell table:formula="of:=[.B125]-[.B124]" office:value-type="float" office:value="0.00000300000010611257">
            <text:p>0.000003</text:p>
          </table:table-cell>
          <table:table-cell/>
          <table:table-cell office:value-type="string">
            <text:p>1.697421 / 3.025136 &gt; 2.000000 / 5.000000</text:p>
          </table:table-cell>
          <table:table-cell/>
        </table:table-row>
        <table:table-row table:style-name="ro1">
          <table:table-cell office:value-type="float" office:value="1255.97578">
            <text:p>1255.975780</text:p>
          </table:table-cell>
          <table:table-cell table:formula="of:=[.A126]-[.A$20]" office:value-type="float" office:value="0.016992000000073">
            <text:p>0.016992</text:p>
          </table:table-cell>
          <table:table-cell table:formula="of:=[.B126]-[.B125]" office:value-type="float" office:value="0.00000299999987873889">
            <text:p>0.000003</text:p>
          </table:table-cell>
          <table:table-cell/>
          <table:table-cell office:value-type="string">
            <text:p>d_s is renewed (r + D) to 1255980.774395; c_s is fully topped up</text:p>
          </table:table-cell>
          <table:table-cell/>
        </table:table-row>
        <table:table-row table:style-name="ro1">
          <table:table-cell office:value-type="float" office:value="1255.975784">
            <text:p>1255.975784</text:p>
          </table:table-cell>
          <table:table-cell table:formula="of:=[.A127]-[.A$20]" office:value-type="float" office:value="0.0169960000000629">
            <text:p>0.016996</text:p>
          </table:table-cell>
          <table:table-cell table:formula="of:=[.B127]-[.B126]" office:value-type="float" office:value="0.00000399999998990097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255.97775">
            <text:p>1255.977750</text:p>
          </table:table-cell>
          <table:table-cell table:formula="of:=[.A128]-[.A$20]" office:value-type="float" office:value="0.0189620000001014">
            <text:p>0.018962</text:p>
          </table:table-cell>
          <table:table-cell table:formula="of:=[.B128]-[.B127]" office:value-type="float" office:value="0.00196600000003855">
            <text:p>0.00196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5.977752">
            <text:p>1255.977752</text:p>
          </table:table-cell>
          <table:table-cell table:formula="of:=[.A129]-[.A$20]" office:value-type="float" office:value="0.0189640000000963">
            <text:p>0.018964</text:p>
          </table:table-cell>
          <table:table-cell table:formula="of:=[.B129]-[.B12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7875">
            <text:p>1255.978750</text:p>
          </table:table-cell>
          <table:table-cell table:formula="of:=[.A130]-[.A$20]" office:value-type="float" office:value="0.0199620000000778">
            <text:p>0.019962</text:p>
          </table:table-cell>
          <table:table-cell table:formula="of:=[.B130]-[.B129]" office:value-type="float" office:value="0.000997999999981403">
            <text:p>0.00099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5.978753">
            <text:p>1255.978753</text:p>
          </table:table-cell>
          <table:table-cell table:formula="of:=[.A131]-[.A$20]" office:value-type="float" office:value="0.0199650000001839">
            <text:p>0.019965</text:p>
          </table:table-cell>
          <table:table-cell table:formula="of:=[.B131]-[.B130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5.978755">
            <text:p>1255.978755</text:p>
          </table:table-cell>
          <table:table-cell table:formula="of:=[.A132]-[.A$20]" office:value-type="float" office:value="0.0199670000001788">
            <text:p>0.019967</text:p>
          </table:table-cell>
          <table:table-cell table:formula="of:=[.B132]-[.B13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5985.752562; c_s is fully topped up</text:p>
          </table:table-cell>
        </table:table-row>
        <table:table-row table:style-name="ro1">
          <table:table-cell office:value-type="float" office:value="1255.978758">
            <text:p>1255.978758</text:p>
          </table:table-cell>
          <table:table-cell table:formula="of:=[.A133]-[.A$20]" office:value-type="float" office:value="0.0199700000000576">
            <text:p>0.019970</text:p>
          </table:table-cell>
          <table:table-cell table:formula="of:=[.B133]-[.B132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78759">
            <text:p>1255.978759</text:p>
          </table:table-cell>
          <table:table-cell table:formula="of:=[.A134]-[.A$20]" office:value-type="float" office:value="0.0199710000001687">
            <text:p>0.019971</text:p>
          </table:table-cell>
          <table:table-cell table:formula="of:=[.B134]-[.B133]" office:value-type="float" office:value="0.00000100000011116208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78761">
            <text:p>1255.978761</text:p>
          </table:table-cell>
          <table:table-cell table:formula="of:=[.A135]-[.A$20]" office:value-type="float" office:value="0.0199730000001637">
            <text:p>0.019973</text:p>
          </table:table-cell>
          <table:table-cell table:formula="of:=[.B135]-[.B134]" office:value-type="float" office:value="0.00000199999999495049">
            <text:p>0.000002</text:p>
          </table:table-cell>
          <table:table-cell office:value-type="string">
            <text:p>d_s is renewed (r + D) to 1255980.752562; c_s is fully topped up</text:p>
          </table:table-cell>
          <table:table-cell table:number-columns-repeated="2"/>
        </table:table-row>
        <table:table-row table:style-name="ro1">
          <table:table-cell office:value-type="float" office:value="1255.978764">
            <text:p>1255.978764</text:p>
          </table:table-cell>
          <table:table-cell table:formula="of:=[.A136]-[.A$20]" office:value-type="float" office:value="0.0199760000000424">
            <text:p>0.019976</text:p>
          </table:table-cell>
          <table:table-cell table:formula="of:=[.B136]-[.B135]" office:value-type="float" office:value="0.00000299999987873889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5.978766">
            <text:p>1255.978766</text:p>
          </table:table-cell>
          <table:table-cell table:formula="of:=[.A137]-[.A$20]" office:value-type="float" office:value="0.0199780000000374">
            <text:p>0.019978</text:p>
          </table:table-cell>
          <table:table-cell table:formula="of:=[.B137]-[.B13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78769">
            <text:p>1255.978769</text:p>
          </table:table-cell>
          <table:table-cell table:formula="of:=[.A138]-[.A$20]" office:value-type="float" office:value="0.0199810000001435">
            <text:p>0.019981</text:p>
          </table:table-cell>
          <table:table-cell table:formula="of:=[.B138]-[.B137]" office:value-type="float" office:value="0.00000300000010611257">
            <text:p>0.000003</text:p>
          </table:table-cell>
          <table:table-cell/>
          <table:table-cell office:value-type="string">
            <text:p>0.033815 / 2.021833 &lt;= 2.000000 / 5.000000</text:p>
          </table:table-cell>
          <table:table-cell/>
        </table:table-row>
        <table:table-row table:style-name="ro1">
          <table:table-cell office:value-type="float" office:value="1255.978771">
            <text:p>1255.978771</text:p>
          </table:table-cell>
          <table:table-cell table:formula="of:=[.A139]-[.A$20]" office:value-type="float" office:value="0.0199830000001384">
            <text:p>0.019983</text:p>
          </table:table-cell>
          <table:table-cell table:formula="of:=[.B139]-[.B138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5.97878">
            <text:p>1255.978780</text:p>
          </table:table-cell>
          <table:table-cell table:formula="of:=[.A140]-[.A$20]" office:value-type="float" office:value="0.019992000000002">
            <text:p>0.019992</text:p>
          </table:table-cell>
          <table:table-cell table:formula="of:=[.B140]-[.B139]" office:value-type="float" office:value="0.00000899999986359035">
            <text:p>0.00000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5.979731">
            <text:p>1255.979731</text:p>
          </table:table-cell>
          <table:table-cell table:formula="of:=[.A141]-[.A$20]" office:value-type="float" office:value="0.0209429999999884">
            <text:p>0.020943</text:p>
          </table:table-cell>
          <table:table-cell table:formula="of:=[.B141]-[.B140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79733">
            <text:p>1255.979733</text:p>
          </table:table-cell>
          <table:table-cell table:formula="of:=[.A142]-[.A$20]" office:value-type="float" office:value="0.0209449999999833">
            <text:p>0.020945</text:p>
          </table:table-cell>
          <table:table-cell table:formula="of:=[.B142]-[.B14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79735">
            <text:p>1255.979735</text:p>
          </table:table-cell>
          <table:table-cell table:formula="of:=[.A143]-[.A$20]" office:value-type="float" office:value="0.0209469999999783">
            <text:p>0.020947</text:p>
          </table:table-cell>
          <table:table-cell table:formula="of:=[.B143]-[.B142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5.980008">
            <text:p>1255.980008</text:p>
          </table:table-cell>
          <table:table-cell table:formula="of:=[.A144]-[.A$20]" office:value-type="float" office:value="0.0212200000000848">
            <text:p>0.021220</text:p>
          </table:table-cell>
          <table:table-cell table:formula="of:=[.B144]-[.B143]" office:value-type="float" office:value="0.000273000000106549">
            <text:p>0.000273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5.980017">
            <text:p>1255.980017</text:p>
          </table:table-cell>
          <table:table-cell table:formula="of:=[.A145]-[.A$20]" office:value-type="float" office:value="0.0212290000001758">
            <text:p>0.021229</text:p>
          </table:table-cell>
          <table:table-cell table:formula="of:=[.B145]-[.B144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80019">
            <text:p>1255.980019</text:p>
          </table:table-cell>
          <table:table-cell table:formula="of:=[.A146]-[.A$20]" office:value-type="float" office:value="0.0212310000001708">
            <text:p>0.021231</text:p>
          </table:table-cell>
          <table:table-cell table:formula="of:=[.B146]-[.B14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5.980021">
            <text:p>1255.980021</text:p>
          </table:table-cell>
          <table:table-cell table:formula="of:=[.A147]-[.A$20]" office:value-type="float" office:value="0.0212330000001657">
            <text:p>0.021233</text:p>
          </table:table-cell>
          <table:table-cell table:formula="of:=[.B147]-[.B146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80023">
            <text:p>1255.980023</text:p>
          </table:table-cell>
          <table:table-cell table:formula="of:=[.A148]-[.A$20]" office:value-type="float" office:value="0.0212350000001607">
            <text:p>0.021235</text:p>
          </table:table-cell>
          <table:table-cell table:formula="of:=[.B148]-[.B14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5.980778">
            <text:p>1255.980778</text:p>
          </table:table-cell>
          <table:table-cell table:formula="of:=[.A149]-[.A$20]" office:value-type="float" office:value="0.0219900000001871">
            <text:p>0.021990</text:p>
          </table:table-cell>
          <table:table-cell table:formula="of:=[.B149]-[.B148]" office:value-type="float" office:value="0.000755000000026485">
            <text:p>0.0007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5.98078">
            <text:p>1255.980780</text:p>
          </table:table-cell>
          <table:table-cell table:formula="of:=[.A150]-[.A$20]" office:value-type="float" office:value="0.0219920000001821">
            <text:p>0.021992</text:p>
          </table:table-cell>
          <table:table-cell table:formula="of:=[.B150]-[.B14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80783">
            <text:p>1255.980783</text:p>
          </table:table-cell>
          <table:table-cell table:formula="of:=[.A151]-[.A$20]" office:value-type="float" office:value="0.0219950000000608">
            <text:p>0.021995</text:p>
          </table:table-cell>
          <table:table-cell table:formula="of:=[.B151]-[.B150]" office:value-type="float" office:value="0.00000299999987873889">
            <text:p>0.000003</text:p>
          </table:table-cell>
          <table:table-cell/>
          <table:table-cell office:value-type="string">
            <text:p>postpones its deadline to 1255985.774395; c_s is topped up to 1.757044</text:p>
          </table:table-cell>
          <table:table-cell/>
        </table:table-row>
        <table:table-row table:style-name="ro1">
          <table:table-cell office:value-type="float" office:value="1255.982729">
            <text:p>1255.982729</text:p>
          </table:table-cell>
          <table:table-cell table:formula="of:=[.A152]-[.A$20]" office:value-type="float" office:value="0.0239410000001499">
            <text:p>0.023941</text:p>
          </table:table-cell>
          <table:table-cell table:formula="of:=[.B152]-[.B151]" office:value-type="float" office:value="0.00194600000008904">
            <text:p>0.00194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82731">
            <text:p>1255.982731</text:p>
          </table:table-cell>
          <table:table-cell table:formula="of:=[.A153]-[.A$20]" office:value-type="float" office:value="0.0239430000001448">
            <text:p>0.023943</text:p>
          </table:table-cell>
          <table:table-cell table:formula="of:=[.B153]-[.B15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82733">
            <text:p>1255.982733</text:p>
          </table:table-cell>
          <table:table-cell table:formula="of:=[.A154]-[.A$20]" office:value-type="float" office:value="0.0239450000001398">
            <text:p>0.023945</text:p>
          </table:table-cell>
          <table:table-cell table:formula="of:=[.B154]-[.B153]" office:value-type="float" office:value="0.00000199999999495049">
            <text:p>0.000002</text:p>
          </table:table-cell>
          <table:table-cell office:value-type="string">
            <text:p>d_s is renewed (r + D) to 1255984.731078; c_s is fully topped up</text:p>
          </table:table-cell>
          <table:table-cell table:number-columns-repeated="2"/>
        </table:table-row>
        <table:table-row table:style-name="ro1">
          <table:table-cell office:value-type="float" office:value="1255.982736">
            <text:p>1255.982736</text:p>
          </table:table-cell>
          <table:table-cell table:formula="of:=[.A155]-[.A$20]" office:value-type="float" office:value="0.0239480000000185">
            <text:p>0.023948</text:p>
          </table:table-cell>
          <table:table-cell table:formula="of:=[.B155]-[.B154]" office:value-type="float" office:value="0.00000299999987873889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5.982739">
            <text:p>1255.982739</text:p>
          </table:table-cell>
          <table:table-cell table:formula="of:=[.A156]-[.A$20]" office:value-type="float" office:value="0.0239510000001246">
            <text:p>0.023951</text:p>
          </table:table-cell>
          <table:table-cell table:formula="of:=[.B156]-[.B155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82741">
            <text:p>1255.982741</text:p>
          </table:table-cell>
          <table:table-cell table:formula="of:=[.A157]-[.A$20]" office:value-type="float" office:value="0.0239530000001196">
            <text:p>0.023953</text:p>
          </table:table-cell>
          <table:table-cell table:formula="of:=[.B157]-[.B156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5.98369">
            <text:p>1255.983690</text:p>
          </table:table-cell>
          <table:table-cell table:formula="of:=[.A158]-[.A$20]" office:value-type="float" office:value="0.024902000000111">
            <text:p>0.024902</text:p>
          </table:table-cell>
          <table:table-cell table:formula="of:=[.B158]-[.B157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83691">
            <text:p>1255.983691</text:p>
          </table:table-cell>
          <table:table-cell table:formula="of:=[.A159]-[.A$20]" office:value-type="float" office:value="0.0249029999999948">
            <text:p>0.024903</text:p>
          </table:table-cell>
          <table:table-cell table:formula="of:=[.B159]-[.B15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83693">
            <text:p>1255.983693</text:p>
          </table:table-cell>
          <table:table-cell table:formula="of:=[.A160]-[.A$20]" office:value-type="float" office:value="0.0249049999999897">
            <text:p>0.024905</text:p>
          </table:table-cell>
          <table:table-cell table:formula="of:=[.B160]-[.B15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5.983952">
            <text:p>1255.983952</text:p>
          </table:table-cell>
          <table:table-cell table:formula="of:=[.A161]-[.A$20]" office:value-type="float" office:value="0.0251640000001316">
            <text:p>0.025164</text:p>
          </table:table-cell>
          <table:table-cell table:formula="of:=[.B161]-[.B160]" office:value-type="float" office:value="0.000259000000141896">
            <text:p>0.00025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5.983953">
            <text:p>1255.983953</text:p>
          </table:table-cell>
          <table:table-cell table:formula="of:=[.A162]-[.A$20]" office:value-type="float" office:value="0.0251650000000154">
            <text:p>0.025165</text:p>
          </table:table-cell>
          <table:table-cell table:formula="of:=[.B162]-[.B161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83955">
            <text:p>1255.983955</text:p>
          </table:table-cell>
          <table:table-cell table:formula="of:=[.A163]-[.A$20]" office:value-type="float" office:value="0.0251670000000104">
            <text:p>0.025167</text:p>
          </table:table-cell>
          <table:table-cell table:formula="of:=[.B163]-[.B162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5.985663">
            <text:p>1255.985663</text:p>
          </table:table-cell>
          <table:table-cell table:formula="of:=[.A164]-[.A$20]" office:value-type="float" office:value="0.0268750000000182">
            <text:p>0.026875</text:p>
          </table:table-cell>
          <table:table-cell table:formula="of:=[.B164]-[.B163]" office:value-type="float" office:value="0.00170800000000781">
            <text:p>0.0017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5.985664">
            <text:p>1255.985664</text:p>
          </table:table-cell>
          <table:table-cell table:formula="of:=[.A165]-[.A$20]" office:value-type="float" office:value="0.0268760000001294">
            <text:p>0.026876</text:p>
          </table:table-cell>
          <table:table-cell table:formula="of:=[.B165]-[.B16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85668">
            <text:p>1255.985668</text:p>
          </table:table-cell>
          <table:table-cell table:formula="of:=[.A166]-[.A$20]" office:value-type="float" office:value="0.0268800000001193">
            <text:p>0.026880</text:p>
          </table:table-cell>
          <table:table-cell table:formula="of:=[.B166]-[.B16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5.98567">
            <text:p>1255.985670</text:p>
          </table:table-cell>
          <table:table-cell table:formula="of:=[.A167]-[.A$20]" office:value-type="float" office:value="0.0268820000001142">
            <text:p>0.026882</text:p>
          </table:table-cell>
          <table:table-cell table:formula="of:=[.B167]-[.B16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85673">
            <text:p>1255.985673</text:p>
          </table:table-cell>
          <table:table-cell table:formula="of:=[.A168]-[.A$20]" office:value-type="float" office:value="0.0268849999999929">
            <text:p>0.026885</text:p>
          </table:table-cell>
          <table:table-cell table:formula="of:=[.B168]-[.B167]" office:value-type="float" office:value="0.00000299999987873889">
            <text:p>0.000003</text:p>
          </table:table-cell>
          <table:table-cell/>
          <table:table-cell office:value-type="string">
            <text:p>0.047031 / 0.104351 &gt; 2.000000 / 5.000000</text:p>
          </table:table-cell>
          <table:table-cell/>
        </table:table-row>
        <table:table-row table:style-name="ro1">
          <table:table-cell office:value-type="float" office:value="1255.985675">
            <text:p>1255.985675</text:p>
          </table:table-cell>
          <table:table-cell table:formula="of:=[.A169]-[.A$20]" office:value-type="float" office:value="0.0268869999999879">
            <text:p>0.026887</text:p>
          </table:table-cell>
          <table:table-cell table:formula="of:=[.B169]-[.B168]" office:value-type="float" office:value="0.00000199999999495049">
            <text:p>0.000002</text:p>
          </table:table-cell>
          <table:table-cell/>
          <table:table-cell office:value-type="string">
            <text:p>d_s is renewed (r + D) to 1255990.670044; c_s is fully topped up</text:p>
          </table:table-cell>
          <table:table-cell/>
        </table:table-row>
        <table:table-row table:style-name="ro1">
          <table:table-cell office:value-type="float" office:value="1255.98568">
            <text:p>1255.985680</text:p>
          </table:table-cell>
          <table:table-cell table:formula="of:=[.A170]-[.A$20]" office:value-type="float" office:value="0.026892000000089">
            <text:p>0.026892</text:p>
          </table:table-cell>
          <table:table-cell table:formula="of:=[.B170]-[.B169]" office:value-type="float" office:value="0.00000500000010106305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255.98673">
            <text:p>1255.986730</text:p>
          </table:table-cell>
          <table:table-cell table:formula="of:=[.A171]-[.A$20]" office:value-type="float" office:value="0.0279420000001664">
            <text:p>0.027942</text:p>
          </table:table-cell>
          <table:table-cell table:formula="of:=[.B171]-[.B170]" office:value-type="float" office:value="0.00105000000007749">
            <text:p>0.00105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86732">
            <text:p>1255.986732</text:p>
          </table:table-cell>
          <table:table-cell table:formula="of:=[.A172]-[.A$20]" office:value-type="float" office:value="0.0279440000001614">
            <text:p>0.027944</text:p>
          </table:table-cell>
          <table:table-cell table:formula="of:=[.B172]-[.B17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86734">
            <text:p>1255.986734</text:p>
          </table:table-cell>
          <table:table-cell table:formula="of:=[.A173]-[.A$20]" office:value-type="float" office:value="0.0279460000001563">
            <text:p>0.027946</text:p>
          </table:table-cell>
          <table:table-cell table:formula="of:=[.B173]-[.B172]" office:value-type="float" office:value="0.00000199999999495049">
            <text:p>0.000002</text:p>
          </table:table-cell>
          <table:table-cell office:value-type="string">
            <text:p>d_s is renewed (r + D) to 1255988.731570; c_s is fully topped up</text:p>
          </table:table-cell>
          <table:table-cell table:number-columns-repeated="2"/>
        </table:table-row>
        <table:table-row table:style-name="ro1">
          <table:table-cell office:value-type="float" office:value="1255.986736">
            <text:p>1255.986736</text:p>
          </table:table-cell>
          <table:table-cell table:formula="of:=[.A174]-[.A$20]" office:value-type="float" office:value="0.0279480000001513">
            <text:p>0.027948</text:p>
          </table:table-cell>
          <table:table-cell table:formula="of:=[.B174]-[.B17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5.986739">
            <text:p>1255.986739</text:p>
          </table:table-cell>
          <table:table-cell table:formula="of:=[.A175]-[.A$20]" office:value-type="float" office:value="0.02795100000003">
            <text:p>0.027951</text:p>
          </table:table-cell>
          <table:table-cell table:formula="of:=[.B175]-[.B174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86741">
            <text:p>1255.986741</text:p>
          </table:table-cell>
          <table:table-cell table:formula="of:=[.A176]-[.A$20]" office:value-type="float" office:value="0.027953000000025">
            <text:p>0.027953</text:p>
          </table:table-cell>
          <table:table-cell table:formula="of:=[.B176]-[.B17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5.987695">
            <text:p>1255.987695</text:p>
          </table:table-cell>
          <table:table-cell table:formula="of:=[.A177]-[.A$20]" office:value-type="float" office:value="0.0289070000001175">
            <text:p>0.028907</text:p>
          </table:table-cell>
          <table:table-cell table:formula="of:=[.B177]-[.B176]" office:value-type="float" office:value="0.000954000000092492">
            <text:p>0.00095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87697">
            <text:p>1255.987697</text:p>
          </table:table-cell>
          <table:table-cell table:formula="of:=[.A178]-[.A$20]" office:value-type="float" office:value="0.0289090000001124">
            <text:p>0.028909</text:p>
          </table:table-cell>
          <table:table-cell table:formula="of:=[.B178]-[.B17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87699">
            <text:p>1255.987699</text:p>
          </table:table-cell>
          <table:table-cell table:formula="of:=[.A179]-[.A$20]" office:value-type="float" office:value="0.0289110000001074">
            <text:p>0.028911</text:p>
          </table:table-cell>
          <table:table-cell table:formula="of:=[.B179]-[.B178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5.988617">
            <text:p>1255.988617</text:p>
          </table:table-cell>
          <table:table-cell table:formula="of:=[.A180]-[.A$20]" office:value-type="float" office:value="0.0298290000000634">
            <text:p>0.029829</text:p>
          </table:table-cell>
          <table:table-cell table:formula="of:=[.B180]-[.B179]" office:value-type="float" office:value="0.00091799999995601">
            <text:p>0.00091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5.988619">
            <text:p>1255.988619</text:p>
          </table:table-cell>
          <table:table-cell table:formula="of:=[.A181]-[.A$20]" office:value-type="float" office:value="0.0298310000000583">
            <text:p>0.029831</text:p>
          </table:table-cell>
          <table:table-cell table:formula="of:=[.B181]-[.B18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88757">
            <text:p>1255.988757</text:p>
          </table:table-cell>
          <table:table-cell table:formula="of:=[.A182]-[.A$20]" office:value-type="float" office:value="0.0299690000001647">
            <text:p>0.029969</text:p>
          </table:table-cell>
          <table:table-cell table:formula="of:=[.B182]-[.B181]" office:value-type="float" office:value="0.000138000000106331">
            <text:p>0.00013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5.988759">
            <text:p>1255.988759</text:p>
          </table:table-cell>
          <table:table-cell table:formula="of:=[.A183]-[.A$20]" office:value-type="float" office:value="0.0299710000001596">
            <text:p>0.029971</text:p>
          </table:table-cell>
          <table:table-cell table:formula="of:=[.B183]-[.B18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5.988762">
            <text:p>1255.988762</text:p>
          </table:table-cell>
          <table:table-cell table:formula="of:=[.A184]-[.A$20]" office:value-type="float" office:value="0.0299740000000384">
            <text:p>0.029974</text:p>
          </table:table-cell>
          <table:table-cell table:formula="of:=[.B184]-[.B183]" office:value-type="float" office:value="0.00000299999987873889">
            <text:p>0.000003</text:p>
          </table:table-cell>
          <table:table-cell table:number-columns-repeated="2"/>
          <table:table-cell office:value-type="string">
            <text:p>d_s is renewed (r + D) to 1255995.759474; c_s is fully topped up</text:p>
          </table:table-cell>
        </table:table-row>
        <table:table-row table:style-name="ro1">
          <table:table-cell office:value-type="float" office:value="1255.988764">
            <text:p>1255.988764</text:p>
          </table:table-cell>
          <table:table-cell table:formula="of:=[.A185]-[.A$20]" office:value-type="float" office:value="0.0299760000000333">
            <text:p>0.029976</text:p>
          </table:table-cell>
          <table:table-cell table:formula="of:=[.B185]-[.B184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5.988766">
            <text:p>1255.988766</text:p>
          </table:table-cell>
          <table:table-cell table:formula="of:=[.A186]-[.A$20]" office:value-type="float" office:value="0.0299780000000283">
            <text:p>0.029978</text:p>
          </table:table-cell>
          <table:table-cell table:formula="of:=[.B186]-[.B18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88769">
            <text:p>1255.988769</text:p>
          </table:table-cell>
          <table:table-cell table:formula="of:=[.A187]-[.A$20]" office:value-type="float" office:value="0.0299810000001344">
            <text:p>0.029981</text:p>
          </table:table-cell>
          <table:table-cell table:formula="of:=[.B187]-[.B186]" office:value-type="float" office:value="0.00000300000010611257">
            <text:p>0.000003</text:p>
          </table:table-cell>
          <table:table-cell/>
          <table:table-cell office:value-type="string">
            <text:p>0.017890 / 1.903797 &lt;= 2.000000 / 5.000000</text:p>
          </table:table-cell>
          <table:table-cell/>
        </table:table-row>
        <table:table-row table:style-name="ro1">
          <table:table-cell office:value-type="float" office:value="1255.988771">
            <text:p>1255.988771</text:p>
          </table:table-cell>
          <table:table-cell table:formula="of:=[.A188]-[.A$20]" office:value-type="float" office:value="0.0299830000001293">
            <text:p>0.029983</text:p>
          </table:table-cell>
          <table:table-cell table:formula="of:=[.B188]-[.B187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5.988776">
            <text:p>1255.988776</text:p>
          </table:table-cell>
          <table:table-cell table:formula="of:=[.A189]-[.A$20]" office:value-type="float" office:value="0.029988000000003">
            <text:p>0.029988</text:p>
          </table:table-cell>
          <table:table-cell table:formula="of:=[.B189]-[.B188]" office:value-type="float" office:value="0.00000499999987368938">
            <text:p>0.00000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255.990726">
            <text:p>1255.990726</text:p>
          </table:table-cell>
          <table:table-cell table:formula="of:=[.A190]-[.A$20]" office:value-type="float" office:value="0.031938000000082">
            <text:p>0.031938</text:p>
          </table:table-cell>
          <table:table-cell table:formula="of:=[.B190]-[.B189]" office:value-type="float" office:value="0.00195000000007894">
            <text:p>0.00195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5.990727">
            <text:p>1255.990727</text:p>
          </table:table-cell>
          <table:table-cell table:formula="of:=[.A191]-[.A$20]" office:value-type="float" office:value="0.0319390000001931">
            <text:p>0.031939</text:p>
          </table:table-cell>
          <table:table-cell table:formula="of:=[.B191]-[.B190]" office:value-type="float" office:value="0.00000100000011116208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5.99073">
            <text:p>1255.990730</text:p>
          </table:table-cell>
          <table:table-cell table:formula="of:=[.A192]-[.A$20]" office:value-type="float" office:value="0.0319420000000719">
            <text:p>0.031942</text:p>
          </table:table-cell>
          <table:table-cell table:formula="of:=[.B192]-[.B191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90733">
            <text:p>1255.990733</text:p>
          </table:table-cell>
          <table:table-cell table:formula="of:=[.A193]-[.A$20]" office:value-type="float" office:value="0.031945000000178">
            <text:p>0.031945</text:p>
          </table:table-cell>
          <table:table-cell table:formula="of:=[.B193]-[.B192]" office:value-type="float" office:value="0.00000300000010611257">
            <text:p>0.000003</text:p>
          </table:table-cell>
          <table:table-cell/>
          <table:table-cell office:value-type="string">
            <text:p>postpones its deadline to 1255995.670044; c_s is topped up to 0.002491</text:p>
          </table:table-cell>
          <table:table-cell/>
        </table:table-row>
        <table:table-row table:style-name="ro1">
          <table:table-cell office:value-type="float" office:value="1255.990735">
            <text:p>1255.990735</text:p>
          </table:table-cell>
          <table:table-cell table:formula="of:=[.A194]-[.A$20]" office:value-type="float" office:value="0.0319470000001729">
            <text:p>0.031947</text:p>
          </table:table-cell>
          <table:table-cell table:formula="of:=[.B194]-[.B19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90737">
            <text:p>1255.990737</text:p>
          </table:table-cell>
          <table:table-cell table:formula="of:=[.A195]-[.A$20]" office:value-type="float" office:value="0.0319490000001679">
            <text:p>0.031949</text:p>
          </table:table-cell>
          <table:table-cell table:formula="of:=[.B195]-[.B19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5.990741">
            <text:p>1255.990741</text:p>
          </table:table-cell>
          <table:table-cell table:formula="of:=[.A196]-[.A$20]" office:value-type="float" office:value="0.0319530000001578">
            <text:p>0.031953</text:p>
          </table:table-cell>
          <table:table-cell table:formula="of:=[.B196]-[.B195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90743">
            <text:p>1255.990743</text:p>
          </table:table-cell>
          <table:table-cell table:formula="of:=[.A197]-[.A$20]" office:value-type="float" office:value="0.0319550000001527">
            <text:p>0.031955</text:p>
          </table:table-cell>
          <table:table-cell table:formula="of:=[.B197]-[.B19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90745">
            <text:p>1255.990745</text:p>
          </table:table-cell>
          <table:table-cell table:formula="of:=[.A198]-[.A$20]" office:value-type="float" office:value="0.0319570000001477">
            <text:p>0.031957</text:p>
          </table:table-cell>
          <table:table-cell table:formula="of:=[.B198]-[.B197]" office:value-type="float" office:value="0.00000199999999495049">
            <text:p>0.000002</text:p>
          </table:table-cell>
          <table:table-cell office:value-type="string">
            <text:p>d_s is renewed (r + D) to 1255992.742929; c_s is fully topped up</text:p>
          </table:table-cell>
          <table:table-cell table:number-columns-repeated="2"/>
        </table:table-row>
        <table:table-row table:style-name="ro1">
          <table:table-cell office:value-type="float" office:value="1255.990747">
            <text:p>1255.990747</text:p>
          </table:table-cell>
          <table:table-cell table:formula="of:=[.A199]-[.A$20]" office:value-type="float" office:value="0.0319590000001426">
            <text:p>0.031959</text:p>
          </table:table-cell>
          <table:table-cell table:formula="of:=[.B199]-[.B19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5.990751">
            <text:p>1255.990751</text:p>
          </table:table-cell>
          <table:table-cell table:formula="of:=[.A200]-[.A$20]" office:value-type="float" office:value="0.0319630000001325">
            <text:p>0.031963</text:p>
          </table:table-cell>
          <table:table-cell table:formula="of:=[.B200]-[.B199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90753">
            <text:p>1255.990753</text:p>
          </table:table-cell>
          <table:table-cell table:formula="of:=[.A201]-[.A$20]" office:value-type="float" office:value="0.0319650000001275">
            <text:p>0.031965</text:p>
          </table:table-cell>
          <table:table-cell table:formula="of:=[.B201]-[.B200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5.991702">
            <text:p>1255.991702</text:p>
          </table:table-cell>
          <table:table-cell table:formula="of:=[.A202]-[.A$20]" office:value-type="float" office:value="0.0329140000001189">
            <text:p>0.032914</text:p>
          </table:table-cell>
          <table:table-cell table:formula="of:=[.B202]-[.B201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91703">
            <text:p>1255.991703</text:p>
          </table:table-cell>
          <table:table-cell table:formula="of:=[.A203]-[.A$20]" office:value-type="float" office:value="0.0329150000000027">
            <text:p>0.032915</text:p>
          </table:table-cell>
          <table:table-cell table:formula="of:=[.B203]-[.B202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91705">
            <text:p>1255.991705</text:p>
          </table:table-cell>
          <table:table-cell table:formula="of:=[.A204]-[.A$20]" office:value-type="float" office:value="0.0329169999999976">
            <text:p>0.032917</text:p>
          </table:table-cell>
          <table:table-cell table:formula="of:=[.B204]-[.B20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5.993731">
            <text:p>1255.993731</text:p>
          </table:table-cell>
          <table:table-cell table:formula="of:=[.A205]-[.A$20]" office:value-type="float" office:value="0.0349430000001121">
            <text:p>0.034943</text:p>
          </table:table-cell>
          <table:table-cell table:formula="of:=[.B205]-[.B204]" office:value-type="float" office:value="0.00202600000011444">
            <text:p>0.00202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5.993733">
            <text:p>1255.993733</text:p>
          </table:table-cell>
          <table:table-cell table:formula="of:=[.A206]-[.A$20]" office:value-type="float" office:value="0.034945000000107">
            <text:p>0.034945</text:p>
          </table:table-cell>
          <table:table-cell table:formula="of:=[.B206]-[.B20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93736">
            <text:p>1255.993736</text:p>
          </table:table-cell>
          <table:table-cell table:formula="of:=[.A207]-[.A$20]" office:value-type="float" office:value="0.0349479999999858">
            <text:p>0.034948</text:p>
          </table:table-cell>
          <table:table-cell table:formula="of:=[.B207]-[.B206]" office:value-type="float" office:value="0.00000299999987873889">
            <text:p>0.000003</text:p>
          </table:table-cell>
          <table:table-cell/>
          <table:table-cell office:value-type="string">
            <text:p>0.002491 / 1.937210 &lt;= 2.000000 / 5.000000</text:p>
          </table:table-cell>
          <table:table-cell/>
        </table:table-row>
        <table:table-row table:style-name="ro1">
          <table:table-cell office:value-type="float" office:value="1255.993738">
            <text:p>1255.993738</text:p>
          </table:table-cell>
          <table:table-cell table:formula="of:=[.A208]-[.A$20]" office:value-type="float" office:value="0.0349499999999807">
            <text:p>0.034950</text:p>
          </table:table-cell>
          <table:table-cell table:formula="of:=[.B208]-[.B207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5.99374">
            <text:p>1255.993740</text:p>
          </table:table-cell>
          <table:table-cell table:formula="of:=[.A209]-[.A$20]" office:value-type="float" office:value="0.0349519999999757">
            <text:p>0.034952</text:p>
          </table:table-cell>
          <table:table-cell table:formula="of:=[.B209]-[.B20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5.993743">
            <text:p>1255.993743</text:p>
          </table:table-cell>
          <table:table-cell table:formula="of:=[.A210]-[.A$20]" office:value-type="float" office:value="0.0349550000000818">
            <text:p>0.034955</text:p>
          </table:table-cell>
          <table:table-cell table:formula="of:=[.B210]-[.B209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93745">
            <text:p>1255.993745</text:p>
          </table:table-cell>
          <table:table-cell table:formula="of:=[.A211]-[.A$20]" office:value-type="float" office:value="0.0349570000000767">
            <text:p>0.034957</text:p>
          </table:table-cell>
          <table:table-cell table:formula="of:=[.B211]-[.B210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5.993747">
            <text:p>1255.993747</text:p>
          </table:table-cell>
          <table:table-cell table:formula="of:=[.A212]-[.A$20]" office:value-type="float" office:value="0.0349590000000717">
            <text:p>0.034959</text:p>
          </table:table-cell>
          <table:table-cell table:formula="of:=[.B212]-[.B21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93748">
            <text:p>1255.993748</text:p>
          </table:table-cell>
          <table:table-cell table:formula="of:=[.A213]-[.A$20]" office:value-type="float" office:value="0.0349600000001828">
            <text:p>0.034960</text:p>
          </table:table-cell>
          <table:table-cell table:formula="of:=[.B213]-[.B212]" office:value-type="float" office:value="0.00000100000011116208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5.993752">
            <text:p>1255.993752</text:p>
          </table:table-cell>
          <table:table-cell table:formula="of:=[.A214]-[.A$20]" office:value-type="float" office:value="0.0349640000001727">
            <text:p>0.034964</text:p>
          </table:table-cell>
          <table:table-cell table:formula="of:=[.B214]-[.B21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5.994697">
            <text:p>1255.994697</text:p>
          </table:table-cell>
          <table:table-cell table:formula="of:=[.A215]-[.A$20]" office:value-type="float" office:value="0.0359090000001743">
            <text:p>0.035909</text:p>
          </table:table-cell>
          <table:table-cell table:formula="of:=[.B215]-[.B214]" office:value-type="float" office:value="0.000945000000001528">
            <text:p>0.00094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5.994699">
            <text:p>1255.994699</text:p>
          </table:table-cell>
          <table:table-cell table:formula="of:=[.A216]-[.A$20]" office:value-type="float" office:value="0.0359110000001692">
            <text:p>0.035911</text:p>
          </table:table-cell>
          <table:table-cell table:formula="of:=[.B216]-[.B215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5.994702">
            <text:p>1255.994702</text:p>
          </table:table-cell>
          <table:table-cell table:formula="of:=[.A217]-[.A$20]" office:value-type="float" office:value="0.035914000000048">
            <text:p>0.035914</text:p>
          </table:table-cell>
          <table:table-cell table:formula="of:=[.B217]-[.B216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5.994736">
            <text:p>1255.994736</text:p>
          </table:table-cell>
          <table:table-cell table:formula="of:=[.A218]-[.A$20]" office:value-type="float" office:value="0.0359480000001895">
            <text:p>0.035948</text:p>
          </table:table-cell>
          <table:table-cell table:formula="of:=[.B218]-[.B217]" office:value-type="float" office:value="0.0000340000001415319">
            <text:p>0.0000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94738">
            <text:p>1255.994738</text:p>
          </table:table-cell>
          <table:table-cell table:formula="of:=[.A219]-[.A$20]" office:value-type="float" office:value="0.0359500000001844">
            <text:p>0.035950</text:p>
          </table:table-cell>
          <table:table-cell table:formula="of:=[.B219]-[.B21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9474">
            <text:p>1255.994740</text:p>
          </table:table-cell>
          <table:table-cell table:formula="of:=[.A220]-[.A$20]" office:value-type="float" office:value="0.0359520000001794">
            <text:p>0.035952</text:p>
          </table:table-cell>
          <table:table-cell table:formula="of:=[.B220]-[.B219]" office:value-type="float" office:value="0.00000199999999495049">
            <text:p>0.000002</text:p>
          </table:table-cell>
          <table:table-cell office:value-type="string">
            <text:p>d_s is renewed (r + D) to 1255996.737711; c_s is fully topped up</text:p>
          </table:table-cell>
          <table:table-cell table:number-columns-repeated="2"/>
        </table:table-row>
        <table:table-row table:style-name="ro1">
          <table:table-cell office:value-type="float" office:value="1255.994745">
            <text:p>1255.994745</text:p>
          </table:table-cell>
          <table:table-cell table:formula="of:=[.A221]-[.A$20]" office:value-type="float" office:value="0.0359570000000531">
            <text:p>0.035957</text:p>
          </table:table-cell>
          <table:table-cell table:formula="of:=[.B221]-[.B220]" office:value-type="float" office:value="0.00000499999987368938">
            <text:p>0.000005</text:p>
          </table:table-cell>
          <table:table-cell office:value-type="string">
            <text:p>is pick_next_task_dl-ed by notify-osd (2099)</text:p>
          </table:table-cell>
          <table:table-cell table:number-columns-repeated="2"/>
        </table:table-row>
        <table:table-row table:style-name="ro1">
          <table:table-cell office:value-type="float" office:value="1255.995676">
            <text:p>1255.995676</text:p>
          </table:table-cell>
          <table:table-cell table:formula="of:=[.A222]-[.A$20]" office:value-type="float" office:value="0.03688800000009">
            <text:p>0.036888</text:p>
          </table:table-cell>
          <table:table-cell table:formula="of:=[.B222]-[.B221]" office:value-type="float" office:value="0.000931000000036875">
            <text:p>0.00093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5.995678">
            <text:p>1255.995678</text:p>
          </table:table-cell>
          <table:table-cell table:formula="of:=[.A223]-[.A$20]" office:value-type="float" office:value="0.0368900000000849">
            <text:p>0.036890</text:p>
          </table:table-cell>
          <table:table-cell table:formula="of:=[.B223]-[.B22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95681">
            <text:p>1255.995681</text:p>
          </table:table-cell>
          <table:table-cell table:formula="of:=[.A224]-[.A$20]" office:value-type="float" office:value="0.036893000000191">
            <text:p>0.036893</text:p>
          </table:table-cell>
          <table:table-cell table:formula="of:=[.B224]-[.B223]" office:value-type="float" office:value="0.00000300000010611257">
            <text:p>0.000003</text:p>
          </table:table-cell>
          <table:table-cell/>
          <table:table-cell office:value-type="string">
            <text:p>postpones its deadline to 1256000.670044; c_s is topped up to 1.988332</text:p>
          </table:table-cell>
          <table:table-cell/>
        </table:table-row>
        <table:table-row table:style-name="ro1">
          <table:table-cell office:value-type="float" office:value="1255.995706">
            <text:p>1255.995706</text:p>
          </table:table-cell>
          <table:table-cell table:formula="of:=[.A225]-[.A$20]" office:value-type="float" office:value="0.0369180000000142">
            <text:p>0.036918</text:p>
          </table:table-cell>
          <table:table-cell table:formula="of:=[.B225]-[.B224]" office:value-type="float" office:value="0.0000249999998231942">
            <text:p>0.0000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5.995707">
            <text:p>1255.995707</text:p>
          </table:table-cell>
          <table:table-cell table:formula="of:=[.A226]-[.A$20]" office:value-type="float" office:value="0.0369190000001254">
            <text:p>0.036919</text:p>
          </table:table-cell>
          <table:table-cell table:formula="of:=[.B226]-[.B22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5.995709">
            <text:p>1255.995709</text:p>
          </table:table-cell>
          <table:table-cell table:formula="of:=[.A227]-[.A$20]" office:value-type="float" office:value="0.0369210000001203">
            <text:p>0.036921</text:p>
          </table:table-cell>
          <table:table-cell table:formula="of:=[.B227]-[.B226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5.995712">
            <text:p>1255.995712</text:p>
          </table:table-cell>
          <table:table-cell table:formula="of:=[.A228]-[.A$20]" office:value-type="float" office:value="0.0369239999999991">
            <text:p>0.036924</text:p>
          </table:table-cell>
          <table:table-cell table:formula="of:=[.B228]-[.B227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95714">
            <text:p>1255.995714</text:p>
          </table:table-cell>
          <table:table-cell table:formula="of:=[.A229]-[.A$20]" office:value-type="float" office:value="0.036925999999994">
            <text:p>0.036926</text:p>
          </table:table-cell>
          <table:table-cell table:formula="of:=[.B229]-[.B228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5.995767">
            <text:p>1255.995767</text:p>
          </table:table-cell>
          <table:table-cell table:formula="of:=[.A230]-[.A$20]" office:value-type="float" office:value="0.0369789999999739">
            <text:p>0.036979</text:p>
          </table:table-cell>
          <table:table-cell table:formula="of:=[.B230]-[.B229]" office:value-type="float" office:value="0.0000529999999798747">
            <text:p>0.00005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5.997684">
            <text:p>1255.997684</text:p>
          </table:table-cell>
          <table:table-cell table:formula="of:=[.A231]-[.A$20]" office:value-type="float" office:value="0.0388960000000225">
            <text:p>0.038896</text:p>
          </table:table-cell>
          <table:table-cell table:formula="of:=[.B231]-[.B230]" office:value-type="float" office:value="0.00191700000004857">
            <text:p>0.00191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5.997686">
            <text:p>1255.997686</text:p>
          </table:table-cell>
          <table:table-cell table:formula="of:=[.A232]-[.A$20]" office:value-type="float" office:value="0.0388980000000174">
            <text:p>0.038898</text:p>
          </table:table-cell>
          <table:table-cell table:formula="of:=[.B232]-[.B23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5.998764">
            <text:p>1255.998764</text:p>
          </table:table-cell>
          <table:table-cell table:formula="of:=[.A233]-[.A$20]" office:value-type="float" office:value="0.0399760000000242">
            <text:p>0.039976</text:p>
          </table:table-cell>
          <table:table-cell table:formula="of:=[.B233]-[.B232]" office:value-type="float" office:value="0.0010780000000068">
            <text:p>0.00107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5.998766">
            <text:p>1255.998766</text:p>
          </table:table-cell>
          <table:table-cell table:formula="of:=[.A234]-[.A$20]" office:value-type="float" office:value="0.0399780000000192">
            <text:p>0.039978</text:p>
          </table:table-cell>
          <table:table-cell table:formula="of:=[.B234]-[.B23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5.998769">
            <text:p>1255.998769</text:p>
          </table:table-cell>
          <table:table-cell table:formula="of:=[.A235]-[.A$20]" office:value-type="float" office:value="0.0399810000001253">
            <text:p>0.039981</text:p>
          </table:table-cell>
          <table:table-cell table:formula="of:=[.B235]-[.B234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1256005.766427; c_s is fully topped up</text:p>
          </table:table-cell>
        </table:table-row>
        <table:table-row table:style-name="ro1">
          <table:table-cell office:value-type="float" office:value="1255.998771">
            <text:p>1255.998771</text:p>
          </table:table-cell>
          <table:table-cell table:formula="of:=[.A236]-[.A$20]" office:value-type="float" office:value="0.0399830000001202">
            <text:p>0.039983</text:p>
          </table:table-cell>
          <table:table-cell table:formula="of:=[.B236]-[.B235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5.998773">
            <text:p>1255.998773</text:p>
          </table:table-cell>
          <table:table-cell table:formula="of:=[.A237]-[.A$20]" office:value-type="float" office:value="0.0399850000001152">
            <text:p>0.039985</text:p>
          </table:table-cell>
          <table:table-cell table:formula="of:=[.B237]-[.B23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5.998775">
            <text:p>1255.998775</text:p>
          </table:table-cell>
          <table:table-cell table:formula="of:=[.A238]-[.A$20]" office:value-type="float" office:value="0.0399870000001101">
            <text:p>0.039987</text:p>
          </table:table-cell>
          <table:table-cell table:formula="of:=[.B238]-[.B237]" office:value-type="float" office:value="0.00000199999999495049">
            <text:p>0.000002</text:p>
          </table:table-cell>
          <table:table-cell office:value-type="string">
            <text:p>d_s is renewed (r + D) to 1256000.766427; c_s is fully topped up</text:p>
          </table:table-cell>
          <table:table-cell table:number-columns-repeated="2"/>
        </table:table-row>
        <table:table-row table:style-name="ro1">
          <table:table-cell office:value-type="float" office:value="1255.998777">
            <text:p>1255.998777</text:p>
          </table:table-cell>
          <table:table-cell table:formula="of:=[.A239]-[.A$20]" office:value-type="float" office:value="0.0399890000001051">
            <text:p>0.039989</text:p>
          </table:table-cell>
          <table:table-cell table:formula="of:=[.B239]-[.B238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5.998779">
            <text:p>1255.998779</text:p>
          </table:table-cell>
          <table:table-cell table:formula="of:=[.A240]-[.A$20]" office:value-type="float" office:value="0.0399910000001">
            <text:p>0.039991</text:p>
          </table:table-cell>
          <table:table-cell table:formula="of:=[.B240]-[.B23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5.998782">
            <text:p>1255.998782</text:p>
          </table:table-cell>
          <table:table-cell table:formula="of:=[.A241]-[.A$20]" office:value-type="float" office:value="0.0399939999999788">
            <text:p>0.039994</text:p>
          </table:table-cell>
          <table:table-cell table:formula="of:=[.B241]-[.B240]" office:value-type="float" office:value="0.00000299999987873889">
            <text:p>0.000003</text:p>
          </table:table-cell>
          <table:table-cell/>
          <table:table-cell office:value-type="string">
            <text:p>0.010949 / 1.903617 &lt;= 2.000000 / 5.000000</text:p>
          </table:table-cell>
          <table:table-cell/>
        </table:table-row>
        <table:table-row table:style-name="ro1">
          <table:table-cell office:value-type="float" office:value="1255.998784">
            <text:p>1255.998784</text:p>
          </table:table-cell>
          <table:table-cell table:formula="of:=[.A242]-[.A$20]" office:value-type="float" office:value="0.0399959999999737">
            <text:p>0.039996</text:p>
          </table:table-cell>
          <table:table-cell table:formula="of:=[.B242]-[.B241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5.998789">
            <text:p>1255.998789</text:p>
          </table:table-cell>
          <table:table-cell table:formula="of:=[.A243]-[.A$20]" office:value-type="float" office:value="0.0400010000000748">
            <text:p>0.040001</text:p>
          </table:table-cell>
          <table:table-cell table:formula="of:=[.B243]-[.B242]" office:value-type="float" office:value="0.00000500000010106305">
            <text:p>0.00000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256.000007">
            <text:p>1256.000007</text:p>
          </table:table-cell>
          <table:table-cell table:formula="of:=[.A244]-[.A$20]" office:value-type="float" office:value="0.0412190000001829">
            <text:p>0.041219</text:p>
          </table:table-cell>
          <table:table-cell table:formula="of:=[.B244]-[.B243]" office:value-type="float" office:value="0.00121800000010808">
            <text:p>0.001218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00016">
            <text:p>1256.000016</text:p>
          </table:table-cell>
          <table:table-cell table:formula="of:=[.A245]-[.A$20]" office:value-type="float" office:value="0.0412280000000465">
            <text:p>0.041228</text:p>
          </table:table-cell>
          <table:table-cell table:formula="of:=[.B245]-[.B244]" office:value-type="float" office:value="0.00000899999986359035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00018">
            <text:p>1256.000018</text:p>
          </table:table-cell>
          <table:table-cell table:formula="of:=[.A246]-[.A$20]" office:value-type="float" office:value="0.0412300000000414">
            <text:p>0.041230</text:p>
          </table:table-cell>
          <table:table-cell table:formula="of:=[.B246]-[.B24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00673">
            <text:p>1256.000673</text:p>
          </table:table-cell>
          <table:table-cell table:formula="of:=[.A247]-[.A$20]" office:value-type="float" office:value="0.041885000000093">
            <text:p>0.041885</text:p>
          </table:table-cell>
          <table:table-cell table:formula="of:=[.B247]-[.B246]" office:value-type="float" office:value="0.000655000000051587">
            <text:p>0.0006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00675">
            <text:p>1256.000675</text:p>
          </table:table-cell>
          <table:table-cell table:formula="of:=[.A248]-[.A$20]" office:value-type="float" office:value="0.0418870000000879">
            <text:p>0.041887</text:p>
          </table:table-cell>
          <table:table-cell table:formula="of:=[.B248]-[.B24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00678">
            <text:p>1256.000678</text:p>
          </table:table-cell>
          <table:table-cell table:formula="of:=[.A249]-[.A$20]" office:value-type="float" office:value="0.0418900000001941">
            <text:p>0.041890</text:p>
          </table:table-cell>
          <table:table-cell table:formula="of:=[.B249]-[.B248]" office:value-type="float" office:value="0.00000300000010611257">
            <text:p>0.000003</text:p>
          </table:table-cell>
          <table:table-cell/>
          <table:table-cell office:value-type="string">
            <text:p>postpones its deadline to 1256005.670044; c_s is topped up to 0.770158</text:p>
          </table:table-cell>
          <table:table-cell/>
        </table:table-row>
        <table:table-row table:style-name="ro1">
          <table:table-cell office:value-type="float" office:value="1256.000981">
            <text:p>1256.000981</text:p>
          </table:table-cell>
          <table:table-cell table:formula="of:=[.A250]-[.A$20]" office:value-type="float" office:value="0.0421929999999975">
            <text:p>0.042193</text:p>
          </table:table-cell>
          <table:table-cell table:formula="of:=[.B250]-[.B249]" office:value-type="float" office:value="0.000302999999803433">
            <text:p>0.0003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00983">
            <text:p>1256.000983</text:p>
          </table:table-cell>
          <table:table-cell table:formula="of:=[.A251]-[.A$20]" office:value-type="float" office:value="0.0421949999999924">
            <text:p>0.042195</text:p>
          </table:table-cell>
          <table:table-cell table:formula="of:=[.B251]-[.B250]" office:value-type="float" office:value="0.00000199999999495049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256.000986">
            <text:p>1256.000986</text:p>
          </table:table-cell>
          <table:table-cell table:formula="of:=[.A252]-[.A$20]" office:value-type="float" office:value="0.0421980000000985">
            <text:p>0.042198</text:p>
          </table:table-cell>
          <table:table-cell table:formula="of:=[.B252]-[.B251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00988">
            <text:p>1256.000988</text:p>
          </table:table-cell>
          <table:table-cell table:formula="of:=[.A253]-[.A$20]" office:value-type="float" office:value="0.0422000000000935">
            <text:p>0.042200</text:p>
          </table:table-cell>
          <table:table-cell table:formula="of:=[.B253]-[.B252]" office:value-type="float" office:value="0.00000199999999495049">
            <text:p>0.000002</text:p>
          </table:table-cell>
          <table:table-cell office:value-type="string">
            <text:p>postpones its deadline to 1256002.766427; c_s is topped up to 0.785511</text:p>
          </table:table-cell>
          <table:table-cell table:number-columns-repeated="2"/>
        </table:table-row>
        <table:table-row table:style-name="ro1">
          <table:table-cell office:value-type="float" office:value="1256.00099">
            <text:p>1256.000990</text:p>
          </table:table-cell>
          <table:table-cell table:formula="of:=[.A254]-[.A$20]" office:value-type="float" office:value="0.0422020000000884">
            <text:p>0.042202</text:p>
          </table:table-cell>
          <table:table-cell table:formula="of:=[.B254]-[.B25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00992">
            <text:p>1256.000992</text:p>
          </table:table-cell>
          <table:table-cell table:formula="of:=[.A255]-[.A$20]" office:value-type="float" office:value="0.0422040000000834">
            <text:p>0.042204</text:p>
          </table:table-cell>
          <table:table-cell table:formula="of:=[.B255]-[.B254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01738">
            <text:p>1256.001738</text:p>
          </table:table-cell>
          <table:table-cell table:formula="of:=[.A256]-[.A$20]" office:value-type="float" office:value="0.0429500000000189">
            <text:p>0.042950</text:p>
          </table:table-cell>
          <table:table-cell table:formula="of:=[.B256]-[.B255]" office:value-type="float" office:value="0.00074599999993552">
            <text:p>0.00074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0174">
            <text:p>1256.001740</text:p>
          </table:table-cell>
          <table:table-cell table:formula="of:=[.A257]-[.A$20]" office:value-type="float" office:value="0.0429520000000139">
            <text:p>0.042952</text:p>
          </table:table-cell>
          <table:table-cell table:formula="of:=[.B257]-[.B25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01742">
            <text:p>1256.001742</text:p>
          </table:table-cell>
          <table:table-cell table:formula="of:=[.A258]-[.A$20]" office:value-type="float" office:value="0.0429540000000088">
            <text:p>0.042954</text:p>
          </table:table-cell>
          <table:table-cell table:formula="of:=[.B258]-[.B25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01745">
            <text:p>1256.001745</text:p>
          </table:table-cell>
          <table:table-cell table:formula="of:=[.A259]-[.A$20]" office:value-type="float" office:value="0.0429570000001149">
            <text:p>0.042957</text:p>
          </table:table-cell>
          <table:table-cell table:formula="of:=[.B259]-[.B25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01747">
            <text:p>1256.001747</text:p>
          </table:table-cell>
          <table:table-cell table:formula="of:=[.A260]-[.A$20]" office:value-type="float" office:value="0.0429590000001099">
            <text:p>0.042959</text:p>
          </table:table-cell>
          <table:table-cell table:formula="of:=[.B260]-[.B25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00273">
            <text:p>1256.002730</text:p>
          </table:table-cell>
          <table:table-cell table:formula="of:=[.A261]-[.A$20]" office:value-type="float" office:value="0.0439420000000155">
            <text:p>0.043942</text:p>
          </table:table-cell>
          <table:table-cell table:formula="of:=[.B261]-[.B260]" office:value-type="float" office:value="0.000982999999905587">
            <text:p>0.0009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02732">
            <text:p>1256.002732</text:p>
          </table:table-cell>
          <table:table-cell table:formula="of:=[.A262]-[.A$20]" office:value-type="float" office:value="0.0439440000000104">
            <text:p>0.043944</text:p>
          </table:table-cell>
          <table:table-cell table:formula="of:=[.B262]-[.B26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02736">
            <text:p>1256.002736</text:p>
          </table:table-cell>
          <table:table-cell table:formula="of:=[.A263]-[.A$20]" office:value-type="float" office:value="0.0439480000000003">
            <text:p>0.043948</text:p>
          </table:table-cell>
          <table:table-cell table:formula="of:=[.B263]-[.B262]" office:value-type="float" office:value="0.00000399999998990097">
            <text:p>0.000004</text:p>
          </table:table-cell>
          <table:table-cell office:value-type="string">
            <text:p>0.785511 / 0.034145 &gt; 1.000000 / 2.000000</text:p>
          </table:table-cell>
          <table:table-cell table:number-columns-repeated="2"/>
        </table:table-row>
        <table:table-row table:style-name="ro1">
          <table:table-cell office:value-type="float" office:value="1256.002738">
            <text:p>1256.002738</text:p>
          </table:table-cell>
          <table:table-cell table:formula="of:=[.A264]-[.A$20]" office:value-type="float" office:value="0.0439499999999953">
            <text:p>0.043950</text:p>
          </table:table-cell>
          <table:table-cell table:formula="of:=[.B264]-[.B263]" office:value-type="float" office:value="0.00000199999999495049">
            <text:p>0.000002</text:p>
          </table:table-cell>
          <table:table-cell office:value-type="string">
            <text:p>d_s is renewed (r + D) to 1256004.732282; c_s is fully topped up</text:p>
          </table:table-cell>
          <table:table-cell table:number-columns-repeated="2"/>
        </table:table-row>
        <table:table-row table:style-name="ro1">
          <table:table-cell office:value-type="float" office:value="1256.002741">
            <text:p>1256.002741</text:p>
          </table:table-cell>
          <table:table-cell table:formula="of:=[.A265]-[.A$20]" office:value-type="float" office:value="0.0439530000001014">
            <text:p>0.043953</text:p>
          </table:table-cell>
          <table:table-cell table:formula="of:=[.B265]-[.B264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002744">
            <text:p>1256.002744</text:p>
          </table:table-cell>
          <table:table-cell table:formula="of:=[.A266]-[.A$20]" office:value-type="float" office:value="0.0439559999999801">
            <text:p>0.043956</text:p>
          </table:table-cell>
          <table:table-cell table:formula="of:=[.B266]-[.B265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02746">
            <text:p>1256.002746</text:p>
          </table:table-cell>
          <table:table-cell table:formula="of:=[.A267]-[.A$20]" office:value-type="float" office:value="0.0439579999999751">
            <text:p>0.043958</text:p>
          </table:table-cell>
          <table:table-cell table:formula="of:=[.B267]-[.B266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002749">
            <text:p>1256.002749</text:p>
          </table:table-cell>
          <table:table-cell table:formula="of:=[.A268]-[.A$20]" office:value-type="float" office:value="0.0439610000000812">
            <text:p>0.043961</text:p>
          </table:table-cell>
          <table:table-cell table:formula="of:=[.B268]-[.B267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02751">
            <text:p>1256.002751</text:p>
          </table:table-cell>
          <table:table-cell table:formula="of:=[.A269]-[.A$20]" office:value-type="float" office:value="0.0439630000000761">
            <text:p>0.043963</text:p>
          </table:table-cell>
          <table:table-cell table:formula="of:=[.B269]-[.B268]" office:value-type="float" office:value="0.00000199999999495049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256.003701">
            <text:p>1256.003701</text:p>
          </table:table-cell>
          <table:table-cell table:formula="of:=[.A270]-[.A$20]" office:value-type="float" office:value="0.0449130000001787">
            <text:p>0.044913</text:p>
          </table:table-cell>
          <table:table-cell table:formula="of:=[.B270]-[.B269]" office:value-type="float" office:value="0.000950000000102591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03702">
            <text:p>1256.003702</text:p>
          </table:table-cell>
          <table:table-cell table:formula="of:=[.A271]-[.A$20]" office:value-type="float" office:value="0.0449140000000625">
            <text:p>0.044914</text:p>
          </table:table-cell>
          <table:table-cell table:formula="of:=[.B271]-[.B27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03704">
            <text:p>1256.003704</text:p>
          </table:table-cell>
          <table:table-cell table:formula="of:=[.A272]-[.A$20]" office:value-type="float" office:value="0.0449160000000575">
            <text:p>0.044916</text:p>
          </table:table-cell>
          <table:table-cell table:formula="of:=[.B272]-[.B27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03729">
            <text:p>1256.003729</text:p>
          </table:table-cell>
          <table:table-cell table:formula="of:=[.A273]-[.A$20]" office:value-type="float" office:value="0.044941000000108">
            <text:p>0.044941</text:p>
          </table:table-cell>
          <table:table-cell table:formula="of:=[.B273]-[.B272]" office:value-type="float" office:value="0.0000250000000505679">
            <text:p>0.00002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03731">
            <text:p>1256.003731</text:p>
          </table:table-cell>
          <table:table-cell table:formula="of:=[.A274]-[.A$20]" office:value-type="float" office:value="0.044943000000103">
            <text:p>0.044943</text:p>
          </table:table-cell>
          <table:table-cell table:formula="of:=[.B274]-[.B27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03734">
            <text:p>1256.003734</text:p>
          </table:table-cell>
          <table:table-cell table:formula="of:=[.A275]-[.A$20]" office:value-type="float" office:value="0.0449459999999817">
            <text:p>0.044946</text:p>
          </table:table-cell>
          <table:table-cell table:formula="of:=[.B275]-[.B274]" office:value-type="float" office:value="0.00000299999987873889">
            <text:p>0.000003</text:p>
          </table:table-cell>
          <table:table-cell/>
          <table:table-cell office:value-type="string">
            <text:p>0.012978 / 1.939198 &lt;= 2.000000 / 5.000000</text:p>
          </table:table-cell>
          <table:table-cell/>
        </table:table-row>
        <table:table-row table:style-name="ro1">
          <table:table-cell office:value-type="float" office:value="1256.003736">
            <text:p>1256.003736</text:p>
          </table:table-cell>
          <table:table-cell table:formula="of:=[.A276]-[.A$20]" office:value-type="float" office:value="0.0449479999999767">
            <text:p>0.044948</text:p>
          </table:table-cell>
          <table:table-cell table:formula="of:=[.B276]-[.B275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03738">
            <text:p>1256.003738</text:p>
          </table:table-cell>
          <table:table-cell table:formula="of:=[.A277]-[.A$20]" office:value-type="float" office:value="0.044950000000199">
            <text:p>0.044950</text:p>
          </table:table-cell>
          <table:table-cell table:formula="of:=[.B277]-[.B276]" office:value-type="float" office:value="0.00000200000022232416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03741">
            <text:p>1256.003741</text:p>
          </table:table-cell>
          <table:table-cell table:formula="of:=[.A278]-[.A$20]" office:value-type="float" office:value="0.0449530000000777">
            <text:p>0.044953</text:p>
          </table:table-cell>
          <table:table-cell table:formula="of:=[.B278]-[.B277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03743">
            <text:p>1256.003743</text:p>
          </table:table-cell>
          <table:table-cell table:formula="of:=[.A279]-[.A$20]" office:value-type="float" office:value="0.0449550000000727">
            <text:p>0.044955</text:p>
          </table:table-cell>
          <table:table-cell table:formula="of:=[.B279]-[.B278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04012">
            <text:p>1256.004012</text:p>
          </table:table-cell>
          <table:table-cell table:formula="of:=[.A280]-[.A$20]" office:value-type="float" office:value="0.0452240000001893">
            <text:p>0.045224</text:p>
          </table:table-cell>
          <table:table-cell table:formula="of:=[.B280]-[.B279]" office:value-type="float" office:value="0.000269000000116648">
            <text:p>0.000269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04021">
            <text:p>1256.004021</text:p>
          </table:table-cell>
          <table:table-cell table:formula="of:=[.A281]-[.A$20]" office:value-type="float" office:value="0.0452330000000529">
            <text:p>0.045233</text:p>
          </table:table-cell>
          <table:table-cell table:formula="of:=[.B281]-[.B280]" office:value-type="float" office:value="0.00000899999986359035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04023">
            <text:p>1256.004023</text:p>
          </table:table-cell>
          <table:table-cell table:formula="of:=[.A282]-[.A$20]" office:value-type="float" office:value="0.0452350000000479">
            <text:p>0.045235</text:p>
          </table:table-cell>
          <table:table-cell table:formula="of:=[.B282]-[.B28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05673">
            <text:p>1256.005673</text:p>
          </table:table-cell>
          <table:table-cell table:formula="of:=[.A283]-[.A$20]" office:value-type="float" office:value="0.0468849999999748">
            <text:p>0.046885</text:p>
          </table:table-cell>
          <table:table-cell table:formula="of:=[.B283]-[.B282]" office:value-type="float" office:value="0.00164999999992688">
            <text:p>0.00165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05674">
            <text:p>1256.005674</text:p>
          </table:table-cell>
          <table:table-cell table:formula="of:=[.A284]-[.A$20]" office:value-type="float" office:value="0.0468860000000859">
            <text:p>0.046886</text:p>
          </table:table-cell>
          <table:table-cell table:formula="of:=[.B284]-[.B283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05677">
            <text:p>1256.005677</text:p>
          </table:table-cell>
          <table:table-cell table:formula="of:=[.A285]-[.A$20]" office:value-type="float" office:value="0.046889000000192">
            <text:p>0.046889</text:p>
          </table:table-cell>
          <table:table-cell table:formula="of:=[.B285]-[.B284]" office:value-type="float" office:value="0.00000300000010611257">
            <text:p>0.000003</text:p>
          </table:table-cell>
          <table:table-cell/>
          <table:table-cell office:value-type="string">
            <text:p>postpones its deadline to 1256010.670044; c_s is topped up to 1.742600</text:p>
          </table:table-cell>
          <table:table-cell/>
        </table:table-row>
        <table:table-row table:style-name="ro1">
          <table:table-cell office:value-type="float" office:value="1256.005995">
            <text:p>1256.005995</text:p>
          </table:table-cell>
          <table:table-cell table:formula="of:=[.A286]-[.A$20]" office:value-type="float" office:value="0.0472070000000713">
            <text:p>0.047207</text:p>
          </table:table-cell>
          <table:table-cell table:formula="of:=[.B286]-[.B285]" office:value-type="float" office:value="0.000317999999879248">
            <text:p>0.00031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05997">
            <text:p>1256.005997</text:p>
          </table:table-cell>
          <table:table-cell table:formula="of:=[.A287]-[.A$20]" office:value-type="float" office:value="0.0472090000000662">
            <text:p>0.047209</text:p>
          </table:table-cell>
          <table:table-cell table:formula="of:=[.B287]-[.B286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006">
            <text:p>1256.006000</text:p>
          </table:table-cell>
          <table:table-cell table:formula="of:=[.A288]-[.A$20]" office:value-type="float" office:value="0.0472120000001723">
            <text:p>0.047212</text:p>
          </table:table-cell>
          <table:table-cell table:formula="of:=[.B288]-[.B287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06002">
            <text:p>1256.006002</text:p>
          </table:table-cell>
          <table:table-cell table:formula="of:=[.A289]-[.A$20]" office:value-type="float" office:value="0.0472140000001673">
            <text:p>0.047214</text:p>
          </table:table-cell>
          <table:table-cell table:formula="of:=[.B289]-[.B288]" office:value-type="float" office:value="0.00000199999999495049">
            <text:p>0.000002</text:p>
          </table:table-cell>
          <table:table-cell table:number-columns-repeated="2"/>
          <table:table-cell office:value-type="string">
            <text:p>postpones its deadline to 1256012.766427; c_s is topped up to 2.762650</text:p>
          </table:table-cell>
        </table:table-row>
        <table:table-row table:style-name="ro1">
          <table:table-cell office:value-type="float" office:value="1256.006004">
            <text:p>1256.006004</text:p>
          </table:table-cell>
          <table:table-cell table:formula="of:=[.A290]-[.A$20]" office:value-type="float" office:value="0.0472160000001622">
            <text:p>0.047216</text:p>
          </table:table-cell>
          <table:table-cell table:formula="of:=[.B290]-[.B289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06006">
            <text:p>1256.006006</text:p>
          </table:table-cell>
          <table:table-cell table:formula="of:=[.A291]-[.A$20]" office:value-type="float" office:value="0.0472180000001572">
            <text:p>0.047218</text:p>
          </table:table-cell>
          <table:table-cell table:formula="of:=[.B291]-[.B290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0673">
            <text:p>1256.006730</text:p>
          </table:table-cell>
          <table:table-cell table:formula="of:=[.A292]-[.A$20]" office:value-type="float" office:value="0.0479420000001483">
            <text:p>0.047942</text:p>
          </table:table-cell>
          <table:table-cell table:formula="of:=[.B292]-[.B291]" office:value-type="float" office:value="0.000723999999991065">
            <text:p>0.00072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06732">
            <text:p>1256.006732</text:p>
          </table:table-cell>
          <table:table-cell table:formula="of:=[.A293]-[.A$20]" office:value-type="float" office:value="0.0479440000001432">
            <text:p>0.047944</text:p>
          </table:table-cell>
          <table:table-cell table:formula="of:=[.B293]-[.B29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06734">
            <text:p>1256.006734</text:p>
          </table:table-cell>
          <table:table-cell table:formula="of:=[.A294]-[.A$20]" office:value-type="float" office:value="0.0479460000001382">
            <text:p>0.047946</text:p>
          </table:table-cell>
          <table:table-cell table:formula="of:=[.B294]-[.B293]" office:value-type="float" office:value="0.00000199999999495049">
            <text:p>0.000002</text:p>
          </table:table-cell>
          <table:table-cell office:value-type="string">
            <text:p>d_s is renewed (r + D) to 1256008.731638; c_s is fully topped up</text:p>
          </table:table-cell>
          <table:table-cell table:number-columns-repeated="2"/>
        </table:table-row>
        <table:table-row table:style-name="ro1">
          <table:table-cell office:value-type="float" office:value="1256.006736">
            <text:p>1256.006736</text:p>
          </table:table-cell>
          <table:table-cell table:formula="of:=[.A295]-[.A$20]" office:value-type="float" office:value="0.0479480000001331">
            <text:p>0.047948</text:p>
          </table:table-cell>
          <table:table-cell table:formula="of:=[.B295]-[.B294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06739">
            <text:p>1256.006739</text:p>
          </table:table-cell>
          <table:table-cell table:formula="of:=[.A296]-[.A$20]" office:value-type="float" office:value="0.0479510000000118">
            <text:p>0.047951</text:p>
          </table:table-cell>
          <table:table-cell table:formula="of:=[.B296]-[.B295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06741">
            <text:p>1256.006741</text:p>
          </table:table-cell>
          <table:table-cell table:formula="of:=[.A297]-[.A$20]" office:value-type="float" office:value="0.0479530000000068">
            <text:p>0.047953</text:p>
          </table:table-cell>
          <table:table-cell table:formula="of:=[.B297]-[.B296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0769">
            <text:p>1256.007690</text:p>
          </table:table-cell>
          <table:table-cell table:formula="of:=[.A298]-[.A$20]" office:value-type="float" office:value="0.0489019999999982">
            <text:p>0.048902</text:p>
          </table:table-cell>
          <table:table-cell table:formula="of:=[.B298]-[.B297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07692">
            <text:p>1256.007692</text:p>
          </table:table-cell>
          <table:table-cell table:formula="of:=[.A299]-[.A$20]" office:value-type="float" office:value="0.0489039999999932">
            <text:p>0.048904</text:p>
          </table:table-cell>
          <table:table-cell table:formula="of:=[.B299]-[.B29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07694">
            <text:p>1256.007694</text:p>
          </table:table-cell>
          <table:table-cell table:formula="of:=[.A300]-[.A$20]" office:value-type="float" office:value="0.0489059999999881">
            <text:p>0.048906</text:p>
          </table:table-cell>
          <table:table-cell table:formula="of:=[.B300]-[.B299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08694">
            <text:p>1256.008694</text:p>
          </table:table-cell>
          <table:table-cell table:formula="of:=[.A301]-[.A$20]" office:value-type="float" office:value="0.0499060000001919">
            <text:p>0.049906</text:p>
          </table:table-cell>
          <table:table-cell table:formula="of:=[.B301]-[.B300]" office:value-type="float" office:value="0.00100000000020373">
            <text:p>0.00100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08696">
            <text:p>1256.008696</text:p>
          </table:table-cell>
          <table:table-cell table:formula="of:=[.A302]-[.A$20]" office:value-type="float" office:value="0.0499080000001868">
            <text:p>0.049908</text:p>
          </table:table-cell>
          <table:table-cell table:formula="of:=[.B302]-[.B301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087">
            <text:p>1256.008700</text:p>
          </table:table-cell>
          <table:table-cell table:formula="of:=[.A303]-[.A$20]" office:value-type="float" office:value="0.0499120000001767">
            <text:p>0.049912</text:p>
          </table:table-cell>
          <table:table-cell table:formula="of:=[.B303]-[.B302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08744">
            <text:p>1256.008744</text:p>
          </table:table-cell>
          <table:table-cell table:formula="of:=[.A304]-[.A$20]" office:value-type="float" office:value="0.0499560000000656">
            <text:p>0.049956</text:p>
          </table:table-cell>
          <table:table-cell table:formula="of:=[.B304]-[.B303]" office:value-type="float" office:value="0.0000439999998889107">
            <text:p>0.00004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08746">
            <text:p>1256.008746</text:p>
          </table:table-cell>
          <table:table-cell table:formula="of:=[.A305]-[.A$20]" office:value-type="float" office:value="0.0499580000000606">
            <text:p>0.049958</text:p>
          </table:table-cell>
          <table:table-cell table:formula="of:=[.B305]-[.B30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08749">
            <text:p>1256.008749</text:p>
          </table:table-cell>
          <table:table-cell table:formula="of:=[.A306]-[.A$20]" office:value-type="float" office:value="0.0499610000001667">
            <text:p>0.049961</text:p>
          </table:table-cell>
          <table:table-cell table:formula="of:=[.B306]-[.B305]" office:value-type="float" office:value="0.00000300000010611257">
            <text:p>0.000003</text:p>
          </table:table-cell>
          <table:table-cell table:number-columns-repeated="2"/>
          <table:table-cell office:value-type="string">
            <text:p>2.762650 / 4.020282 &gt; 3.000000 / 7.000000</text:p>
          </table:table-cell>
        </table:table-row>
        <table:table-row table:style-name="ro1">
          <table:table-cell office:value-type="float" office:value="1256.008752">
            <text:p>1256.008752</text:p>
          </table:table-cell>
          <table:table-cell table:formula="of:=[.A307]-[.A$20]" office:value-type="float" office:value="0.0499640000000454">
            <text:p>0.049964</text:p>
          </table:table-cell>
          <table:table-cell table:formula="of:=[.B307]-[.B306]" office:value-type="float" office:value="0.00000299999987873889">
            <text:p>0.000003</text:p>
          </table:table-cell>
          <table:table-cell table:number-columns-repeated="2"/>
          <table:table-cell office:value-type="string">
            <text:p>d_s is renewed (r + D) to 1256015.746145; c_s is fully topped up</text:p>
          </table:table-cell>
        </table:table-row>
        <table:table-row table:style-name="ro1">
          <table:table-cell office:value-type="float" office:value="1256.008755">
            <text:p>1256.008755</text:p>
          </table:table-cell>
          <table:table-cell table:formula="of:=[.A308]-[.A$20]" office:value-type="float" office:value="0.0499670000001515">
            <text:p>0.049967</text:p>
          </table:table-cell>
          <table:table-cell table:formula="of:=[.B308]-[.B307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08757">
            <text:p>1256.008757</text:p>
          </table:table-cell>
          <table:table-cell table:formula="of:=[.A309]-[.A$20]" office:value-type="float" office:value="0.0499690000001465">
            <text:p>0.049969</text:p>
          </table:table-cell>
          <table:table-cell table:formula="of:=[.B309]-[.B308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008768">
            <text:p>1256.008768</text:p>
          </table:table-cell>
          <table:table-cell table:formula="of:=[.A310]-[.A$20]" office:value-type="float" office:value="0.049980000000005">
            <text:p>0.049980</text:p>
          </table:table-cell>
          <table:table-cell table:formula="of:=[.B310]-[.B309]" office:value-type="float" office:value="0.0000109999998585408">
            <text:p>0.000011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256.00877">
            <text:p>1256.008770</text:p>
          </table:table-cell>
          <table:table-cell table:formula="of:=[.A311]-[.A$20]" office:value-type="float" office:value="0.049982">
            <text:p>0.049982</text:p>
          </table:table-cell>
          <table:table-cell table:formula="of:=[.B311]-[.B310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08772">
            <text:p>1256.008772</text:p>
          </table:table-cell>
          <table:table-cell table:formula="of:=[.A312]-[.A$20]" office:value-type="float" office:value="0.0499839999999949">
            <text:p>0.049984</text:p>
          </table:table-cell>
          <table:table-cell table:formula="of:=[.B312]-[.B31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010676">
            <text:p>1256.010676</text:p>
          </table:table-cell>
          <table:table-cell table:formula="of:=[.A313]-[.A$20]" office:value-type="float" office:value="0.05188800000019">
            <text:p>0.051888</text:p>
          </table:table-cell>
          <table:table-cell table:formula="of:=[.B313]-[.B312]" office:value-type="float" office:value="0.00190400000019508">
            <text:p>0.0019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10677">
            <text:p>1256.010677</text:p>
          </table:table-cell>
          <table:table-cell table:formula="of:=[.A314]-[.A$20]" office:value-type="float" office:value="0.0518890000000738">
            <text:p>0.051889</text:p>
          </table:table-cell>
          <table:table-cell table:formula="of:=[.B314]-[.B31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1068">
            <text:p>1256.010680</text:p>
          </table:table-cell>
          <table:table-cell table:formula="of:=[.A315]-[.A$20]" office:value-type="float" office:value="0.0518920000001799">
            <text:p>0.051892</text:p>
          </table:table-cell>
          <table:table-cell table:formula="of:=[.B315]-[.B314]" office:value-type="float" office:value="0.00000300000010611257">
            <text:p>0.000003</text:p>
          </table:table-cell>
          <table:table-cell/>
          <table:table-cell office:value-type="string">
            <text:p>postpones its deadline to 1256015.670044; c_s is topped up to 1.995865</text:p>
          </table:table-cell>
          <table:table-cell/>
        </table:table-row>
        <table:table-row table:style-name="ro1">
          <table:table-cell office:value-type="float" office:value="1256.010683">
            <text:p>1256.010683</text:p>
          </table:table-cell>
          <table:table-cell table:formula="of:=[.A316]-[.A$20]" office:value-type="float" office:value="0.0518950000000586">
            <text:p>0.051895</text:p>
          </table:table-cell>
          <table:table-cell table:formula="of:=[.B316]-[.B315]" office:value-type="float" office:value="0.00000299999987873889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10686">
            <text:p>1256.010686</text:p>
          </table:table-cell>
          <table:table-cell table:formula="of:=[.A317]-[.A$20]" office:value-type="float" office:value="0.0518980000001648">
            <text:p>0.051898</text:p>
          </table:table-cell>
          <table:table-cell table:formula="of:=[.B317]-[.B31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10688">
            <text:p>1256.010688</text:p>
          </table:table-cell>
          <table:table-cell table:formula="of:=[.A318]-[.A$20]" office:value-type="float" office:value="0.0519000000001597">
            <text:p>0.051900</text:p>
          </table:table-cell>
          <table:table-cell table:formula="of:=[.B318]-[.B317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10691">
            <text:p>1256.010691</text:p>
          </table:table-cell>
          <table:table-cell table:formula="of:=[.A319]-[.A$20]" office:value-type="float" office:value="0.0519030000000384">
            <text:p>0.051903</text:p>
          </table:table-cell>
          <table:table-cell table:formula="of:=[.B319]-[.B318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10693">
            <text:p>1256.010693</text:p>
          </table:table-cell>
          <table:table-cell table:formula="of:=[.A320]-[.A$20]" office:value-type="float" office:value="0.0519050000000334">
            <text:p>0.051905</text:p>
          </table:table-cell>
          <table:table-cell table:formula="of:=[.B320]-[.B319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010732">
            <text:p>1256.010732</text:p>
          </table:table-cell>
          <table:table-cell table:formula="of:=[.A321]-[.A$20]" office:value-type="float" office:value="0.0519440000000486">
            <text:p>0.051944</text:p>
          </table:table-cell>
          <table:table-cell table:formula="of:=[.B321]-[.B320]" office:value-type="float" office:value="0.0000390000000152213">
            <text:p>0.00003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10733">
            <text:p>1256.010733</text:p>
          </table:table-cell>
          <table:table-cell table:formula="of:=[.A322]-[.A$20]" office:value-type="float" office:value="0.0519450000001598">
            <text:p>0.051945</text:p>
          </table:table-cell>
          <table:table-cell table:formula="of:=[.B322]-[.B321]" office:value-type="float" office:value="0.00000100000011116208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10735">
            <text:p>1256.010735</text:p>
          </table:table-cell>
          <table:table-cell table:formula="of:=[.A323]-[.A$20]" office:value-type="float" office:value="0.0519470000001547">
            <text:p>0.051947</text:p>
          </table:table-cell>
          <table:table-cell table:formula="of:=[.B323]-[.B322]" office:value-type="float" office:value="0.00000199999999495049">
            <text:p>0.000002</text:p>
          </table:table-cell>
          <table:table-cell office:value-type="string">
            <text:p>d_s is renewed (r + D) to 1256012.733358; c_s is fully topped up</text:p>
          </table:table-cell>
          <table:table-cell table:number-columns-repeated="2"/>
        </table:table-row>
        <table:table-row table:style-name="ro1">
          <table:table-cell office:value-type="float" office:value="1256.010738">
            <text:p>1256.010738</text:p>
          </table:table-cell>
          <table:table-cell table:formula="of:=[.A324]-[.A$20]" office:value-type="float" office:value="0.0519500000000335">
            <text:p>0.051950</text:p>
          </table:table-cell>
          <table:table-cell table:formula="of:=[.B324]-[.B323]" office:value-type="float" office:value="0.00000299999987873889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10741">
            <text:p>1256.010741</text:p>
          </table:table-cell>
          <table:table-cell table:formula="of:=[.A325]-[.A$20]" office:value-type="float" office:value="0.0519530000001396">
            <text:p>0.051953</text:p>
          </table:table-cell>
          <table:table-cell table:formula="of:=[.B325]-[.B324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10743">
            <text:p>1256.010743</text:p>
          </table:table-cell>
          <table:table-cell table:formula="of:=[.A326]-[.A$20]" office:value-type="float" office:value="0.0519550000001345">
            <text:p>0.051955</text:p>
          </table:table-cell>
          <table:table-cell table:formula="of:=[.B326]-[.B32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11692">
            <text:p>1256.011692</text:p>
          </table:table-cell>
          <table:table-cell table:formula="of:=[.A327]-[.A$20]" office:value-type="float" office:value="0.052904000000126">
            <text:p>0.052904</text:p>
          </table:table-cell>
          <table:table-cell table:formula="of:=[.B327]-[.B326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11694">
            <text:p>1256.011694</text:p>
          </table:table-cell>
          <table:table-cell table:formula="of:=[.A328]-[.A$20]" office:value-type="float" office:value="0.0529060000001209">
            <text:p>0.052906</text:p>
          </table:table-cell>
          <table:table-cell table:formula="of:=[.B328]-[.B32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11696">
            <text:p>1256.011696</text:p>
          </table:table-cell>
          <table:table-cell table:formula="of:=[.A329]-[.A$20]" office:value-type="float" office:value="0.0529080000001159">
            <text:p>0.052908</text:p>
          </table:table-cell>
          <table:table-cell table:formula="of:=[.B329]-[.B328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13629">
            <text:p>1256.013629</text:p>
          </table:table-cell>
          <table:table-cell table:formula="of:=[.A330]-[.A$20]" office:value-type="float" office:value="0.054841000000124">
            <text:p>0.054841</text:p>
          </table:table-cell>
          <table:table-cell table:formula="of:=[.B330]-[.B329]" office:value-type="float" office:value="0.00193300000000818">
            <text:p>0.0019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13631">
            <text:p>1256.013631</text:p>
          </table:table-cell>
          <table:table-cell table:formula="of:=[.A331]-[.A$20]" office:value-type="float" office:value="0.054843000000119">
            <text:p>0.054843</text:p>
          </table:table-cell>
          <table:table-cell table:formula="of:=[.B331]-[.B33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13633">
            <text:p>1256.013633</text:p>
          </table:table-cell>
          <table:table-cell table:formula="of:=[.A332]-[.A$20]" office:value-type="float" office:value="0.0548450000001139">
            <text:p>0.054845</text:p>
          </table:table-cell>
          <table:table-cell table:formula="of:=[.B332]-[.B33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13732">
            <text:p>1256.013732</text:p>
          </table:table-cell>
          <table:table-cell table:formula="of:=[.A333]-[.A$20]" office:value-type="float" office:value="0.0549439999999777">
            <text:p>0.054944</text:p>
          </table:table-cell>
          <table:table-cell table:formula="of:=[.B333]-[.B332]" office:value-type="float" office:value="0.0000989999998637359">
            <text:p>0.00009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13734">
            <text:p>1256.013734</text:p>
          </table:table-cell>
          <table:table-cell table:formula="of:=[.A334]-[.A$20]" office:value-type="float" office:value="0.0549460000002">
            <text:p>0.054946</text:p>
          </table:table-cell>
          <table:table-cell table:formula="of:=[.B334]-[.B333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13737">
            <text:p>1256.013737</text:p>
          </table:table-cell>
          <table:table-cell table:formula="of:=[.A335]-[.A$20]" office:value-type="float" office:value="0.0549490000000787">
            <text:p>0.054949</text:p>
          </table:table-cell>
          <table:table-cell table:formula="of:=[.B335]-[.B334]" office:value-type="float" office:value="0.00000299999987873889">
            <text:p>0.000003</text:p>
          </table:table-cell>
          <table:table-cell/>
          <table:table-cell office:value-type="string">
            <text:p>0.004114 / 1.936103 &lt;= 2.000000 / 5.000000</text:p>
          </table:table-cell>
          <table:table-cell/>
        </table:table-row>
        <table:table-row table:style-name="ro1">
          <table:table-cell office:value-type="float" office:value="1256.013739">
            <text:p>1256.013739</text:p>
          </table:table-cell>
          <table:table-cell table:formula="of:=[.A336]-[.A$20]" office:value-type="float" office:value="0.0549510000000737">
            <text:p>0.054951</text:p>
          </table:table-cell>
          <table:table-cell table:formula="of:=[.B336]-[.B335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13741">
            <text:p>1256.013741</text:p>
          </table:table-cell>
          <table:table-cell table:formula="of:=[.A337]-[.A$20]" office:value-type="float" office:value="0.0549530000000686">
            <text:p>0.054953</text:p>
          </table:table-cell>
          <table:table-cell table:formula="of:=[.B337]-[.B336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13744">
            <text:p>1256.013744</text:p>
          </table:table-cell>
          <table:table-cell table:formula="of:=[.A338]-[.A$20]" office:value-type="float" office:value="0.0549560000001748">
            <text:p>0.054956</text:p>
          </table:table-cell>
          <table:table-cell table:formula="of:=[.B338]-[.B337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13746">
            <text:p>1256.013746</text:p>
          </table:table-cell>
          <table:table-cell table:formula="of:=[.A339]-[.A$20]" office:value-type="float" office:value="0.0549580000001697">
            <text:p>0.054958</text:p>
          </table:table-cell>
          <table:table-cell table:formula="of:=[.B339]-[.B338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1473">
            <text:p>1256.014730</text:p>
          </table:table-cell>
          <table:table-cell table:formula="of:=[.A340]-[.A$20]" office:value-type="float" office:value="0.0559420000001865">
            <text:p>0.055942</text:p>
          </table:table-cell>
          <table:table-cell table:formula="of:=[.B340]-[.B339]" office:value-type="float" office:value="0.000984000000016749">
            <text:p>0.0009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14731">
            <text:p>1256.014731</text:p>
          </table:table-cell>
          <table:table-cell table:formula="of:=[.A341]-[.A$20]" office:value-type="float" office:value="0.0559430000000702">
            <text:p>0.055943</text:p>
          </table:table-cell>
          <table:table-cell table:formula="of:=[.B341]-[.B340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14734">
            <text:p>1256.014734</text:p>
          </table:table-cell>
          <table:table-cell table:formula="of:=[.A342]-[.A$20]" office:value-type="float" office:value="0.0559460000001764">
            <text:p>0.055946</text:p>
          </table:table-cell>
          <table:table-cell table:formula="of:=[.B342]-[.B341]" office:value-type="float" office:value="0.00000300000010611257">
            <text:p>0.000003</text:p>
          </table:table-cell>
          <table:table-cell office:value-type="string">
            <text:p>d_s is renewed (r + D) to 1256016.731514; c_s is fully topped up</text:p>
          </table:table-cell>
          <table:table-cell table:number-columns-repeated="2"/>
        </table:table-row>
        <table:table-row table:style-name="ro1">
          <table:table-cell office:value-type="float" office:value="1256.015704">
            <text:p>1256.015704</text:p>
          </table:table-cell>
          <table:table-cell table:formula="of:=[.A343]-[.A$20]" office:value-type="float" office:value="0.0569160000000011">
            <text:p>0.056916</text:p>
          </table:table-cell>
          <table:table-cell table:formula="of:=[.B343]-[.B342]" office:value-type="float" office:value="0.000969999999824722">
            <text:p>0.00097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15706">
            <text:p>1256.015706</text:p>
          </table:table-cell>
          <table:table-cell table:formula="of:=[.A344]-[.A$20]" office:value-type="float" office:value="0.056917999999996">
            <text:p>0.056918</text:p>
          </table:table-cell>
          <table:table-cell table:formula="of:=[.B344]-[.B343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15708">
            <text:p>1256.015708</text:p>
          </table:table-cell>
          <table:table-cell table:formula="of:=[.A345]-[.A$20]" office:value-type="float" office:value="0.056919999999991">
            <text:p>0.056920</text:p>
          </table:table-cell>
          <table:table-cell table:formula="of:=[.B345]-[.B34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15711">
            <text:p>1256.015711</text:p>
          </table:table-cell>
          <table:table-cell table:formula="of:=[.A346]-[.A$20]" office:value-type="float" office:value="0.0569230000000971">
            <text:p>0.056923</text:p>
          </table:table-cell>
          <table:table-cell table:formula="of:=[.B346]-[.B345]" office:value-type="float" office:value="0.00000300000010611257">
            <text:p>0.000003</text:p>
          </table:table-cell>
          <table:table-cell/>
          <table:table-cell office:value-type="string">
            <text:p>postpones its deadline to 1256020.670044; c_s is topped up to 0.009889</text:p>
          </table:table-cell>
          <table:table-cell/>
        </table:table-row>
        <table:table-row table:style-name="ro1">
          <table:table-cell office:value-type="float" office:value="1256.015713">
            <text:p>1256.015713</text:p>
          </table:table-cell>
          <table:table-cell table:formula="of:=[.A347]-[.A$20]" office:value-type="float" office:value="0.056925000000092">
            <text:p>0.056925</text:p>
          </table:table-cell>
          <table:table-cell table:formula="of:=[.B347]-[.B34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15715">
            <text:p>1256.015715</text:p>
          </table:table-cell>
          <table:table-cell table:formula="of:=[.A348]-[.A$20]" office:value-type="float" office:value="0.056927000000087">
            <text:p>0.056927</text:p>
          </table:table-cell>
          <table:table-cell table:formula="of:=[.B348]-[.B34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16006">
            <text:p>1256.016006</text:p>
          </table:table-cell>
          <table:table-cell table:formula="of:=[.A349]-[.A$20]" office:value-type="float" office:value="0.0572180000001481">
            <text:p>0.057218</text:p>
          </table:table-cell>
          <table:table-cell table:formula="of:=[.B349]-[.B348]" office:value-type="float" office:value="0.000291000000061103">
            <text:p>0.00029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016009">
            <text:p>1256.016009</text:p>
          </table:table-cell>
          <table:table-cell table:formula="of:=[.A350]-[.A$20]" office:value-type="float" office:value="0.0572210000000268">
            <text:p>0.057221</text:p>
          </table:table-cell>
          <table:table-cell table:formula="of:=[.B350]-[.B349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16012">
            <text:p>1256.016012</text:p>
          </table:table-cell>
          <table:table-cell table:formula="of:=[.A351]-[.A$20]" office:value-type="float" office:value="0.0572240000001329">
            <text:p>0.057224</text:p>
          </table:table-cell>
          <table:table-cell table:formula="of:=[.B351]-[.B350]" office:value-type="float" office:value="0.00000300000010611257">
            <text:p>0.000003</text:p>
          </table:table-cell>
          <table:table-cell table:number-columns-repeated="2"/>
          <table:table-cell office:value-type="string">
            <text:p>postpones its deadline to 1256022.746145; c_s is topped up to 2.739951</text:p>
          </table:table-cell>
        </table:table-row>
        <table:table-row table:style-name="ro1">
          <table:table-cell office:value-type="float" office:value="1256.016019">
            <text:p>1256.016019</text:p>
          </table:table-cell>
          <table:table-cell table:formula="of:=[.A352]-[.A$20]" office:value-type="float" office:value="0.0572310000000016">
            <text:p>0.057231</text:p>
          </table:table-cell>
          <table:table-cell table:formula="of:=[.B352]-[.B351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16021">
            <text:p>1256.016021</text:p>
          </table:table-cell>
          <table:table-cell table:formula="of:=[.A353]-[.A$20]" office:value-type="float" office:value="0.0572329999999965">
            <text:p>0.057233</text:p>
          </table:table-cell>
          <table:table-cell table:formula="of:=[.B353]-[.B352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01697">
            <text:p>1256.016970</text:p>
          </table:table-cell>
          <table:table-cell table:formula="of:=[.A354]-[.A$20]" office:value-type="float" office:value="0.058181999999988">
            <text:p>0.058182</text:p>
          </table:table-cell>
          <table:table-cell table:formula="of:=[.B354]-[.B353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16972">
            <text:p>1256.016972</text:p>
          </table:table-cell>
          <table:table-cell table:formula="of:=[.A355]-[.A$20]" office:value-type="float" office:value="0.0581839999999829">
            <text:p>0.058184</text:p>
          </table:table-cell>
          <table:table-cell table:formula="of:=[.B355]-[.B354]" office:value-type="float" office:value="0.00000199999999495049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256.016974">
            <text:p>1256.016974</text:p>
          </table:table-cell>
          <table:table-cell table:formula="of:=[.A356]-[.A$20]" office:value-type="float" office:value="0.0581859999999779">
            <text:p>0.058186</text:p>
          </table:table-cell>
          <table:table-cell table:formula="of:=[.B356]-[.B35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16977">
            <text:p>1256.016977</text:p>
          </table:table-cell>
          <table:table-cell table:formula="of:=[.A357]-[.A$20]" office:value-type="float" office:value="0.058189000000084">
            <text:p>0.058189</text:p>
          </table:table-cell>
          <table:table-cell table:formula="of:=[.B357]-[.B356]" office:value-type="float" office:value="0.00000300000010611257">
            <text:p>0.000003</text:p>
          </table:table-cell>
          <table:table-cell office:value-type="string">
            <text:p>postpones its deadline to 1256018.731514; c_s is topped up to 0.761554</text:p>
          </table:table-cell>
          <table:table-cell table:number-columns-repeated="2"/>
        </table:table-row>
        <table:table-row table:style-name="ro1">
          <table:table-cell office:value-type="float" office:value="1256.016979">
            <text:p>1256.016979</text:p>
          </table:table-cell>
          <table:table-cell table:formula="of:=[.A358]-[.A$20]" office:value-type="float" office:value="0.0581910000000789">
            <text:p>0.058191</text:p>
          </table:table-cell>
          <table:table-cell table:formula="of:=[.B358]-[.B35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16981">
            <text:p>1256.016981</text:p>
          </table:table-cell>
          <table:table-cell table:formula="of:=[.A359]-[.A$20]" office:value-type="float" office:value="0.0581930000000739">
            <text:p>0.058193</text:p>
          </table:table-cell>
          <table:table-cell table:formula="of:=[.B359]-[.B35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17666">
            <text:p>1256.017666</text:p>
          </table:table-cell>
          <table:table-cell table:formula="of:=[.A360]-[.A$20]" office:value-type="float" office:value="0.0588780000000497">
            <text:p>0.058878</text:p>
          </table:table-cell>
          <table:table-cell table:formula="of:=[.B360]-[.B359]" office:value-type="float" office:value="0.000684999999975844">
            <text:p>0.00068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17668">
            <text:p>1256.017668</text:p>
          </table:table-cell>
          <table:table-cell table:formula="of:=[.A361]-[.A$20]" office:value-type="float" office:value="0.0588800000000447">
            <text:p>0.058880</text:p>
          </table:table-cell>
          <table:table-cell table:formula="of:=[.B361]-[.B360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18752">
            <text:p>1256.018752</text:p>
          </table:table-cell>
          <table:table-cell table:formula="of:=[.A362]-[.A$20]" office:value-type="float" office:value="0.0599640000000363">
            <text:p>0.059964</text:p>
          </table:table-cell>
          <table:table-cell table:formula="of:=[.B362]-[.B361]" office:value-type="float" office:value="0.00108399999999165">
            <text:p>0.00108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18754">
            <text:p>1256.018754</text:p>
          </table:table-cell>
          <table:table-cell table:formula="of:=[.A363]-[.A$20]" office:value-type="float" office:value="0.0599660000000313">
            <text:p>0.059966</text:p>
          </table:table-cell>
          <table:table-cell table:formula="of:=[.B363]-[.B36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18757">
            <text:p>1256.018757</text:p>
          </table:table-cell>
          <table:table-cell table:formula="of:=[.A364]-[.A$20]" office:value-type="float" office:value="0.0599690000001374">
            <text:p>0.059969</text:p>
          </table:table-cell>
          <table:table-cell table:formula="of:=[.B364]-[.B363]" office:value-type="float" office:value="0.00000300000010611257">
            <text:p>0.000003</text:p>
          </table:table-cell>
          <table:table-cell/>
          <table:table-cell office:value-type="string">
            <text:p>0.009889 / 1.915824 &lt;= 2.000000 / 5.000000</text:p>
          </table:table-cell>
          <table:table-cell/>
        </table:table-row>
        <table:table-row table:style-name="ro1">
          <table:table-cell office:value-type="float" office:value="1256.018759">
            <text:p>1256.018759</text:p>
          </table:table-cell>
          <table:table-cell table:formula="of:=[.A365]-[.A$20]" office:value-type="float" office:value="0.0599710000001323">
            <text:p>0.059971</text:p>
          </table:table-cell>
          <table:table-cell table:formula="of:=[.B365]-[.B364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18762">
            <text:p>1256.018762</text:p>
          </table:table-cell>
          <table:table-cell table:formula="of:=[.A366]-[.A$20]" office:value-type="float" office:value="0.0599740000000111">
            <text:p>0.059974</text:p>
          </table:table-cell>
          <table:table-cell table:formula="of:=[.B366]-[.B365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18764">
            <text:p>1256.018764</text:p>
          </table:table-cell>
          <table:table-cell table:formula="of:=[.A367]-[.A$20]" office:value-type="float" office:value="0.059976000000006">
            <text:p>0.059976</text:p>
          </table:table-cell>
          <table:table-cell table:formula="of:=[.B367]-[.B36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18766">
            <text:p>1256.018766</text:p>
          </table:table-cell>
          <table:table-cell table:formula="of:=[.A368]-[.A$20]" office:value-type="float" office:value="0.059978000000001">
            <text:p>0.059978</text:p>
          </table:table-cell>
          <table:table-cell table:formula="of:=[.B368]-[.B367]" office:value-type="float" office:value="0.00000199999999495049">
            <text:p>0.000002</text:p>
          </table:table-cell>
          <table:table-cell office:value-type="string">
            <text:p>d_s is renewed (r + D) to 1256020.754220; c_s is fully topped up</text:p>
          </table:table-cell>
          <table:table-cell table:number-columns-repeated="2"/>
        </table:table-row>
        <table:table-row table:style-name="ro1">
          <table:table-cell office:value-type="float" office:value="1256.018768">
            <text:p>1256.018768</text:p>
          </table:table-cell>
          <table:table-cell table:formula="of:=[.A369]-[.A$20]" office:value-type="float" office:value="0.0599799999999959">
            <text:p>0.059980</text:p>
          </table:table-cell>
          <table:table-cell table:formula="of:=[.B369]-[.B368]" office:value-type="float" office:value="0.00000199999999495049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1877">
            <text:p>1256.018770</text:p>
          </table:table-cell>
          <table:table-cell table:formula="of:=[.A370]-[.A$20]" office:value-type="float" office:value="0.0599819999999909">
            <text:p>0.059982</text:p>
          </table:table-cell>
          <table:table-cell table:formula="of:=[.B370]-[.B36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18773">
            <text:p>1256.018773</text:p>
          </table:table-cell>
          <table:table-cell table:formula="of:=[.A371]-[.A$20]" office:value-type="float" office:value="0.059985000000097">
            <text:p>0.059985</text:p>
          </table:table-cell>
          <table:table-cell table:formula="of:=[.B371]-[.B370]" office:value-type="float" office:value="0.00000300000010611257">
            <text:p>0.000003</text:p>
          </table:table-cell>
          <table:table-cell table:number-columns-repeated="2"/>
          <table:table-cell office:value-type="string">
            <text:p>2.031369 / 3.991925 &gt; 3.000000 / 7.000000</text:p>
          </table:table-cell>
        </table:table-row>
        <table:table-row table:style-name="ro1">
          <table:table-cell office:value-type="float" office:value="1256.018775">
            <text:p>1256.018775</text:p>
          </table:table-cell>
          <table:table-cell table:formula="of:=[.A372]-[.A$20]" office:value-type="float" office:value="0.0599870000000919">
            <text:p>0.059987</text:p>
          </table:table-cell>
          <table:table-cell table:formula="of:=[.B372]-[.B37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025.754220; c_s is fully topped up</text:p>
          </table:table-cell>
        </table:table-row>
        <table:table-row table:style-name="ro1">
          <table:table-cell office:value-type="float" office:value="1256.018785">
            <text:p>1256.018785</text:p>
          </table:table-cell>
          <table:table-cell table:formula="of:=[.A373]-[.A$20]" office:value-type="float" office:value="0.0599970000000667">
            <text:p>0.059997</text:p>
          </table:table-cell>
          <table:table-cell table:formula="of:=[.B373]-[.B372]" office:value-type="float" office:value="0.00000999999997475243">
            <text:p>0.000010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256.018788">
            <text:p>1256.018788</text:p>
          </table:table-cell>
          <table:table-cell table:formula="of:=[.A374]-[.A$20]" office:value-type="float" office:value="0.0600000000001728">
            <text:p>0.060000</text:p>
          </table:table-cell>
          <table:table-cell table:formula="of:=[.B374]-[.B37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1879">
            <text:p>1256.018790</text:p>
          </table:table-cell>
          <table:table-cell table:formula="of:=[.A375]-[.A$20]" office:value-type="float" office:value="0.0600020000001678">
            <text:p>0.060002</text:p>
          </table:table-cell>
          <table:table-cell table:formula="of:=[.B375]-[.B374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18794">
            <text:p>1256.018794</text:p>
          </table:table-cell>
          <table:table-cell table:formula="of:=[.A376]-[.A$20]" office:value-type="float" office:value="0.0600060000001577">
            <text:p>0.060006</text:p>
          </table:table-cell>
          <table:table-cell table:formula="of:=[.B376]-[.B375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18796">
            <text:p>1256.018796</text:p>
          </table:table-cell>
          <table:table-cell table:formula="of:=[.A377]-[.A$20]" office:value-type="float" office:value="0.0600080000001526">
            <text:p>0.060008</text:p>
          </table:table-cell>
          <table:table-cell table:formula="of:=[.B377]-[.B37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18798">
            <text:p>1256.018798</text:p>
          </table:table-cell>
          <table:table-cell table:formula="of:=[.A378]-[.A$20]" office:value-type="float" office:value="0.0600100000001476">
            <text:p>0.060010</text:p>
          </table:table-cell>
          <table:table-cell table:formula="of:=[.B378]-[.B377]" office:value-type="float" office:value="0.00000199999999495049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256.019748">
            <text:p>1256.019748</text:p>
          </table:table-cell>
          <table:table-cell table:formula="of:=[.A379]-[.A$20]" office:value-type="float" office:value="0.0609600000000228">
            <text:p>0.060960</text:p>
          </table:table-cell>
          <table:table-cell table:formula="of:=[.B379]-[.B378]" office:value-type="float" office:value="0.000949999999875217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1975">
            <text:p>1256.019750</text:p>
          </table:table-cell>
          <table:table-cell table:formula="of:=[.A380]-[.A$20]" office:value-type="float" office:value="0.0609620000000177">
            <text:p>0.060962</text:p>
          </table:table-cell>
          <table:table-cell table:formula="of:=[.B380]-[.B37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19752">
            <text:p>1256.019752</text:p>
          </table:table-cell>
          <table:table-cell table:formula="of:=[.A381]-[.A$20]" office:value-type="float" office:value="0.0609640000000127">
            <text:p>0.060964</text:p>
          </table:table-cell>
          <table:table-cell table:formula="of:=[.B381]-[.B38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20675">
            <text:p>1256.020675</text:p>
          </table:table-cell>
          <table:table-cell table:formula="of:=[.A382]-[.A$20]" office:value-type="float" office:value="0.0618870000000698">
            <text:p>0.061887</text:p>
          </table:table-cell>
          <table:table-cell table:formula="of:=[.B382]-[.B381]" office:value-type="float" office:value="0.000923000000057073">
            <text:p>0.00092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20677">
            <text:p>1256.020677</text:p>
          </table:table-cell>
          <table:table-cell table:formula="of:=[.A383]-[.A$20]" office:value-type="float" office:value="0.0618890000000647">
            <text:p>0.061889</text:p>
          </table:table-cell>
          <table:table-cell table:formula="of:=[.B383]-[.B38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2068">
            <text:p>1256.020680</text:p>
          </table:table-cell>
          <table:table-cell table:formula="of:=[.A384]-[.A$20]" office:value-type="float" office:value="0.0618920000001708">
            <text:p>0.061892</text:p>
          </table:table-cell>
          <table:table-cell table:formula="of:=[.B384]-[.B383]" office:value-type="float" office:value="0.00000300000010611257">
            <text:p>0.000003</text:p>
          </table:table-cell>
          <table:table-cell/>
          <table:table-cell office:value-type="string">
            <text:p>postpones its deadline to 1256025.670044; c_s is topped up to 1.976052</text:p>
          </table:table-cell>
          <table:table-cell/>
        </table:table-row>
        <table:table-row table:style-name="ro1">
          <table:table-cell office:value-type="float" office:value="1256.020682">
            <text:p>1256.020682</text:p>
          </table:table-cell>
          <table:table-cell table:formula="of:=[.A385]-[.A$20]" office:value-type="float" office:value="0.0618940000001658">
            <text:p>0.061894</text:p>
          </table:table-cell>
          <table:table-cell table:formula="of:=[.B385]-[.B38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20686">
            <text:p>1256.020686</text:p>
          </table:table-cell>
          <table:table-cell table:formula="of:=[.A386]-[.A$20]" office:value-type="float" office:value="0.0618980000001557">
            <text:p>0.061898</text:p>
          </table:table-cell>
          <table:table-cell table:formula="of:=[.B386]-[.B38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20688">
            <text:p>1256.020688</text:p>
          </table:table-cell>
          <table:table-cell table:formula="of:=[.A387]-[.A$20]" office:value-type="float" office:value="0.0619000000001506">
            <text:p>0.061900</text:p>
          </table:table-cell>
          <table:table-cell table:formula="of:=[.B387]-[.B386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2069">
            <text:p>1256.020690</text:p>
          </table:table-cell>
          <table:table-cell table:formula="of:=[.A388]-[.A$20]" office:value-type="float" office:value="0.0619020000001456">
            <text:p>0.061902</text:p>
          </table:table-cell>
          <table:table-cell table:formula="of:=[.B388]-[.B38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20692">
            <text:p>1256.020692</text:p>
          </table:table-cell>
          <table:table-cell table:formula="of:=[.A389]-[.A$20]" office:value-type="float" office:value="0.0619040000001405">
            <text:p>0.061904</text:p>
          </table:table-cell>
          <table:table-cell table:formula="of:=[.B389]-[.B388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022642">
            <text:p>1256.022642</text:p>
          </table:table-cell>
          <table:table-cell table:formula="of:=[.A390]-[.A$20]" office:value-type="float" office:value="0.0638539999999921">
            <text:p>0.063854</text:p>
          </table:table-cell>
          <table:table-cell table:formula="of:=[.B390]-[.B389]" office:value-type="float" office:value="0.00194999999985157">
            <text:p>0.00195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22644">
            <text:p>1256.022644</text:p>
          </table:table-cell>
          <table:table-cell table:formula="of:=[.A391]-[.A$20]" office:value-type="float" office:value="0.063855999999987">
            <text:p>0.063856</text:p>
          </table:table-cell>
          <table:table-cell table:formula="of:=[.B391]-[.B39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22646">
            <text:p>1256.022646</text:p>
          </table:table-cell>
          <table:table-cell table:formula="of:=[.A392]-[.A$20]" office:value-type="float" office:value="0.063857999999982">
            <text:p>0.063858</text:p>
          </table:table-cell>
          <table:table-cell table:formula="of:=[.B392]-[.B39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22729">
            <text:p>1256.022729</text:p>
          </table:table-cell>
          <table:table-cell table:formula="of:=[.A393]-[.A$20]" office:value-type="float" office:value="0.0639410000001135">
            <text:p>0.063941</text:p>
          </table:table-cell>
          <table:table-cell table:formula="of:=[.B393]-[.B392]" office:value-type="float" office:value="0.0000830000001315057">
            <text:p>0.0000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22731">
            <text:p>1256.022731</text:p>
          </table:table-cell>
          <table:table-cell table:formula="of:=[.A394]-[.A$20]" office:value-type="float" office:value="0.0639430000001084">
            <text:p>0.063943</text:p>
          </table:table-cell>
          <table:table-cell table:formula="of:=[.B394]-[.B39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22733">
            <text:p>1256.022733</text:p>
          </table:table-cell>
          <table:table-cell table:formula="of:=[.A395]-[.A$20]" office:value-type="float" office:value="0.0639450000001034">
            <text:p>0.063945</text:p>
          </table:table-cell>
          <table:table-cell table:formula="of:=[.B395]-[.B394]" office:value-type="float" office:value="0.00000199999999495049">
            <text:p>0.000002</text:p>
          </table:table-cell>
          <table:table-cell office:value-type="string">
            <text:p>d_s is renewed (r + D) to 1256024.731050; c_s is fully topped up</text:p>
          </table:table-cell>
          <table:table-cell table:number-columns-repeated="2"/>
        </table:table-row>
        <table:table-row table:style-name="ro1">
          <table:table-cell office:value-type="float" office:value="1256.022736">
            <text:p>1256.022736</text:p>
          </table:table-cell>
          <table:table-cell table:formula="of:=[.A396]-[.A$20]" office:value-type="float" office:value="0.0639479999999821">
            <text:p>0.063948</text:p>
          </table:table-cell>
          <table:table-cell table:formula="of:=[.B396]-[.B395]" office:value-type="float" office:value="0.00000299999987873889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022739">
            <text:p>1256.022739</text:p>
          </table:table-cell>
          <table:table-cell table:formula="of:=[.A397]-[.A$20]" office:value-type="float" office:value="0.0639510000000882">
            <text:p>0.063951</text:p>
          </table:table-cell>
          <table:table-cell table:formula="of:=[.B397]-[.B39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22741">
            <text:p>1256.022741</text:p>
          </table:table-cell>
          <table:table-cell table:formula="of:=[.A398]-[.A$20]" office:value-type="float" office:value="0.0639530000000832">
            <text:p>0.063953</text:p>
          </table:table-cell>
          <table:table-cell table:formula="of:=[.B398]-[.B397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023689">
            <text:p>1256.023689</text:p>
          </table:table-cell>
          <table:table-cell table:formula="of:=[.A399]-[.A$20]" office:value-type="float" office:value="0.0649010000001908">
            <text:p>0.064901</text:p>
          </table:table-cell>
          <table:table-cell table:formula="of:=[.B399]-[.B398]" office:value-type="float" office:value="0.000948000000107641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23691">
            <text:p>1256.023691</text:p>
          </table:table-cell>
          <table:table-cell table:formula="of:=[.A400]-[.A$20]" office:value-type="float" office:value="0.0649030000001858">
            <text:p>0.064903</text:p>
          </table:table-cell>
          <table:table-cell table:formula="of:=[.B400]-[.B39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23693">
            <text:p>1256.023693</text:p>
          </table:table-cell>
          <table:table-cell table:formula="of:=[.A401]-[.A$20]" office:value-type="float" office:value="0.0649050000001807">
            <text:p>0.064905</text:p>
          </table:table-cell>
          <table:table-cell table:formula="of:=[.B401]-[.B40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23729">
            <text:p>1256.023729</text:p>
          </table:table-cell>
          <table:table-cell table:formula="of:=[.A402]-[.A$20]" office:value-type="float" office:value="0.0649410000000898">
            <text:p>0.064941</text:p>
          </table:table-cell>
          <table:table-cell table:formula="of:=[.B402]-[.B401]" office:value-type="float" office:value="0.0000359999999091087">
            <text:p>0.00003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2373">
            <text:p>1256.023730</text:p>
          </table:table-cell>
          <table:table-cell table:formula="of:=[.A403]-[.A$20]" office:value-type="float" office:value="0.0649419999999736">
            <text:p>0.064942</text:p>
          </table:table-cell>
          <table:table-cell table:formula="of:=[.B403]-[.B402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23733">
            <text:p>1256.023733</text:p>
          </table:table-cell>
          <table:table-cell table:formula="of:=[.A404]-[.A$20]" office:value-type="float" office:value="0.0649450000000797">
            <text:p>0.064945</text:p>
          </table:table-cell>
          <table:table-cell table:formula="of:=[.B404]-[.B403]" office:value-type="float" office:value="0.00000300000010611257">
            <text:p>0.000003</text:p>
          </table:table-cell>
          <table:table-cell/>
          <table:table-cell office:value-type="string">
            <text:p>0.019091 / 1.939583 &lt;= 2.000000 / 5.000000</text:p>
          </table:table-cell>
          <table:table-cell/>
        </table:table-row>
        <table:table-row table:style-name="ro1">
          <table:table-cell office:value-type="float" office:value="1256.023735">
            <text:p>1256.023735</text:p>
          </table:table-cell>
          <table:table-cell table:formula="of:=[.A405]-[.A$20]" office:value-type="float" office:value="0.0649470000000747">
            <text:p>0.064947</text:p>
          </table:table-cell>
          <table:table-cell table:formula="of:=[.B405]-[.B404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23737">
            <text:p>1256.023737</text:p>
          </table:table-cell>
          <table:table-cell table:formula="of:=[.A406]-[.A$20]" office:value-type="float" office:value="0.0649490000000696">
            <text:p>0.064949</text:p>
          </table:table-cell>
          <table:table-cell table:formula="of:=[.B406]-[.B40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2374">
            <text:p>1256.023740</text:p>
          </table:table-cell>
          <table:table-cell table:formula="of:=[.A407]-[.A$20]" office:value-type="float" office:value="0.0649520000001758">
            <text:p>0.064952</text:p>
          </table:table-cell>
          <table:table-cell table:formula="of:=[.B407]-[.B40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23742">
            <text:p>1256.023742</text:p>
          </table:table-cell>
          <table:table-cell table:formula="of:=[.A408]-[.A$20]" office:value-type="float" office:value="0.0649540000001707">
            <text:p>0.064954</text:p>
          </table:table-cell>
          <table:table-cell table:formula="of:=[.B408]-[.B407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24007">
            <text:p>1256.024007</text:p>
          </table:table-cell>
          <table:table-cell table:formula="of:=[.A409]-[.A$20]" office:value-type="float" office:value="0.0652190000000701">
            <text:p>0.065219</text:p>
          </table:table-cell>
          <table:table-cell table:formula="of:=[.B409]-[.B408]" office:value-type="float" office:value="0.000264999999899373">
            <text:p>0.000265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24014">
            <text:p>1256.024014</text:p>
          </table:table-cell>
          <table:table-cell table:formula="of:=[.A410]-[.A$20]" office:value-type="float" office:value="0.0652260000001661">
            <text:p>0.065226</text:p>
          </table:table-cell>
          <table:table-cell table:formula="of:=[.B410]-[.B409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24016">
            <text:p>1256.024016</text:p>
          </table:table-cell>
          <table:table-cell table:formula="of:=[.A411]-[.A$20]" office:value-type="float" office:value="0.065228000000161">
            <text:p>0.065228</text:p>
          </table:table-cell>
          <table:table-cell table:formula="of:=[.B411]-[.B41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25672">
            <text:p>1256.025672</text:p>
          </table:table-cell>
          <table:table-cell table:formula="of:=[.A412]-[.A$20]" office:value-type="float" office:value="0.0668840000000728">
            <text:p>0.066884</text:p>
          </table:table-cell>
          <table:table-cell table:formula="of:=[.B412]-[.B411]" office:value-type="float" office:value="0.00165599999991173">
            <text:p>0.00165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25674">
            <text:p>1256.025674</text:p>
          </table:table-cell>
          <table:table-cell table:formula="of:=[.A413]-[.A$20]" office:value-type="float" office:value="0.0668860000000677">
            <text:p>0.066886</text:p>
          </table:table-cell>
          <table:table-cell table:formula="of:=[.B413]-[.B41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25677">
            <text:p>1256.025677</text:p>
          </table:table-cell>
          <table:table-cell table:formula="of:=[.A414]-[.A$20]" office:value-type="float" office:value="0.0668890000001738">
            <text:p>0.066889</text:p>
          </table:table-cell>
          <table:table-cell table:formula="of:=[.B414]-[.B413]" office:value-type="float" office:value="0.00000300000010611257">
            <text:p>0.000003</text:p>
          </table:table-cell>
          <table:table-cell/>
          <table:table-cell office:value-type="string">
            <text:p>postpones its deadline to 1256030.670044; c_s is topped up to 1.752510</text:p>
          </table:table-cell>
          <table:table-cell/>
        </table:table-row>
        <table:table-row table:style-name="ro1">
          <table:table-cell office:value-type="float" office:value="1256.025959">
            <text:p>1256.025959</text:p>
          </table:table-cell>
          <table:table-cell table:formula="of:=[.A415]-[.A$20]" office:value-type="float" office:value="0.067171000000144">
            <text:p>0.067171</text:p>
          </table:table-cell>
          <table:table-cell table:formula="of:=[.B415]-[.B414]" office:value-type="float" office:value="0.000281999999970139">
            <text:p>0.00028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25961">
            <text:p>1256.025961</text:p>
          </table:table-cell>
          <table:table-cell table:formula="of:=[.A416]-[.A$20]" office:value-type="float" office:value="0.0671730000001389">
            <text:p>0.067173</text:p>
          </table:table-cell>
          <table:table-cell table:formula="of:=[.B416]-[.B415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025964">
            <text:p>1256.025964</text:p>
          </table:table-cell>
          <table:table-cell table:formula="of:=[.A417]-[.A$20]" office:value-type="float" office:value="0.0671760000000177">
            <text:p>0.067176</text:p>
          </table:table-cell>
          <table:table-cell table:formula="of:=[.B417]-[.B416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25966">
            <text:p>1256.025966</text:p>
          </table:table-cell>
          <table:table-cell table:formula="of:=[.A418]-[.A$20]" office:value-type="float" office:value="0.0671780000000126">
            <text:p>0.067178</text:p>
          </table:table-cell>
          <table:table-cell table:formula="of:=[.B418]-[.B417]" office:value-type="float" office:value="0.00000199999999495049">
            <text:p>0.000002</text:p>
          </table:table-cell>
          <table:table-cell table:number-columns-repeated="2"/>
          <table:table-cell office:value-type="string">
            <text:p>postpones its deadline to 1256032.754220; c_s is topped up to 2.765306</text:p>
          </table:table-cell>
        </table:table-row>
        <table:table-row table:style-name="ro1">
          <table:table-cell office:value-type="float" office:value="1256.025968">
            <text:p>1256.025968</text:p>
          </table:table-cell>
          <table:table-cell table:formula="of:=[.A419]-[.A$20]" office:value-type="float" office:value="0.0671800000000076">
            <text:p>0.067180</text:p>
          </table:table-cell>
          <table:table-cell table:formula="of:=[.B419]-[.B41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2597">
            <text:p>1256.025970</text:p>
          </table:table-cell>
          <table:table-cell table:formula="of:=[.A420]-[.A$20]" office:value-type="float" office:value="0.0671820000000025">
            <text:p>0.067182</text:p>
          </table:table-cell>
          <table:table-cell table:formula="of:=[.B420]-[.B419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2673">
            <text:p>1256.026730</text:p>
          </table:table-cell>
          <table:table-cell table:formula="of:=[.A421]-[.A$20]" office:value-type="float" office:value="0.0679420000001301">
            <text:p>0.067942</text:p>
          </table:table-cell>
          <table:table-cell table:formula="of:=[.B421]-[.B420]" office:value-type="float" office:value="0.000760000000127548">
            <text:p>0.00076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26732">
            <text:p>1256.026732</text:p>
          </table:table-cell>
          <table:table-cell table:formula="of:=[.A422]-[.A$20]" office:value-type="float" office:value="0.067944000000125">
            <text:p>0.067944</text:p>
          </table:table-cell>
          <table:table-cell table:formula="of:=[.B422]-[.B42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26734">
            <text:p>1256.026734</text:p>
          </table:table-cell>
          <table:table-cell table:formula="of:=[.A423]-[.A$20]" office:value-type="float" office:value="0.06794600000012">
            <text:p>0.067946</text:p>
          </table:table-cell>
          <table:table-cell table:formula="of:=[.B423]-[.B422]" office:value-type="float" office:value="0.00000199999999495049">
            <text:p>0.000002</text:p>
          </table:table-cell>
          <table:table-cell office:value-type="string">
            <text:p>d_s is renewed (r + D) to 1256028.731720; c_s is fully topped up</text:p>
          </table:table-cell>
          <table:table-cell table:number-columns-repeated="2"/>
        </table:table-row>
        <table:table-row table:style-name="ro1">
          <table:table-cell office:value-type="float" office:value="1256.026736">
            <text:p>1256.026736</text:p>
          </table:table-cell>
          <table:table-cell table:formula="of:=[.A424]-[.A$20]" office:value-type="float" office:value="0.0679480000001149">
            <text:p>0.067948</text:p>
          </table:table-cell>
          <table:table-cell table:formula="of:=[.B424]-[.B42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26739">
            <text:p>1256.026739</text:p>
          </table:table-cell>
          <table:table-cell table:formula="of:=[.A425]-[.A$20]" office:value-type="float" office:value="0.0679509999999937">
            <text:p>0.067951</text:p>
          </table:table-cell>
          <table:table-cell table:formula="of:=[.B425]-[.B424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26741">
            <text:p>1256.026741</text:p>
          </table:table-cell>
          <table:table-cell table:formula="of:=[.A426]-[.A$20]" office:value-type="float" office:value="0.0679529999999886">
            <text:p>0.067953</text:p>
          </table:table-cell>
          <table:table-cell table:formula="of:=[.B426]-[.B425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2769">
            <text:p>1256.027690</text:p>
          </table:table-cell>
          <table:table-cell table:formula="of:=[.A427]-[.A$20]" office:value-type="float" office:value="0.06890199999998">
            <text:p>0.068902</text:p>
          </table:table-cell>
          <table:table-cell table:formula="of:=[.B427]-[.B426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27692">
            <text:p>1256.027692</text:p>
          </table:table-cell>
          <table:table-cell table:formula="of:=[.A428]-[.A$20]" office:value-type="float" office:value="0.068903999999975">
            <text:p>0.068904</text:p>
          </table:table-cell>
          <table:table-cell table:formula="of:=[.B428]-[.B42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27694">
            <text:p>1256.027694</text:p>
          </table:table-cell>
          <table:table-cell table:formula="of:=[.A429]-[.A$20]" office:value-type="float" office:value="0.0689060000001973">
            <text:p>0.068906</text:p>
          </table:table-cell>
          <table:table-cell table:formula="of:=[.B429]-[.B428]" office:value-type="float" office:value="0.00000200000022232416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28655">
            <text:p>1256.028655</text:p>
          </table:table-cell>
          <table:table-cell table:formula="of:=[.A430]-[.A$20]" office:value-type="float" office:value="0.0698670000001584">
            <text:p>0.069867</text:p>
          </table:table-cell>
          <table:table-cell table:formula="of:=[.B430]-[.B429]" office:value-type="float" office:value="0.000960999999961132">
            <text:p>0.00096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28657">
            <text:p>1256.028657</text:p>
          </table:table-cell>
          <table:table-cell table:formula="of:=[.A431]-[.A$20]" office:value-type="float" office:value="0.0698690000001534">
            <text:p>0.069869</text:p>
          </table:table-cell>
          <table:table-cell table:formula="of:=[.B431]-[.B43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28773">
            <text:p>1256.028773</text:p>
          </table:table-cell>
          <table:table-cell table:formula="of:=[.A432]-[.A$20]" office:value-type="float" office:value="0.0699850000000879">
            <text:p>0.069985</text:p>
          </table:table-cell>
          <table:table-cell table:formula="of:=[.B432]-[.B431]" office:value-type="float" office:value="0.000115999999934502">
            <text:p>0.00011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28775">
            <text:p>1256.028775</text:p>
          </table:table-cell>
          <table:table-cell table:formula="of:=[.A433]-[.A$20]" office:value-type="float" office:value="0.0699870000000828">
            <text:p>0.069987</text:p>
          </table:table-cell>
          <table:table-cell table:formula="of:=[.B433]-[.B43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28778">
            <text:p>1256.028778</text:p>
          </table:table-cell>
          <table:table-cell table:formula="of:=[.A434]-[.A$20]" office:value-type="float" office:value="0.069990000000189">
            <text:p>0.069990</text:p>
          </table:table-cell>
          <table:table-cell table:formula="of:=[.B434]-[.B433]" office:value-type="float" office:value="0.00000300000010611257">
            <text:p>0.000003</text:p>
          </table:table-cell>
          <table:table-cell table:number-columns-repeated="2"/>
          <table:table-cell office:value-type="string">
            <text:p>2.765306 / 3.979258 &gt; 3.000000 / 7.000000</text:p>
          </table:table-cell>
        </table:table-row>
        <table:table-row table:style-name="ro1">
          <table:table-cell office:value-type="float" office:value="1256.028781">
            <text:p>1256.028781</text:p>
          </table:table-cell>
          <table:table-cell table:formula="of:=[.A435]-[.A$20]" office:value-type="float" office:value="0.0699930000000677">
            <text:p>0.069993</text:p>
          </table:table-cell>
          <table:table-cell table:formula="of:=[.B435]-[.B434]" office:value-type="float" office:value="0.00000299999987873889">
            <text:p>0.000003</text:p>
          </table:table-cell>
          <table:table-cell table:number-columns-repeated="2"/>
          <table:table-cell office:value-type="string">
            <text:p>d_s is renewed (r + D) to 1256035.774962; c_s is fully topped up</text:p>
          </table:table-cell>
        </table:table-row>
        <table:table-row table:style-name="ro1">
          <table:table-cell office:value-type="float" office:value="1256.028784">
            <text:p>1256.028784</text:p>
          </table:table-cell>
          <table:table-cell table:formula="of:=[.A436]-[.A$20]" office:value-type="float" office:value="0.0699960000001738">
            <text:p>0.069996</text:p>
          </table:table-cell>
          <table:table-cell table:formula="of:=[.B436]-[.B435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28785">
            <text:p>1256.028785</text:p>
          </table:table-cell>
          <table:table-cell table:formula="of:=[.A437]-[.A$20]" office:value-type="float" office:value="0.0699970000000576">
            <text:p>0.069997</text:p>
          </table:table-cell>
          <table:table-cell table:formula="of:=[.B437]-[.B436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28788">
            <text:p>1256.028788</text:p>
          </table:table-cell>
          <table:table-cell table:formula="of:=[.A438]-[.A$20]" office:value-type="float" office:value="0.0700000000001637">
            <text:p>0.070000</text:p>
          </table:table-cell>
          <table:table-cell table:formula="of:=[.B438]-[.B437]" office:value-type="float" office:value="0.00000300000010611257">
            <text:p>0.000003</text:p>
          </table:table-cell>
          <table:table-cell/>
          <table:table-cell office:value-type="string">
            <text:p>0.007969 / 1.895082 &lt;= 2.000000 / 5.000000</text:p>
          </table:table-cell>
          <table:table-cell/>
        </table:table-row>
        <table:table-row table:style-name="ro1">
          <table:table-cell office:value-type="float" office:value="1256.02879">
            <text:p>1256.028790</text:p>
          </table:table-cell>
          <table:table-cell table:formula="of:=[.A439]-[.A$20]" office:value-type="float" office:value="0.0700020000001587">
            <text:p>0.070002</text:p>
          </table:table-cell>
          <table:table-cell table:formula="of:=[.B439]-[.B438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28801">
            <text:p>1256.028801</text:p>
          </table:table-cell>
          <table:table-cell table:formula="of:=[.A440]-[.A$20]" office:value-type="float" office:value="0.0700130000000172">
            <text:p>0.070013</text:p>
          </table:table-cell>
          <table:table-cell table:formula="of:=[.B440]-[.B439]" office:value-type="float" office:value="0.0000109999998585408">
            <text:p>0.000011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256.03073">
            <text:p>1256.030730</text:p>
          </table:table-cell>
          <table:table-cell table:formula="of:=[.A441]-[.A$20]" office:value-type="float" office:value="0.0719420000000355">
            <text:p>0.071942</text:p>
          </table:table-cell>
          <table:table-cell table:formula="of:=[.B441]-[.B440]" office:value-type="float" office:value="0.00192900000001828">
            <text:p>0.00192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30732">
            <text:p>1256.030732</text:p>
          </table:table-cell>
          <table:table-cell table:formula="of:=[.A442]-[.A$20]" office:value-type="float" office:value="0.0719440000000304">
            <text:p>0.071944</text:p>
          </table:table-cell>
          <table:table-cell table:formula="of:=[.B442]-[.B44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30734">
            <text:p>1256.030734</text:p>
          </table:table-cell>
          <table:table-cell table:formula="of:=[.A443]-[.A$20]" office:value-type="float" office:value="0.0719460000000254">
            <text:p>0.071946</text:p>
          </table:table-cell>
          <table:table-cell table:formula="of:=[.B443]-[.B442]" office:value-type="float" office:value="0.00000199999999495049">
            <text:p>0.000002</text:p>
          </table:table-cell>
          <table:table-cell office:value-type="string">
            <text:p>d_s is renewed (r + D) to 1256032.732092; c_s is fully topped up</text:p>
          </table:table-cell>
          <table:table-cell table:number-columns-repeated="2"/>
        </table:table-row>
        <table:table-row table:style-name="ro1">
          <table:table-cell office:value-type="float" office:value="1256.030762">
            <text:p>1256.030762</text:p>
          </table:table-cell>
          <table:table-cell table:formula="of:=[.A444]-[.A$20]" office:value-type="float" office:value="0.0719740000001821">
            <text:p>0.071974</text:p>
          </table:table-cell>
          <table:table-cell table:formula="of:=[.B444]-[.B443]" office:value-type="float" office:value="0.0000280000001566805">
            <text:p>0.00002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30763">
            <text:p>1256.030763</text:p>
          </table:table-cell>
          <table:table-cell table:formula="of:=[.A445]-[.A$20]" office:value-type="float" office:value="0.0719750000000659">
            <text:p>0.071975</text:p>
          </table:table-cell>
          <table:table-cell table:formula="of:=[.B445]-[.B444]" office:value-type="float" office:value="0.000000999999883788405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30766">
            <text:p>1256.030766</text:p>
          </table:table-cell>
          <table:table-cell table:formula="of:=[.A446]-[.A$20]" office:value-type="float" office:value="0.071978000000172">
            <text:p>0.071978</text:p>
          </table:table-cell>
          <table:table-cell table:formula="of:=[.B446]-[.B445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30768">
            <text:p>1256.030768</text:p>
          </table:table-cell>
          <table:table-cell table:formula="of:=[.A447]-[.A$20]" office:value-type="float" office:value="0.0719800000001669">
            <text:p>0.071980</text:p>
          </table:table-cell>
          <table:table-cell table:formula="of:=[.B447]-[.B446]" office:value-type="float" office:value="0.00000199999999495049">
            <text:p>0.000002</text:p>
          </table:table-cell>
          <table:table-cell/>
          <table:table-cell office:value-type="string">
            <text:p>postpones its deadline to 1256040.670044; c_s is topped up to 1.929475</text:p>
          </table:table-cell>
          <table:table-cell/>
        </table:table-row>
        <table:table-row table:style-name="ro1">
          <table:table-cell office:value-type="float" office:value="1256.030771">
            <text:p>1256.030771</text:p>
          </table:table-cell>
          <table:table-cell table:formula="of:=[.A448]-[.A$20]" office:value-type="float" office:value="0.0719830000000457">
            <text:p>0.071983</text:p>
          </table:table-cell>
          <table:table-cell table:formula="of:=[.B448]-[.B447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30773">
            <text:p>1256.030773</text:p>
          </table:table-cell>
          <table:table-cell table:formula="of:=[.A449]-[.A$20]" office:value-type="float" office:value="0.0719850000000406">
            <text:p>0.071985</text:p>
          </table:table-cell>
          <table:table-cell table:formula="of:=[.B449]-[.B448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31721">
            <text:p>1256.031721</text:p>
          </table:table-cell>
          <table:table-cell table:formula="of:=[.A450]-[.A$20]" office:value-type="float" office:value="0.0729330000001482">
            <text:p>0.072933</text:p>
          </table:table-cell>
          <table:table-cell table:formula="of:=[.B450]-[.B449]" office:value-type="float" office:value="0.000948000000107641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31723">
            <text:p>1256.031723</text:p>
          </table:table-cell>
          <table:table-cell table:formula="of:=[.A451]-[.A$20]" office:value-type="float" office:value="0.0729350000001432">
            <text:p>0.072935</text:p>
          </table:table-cell>
          <table:table-cell table:formula="of:=[.B451]-[.B45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31725">
            <text:p>1256.031725</text:p>
          </table:table-cell>
          <table:table-cell table:formula="of:=[.A452]-[.A$20]" office:value-type="float" office:value="0.0729370000001381">
            <text:p>0.072937</text:p>
          </table:table-cell>
          <table:table-cell table:formula="of:=[.B452]-[.B45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31728">
            <text:p>1256.031728</text:p>
          </table:table-cell>
          <table:table-cell table:formula="of:=[.A453]-[.A$20]" office:value-type="float" office:value="0.0729400000000169">
            <text:p>0.072940</text:p>
          </table:table-cell>
          <table:table-cell table:formula="of:=[.B453]-[.B452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3173">
            <text:p>1256.031730</text:p>
          </table:table-cell>
          <table:table-cell table:formula="of:=[.A454]-[.A$20]" office:value-type="float" office:value="0.0729420000000118">
            <text:p>0.072942</text:p>
          </table:table-cell>
          <table:table-cell table:formula="of:=[.B454]-[.B45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033731">
            <text:p>1256.033731</text:p>
          </table:table-cell>
          <table:table-cell table:formula="of:=[.A455]-[.A$20]" office:value-type="float" office:value="0.0749430000000757">
            <text:p>0.074943</text:p>
          </table:table-cell>
          <table:table-cell table:formula="of:=[.B455]-[.B454]" office:value-type="float" office:value="0.00200100000006387">
            <text:p>0.00200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33733">
            <text:p>1256.033733</text:p>
          </table:table-cell>
          <table:table-cell table:formula="of:=[.A456]-[.A$20]" office:value-type="float" office:value="0.0749450000000707">
            <text:p>0.074945</text:p>
          </table:table-cell>
          <table:table-cell table:formula="of:=[.B456]-[.B45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33736">
            <text:p>1256.033736</text:p>
          </table:table-cell>
          <table:table-cell table:formula="of:=[.A457]-[.A$20]" office:value-type="float" office:value="0.0749480000001768">
            <text:p>0.074948</text:p>
          </table:table-cell>
          <table:table-cell table:formula="of:=[.B457]-[.B456]" office:value-type="float" office:value="0.00000300000010611257">
            <text:p>0.000003</text:p>
          </table:table-cell>
          <table:table-cell/>
          <table:table-cell office:value-type="string">
            <text:p>1.929475 / 6.937022 &lt;= 2.000000 / 5.000000</text:p>
          </table:table-cell>
          <table:table-cell/>
        </table:table-row>
        <table:table-row table:style-name="ro1">
          <table:table-cell office:value-type="float" office:value="1256.033738">
            <text:p>1256.033738</text:p>
          </table:table-cell>
          <table:table-cell table:formula="of:=[.A458]-[.A$20]" office:value-type="float" office:value="0.0749500000001717">
            <text:p>0.074950</text:p>
          </table:table-cell>
          <table:table-cell table:formula="of:=[.B458]-[.B457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34706">
            <text:p>1256.034706</text:p>
          </table:table-cell>
          <table:table-cell table:formula="of:=[.A459]-[.A$20]" office:value-type="float" office:value="0.0759180000000015">
            <text:p>0.075918</text:p>
          </table:table-cell>
          <table:table-cell table:formula="of:=[.B459]-[.B458]" office:value-type="float" office:value="0.000967999999829772">
            <text:p>0.00096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34707">
            <text:p>1256.034707</text:p>
          </table:table-cell>
          <table:table-cell table:formula="of:=[.A460]-[.A$20]" office:value-type="float" office:value="0.0759190000001126">
            <text:p>0.075919</text:p>
          </table:table-cell>
          <table:table-cell table:formula="of:=[.B460]-[.B459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34709">
            <text:p>1256.034709</text:p>
          </table:table-cell>
          <table:table-cell table:formula="of:=[.A461]-[.A$20]" office:value-type="float" office:value="0.0759210000001076">
            <text:p>0.075921</text:p>
          </table:table-cell>
          <table:table-cell table:formula="of:=[.B461]-[.B460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34712">
            <text:p>1256.034712</text:p>
          </table:table-cell>
          <table:table-cell table:formula="of:=[.A462]-[.A$20]" office:value-type="float" office:value="0.0759239999999863">
            <text:p>0.075924</text:p>
          </table:table-cell>
          <table:table-cell table:formula="of:=[.B462]-[.B461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34713">
            <text:p>1256.034713</text:p>
          </table:table-cell>
          <table:table-cell table:formula="of:=[.A463]-[.A$20]" office:value-type="float" office:value="0.0759250000000975">
            <text:p>0.075925</text:p>
          </table:table-cell>
          <table:table-cell table:formula="of:=[.B463]-[.B462]" office:value-type="float" office:value="0.00000100000011116208">
            <text:p>0.000001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03473">
            <text:p>1256.034730</text:p>
          </table:table-cell>
          <table:table-cell table:formula="of:=[.A464]-[.A$20]" office:value-type="float" office:value="0.0759420000001683">
            <text:p>0.075942</text:p>
          </table:table-cell>
          <table:table-cell table:formula="of:=[.B464]-[.B463]" office:value-type="float" office:value="0.000017000000070766">
            <text:p>0.0000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34732">
            <text:p>1256.034732</text:p>
          </table:table-cell>
          <table:table-cell table:formula="of:=[.A465]-[.A$20]" office:value-type="float" office:value="0.0759440000001632">
            <text:p>0.075944</text:p>
          </table:table-cell>
          <table:table-cell table:formula="of:=[.B465]-[.B46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34734">
            <text:p>1256.034734</text:p>
          </table:table-cell>
          <table:table-cell table:formula="of:=[.A466]-[.A$20]" office:value-type="float" office:value="0.0759460000001582">
            <text:p>0.075946</text:p>
          </table:table-cell>
          <table:table-cell table:formula="of:=[.B466]-[.B465]" office:value-type="float" office:value="0.00000199999999495049">
            <text:p>0.000002</text:p>
          </table:table-cell>
          <table:table-cell office:value-type="string">
            <text:p>d_s is renewed (r + D) to 1256036.731808; c_s is fully topped up</text:p>
          </table:table-cell>
          <table:table-cell table:number-columns-repeated="2"/>
        </table:table-row>
        <table:table-row table:style-name="ro1">
          <table:table-cell office:value-type="float" office:value="1256.034736">
            <text:p>1256.034736</text:p>
          </table:table-cell>
          <table:table-cell table:formula="of:=[.A467]-[.A$20]" office:value-type="float" office:value="0.0759480000001531">
            <text:p>0.075948</text:p>
          </table:table-cell>
          <table:table-cell table:formula="of:=[.B467]-[.B46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34739">
            <text:p>1256.034739</text:p>
          </table:table-cell>
          <table:table-cell table:formula="of:=[.A468]-[.A$20]" office:value-type="float" office:value="0.0759510000000319">
            <text:p>0.075951</text:p>
          </table:table-cell>
          <table:table-cell table:formula="of:=[.B468]-[.B467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34741">
            <text:p>1256.034741</text:p>
          </table:table-cell>
          <table:table-cell table:formula="of:=[.A469]-[.A$20]" office:value-type="float" office:value="0.0759530000000268">
            <text:p>0.075953</text:p>
          </table:table-cell>
          <table:table-cell table:formula="of:=[.B469]-[.B468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35689">
            <text:p>1256.035689</text:p>
          </table:table-cell>
          <table:table-cell table:formula="of:=[.A470]-[.A$20]" office:value-type="float" office:value="0.0769010000001344">
            <text:p>0.076901</text:p>
          </table:table-cell>
          <table:table-cell table:formula="of:=[.B470]-[.B469]" office:value-type="float" office:value="0.000948000000107641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35691">
            <text:p>1256.035691</text:p>
          </table:table-cell>
          <table:table-cell table:formula="of:=[.A471]-[.A$20]" office:value-type="float" office:value="0.0769030000001294">
            <text:p>0.076903</text:p>
          </table:table-cell>
          <table:table-cell table:formula="of:=[.B471]-[.B47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35693">
            <text:p>1256.035693</text:p>
          </table:table-cell>
          <table:table-cell table:formula="of:=[.A472]-[.A$20]" office:value-type="float" office:value="0.0769050000001243">
            <text:p>0.076905</text:p>
          </table:table-cell>
          <table:table-cell table:formula="of:=[.B472]-[.B471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37644">
            <text:p>1256.037644</text:p>
          </table:table-cell>
          <table:table-cell table:formula="of:=[.A473]-[.A$20]" office:value-type="float" office:value="0.0788560000000871">
            <text:p>0.078856</text:p>
          </table:table-cell>
          <table:table-cell table:formula="of:=[.B473]-[.B472]" office:value-type="float" office:value="0.00195099999996273">
            <text:p>0.00195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37646">
            <text:p>1256.037646</text:p>
          </table:table-cell>
          <table:table-cell table:formula="of:=[.A474]-[.A$20]" office:value-type="float" office:value="0.078858000000082">
            <text:p>0.078858</text:p>
          </table:table-cell>
          <table:table-cell table:formula="of:=[.B474]-[.B473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3765">
            <text:p>1256.037650</text:p>
          </table:table-cell>
          <table:table-cell table:formula="of:=[.A475]-[.A$20]" office:value-type="float" office:value="0.0788620000000719">
            <text:p>0.078862</text:p>
          </table:table-cell>
          <table:table-cell table:formula="of:=[.B475]-[.B474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38772">
            <text:p>1256.038772</text:p>
          </table:table-cell>
          <table:table-cell table:formula="of:=[.A476]-[.A$20]" office:value-type="float" office:value="0.079984000000195">
            <text:p>0.079984</text:p>
          </table:table-cell>
          <table:table-cell table:formula="of:=[.B476]-[.B475]" office:value-type="float" office:value="0.00112200000012308">
            <text:p>0.00112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38774">
            <text:p>1256.038774</text:p>
          </table:table-cell>
          <table:table-cell table:formula="of:=[.A477]-[.A$20]" office:value-type="float" office:value="0.07998600000019">
            <text:p>0.079986</text:p>
          </table:table-cell>
          <table:table-cell table:formula="of:=[.B477]-[.B47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38776">
            <text:p>1256.038776</text:p>
          </table:table-cell>
          <table:table-cell table:formula="of:=[.A478]-[.A$20]" office:value-type="float" office:value="0.0799880000001849">
            <text:p>0.079988</text:p>
          </table:table-cell>
          <table:table-cell table:formula="of:=[.B478]-[.B477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045.773797; c_s is fully topped up</text:p>
          </table:table-cell>
        </table:table-row>
        <table:table-row table:style-name="ro1">
          <table:table-cell office:value-type="float" office:value="1256.038778">
            <text:p>1256.038778</text:p>
          </table:table-cell>
          <table:table-cell table:formula="of:=[.A479]-[.A$20]" office:value-type="float" office:value="0.0799900000001799">
            <text:p>0.079990</text:p>
          </table:table-cell>
          <table:table-cell table:formula="of:=[.B479]-[.B478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3878">
            <text:p>1256.038780</text:p>
          </table:table-cell>
          <table:table-cell table:formula="of:=[.A480]-[.A$20]" office:value-type="float" office:value="0.0799920000001748">
            <text:p>0.079992</text:p>
          </table:table-cell>
          <table:table-cell table:formula="of:=[.B480]-[.B47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38782">
            <text:p>1256.038782</text:p>
          </table:table-cell>
          <table:table-cell table:formula="of:=[.A481]-[.A$20]" office:value-type="float" office:value="0.0799940000001698">
            <text:p>0.079994</text:p>
          </table:table-cell>
          <table:table-cell table:formula="of:=[.B481]-[.B480]" office:value-type="float" office:value="0.00000199999999495049">
            <text:p>0.000002</text:p>
          </table:table-cell>
          <table:table-cell office:value-type="string">
            <text:p>d_s is renewed (r + D) to 1256040.780223; c_s is fully topped up</text:p>
          </table:table-cell>
          <table:table-cell table:number-columns-repeated="2"/>
        </table:table-row>
        <table:table-row table:style-name="ro1">
          <table:table-cell office:value-type="float" office:value="1256.038785">
            <text:p>1256.038785</text:p>
          </table:table-cell>
          <table:table-cell table:formula="of:=[.A482]-[.A$20]" office:value-type="float" office:value="0.0799970000000485">
            <text:p>0.079997</text:p>
          </table:table-cell>
          <table:table-cell table:formula="of:=[.B482]-[.B481]" office:value-type="float" office:value="0.00000299999987873889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38787">
            <text:p>1256.038787</text:p>
          </table:table-cell>
          <table:table-cell table:formula="of:=[.A483]-[.A$20]" office:value-type="float" office:value="0.0799990000000435">
            <text:p>0.079999</text:p>
          </table:table-cell>
          <table:table-cell table:formula="of:=[.B483]-[.B482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038797">
            <text:p>1256.038797</text:p>
          </table:table-cell>
          <table:table-cell table:formula="of:=[.A484]-[.A$20]" office:value-type="float" office:value="0.0800090000000182">
            <text:p>0.080009</text:p>
          </table:table-cell>
          <table:table-cell table:formula="of:=[.B484]-[.B483]" office:value-type="float" office:value="0.00000999999997475243">
            <text:p>0.00001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6.039747">
            <text:p>1256.039747</text:p>
          </table:table-cell>
          <table:table-cell table:formula="of:=[.A485]-[.A$20]" office:value-type="float" office:value="0.0809590000001208">
            <text:p>0.080959</text:p>
          </table:table-cell>
          <table:table-cell table:formula="of:=[.B485]-[.B484]" office:value-type="float" office:value="0.000950000000102591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39749">
            <text:p>1256.039749</text:p>
          </table:table-cell>
          <table:table-cell table:formula="of:=[.A486]-[.A$20]" office:value-type="float" office:value="0.0809610000001157">
            <text:p>0.080961</text:p>
          </table:table-cell>
          <table:table-cell table:formula="of:=[.B486]-[.B48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39751">
            <text:p>1256.039751</text:p>
          </table:table-cell>
          <table:table-cell table:formula="of:=[.A487]-[.A$20]" office:value-type="float" office:value="0.0809630000001107">
            <text:p>0.080963</text:p>
          </table:table-cell>
          <table:table-cell table:formula="of:=[.B487]-[.B48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40678">
            <text:p>1256.040678</text:p>
          </table:table-cell>
          <table:table-cell table:formula="of:=[.A488]-[.A$20]" office:value-type="float" office:value="0.0818900000001577">
            <text:p>0.081890</text:p>
          </table:table-cell>
          <table:table-cell table:formula="of:=[.B488]-[.B487]" office:value-type="float" office:value="0.000927000000046974">
            <text:p>0.00092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4068">
            <text:p>1256.040680</text:p>
          </table:table-cell>
          <table:table-cell table:formula="of:=[.A489]-[.A$20]" office:value-type="float" office:value="0.0818920000001526">
            <text:p>0.081892</text:p>
          </table:table-cell>
          <table:table-cell table:formula="of:=[.B489]-[.B48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40683">
            <text:p>1256.040683</text:p>
          </table:table-cell>
          <table:table-cell table:formula="of:=[.A490]-[.A$20]" office:value-type="float" office:value="0.0818950000000314">
            <text:p>0.081895</text:p>
          </table:table-cell>
          <table:table-cell table:formula="of:=[.B490]-[.B489]" office:value-type="float" office:value="0.00000299999987873889">
            <text:p>0.000003</text:p>
          </table:table-cell>
          <table:table-cell/>
          <table:table-cell office:value-type="string">
            <text:p>postpones its deadline to 1256045.670044; c_s is topped up to 0.968701</text:p>
          </table:table-cell>
          <table:table-cell/>
        </table:table-row>
        <table:table-row table:style-name="ro1">
          <table:table-cell office:value-type="float" office:value="1256.040686">
            <text:p>1256.040686</text:p>
          </table:table-cell>
          <table:table-cell table:formula="of:=[.A491]-[.A$20]" office:value-type="float" office:value="0.0818980000001375">
            <text:p>0.081898</text:p>
          </table:table-cell>
          <table:table-cell table:formula="of:=[.B491]-[.B490]" office:value-type="float" office:value="0.0000030000001061125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40689">
            <text:p>1256.040689</text:p>
          </table:table-cell>
          <table:table-cell table:formula="of:=[.A492]-[.A$20]" office:value-type="float" office:value="0.0819010000000162">
            <text:p>0.081901</text:p>
          </table:table-cell>
          <table:table-cell table:formula="of:=[.B492]-[.B491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40691">
            <text:p>1256.040691</text:p>
          </table:table-cell>
          <table:table-cell table:formula="of:=[.A493]-[.A$20]" office:value-type="float" office:value="0.0819030000000112">
            <text:p>0.081903</text:p>
          </table:table-cell>
          <table:table-cell table:formula="of:=[.B493]-[.B492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40693">
            <text:p>1256.040693</text:p>
          </table:table-cell>
          <table:table-cell table:formula="of:=[.A494]-[.A$20]" office:value-type="float" office:value="0.0819050000000061">
            <text:p>0.081905</text:p>
          </table:table-cell>
          <table:table-cell table:formula="of:=[.B494]-[.B49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40695">
            <text:p>1256.040695</text:p>
          </table:table-cell>
          <table:table-cell table:formula="of:=[.A495]-[.A$20]" office:value-type="float" office:value="0.0819070000000011">
            <text:p>0.081907</text:p>
          </table:table-cell>
          <table:table-cell table:formula="of:=[.B495]-[.B494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042646">
            <text:p>1256.042646</text:p>
          </table:table-cell>
          <table:table-cell table:formula="of:=[.A496]-[.A$20]" office:value-type="float" office:value="0.0838580000001912">
            <text:p>0.083858</text:p>
          </table:table-cell>
          <table:table-cell table:formula="of:=[.B496]-[.B495]" office:value-type="float" office:value="0.00195100000019011">
            <text:p>0.00195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42648">
            <text:p>1256.042648</text:p>
          </table:table-cell>
          <table:table-cell table:formula="of:=[.A497]-[.A$20]" office:value-type="float" office:value="0.0838600000001861">
            <text:p>0.083860</text:p>
          </table:table-cell>
          <table:table-cell table:formula="of:=[.B497]-[.B496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42651">
            <text:p>1256.042651</text:p>
          </table:table-cell>
          <table:table-cell table:formula="of:=[.A498]-[.A$20]" office:value-type="float" office:value="0.0838630000000649">
            <text:p>0.083863</text:p>
          </table:table-cell>
          <table:table-cell table:formula="of:=[.B498]-[.B497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42653">
            <text:p>1256.042653</text:p>
          </table:table-cell>
          <table:table-cell table:formula="of:=[.A499]-[.A$20]" office:value-type="float" office:value="0.0838650000000598">
            <text:p>0.083865</text:p>
          </table:table-cell>
          <table:table-cell table:formula="of:=[.B499]-[.B49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42729">
            <text:p>1256.042729</text:p>
          </table:table-cell>
          <table:table-cell table:formula="of:=[.A500]-[.A$20]" office:value-type="float" office:value="0.0839410000000953">
            <text:p>0.083941</text:p>
          </table:table-cell>
          <table:table-cell table:formula="of:=[.B500]-[.B499]" office:value-type="float" office:value="0.0000760000000354921">
            <text:p>0.00007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42731">
            <text:p>1256.042731</text:p>
          </table:table-cell>
          <table:table-cell table:formula="of:=[.A501]-[.A$20]" office:value-type="float" office:value="0.0839430000000903">
            <text:p>0.083943</text:p>
          </table:table-cell>
          <table:table-cell table:formula="of:=[.B501]-[.B50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42733">
            <text:p>1256.042733</text:p>
          </table:table-cell>
          <table:table-cell table:formula="of:=[.A502]-[.A$20]" office:value-type="float" office:value="0.0839450000000852">
            <text:p>0.083945</text:p>
          </table:table-cell>
          <table:table-cell table:formula="of:=[.B502]-[.B501]" office:value-type="float" office:value="0.00000199999999495049">
            <text:p>0.000002</text:p>
          </table:table-cell>
          <table:table-cell office:value-type="string">
            <text:p>d_s is renewed (r + D) to 1256044.731190; c_s is fully topped up</text:p>
          </table:table-cell>
          <table:table-cell table:number-columns-repeated="2"/>
        </table:table-row>
        <table:table-row table:style-name="ro1">
          <table:table-cell office:value-type="float" office:value="1256.042736">
            <text:p>1256.042736</text:p>
          </table:table-cell>
          <table:table-cell table:formula="of:=[.A503]-[.A$20]" office:value-type="float" office:value="0.0839480000001913">
            <text:p>0.083948</text:p>
          </table:table-cell>
          <table:table-cell table:formula="of:=[.B503]-[.B502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042739">
            <text:p>1256.042739</text:p>
          </table:table-cell>
          <table:table-cell table:formula="of:=[.A504]-[.A$20]" office:value-type="float" office:value="0.0839510000000701">
            <text:p>0.083951</text:p>
          </table:table-cell>
          <table:table-cell table:formula="of:=[.B504]-[.B503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42741">
            <text:p>1256.042741</text:p>
          </table:table-cell>
          <table:table-cell table:formula="of:=[.A505]-[.A$20]" office:value-type="float" office:value="0.083953000000065">
            <text:p>0.083953</text:p>
          </table:table-cell>
          <table:table-cell table:formula="of:=[.B505]-[.B504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04369">
            <text:p>1256.043690</text:p>
          </table:table-cell>
          <table:table-cell table:formula="of:=[.A506]-[.A$20]" office:value-type="float" office:value="0.0849020000000564">
            <text:p>0.084902</text:p>
          </table:table-cell>
          <table:table-cell table:formula="of:=[.B506]-[.B505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43691">
            <text:p>1256.043691</text:p>
          </table:table-cell>
          <table:table-cell table:formula="of:=[.A507]-[.A$20]" office:value-type="float" office:value="0.0849030000001676">
            <text:p>0.084903</text:p>
          </table:table-cell>
          <table:table-cell table:formula="of:=[.B507]-[.B50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43693">
            <text:p>1256.043693</text:p>
          </table:table-cell>
          <table:table-cell table:formula="of:=[.A508]-[.A$20]" office:value-type="float" office:value="0.0849050000001625">
            <text:p>0.084905</text:p>
          </table:table-cell>
          <table:table-cell table:formula="of:=[.B508]-[.B50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43729">
            <text:p>1256.043729</text:p>
          </table:table-cell>
          <table:table-cell table:formula="of:=[.A509]-[.A$20]" office:value-type="float" office:value="0.0849410000000717">
            <text:p>0.084941</text:p>
          </table:table-cell>
          <table:table-cell table:formula="of:=[.B509]-[.B508]" office:value-type="float" office:value="0.0000359999999091087">
            <text:p>0.00003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43731">
            <text:p>1256.043731</text:p>
          </table:table-cell>
          <table:table-cell table:formula="of:=[.A510]-[.A$20]" office:value-type="float" office:value="0.0849430000000666">
            <text:p>0.084943</text:p>
          </table:table-cell>
          <table:table-cell table:formula="of:=[.B510]-[.B509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043733">
            <text:p>1256.043733</text:p>
          </table:table-cell>
          <table:table-cell table:formula="of:=[.A511]-[.A$20]" office:value-type="float" office:value="0.0849450000000616">
            <text:p>0.084945</text:p>
          </table:table-cell>
          <table:table-cell table:formula="of:=[.B511]-[.B51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43736">
            <text:p>1256.043736</text:p>
          </table:table-cell>
          <table:table-cell table:formula="of:=[.A512]-[.A$20]" office:value-type="float" office:value="0.0849480000001677">
            <text:p>0.084948</text:p>
          </table:table-cell>
          <table:table-cell table:formula="of:=[.B512]-[.B511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43738">
            <text:p>1256.043738</text:p>
          </table:table-cell>
          <table:table-cell table:formula="of:=[.A513]-[.A$20]" office:value-type="float" office:value="0.0849500000001626">
            <text:p>0.084950</text:p>
          </table:table-cell>
          <table:table-cell table:formula="of:=[.B513]-[.B51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045677">
            <text:p>1256.045677</text:p>
          </table:table-cell>
          <table:table-cell table:formula="of:=[.A514]-[.A$20]" office:value-type="float" office:value="0.0868890000001557">
            <text:p>0.086889</text:p>
          </table:table-cell>
          <table:table-cell table:formula="of:=[.B514]-[.B513]" office:value-type="float" office:value="0.00193899999999303">
            <text:p>0.0019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4568">
            <text:p>1256.045680</text:p>
          </table:table-cell>
          <table:table-cell table:formula="of:=[.A515]-[.A$20]" office:value-type="float" office:value="0.0868920000000344">
            <text:p>0.086892</text:p>
          </table:table-cell>
          <table:table-cell table:formula="of:=[.B515]-[.B514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45683">
            <text:p>1256.045683</text:p>
          </table:table-cell>
          <table:table-cell table:formula="of:=[.A516]-[.A$20]" office:value-type="float" office:value="0.0868950000001405">
            <text:p>0.086895</text:p>
          </table:table-cell>
          <table:table-cell table:formula="of:=[.B516]-[.B515]" office:value-type="float" office:value="0.00000300000010611257">
            <text:p>0.000003</text:p>
          </table:table-cell>
          <table:table-cell/>
          <table:table-cell office:value-type="string">
            <text:p>postpones its deadline to 1256050.670044; c_s is topped up to 1.011013</text:p>
          </table:table-cell>
          <table:table-cell/>
        </table:table-row>
        <table:table-row table:style-name="ro1">
          <table:table-cell office:value-type="float" office:value="1256.045761">
            <text:p>1256.045761</text:p>
          </table:table-cell>
          <table:table-cell table:formula="of:=[.A517]-[.A$20]" office:value-type="float" office:value="0.0869730000001709">
            <text:p>0.086973</text:p>
          </table:table-cell>
          <table:table-cell table:formula="of:=[.B517]-[.B516]" office:value-type="float" office:value="0.0000780000000304426">
            <text:p>0.00007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45762">
            <text:p>1256.045762</text:p>
          </table:table-cell>
          <table:table-cell table:formula="of:=[.A518]-[.A$20]" office:value-type="float" office:value="0.0869740000000547">
            <text:p>0.086974</text:p>
          </table:table-cell>
          <table:table-cell table:formula="of:=[.B518]-[.B517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045767">
            <text:p>1256.045767</text:p>
          </table:table-cell>
          <table:table-cell table:formula="of:=[.A519]-[.A$20]" office:value-type="float" office:value="0.0869790000001558">
            <text:p>0.086979</text:p>
          </table:table-cell>
          <table:table-cell table:formula="of:=[.B519]-[.B518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45769">
            <text:p>1256.045769</text:p>
          </table:table-cell>
          <table:table-cell table:formula="of:=[.A520]-[.A$20]" office:value-type="float" office:value="0.0869810000001507">
            <text:p>0.086981</text:p>
          </table:table-cell>
          <table:table-cell table:formula="of:=[.B520]-[.B519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45771">
            <text:p>1256.045771</text:p>
          </table:table-cell>
          <table:table-cell table:formula="of:=[.A521]-[.A$20]" office:value-type="float" office:value="0.0869830000001457">
            <text:p>0.086983</text:p>
          </table:table-cell>
          <table:table-cell table:formula="of:=[.B521]-[.B52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45773">
            <text:p>1256.045773</text:p>
          </table:table-cell>
          <table:table-cell table:formula="of:=[.A522]-[.A$20]" office:value-type="float" office:value="0.0869850000001406">
            <text:p>0.086985</text:p>
          </table:table-cell>
          <table:table-cell table:formula="of:=[.B522]-[.B521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045779">
            <text:p>1256.045779</text:p>
          </table:table-cell>
          <table:table-cell table:formula="of:=[.A523]-[.A$20]" office:value-type="float" office:value="0.0869910000001255">
            <text:p>0.086991</text:p>
          </table:table-cell>
          <table:table-cell table:formula="of:=[.B523]-[.B522]" office:value-type="float" office:value="0.00000599999998485146">
            <text:p>0.00000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046731">
            <text:p>1256.046731</text:p>
          </table:table-cell>
          <table:table-cell table:formula="of:=[.A524]-[.A$20]" office:value-type="float" office:value="0.0879429999999957">
            <text:p>0.087943</text:p>
          </table:table-cell>
          <table:table-cell table:formula="of:=[.B524]-[.B523]" office:value-type="float" office:value="0.000951999999870168">
            <text:p>0.0009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46733">
            <text:p>1256.046733</text:p>
          </table:table-cell>
          <table:table-cell table:formula="of:=[.A525]-[.A$20]" office:value-type="float" office:value="0.0879449999999906">
            <text:p>0.087945</text:p>
          </table:table-cell>
          <table:table-cell table:formula="of:=[.B525]-[.B52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46735">
            <text:p>1256.046735</text:p>
          </table:table-cell>
          <table:table-cell table:formula="of:=[.A526]-[.A$20]" office:value-type="float" office:value="0.0879469999999856">
            <text:p>0.087947</text:p>
          </table:table-cell>
          <table:table-cell table:formula="of:=[.B526]-[.B525]" office:value-type="float" office:value="0.00000199999999495049">
            <text:p>0.000002</text:p>
          </table:table-cell>
          <table:table-cell office:value-type="string">
            <text:p>d_s is renewed (r + D) to 1256048.732900; c_s is fully topped up</text:p>
          </table:table-cell>
          <table:table-cell table:number-columns-repeated="2"/>
        </table:table-row>
        <table:table-row table:style-name="ro1">
          <table:table-cell office:value-type="float" office:value="1256.046738">
            <text:p>1256.046738</text:p>
          </table:table-cell>
          <table:table-cell table:formula="of:=[.A527]-[.A$20]" office:value-type="float" office:value="0.0879500000000917">
            <text:p>0.087950</text:p>
          </table:table-cell>
          <table:table-cell table:formula="of:=[.B527]-[.B526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46745">
            <text:p>1256.046745</text:p>
          </table:table-cell>
          <table:table-cell table:formula="of:=[.A528]-[.A$20]" office:value-type="float" office:value="0.0879570000001877">
            <text:p>0.087957</text:p>
          </table:table-cell>
          <table:table-cell table:formula="of:=[.B528]-[.B527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46747">
            <text:p>1256.046747</text:p>
          </table:table-cell>
          <table:table-cell table:formula="of:=[.A529]-[.A$20]" office:value-type="float" office:value="0.0879590000001826">
            <text:p>0.087959</text:p>
          </table:table-cell>
          <table:table-cell table:formula="of:=[.B529]-[.B528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47698">
            <text:p>1256.047698</text:p>
          </table:table-cell>
          <table:table-cell table:formula="of:=[.A530]-[.A$20]" office:value-type="float" office:value="0.088910000000169">
            <text:p>0.088910</text:p>
          </table:table-cell>
          <table:table-cell table:formula="of:=[.B530]-[.B529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477">
            <text:p>1256.047700</text:p>
          </table:table-cell>
          <table:table-cell table:formula="of:=[.A531]-[.A$20]" office:value-type="float" office:value="0.088912000000164">
            <text:p>0.088912</text:p>
          </table:table-cell>
          <table:table-cell table:formula="of:=[.B531]-[.B53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47702">
            <text:p>1256.047702</text:p>
          </table:table-cell>
          <table:table-cell table:formula="of:=[.A532]-[.A$20]" office:value-type="float" office:value="0.0889140000001589">
            <text:p>0.088914</text:p>
          </table:table-cell>
          <table:table-cell table:formula="of:=[.B532]-[.B531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48012">
            <text:p>1256.048012</text:p>
          </table:table-cell>
          <table:table-cell table:formula="of:=[.A533]-[.A$20]" office:value-type="float" office:value="0.0892240000000584">
            <text:p>0.089224</text:p>
          </table:table-cell>
          <table:table-cell table:formula="of:=[.B533]-[.B532]" office:value-type="float" office:value="0.000309999999899446">
            <text:p>0.000310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4802">
            <text:p>1256.048020</text:p>
          </table:table-cell>
          <table:table-cell table:formula="of:=[.A534]-[.A$20]" office:value-type="float" office:value="0.0892320000000382">
            <text:p>0.089232</text:p>
          </table:table-cell>
          <table:table-cell table:formula="of:=[.B534]-[.B533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48736">
            <text:p>1256.048736</text:p>
          </table:table-cell>
          <table:table-cell table:formula="of:=[.A535]-[.A$20]" office:value-type="float" office:value="0.0899480000000494">
            <text:p>0.089948</text:p>
          </table:table-cell>
          <table:table-cell table:formula="of:=[.B535]-[.B534]" office:value-type="float" office:value="0.000716000000011263">
            <text:p>0.00071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48739">
            <text:p>1256.048739</text:p>
          </table:table-cell>
          <table:table-cell table:formula="of:=[.A536]-[.A$20]" office:value-type="float" office:value="0.0899510000001555">
            <text:p>0.089951</text:p>
          </table:table-cell>
          <table:table-cell table:formula="of:=[.B536]-[.B53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48742">
            <text:p>1256.048742</text:p>
          </table:table-cell>
          <table:table-cell table:formula="of:=[.A537]-[.A$20]" office:value-type="float" office:value="0.0899540000000343">
            <text:p>0.089954</text:p>
          </table:table-cell>
          <table:table-cell table:formula="of:=[.B537]-[.B536]" office:value-type="float" office:value="0.00000299999987873889">
            <text:p>0.000003</text:p>
          </table:table-cell>
          <table:table-cell table:number-columns-repeated="2"/>
          <table:table-cell office:value-type="string">
            <text:p>d_s is renewed (r + D) to 1256055.739243; c_s is fully topped up</text:p>
          </table:table-cell>
        </table:table-row>
        <table:table-row table:style-name="ro1">
          <table:table-cell office:value-type="float" office:value="1256.048748">
            <text:p>1256.048748</text:p>
          </table:table-cell>
          <table:table-cell table:formula="of:=[.A538]-[.A$20]" office:value-type="float" office:value="0.0899600000000191">
            <text:p>0.089960</text:p>
          </table:table-cell>
          <table:table-cell table:formula="of:=[.B538]-[.B537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rsyslogd (2608)</text:p>
          </table:table-cell>
        </table:table-row>
        <table:table-row table:style-name="ro1">
          <table:table-cell office:value-type="float" office:value="1256.048752">
            <text:p>1256.048752</text:p>
          </table:table-cell>
          <table:table-cell table:formula="of:=[.A539]-[.A$20]" office:value-type="float" office:value="0.089964000000009">
            <text:p>0.089964</text:p>
          </table:table-cell>
          <table:table-cell table:formula="of:=[.B539]-[.B538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48754">
            <text:p>1256.048754</text:p>
          </table:table-cell>
          <table:table-cell table:formula="of:=[.A540]-[.A$20]" office:value-type="float" office:value="0.089966000000004">
            <text:p>0.089966</text:p>
          </table:table-cell>
          <table:table-cell table:formula="of:=[.B540]-[.B53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050672">
            <text:p>1256.050672</text:p>
          </table:table-cell>
          <table:table-cell table:formula="of:=[.A541]-[.A$20]" office:value-type="float" office:value="0.0918840000001637">
            <text:p>0.091884</text:p>
          </table:table-cell>
          <table:table-cell table:formula="of:=[.B541]-[.B540]" office:value-type="float" office:value="0.00191800000015974">
            <text:p>0.00191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50674">
            <text:p>1256.050674</text:p>
          </table:table-cell>
          <table:table-cell table:formula="of:=[.A542]-[.A$20]" office:value-type="float" office:value="0.0918860000001587">
            <text:p>0.091886</text:p>
          </table:table-cell>
          <table:table-cell table:formula="of:=[.B542]-[.B54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50677">
            <text:p>1256.050677</text:p>
          </table:table-cell>
          <table:table-cell table:formula="of:=[.A543]-[.A$20]" office:value-type="float" office:value="0.0918890000000374">
            <text:p>0.091889</text:p>
          </table:table-cell>
          <table:table-cell table:formula="of:=[.B543]-[.B542]" office:value-type="float" office:value="0.00000299999987873889">
            <text:p>0.000003</text:p>
          </table:table-cell>
          <table:table-cell/>
          <table:table-cell office:value-type="string">
            <text:p>postpones its deadline to 1256055.670044; c_s is topped up to 1.714096</text:p>
          </table:table-cell>
          <table:table-cell/>
        </table:table-row>
        <table:table-row table:style-name="ro1">
          <table:table-cell office:value-type="float" office:value="1256.05068">
            <text:p>1256.050680</text:p>
          </table:table-cell>
          <table:table-cell table:formula="of:=[.A544]-[.A$20]" office:value-type="float" office:value="0.0918920000001435">
            <text:p>0.091892</text:p>
          </table:table-cell>
          <table:table-cell table:formula="of:=[.B544]-[.B543]" office:value-type="float" office:value="0.0000030000001061125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50683">
            <text:p>1256.050683</text:p>
          </table:table-cell>
          <table:table-cell table:formula="of:=[.A545]-[.A$20]" office:value-type="float" office:value="0.0918950000000223">
            <text:p>0.091895</text:p>
          </table:table-cell>
          <table:table-cell table:formula="of:=[.B545]-[.B544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50685">
            <text:p>1256.050685</text:p>
          </table:table-cell>
          <table:table-cell table:formula="of:=[.A546]-[.A$20]" office:value-type="float" office:value="0.0918970000000172">
            <text:p>0.091897</text:p>
          </table:table-cell>
          <table:table-cell table:formula="of:=[.B546]-[.B545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50731">
            <text:p>1256.050731</text:p>
          </table:table-cell>
          <table:table-cell table:formula="of:=[.A547]-[.A$20]" office:value-type="float" office:value="0.0919430000001285">
            <text:p>0.091943</text:p>
          </table:table-cell>
          <table:table-cell table:formula="of:=[.B547]-[.B546]" office:value-type="float" office:value="0.0000460000001112348">
            <text:p>0.00004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50733">
            <text:p>1256.050733</text:p>
          </table:table-cell>
          <table:table-cell table:formula="of:=[.A548]-[.A$20]" office:value-type="float" office:value="0.0919450000001234">
            <text:p>0.091945</text:p>
          </table:table-cell>
          <table:table-cell table:formula="of:=[.B548]-[.B54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50735">
            <text:p>1256.050735</text:p>
          </table:table-cell>
          <table:table-cell table:formula="of:=[.A549]-[.A$20]" office:value-type="float" office:value="0.0919470000001184">
            <text:p>0.091947</text:p>
          </table:table-cell>
          <table:table-cell table:formula="of:=[.B549]-[.B548]" office:value-type="float" office:value="0.00000199999999495049">
            <text:p>0.000002</text:p>
          </table:table-cell>
          <table:table-cell office:value-type="string">
            <text:p>d_s is renewed (r + D) to 1256052.732936; c_s is fully topped up</text:p>
          </table:table-cell>
          <table:table-cell table:number-columns-repeated="2"/>
        </table:table-row>
        <table:table-row table:style-name="ro1">
          <table:table-cell office:value-type="float" office:value="1256.050738">
            <text:p>1256.050738</text:p>
          </table:table-cell>
          <table:table-cell table:formula="of:=[.A550]-[.A$20]" office:value-type="float" office:value="0.0919499999999971">
            <text:p>0.091950</text:p>
          </table:table-cell>
          <table:table-cell table:formula="of:=[.B550]-[.B549]" office:value-type="float" office:value="0.00000299999987873889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50741">
            <text:p>1256.050741</text:p>
          </table:table-cell>
          <table:table-cell table:formula="of:=[.A551]-[.A$20]" office:value-type="float" office:value="0.0919530000001032">
            <text:p>0.091953</text:p>
          </table:table-cell>
          <table:table-cell table:formula="of:=[.B551]-[.B550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50743">
            <text:p>1256.050743</text:p>
          </table:table-cell>
          <table:table-cell table:formula="of:=[.A552]-[.A$20]" office:value-type="float" office:value="0.0919550000000982">
            <text:p>0.091955</text:p>
          </table:table-cell>
          <table:table-cell table:formula="of:=[.B552]-[.B551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51694">
            <text:p>1256.051694</text:p>
          </table:table-cell>
          <table:table-cell table:formula="of:=[.A553]-[.A$20]" office:value-type="float" office:value="0.0929060000000845">
            <text:p>0.092906</text:p>
          </table:table-cell>
          <table:table-cell table:formula="of:=[.B553]-[.B552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51696">
            <text:p>1256.051696</text:p>
          </table:table-cell>
          <table:table-cell table:formula="of:=[.A554]-[.A$20]" office:value-type="float" office:value="0.0929080000000795">
            <text:p>0.092908</text:p>
          </table:table-cell>
          <table:table-cell table:formula="of:=[.B554]-[.B55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51698">
            <text:p>1256.051698</text:p>
          </table:table-cell>
          <table:table-cell table:formula="of:=[.A555]-[.A$20]" office:value-type="float" office:value="0.0929100000000744">
            <text:p>0.092910</text:p>
          </table:table-cell>
          <table:table-cell table:formula="of:=[.B555]-[.B554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52386">
            <text:p>1256.052386</text:p>
          </table:table-cell>
          <table:table-cell table:formula="of:=[.A556]-[.A$20]" office:value-type="float" office:value="0.0935980000001564">
            <text:p>0.093598</text:p>
          </table:table-cell>
          <table:table-cell table:formula="of:=[.B556]-[.B555]" office:value-type="float" office:value="0.000688000000081956">
            <text:p>0.00068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52388">
            <text:p>1256.052388</text:p>
          </table:table-cell>
          <table:table-cell table:formula="of:=[.A557]-[.A$20]" office:value-type="float" office:value="0.0936000000001513">
            <text:p>0.093600</text:p>
          </table:table-cell>
          <table:table-cell table:formula="of:=[.B557]-[.B55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5239">
            <text:p>1256.052390</text:p>
          </table:table-cell>
          <table:table-cell table:formula="of:=[.A558]-[.A$20]" office:value-type="float" office:value="0.0936020000001463">
            <text:p>0.093602</text:p>
          </table:table-cell>
          <table:table-cell table:formula="of:=[.B558]-[.B55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53429">
            <text:p>1256.053429</text:p>
          </table:table-cell>
          <table:table-cell table:formula="of:=[.A559]-[.A$20]" office:value-type="float" office:value="0.0946410000001379">
            <text:p>0.094641</text:p>
          </table:table-cell>
          <table:table-cell table:formula="of:=[.B559]-[.B558]" office:value-type="float" office:value="0.00103899999999157">
            <text:p>0.00103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53431">
            <text:p>1256.053431</text:p>
          </table:table-cell>
          <table:table-cell table:formula="of:=[.A560]-[.A$20]" office:value-type="float" office:value="0.0946430000001328">
            <text:p>0.094643</text:p>
          </table:table-cell>
          <table:table-cell table:formula="of:=[.B560]-[.B559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53435">
            <text:p>1256.053435</text:p>
          </table:table-cell>
          <table:table-cell table:formula="of:=[.A561]-[.A$20]" office:value-type="float" office:value="0.0946470000001227">
            <text:p>0.094647</text:p>
          </table:table-cell>
          <table:table-cell table:formula="of:=[.B561]-[.B560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53437">
            <text:p>1256.053437</text:p>
          </table:table-cell>
          <table:table-cell table:formula="of:=[.A562]-[.A$20]" office:value-type="float" office:value="0.0946490000001177">
            <text:p>0.094649</text:p>
          </table:table-cell>
          <table:table-cell table:formula="of:=[.B562]-[.B56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5344">
            <text:p>1256.053440</text:p>
          </table:table-cell>
          <table:table-cell table:formula="of:=[.A563]-[.A$20]" office:value-type="float" office:value="0.0946519999999964">
            <text:p>0.094652</text:p>
          </table:table-cell>
          <table:table-cell table:formula="of:=[.B563]-[.B562]" office:value-type="float" office:value="0.00000299999987873889">
            <text:p>0.000003</text:p>
          </table:table-cell>
          <table:table-cell/>
          <table:table-cell office:value-type="string">
            <text:p>0.964572 / 2.233386 &gt; 2.000000 / 5.000000</text:p>
          </table:table-cell>
          <table:table-cell/>
        </table:table-row>
        <table:table-row table:style-name="ro1">
          <table:table-cell office:value-type="float" office:value="1256.053442">
            <text:p>1256.053442</text:p>
          </table:table-cell>
          <table:table-cell table:formula="of:=[.A564]-[.A$20]" office:value-type="float" office:value="0.0946539999999914">
            <text:p>0.094654</text:p>
          </table:table-cell>
          <table:table-cell table:formula="of:=[.B564]-[.B563]" office:value-type="float" office:value="0.00000199999999495049">
            <text:p>0.000002</text:p>
          </table:table-cell>
          <table:table-cell/>
          <table:table-cell office:value-type="string">
            <text:p>d_s is renewed (r + D) to 1256058.436658; c_s is fully topped up</text:p>
          </table:table-cell>
          <table:table-cell/>
        </table:table-row>
        <table:table-row table:style-name="ro1">
          <table:table-cell office:value-type="float" office:value="1256.053447">
            <text:p>1256.053447</text:p>
          </table:table-cell>
          <table:table-cell table:formula="of:=[.A565]-[.A$20]" office:value-type="float" office:value="0.0946590000000924">
            <text:p>0.094659</text:p>
          </table:table-cell>
          <table:table-cell table:formula="of:=[.B565]-[.B564]" office:value-type="float" office:value="0.00000500000010106305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256.05473">
            <text:p>1256.054730</text:p>
          </table:table-cell>
          <table:table-cell table:formula="of:=[.A566]-[.A$20]" office:value-type="float" office:value="0.0959420000001501">
            <text:p>0.095942</text:p>
          </table:table-cell>
          <table:table-cell table:formula="of:=[.B566]-[.B565]" office:value-type="float" office:value="0.00128300000005765">
            <text:p>0.0012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54731">
            <text:p>1256.054731</text:p>
          </table:table-cell>
          <table:table-cell table:formula="of:=[.A567]-[.A$20]" office:value-type="float" office:value="0.0959430000000339">
            <text:p>0.095943</text:p>
          </table:table-cell>
          <table:table-cell table:formula="of:=[.B567]-[.B566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54734">
            <text:p>1256.054734</text:p>
          </table:table-cell>
          <table:table-cell table:formula="of:=[.A568]-[.A$20]" office:value-type="float" office:value="0.09594600000014">
            <text:p>0.095946</text:p>
          </table:table-cell>
          <table:table-cell table:formula="of:=[.B568]-[.B567]" office:value-type="float" office:value="0.00000300000010611257">
            <text:p>0.000003</text:p>
          </table:table-cell>
          <table:table-cell office:value-type="string">
            <text:p>d_s is renewed (r + D) to 1256056.731599; c_s is fully topped up</text:p>
          </table:table-cell>
          <table:table-cell table:number-columns-repeated="2"/>
        </table:table-row>
        <table:table-row table:style-name="ro1">
          <table:table-cell office:value-type="float" office:value="1256.054736">
            <text:p>1256.054736</text:p>
          </table:table-cell>
          <table:table-cell table:formula="of:=[.A569]-[.A$20]" office:value-type="float" office:value="0.0959480000001349">
            <text:p>0.095948</text:p>
          </table:table-cell>
          <table:table-cell table:formula="of:=[.B569]-[.B56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54739">
            <text:p>1256.054739</text:p>
          </table:table-cell>
          <table:table-cell table:formula="of:=[.A570]-[.A$20]" office:value-type="float" office:value="0.0959510000000137">
            <text:p>0.095951</text:p>
          </table:table-cell>
          <table:table-cell table:formula="of:=[.B570]-[.B569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54741">
            <text:p>1256.054741</text:p>
          </table:table-cell>
          <table:table-cell table:formula="of:=[.A571]-[.A$20]" office:value-type="float" office:value="0.0959530000000086">
            <text:p>0.095953</text:p>
          </table:table-cell>
          <table:table-cell table:formula="of:=[.B571]-[.B570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5572">
            <text:p>1256.055720</text:p>
          </table:table-cell>
          <table:table-cell table:formula="of:=[.A572]-[.A$20]" office:value-type="float" office:value="0.0969320000001517">
            <text:p>0.096932</text:p>
          </table:table-cell>
          <table:table-cell table:formula="of:=[.B572]-[.B571]" office:value-type="float" office:value="0.00097900000014306">
            <text:p>0.00097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55722">
            <text:p>1256.055722</text:p>
          </table:table-cell>
          <table:table-cell table:formula="of:=[.A573]-[.A$20]" office:value-type="float" office:value="0.0969340000001466">
            <text:p>0.096934</text:p>
          </table:table-cell>
          <table:table-cell table:formula="of:=[.B573]-[.B57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55724">
            <text:p>1256.055724</text:p>
          </table:table-cell>
          <table:table-cell table:formula="of:=[.A574]-[.A$20]" office:value-type="float" office:value="0.0969360000001416">
            <text:p>0.096936</text:p>
          </table:table-cell>
          <table:table-cell table:formula="of:=[.B574]-[.B573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56414">
            <text:p>1256.056414</text:p>
          </table:table-cell>
          <table:table-cell table:formula="of:=[.A575]-[.A$20]" office:value-type="float" office:value="0.0976259999999911">
            <text:p>0.097626</text:p>
          </table:table-cell>
          <table:table-cell table:formula="of:=[.B575]-[.B574]" office:value-type="float" office:value="0.000689999999849533">
            <text:p>0.00069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56415">
            <text:p>1256.056415</text:p>
          </table:table-cell>
          <table:table-cell table:formula="of:=[.A576]-[.A$20]" office:value-type="float" office:value="0.0976270000001023">
            <text:p>0.097627</text:p>
          </table:table-cell>
          <table:table-cell table:formula="of:=[.B576]-[.B575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56419">
            <text:p>1256.056419</text:p>
          </table:table-cell>
          <table:table-cell table:formula="of:=[.A577]-[.A$20]" office:value-type="float" office:value="0.0976310000000922">
            <text:p>0.097631</text:p>
          </table:table-cell>
          <table:table-cell table:formula="of:=[.B577]-[.B576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56421">
            <text:p>1256.056421</text:p>
          </table:table-cell>
          <table:table-cell table:formula="of:=[.A578]-[.A$20]" office:value-type="float" office:value="0.0976330000000871">
            <text:p>0.097633</text:p>
          </table:table-cell>
          <table:table-cell table:formula="of:=[.B578]-[.B57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56424">
            <text:p>1256.056424</text:p>
          </table:table-cell>
          <table:table-cell table:formula="of:=[.A579]-[.A$20]" office:value-type="float" office:value="0.0976360000001932">
            <text:p>0.097636</text:p>
          </table:table-cell>
          <table:table-cell table:formula="of:=[.B579]-[.B578]" office:value-type="float" office:value="0.00000300000010611257">
            <text:p>0.000003</text:p>
          </table:table-cell>
          <table:table-cell/>
          <table:table-cell office:value-type="string">
            <text:p>0.012251 / 2.015567 &lt;= 2.000000 / 5.000000</text:p>
          </table:table-cell>
          <table:table-cell/>
        </table:table-row>
        <table:table-row table:style-name="ro1">
          <table:table-cell office:value-type="float" office:value="1256.056426">
            <text:p>1256.056426</text:p>
          </table:table-cell>
          <table:table-cell table:formula="of:=[.A580]-[.A$20]" office:value-type="float" office:value="0.0976380000001882">
            <text:p>0.097638</text:p>
          </table:table-cell>
          <table:table-cell table:formula="of:=[.B580]-[.B579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5643">
            <text:p>1256.056430</text:p>
          </table:table-cell>
          <table:table-cell table:formula="of:=[.A581]-[.A$20]" office:value-type="float" office:value="0.0976420000001781">
            <text:p>0.097642</text:p>
          </table:table-cell>
          <table:table-cell table:formula="of:=[.B581]-[.B580]" office:value-type="float" office:value="0.00000399999998990097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256.058383">
            <text:p>1256.058383</text:p>
          </table:table-cell>
          <table:table-cell table:formula="of:=[.A582]-[.A$20]" office:value-type="float" office:value="0.0995950000001358">
            <text:p>0.099595</text:p>
          </table:table-cell>
          <table:table-cell table:formula="of:=[.B582]-[.B581]" office:value-type="float" office:value="0.00195299999995768">
            <text:p>0.00195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58385">
            <text:p>1256.058385</text:p>
          </table:table-cell>
          <table:table-cell table:formula="of:=[.A583]-[.A$20]" office:value-type="float" office:value="0.0995970000001307">
            <text:p>0.099597</text:p>
          </table:table-cell>
          <table:table-cell table:formula="of:=[.B583]-[.B582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58389">
            <text:p>1256.058389</text:p>
          </table:table-cell>
          <table:table-cell table:formula="of:=[.A584]-[.A$20]" office:value-type="float" office:value="0.0996010000001206">
            <text:p>0.099601</text:p>
          </table:table-cell>
          <table:table-cell table:formula="of:=[.B584]-[.B583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58469">
            <text:p>1256.058469</text:p>
          </table:table-cell>
          <table:table-cell table:formula="of:=[.A585]-[.A$20]" office:value-type="float" office:value="0.099681000000146">
            <text:p>0.099681</text:p>
          </table:table-cell>
          <table:table-cell table:formula="of:=[.B585]-[.B584]" office:value-type="float" office:value="0.0000800000000253931">
            <text:p>0.00008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58743">
            <text:p>1256.058743</text:p>
          </table:table-cell>
          <table:table-cell table:formula="of:=[.A586]-[.A$20]" office:value-type="float" office:value="0.0999550000001364">
            <text:p>0.099955</text:p>
          </table:table-cell>
          <table:table-cell table:formula="of:=[.B586]-[.B585]" office:value-type="float" office:value="0.000273999999990338">
            <text:p>0.00027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58745">
            <text:p>1256.058745</text:p>
          </table:table-cell>
          <table:table-cell table:formula="of:=[.A587]-[.A$20]" office:value-type="float" office:value="0.0999570000001313">
            <text:p>0.099957</text:p>
          </table:table-cell>
          <table:table-cell table:formula="of:=[.B587]-[.B58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58747">
            <text:p>1256.058747</text:p>
          </table:table-cell>
          <table:table-cell table:formula="of:=[.A588]-[.A$20]" office:value-type="float" office:value="0.0999590000001263">
            <text:p>0.099959</text:p>
          </table:table-cell>
          <table:table-cell table:formula="of:=[.B588]-[.B587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065.745119; c_s is fully topped up</text:p>
          </table:table-cell>
        </table:table-row>
        <table:table-row table:style-name="ro1">
          <table:table-cell office:value-type="float" office:value="1256.05875">
            <text:p>1256.058750</text:p>
          </table:table-cell>
          <table:table-cell table:formula="of:=[.A589]-[.A$20]" office:value-type="float" office:value="0.099962000000005">
            <text:p>0.099962</text:p>
          </table:table-cell>
          <table:table-cell table:formula="of:=[.B589]-[.B588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58752">
            <text:p>1256.058752</text:p>
          </table:table-cell>
          <table:table-cell table:formula="of:=[.A590]-[.A$20]" office:value-type="float" office:value="0.0999639999999999">
            <text:p>0.099964</text:p>
          </table:table-cell>
          <table:table-cell table:formula="of:=[.B590]-[.B58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58754">
            <text:p>1256.058754</text:p>
          </table:table-cell>
          <table:table-cell table:formula="of:=[.A591]-[.A$20]" office:value-type="float" office:value="0.0999659999999949">
            <text:p>0.099966</text:p>
          </table:table-cell>
          <table:table-cell table:formula="of:=[.B591]-[.B590]" office:value-type="float" office:value="0.00000199999999495049">
            <text:p>0.000002</text:p>
          </table:table-cell>
          <table:table-cell office:value-type="string">
            <text:p>d_s is renewed (r + D) to 1256060.751857; c_s is fully topped up</text:p>
          </table:table-cell>
          <table:table-cell table:number-columns-repeated="2"/>
        </table:table-row>
        <table:table-row table:style-name="ro1">
          <table:table-cell office:value-type="float" office:value="1256.058756">
            <text:p>1256.058756</text:p>
          </table:table-cell>
          <table:table-cell table:formula="of:=[.A592]-[.A$20]" office:value-type="float" office:value="0.0999679999999898">
            <text:p>0.099968</text:p>
          </table:table-cell>
          <table:table-cell table:formula="of:=[.B592]-[.B591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58758">
            <text:p>1256.058758</text:p>
          </table:table-cell>
          <table:table-cell table:formula="of:=[.A593]-[.A$20]" office:value-type="float" office:value="0.0999699999999848">
            <text:p>0.099970</text:p>
          </table:table-cell>
          <table:table-cell table:formula="of:=[.B593]-[.B59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5876">
            <text:p>1256.058760</text:p>
          </table:table-cell>
          <table:table-cell table:formula="of:=[.A594]-[.A$20]" office:value-type="float" office:value="0.0999719999999797">
            <text:p>0.099972</text:p>
          </table:table-cell>
          <table:table-cell table:formula="of:=[.B594]-[.B593]" office:value-type="float" office:value="0.00000199999999495049">
            <text:p>0.000002</text:p>
          </table:table-cell>
          <table:table-cell/>
          <table:table-cell office:value-type="string">
            <text:p>d_s is renewed (r + D) to 1256063.757982; c_s is fully topped up</text:p>
          </table:table-cell>
          <table:table-cell/>
        </table:table-row>
        <table:table-row table:style-name="ro1">
          <table:table-cell office:value-type="float" office:value="1256.058771">
            <text:p>1256.058771</text:p>
          </table:table-cell>
          <table:table-cell table:formula="of:=[.A595]-[.A$20]" office:value-type="float" office:value="0.0999830000000657">
            <text:p>0.099983</text:p>
          </table:table-cell>
          <table:table-cell table:formula="of:=[.B595]-[.B594]" office:value-type="float" office:value="0.0000110000000859145">
            <text:p>0.00001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6.05972">
            <text:p>1256.059720</text:p>
          </table:table-cell>
          <table:table-cell table:formula="of:=[.A596]-[.A$20]" office:value-type="float" office:value="0.100932000000057">
            <text:p>0.100932</text:p>
          </table:table-cell>
          <table:table-cell table:formula="of:=[.B596]-[.B595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59722">
            <text:p>1256.059722</text:p>
          </table:table-cell>
          <table:table-cell table:formula="of:=[.A597]-[.A$20]" office:value-type="float" office:value="0.100934000000052">
            <text:p>0.100934</text:p>
          </table:table-cell>
          <table:table-cell table:formula="of:=[.B597]-[.B59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59724">
            <text:p>1256.059724</text:p>
          </table:table-cell>
          <table:table-cell table:formula="of:=[.A598]-[.A$20]" office:value-type="float" office:value="0.100936000000047">
            <text:p>0.100936</text:p>
          </table:table-cell>
          <table:table-cell table:formula="of:=[.B598]-[.B597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59726">
            <text:p>1256.059726</text:p>
          </table:table-cell>
          <table:table-cell table:formula="of:=[.A599]-[.A$20]" office:value-type="float" office:value="0.100938000000042">
            <text:p>0.100938</text:p>
          </table:table-cell>
          <table:table-cell table:formula="of:=[.B599]-[.B59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59728">
            <text:p>1256.059728</text:p>
          </table:table-cell>
          <table:table-cell table:formula="of:=[.A600]-[.A$20]" office:value-type="float" office:value="0.100940000000037">
            <text:p>0.100940</text:p>
          </table:table-cell>
          <table:table-cell table:formula="of:=[.B600]-[.B599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061691">
            <text:p>1256.061691</text:p>
          </table:table-cell>
          <table:table-cell table:formula="of:=[.A601]-[.A$20]" office:value-type="float" office:value="0.102903000000197">
            <text:p>0.102903</text:p>
          </table:table-cell>
          <table:table-cell table:formula="of:=[.B601]-[.B600]" office:value-type="float" office:value="0.00196300000015981">
            <text:p>0.00196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61692">
            <text:p>1256.061692</text:p>
          </table:table-cell>
          <table:table-cell table:formula="of:=[.A602]-[.A$20]" office:value-type="float" office:value="0.10290400000008">
            <text:p>0.102904</text:p>
          </table:table-cell>
          <table:table-cell table:formula="of:=[.B602]-[.B601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61695">
            <text:p>1256.061695</text:p>
          </table:table-cell>
          <table:table-cell table:formula="of:=[.A603]-[.A$20]" office:value-type="float" office:value="0.102907000000187">
            <text:p>0.102907</text:p>
          </table:table-cell>
          <table:table-cell table:formula="of:=[.B603]-[.B602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62731">
            <text:p>1256.062731</text:p>
          </table:table-cell>
          <table:table-cell table:formula="of:=[.A604]-[.A$20]" office:value-type="float" office:value="0.103943000000072">
            <text:p>0.103943</text:p>
          </table:table-cell>
          <table:table-cell table:formula="of:=[.B604]-[.B603]" office:value-type="float" office:value="0.00103599999988546">
            <text:p>0.00103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62733">
            <text:p>1256.062733</text:p>
          </table:table-cell>
          <table:table-cell table:formula="of:=[.A605]-[.A$20]" office:value-type="float" office:value="0.103945000000067">
            <text:p>0.103945</text:p>
          </table:table-cell>
          <table:table-cell table:formula="of:=[.B605]-[.B60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62736">
            <text:p>1256.062736</text:p>
          </table:table-cell>
          <table:table-cell table:formula="of:=[.A606]-[.A$20]" office:value-type="float" office:value="0.103948000000173">
            <text:p>0.103948</text:p>
          </table:table-cell>
          <table:table-cell table:formula="of:=[.B606]-[.B605]" office:value-type="float" office:value="0.00000300000010611257">
            <text:p>0.000003</text:p>
          </table:table-cell>
          <table:table-cell office:value-type="string">
            <text:p>d_s is renewed (r + D) to 1256064.733448; c_s is fully topped up</text:p>
          </table:table-cell>
          <table:table-cell table:number-columns-repeated="2"/>
        </table:table-row>
        <table:table-row table:style-name="ro1">
          <table:table-cell office:value-type="float" office:value="1256.062738">
            <text:p>1256.062738</text:p>
          </table:table-cell>
          <table:table-cell table:formula="of:=[.A607]-[.A$20]" office:value-type="float" office:value="0.103950000000168">
            <text:p>0.103950</text:p>
          </table:table-cell>
          <table:table-cell table:formula="of:=[.B607]-[.B606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062741">
            <text:p>1256.062741</text:p>
          </table:table-cell>
          <table:table-cell table:formula="of:=[.A608]-[.A$20]" office:value-type="float" office:value="0.103953000000047">
            <text:p>0.103953</text:p>
          </table:table-cell>
          <table:table-cell table:formula="of:=[.B608]-[.B607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62743">
            <text:p>1256.062743</text:p>
          </table:table-cell>
          <table:table-cell table:formula="of:=[.A609]-[.A$20]" office:value-type="float" office:value="0.103955000000042">
            <text:p>0.103955</text:p>
          </table:table-cell>
          <table:table-cell table:formula="of:=[.B609]-[.B608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063692">
            <text:p>1256.063692</text:p>
          </table:table-cell>
          <table:table-cell table:formula="of:=[.A610]-[.A$20]" office:value-type="float" office:value="0.104904000000033">
            <text:p>0.104904</text:p>
          </table:table-cell>
          <table:table-cell table:formula="of:=[.B610]-[.B609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63694">
            <text:p>1256.063694</text:p>
          </table:table-cell>
          <table:table-cell table:formula="of:=[.A611]-[.A$20]" office:value-type="float" office:value="0.104906000000028">
            <text:p>0.104906</text:p>
          </table:table-cell>
          <table:table-cell table:formula="of:=[.B611]-[.B61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63696">
            <text:p>1256.063696</text:p>
          </table:table-cell>
          <table:table-cell table:formula="of:=[.A612]-[.A$20]" office:value-type="float" office:value="0.104908000000023">
            <text:p>0.104908</text:p>
          </table:table-cell>
          <table:table-cell table:formula="of:=[.B612]-[.B61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63729">
            <text:p>1256.063729</text:p>
          </table:table-cell>
          <table:table-cell table:formula="of:=[.A613]-[.A$20]" office:value-type="float" office:value="0.104941000000053">
            <text:p>0.104941</text:p>
          </table:table-cell>
          <table:table-cell table:formula="of:=[.B613]-[.B612]" office:value-type="float" office:value="0.0000330000000303698">
            <text:p>0.00003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63731">
            <text:p>1256.063731</text:p>
          </table:table-cell>
          <table:table-cell table:formula="of:=[.A614]-[.A$20]" office:value-type="float" office:value="0.104943000000048">
            <text:p>0.104943</text:p>
          </table:table-cell>
          <table:table-cell table:formula="of:=[.B614]-[.B61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63734">
            <text:p>1256.063734</text:p>
          </table:table-cell>
          <table:table-cell table:formula="of:=[.A615]-[.A$20]" office:value-type="float" office:value="0.104946000000155">
            <text:p>0.104946</text:p>
          </table:table-cell>
          <table:table-cell table:formula="of:=[.B615]-[.B614]" office:value-type="float" office:value="0.00000300000010611257">
            <text:p>0.000003</text:p>
          </table:table-cell>
          <table:table-cell/>
          <table:table-cell office:value-type="string">
            <text:p>0.029744 / 0.027321 &gt; 2.000000 / 5.000000</text:p>
          </table:table-cell>
          <table:table-cell/>
        </table:table-row>
        <table:table-row table:style-name="ro1">
          <table:table-cell office:value-type="float" office:value="1256.063736">
            <text:p>1256.063736</text:p>
          </table:table-cell>
          <table:table-cell table:formula="of:=[.A616]-[.A$20]" office:value-type="float" office:value="0.104948000000149">
            <text:p>0.104948</text:p>
          </table:table-cell>
          <table:table-cell table:formula="of:=[.B616]-[.B615]" office:value-type="float" office:value="0.00000199999999495049">
            <text:p>0.000002</text:p>
          </table:table-cell>
          <table:table-cell/>
          <table:table-cell office:value-type="string">
            <text:p>d_s is renewed (r + D) to 1256068.730661; c_s is fully topped up</text:p>
          </table:table-cell>
          <table:table-cell/>
        </table:table-row>
        <table:table-row table:style-name="ro1">
          <table:table-cell office:value-type="float" office:value="1256.065644">
            <text:p>1256.065644</text:p>
          </table:table-cell>
          <table:table-cell table:formula="of:=[.A617]-[.A$20]" office:value-type="float" office:value="0.106856000000107">
            <text:p>0.106856</text:p>
          </table:table-cell>
          <table:table-cell table:formula="of:=[.B617]-[.B616]" office:value-type="float" office:value="0.00190799999995761">
            <text:p>0.00190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65645">
            <text:p>1256.065645</text:p>
          </table:table-cell>
          <table:table-cell table:formula="of:=[.A618]-[.A$20]" office:value-type="float" office:value="0.106856999999991">
            <text:p>0.106857</text:p>
          </table:table-cell>
          <table:table-cell table:formula="of:=[.B618]-[.B617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06565">
            <text:p>1256.065650</text:p>
          </table:table-cell>
          <table:table-cell table:formula="of:=[.A619]-[.A$20]" office:value-type="float" office:value="0.106862000000092">
            <text:p>0.106862</text:p>
          </table:table-cell>
          <table:table-cell table:formula="of:=[.B619]-[.B618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65652">
            <text:p>1256.065652</text:p>
          </table:table-cell>
          <table:table-cell table:formula="of:=[.A620]-[.A$20]" office:value-type="float" office:value="0.106864000000087">
            <text:p>0.106864</text:p>
          </table:table-cell>
          <table:table-cell table:formula="of:=[.B620]-[.B619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65751">
            <text:p>1256.065751</text:p>
          </table:table-cell>
          <table:table-cell table:formula="of:=[.A621]-[.A$20]" office:value-type="float" office:value="0.106963000000178">
            <text:p>0.106963</text:p>
          </table:table-cell>
          <table:table-cell table:formula="of:=[.B621]-[.B620]" office:value-type="float" office:value="0.0000990000000911095">
            <text:p>0.00009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06673">
            <text:p>1256.066730</text:p>
          </table:table-cell>
          <table:table-cell table:formula="of:=[.A622]-[.A$20]" office:value-type="float" office:value="0.107942000000094">
            <text:p>0.107942</text:p>
          </table:table-cell>
          <table:table-cell table:formula="of:=[.B622]-[.B621]" office:value-type="float" office:value="0.000978999999915686">
            <text:p>0.00097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66732">
            <text:p>1256.066732</text:p>
          </table:table-cell>
          <table:table-cell table:formula="of:=[.A623]-[.A$20]" office:value-type="float" office:value="0.107944000000089">
            <text:p>0.107944</text:p>
          </table:table-cell>
          <table:table-cell table:formula="of:=[.B623]-[.B62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66734">
            <text:p>1256.066734</text:p>
          </table:table-cell>
          <table:table-cell table:formula="of:=[.A624]-[.A$20]" office:value-type="float" office:value="0.107946000000084">
            <text:p>0.107946</text:p>
          </table:table-cell>
          <table:table-cell table:formula="of:=[.B624]-[.B623]" office:value-type="float" office:value="0.00000199999999495049">
            <text:p>0.000002</text:p>
          </table:table-cell>
          <table:table-cell office:value-type="string">
            <text:p>d_s is renewed (r + D) to 1256068.731644; c_s is fully topped up</text:p>
          </table:table-cell>
          <table:table-cell table:number-columns-repeated="2"/>
        </table:table-row>
        <table:table-row table:style-name="ro1">
          <table:table-cell office:value-type="float" office:value="1256.067615">
            <text:p>1256.067615</text:p>
          </table:table-cell>
          <table:table-cell table:formula="of:=[.A625]-[.A$20]" office:value-type="float" office:value="0.108827000000019">
            <text:p>0.108827</text:p>
          </table:table-cell>
          <table:table-cell table:formula="of:=[.B625]-[.B624]" office:value-type="float" office:value="0.000880999999935739">
            <text:p>0.00088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67616">
            <text:p>1256.067616</text:p>
          </table:table-cell>
          <table:table-cell table:formula="of:=[.A626]-[.A$20]" office:value-type="float" office:value="0.10882800000013">
            <text:p>0.108828</text:p>
          </table:table-cell>
          <table:table-cell table:formula="of:=[.B626]-[.B625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67618">
            <text:p>1256.067618</text:p>
          </table:table-cell>
          <table:table-cell table:formula="of:=[.A627]-[.A$20]" office:value-type="float" office:value="0.108830000000125">
            <text:p>0.108830</text:p>
          </table:table-cell>
          <table:table-cell table:formula="of:=[.B627]-[.B626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68584">
            <text:p>1256.068584</text:p>
          </table:table-cell>
          <table:table-cell table:formula="of:=[.A628]-[.A$20]" office:value-type="float" office:value="0.109796000000188">
            <text:p>0.109796</text:p>
          </table:table-cell>
          <table:table-cell table:formula="of:=[.B628]-[.B627]" office:value-type="float" office:value="0.000966000000062195">
            <text:p>0.00096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68586">
            <text:p>1256.068586</text:p>
          </table:table-cell>
          <table:table-cell table:formula="of:=[.A629]-[.A$20]" office:value-type="float" office:value="0.109798000000183">
            <text:p>0.109798</text:p>
          </table:table-cell>
          <table:table-cell table:formula="of:=[.B629]-[.B62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68807">
            <text:p>1256.068807</text:p>
          </table:table-cell>
          <table:table-cell table:formula="of:=[.A630]-[.A$20]" office:value-type="float" office:value="0.110019000000193">
            <text:p>0.110019</text:p>
          </table:table-cell>
          <table:table-cell table:formula="of:=[.B630]-[.B629]" office:value-type="float" office:value="0.000221000000010463">
            <text:p>0.00022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6881">
            <text:p>1256.068810</text:p>
          </table:table-cell>
          <table:table-cell table:formula="of:=[.A631]-[.A$20]" office:value-type="float" office:value="0.110022000000072">
            <text:p>0.110022</text:p>
          </table:table-cell>
          <table:table-cell table:formula="of:=[.B631]-[.B630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68812">
            <text:p>1256.068812</text:p>
          </table:table-cell>
          <table:table-cell table:formula="of:=[.A632]-[.A$20]" office:value-type="float" office:value="0.110024000000067">
            <text:p>0.110024</text:p>
          </table:table-cell>
          <table:table-cell table:formula="of:=[.B632]-[.B63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075.809638; c_s is fully topped up</text:p>
          </table:table-cell>
        </table:table-row>
        <table:table-row table:style-name="ro1">
          <table:table-cell office:value-type="float" office:value="1256.068815">
            <text:p>1256.068815</text:p>
          </table:table-cell>
          <table:table-cell table:formula="of:=[.A633]-[.A$20]" office:value-type="float" office:value="0.110027000000173">
            <text:p>0.110027</text:p>
          </table:table-cell>
          <table:table-cell table:formula="of:=[.B633]-[.B632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68816">
            <text:p>1256.068816</text:p>
          </table:table-cell>
          <table:table-cell table:formula="of:=[.A634]-[.A$20]" office:value-type="float" office:value="0.110028000000057">
            <text:p>0.110028</text:p>
          </table:table-cell>
          <table:table-cell table:formula="of:=[.B634]-[.B63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68818">
            <text:p>1256.068818</text:p>
          </table:table-cell>
          <table:table-cell table:formula="of:=[.A635]-[.A$20]" office:value-type="float" office:value="0.110030000000052">
            <text:p>0.110030</text:p>
          </table:table-cell>
          <table:table-cell table:formula="of:=[.B635]-[.B634]" office:value-type="float" office:value="0.00000199999999495049">
            <text:p>0.000002</text:p>
          </table:table-cell>
          <table:table-cell/>
          <table:table-cell office:value-type="string">
            <text:p>d_s is renewed (r + D) to 1256073.809638; c_s is fully topped up</text:p>
          </table:table-cell>
          <table:table-cell/>
        </table:table-row>
        <table:table-row table:style-name="ro1">
          <table:table-cell office:value-type="float" office:value="1256.06883">
            <text:p>1256.068830</text:p>
          </table:table-cell>
          <table:table-cell table:formula="of:=[.A636]-[.A$20]" office:value-type="float" office:value="0.110042000000021">
            <text:p>0.110042</text:p>
          </table:table-cell>
          <table:table-cell table:formula="of:=[.B636]-[.B635]" office:value-type="float" office:value="0.0000119999999697029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256.07073">
            <text:p>1256.070730</text:p>
          </table:table-cell>
          <table:table-cell table:formula="of:=[.A637]-[.A$20]" office:value-type="float" office:value="0.111941999999999">
            <text:p>0.111942</text:p>
          </table:table-cell>
          <table:table-cell table:formula="of:=[.B637]-[.B636]" office:value-type="float" office:value="0.00189999999997781">
            <text:p>0.0019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70732">
            <text:p>1256.070732</text:p>
          </table:table-cell>
          <table:table-cell table:formula="of:=[.A638]-[.A$20]" office:value-type="float" office:value="0.111943999999994">
            <text:p>0.111944</text:p>
          </table:table-cell>
          <table:table-cell table:formula="of:=[.B638]-[.B63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70734">
            <text:p>1256.070734</text:p>
          </table:table-cell>
          <table:table-cell table:formula="of:=[.A639]-[.A$20]" office:value-type="float" office:value="0.111945999999989">
            <text:p>0.111946</text:p>
          </table:table-cell>
          <table:table-cell table:formula="of:=[.B639]-[.B638]" office:value-type="float" office:value="0.00000199999999495049">
            <text:p>0.000002</text:p>
          </table:table-cell>
          <table:table-cell office:value-type="string">
            <text:p>d_s is renewed (r + D) to 1256072.732047; c_s is fully topped up</text:p>
          </table:table-cell>
          <table:table-cell table:number-columns-repeated="2"/>
        </table:table-row>
        <table:table-row table:style-name="ro1">
          <table:table-cell office:value-type="float" office:value="1256.070737">
            <text:p>1256.070737</text:p>
          </table:table-cell>
          <table:table-cell table:formula="of:=[.A640]-[.A$20]" office:value-type="float" office:value="0.111949000000095">
            <text:p>0.111949</text:p>
          </table:table-cell>
          <table:table-cell table:formula="of:=[.B640]-[.B639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70741">
            <text:p>1256.070741</text:p>
          </table:table-cell>
          <table:table-cell table:formula="of:=[.A641]-[.A$20]" office:value-type="float" office:value="0.111953000000085">
            <text:p>0.111953</text:p>
          </table:table-cell>
          <table:table-cell table:formula="of:=[.B641]-[.B640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70743">
            <text:p>1256.070743</text:p>
          </table:table-cell>
          <table:table-cell table:formula="of:=[.A642]-[.A$20]" office:value-type="float" office:value="0.11195500000008">
            <text:p>0.111955</text:p>
          </table:table-cell>
          <table:table-cell table:formula="of:=[.B642]-[.B641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71695">
            <text:p>1256.071695</text:p>
          </table:table-cell>
          <table:table-cell table:formula="of:=[.A643]-[.A$20]" office:value-type="float" office:value="0.112907000000178">
            <text:p>0.112907</text:p>
          </table:table-cell>
          <table:table-cell table:formula="of:=[.B643]-[.B642]" office:value-type="float" office:value="0.000952000000097542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71696">
            <text:p>1256.071696</text:p>
          </table:table-cell>
          <table:table-cell table:formula="of:=[.A644]-[.A$20]" office:value-type="float" office:value="0.112908000000061">
            <text:p>0.112908</text:p>
          </table:table-cell>
          <table:table-cell table:formula="of:=[.B644]-[.B64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71698">
            <text:p>1256.071698</text:p>
          </table:table-cell>
          <table:table-cell table:formula="of:=[.A645]-[.A$20]" office:value-type="float" office:value="0.112910000000056">
            <text:p>0.112910</text:p>
          </table:table-cell>
          <table:table-cell table:formula="of:=[.B645]-[.B644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71754">
            <text:p>1256.071754</text:p>
          </table:table-cell>
          <table:table-cell table:formula="of:=[.A646]-[.A$20]" office:value-type="float" office:value="0.112966000000142">
            <text:p>0.112966</text:p>
          </table:table-cell>
          <table:table-cell table:formula="of:=[.B646]-[.B645]" office:value-type="float" office:value="0.0000560000000859873">
            <text:p>0.0000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71756">
            <text:p>1256.071756</text:p>
          </table:table-cell>
          <table:table-cell table:formula="of:=[.A647]-[.A$20]" office:value-type="float" office:value="0.112968000000137">
            <text:p>0.112968</text:p>
          </table:table-cell>
          <table:table-cell table:formula="of:=[.B647]-[.B64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71757">
            <text:p>1256.071757</text:p>
          </table:table-cell>
          <table:table-cell table:formula="of:=[.A648]-[.A$20]" office:value-type="float" office:value="0.112969000000021">
            <text:p>0.112969</text:p>
          </table:table-cell>
          <table:table-cell table:formula="of:=[.B648]-[.B647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7176">
            <text:p>1256.071760</text:p>
          </table:table-cell>
          <table:table-cell table:formula="of:=[.A649]-[.A$20]" office:value-type="float" office:value="0.112972000000127">
            <text:p>0.112972</text:p>
          </table:table-cell>
          <table:table-cell table:formula="of:=[.B649]-[.B64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71762">
            <text:p>1256.071762</text:p>
          </table:table-cell>
          <table:table-cell table:formula="of:=[.A650]-[.A$20]" office:value-type="float" office:value="0.112974000000122">
            <text:p>0.112974</text:p>
          </table:table-cell>
          <table:table-cell table:formula="of:=[.B650]-[.B64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073731">
            <text:p>1256.073731</text:p>
          </table:table-cell>
          <table:table-cell table:formula="of:=[.A651]-[.A$20]" office:value-type="float" office:value="0.114943000000039">
            <text:p>0.114943</text:p>
          </table:table-cell>
          <table:table-cell table:formula="of:=[.B651]-[.B650]" office:value-type="float" office:value="0.00196899999991729">
            <text:p>0.00196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73733">
            <text:p>1256.073733</text:p>
          </table:table-cell>
          <table:table-cell table:formula="of:=[.A652]-[.A$20]" office:value-type="float" office:value="0.114945000000034">
            <text:p>0.114945</text:p>
          </table:table-cell>
          <table:table-cell table:formula="of:=[.B652]-[.B65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73736">
            <text:p>1256.073736</text:p>
          </table:table-cell>
          <table:table-cell table:formula="of:=[.A653]-[.A$20]" office:value-type="float" office:value="0.11494800000014">
            <text:p>0.114948</text:p>
          </table:table-cell>
          <table:table-cell table:formula="of:=[.B653]-[.B652]" office:value-type="float" office:value="0.00000300000010611257">
            <text:p>0.000003</text:p>
          </table:table-cell>
          <table:table-cell/>
          <table:table-cell office:value-type="string">
            <text:p>0.009742 / 0.076690 &lt;= 2.000000 / 5.000000</text:p>
          </table:table-cell>
          <table:table-cell/>
        </table:table-row>
        <table:table-row table:style-name="ro1">
          <table:table-cell office:value-type="float" office:value="1256.073738">
            <text:p>1256.073738</text:p>
          </table:table-cell>
          <table:table-cell table:formula="of:=[.A654]-[.A$20]" office:value-type="float" office:value="0.114950000000135">
            <text:p>0.114950</text:p>
          </table:table-cell>
          <table:table-cell table:formula="of:=[.B654]-[.B653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7374">
            <text:p>1256.073740</text:p>
          </table:table-cell>
          <table:table-cell table:formula="of:=[.A655]-[.A$20]" office:value-type="float" office:value="0.11495200000013">
            <text:p>0.114952</text:p>
          </table:table-cell>
          <table:table-cell table:formula="of:=[.B655]-[.B65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73743">
            <text:p>1256.073743</text:p>
          </table:table-cell>
          <table:table-cell table:formula="of:=[.A656]-[.A$20]" office:value-type="float" office:value="0.114955000000009">
            <text:p>0.114955</text:p>
          </table:table-cell>
          <table:table-cell table:formula="of:=[.B656]-[.B655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73745">
            <text:p>1256.073745</text:p>
          </table:table-cell>
          <table:table-cell table:formula="of:=[.A657]-[.A$20]" office:value-type="float" office:value="0.114957000000004">
            <text:p>0.114957</text:p>
          </table:table-cell>
          <table:table-cell table:formula="of:=[.B657]-[.B656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7473">
            <text:p>1256.074730</text:p>
          </table:table-cell>
          <table:table-cell table:formula="of:=[.A658]-[.A$20]" office:value-type="float" office:value="0.115942000000132">
            <text:p>0.115942</text:p>
          </table:table-cell>
          <table:table-cell table:formula="of:=[.B658]-[.B657]" office:value-type="float" office:value="0.000985000000127911">
            <text:p>0.00098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74732">
            <text:p>1256.074732</text:p>
          </table:table-cell>
          <table:table-cell table:formula="of:=[.A659]-[.A$20]" office:value-type="float" office:value="0.115944000000127">
            <text:p>0.115944</text:p>
          </table:table-cell>
          <table:table-cell table:formula="of:=[.B659]-[.B65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74734">
            <text:p>1256.074734</text:p>
          </table:table-cell>
          <table:table-cell table:formula="of:=[.A660]-[.A$20]" office:value-type="float" office:value="0.115946000000122">
            <text:p>0.115946</text:p>
          </table:table-cell>
          <table:table-cell table:formula="of:=[.B660]-[.B659]" office:value-type="float" office:value="0.00000199999999495049">
            <text:p>0.000002</text:p>
          </table:table-cell>
          <table:table-cell office:value-type="string">
            <text:p>d_s is renewed (r + D) to 1256076.731668; c_s is fully topped up</text:p>
          </table:table-cell>
          <table:table-cell table:number-columns-repeated="2"/>
        </table:table-row>
        <table:table-row table:style-name="ro1">
          <table:table-cell office:value-type="float" office:value="1256.075704">
            <text:p>1256.075704</text:p>
          </table:table-cell>
          <table:table-cell table:formula="of:=[.A661]-[.A$20]" office:value-type="float" office:value="0.116916000000174">
            <text:p>0.116916</text:p>
          </table:table-cell>
          <table:table-cell table:formula="of:=[.B661]-[.B660]" office:value-type="float" office:value="0.000970000000052096">
            <text:p>0.00097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75706">
            <text:p>1256.075706</text:p>
          </table:table-cell>
          <table:table-cell table:formula="of:=[.A662]-[.A$20]" office:value-type="float" office:value="0.116918000000169">
            <text:p>0.116918</text:p>
          </table:table-cell>
          <table:table-cell table:formula="of:=[.B662]-[.B661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75709">
            <text:p>1256.075709</text:p>
          </table:table-cell>
          <table:table-cell table:formula="of:=[.A663]-[.A$20]" office:value-type="float" office:value="0.116921000000048">
            <text:p>0.116921</text:p>
          </table:table-cell>
          <table:table-cell table:formula="of:=[.B663]-[.B662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75712">
            <text:p>1256.075712</text:p>
          </table:table-cell>
          <table:table-cell table:formula="of:=[.A664]-[.A$20]" office:value-type="float" office:value="0.116924000000154">
            <text:p>0.116924</text:p>
          </table:table-cell>
          <table:table-cell table:formula="of:=[.B664]-[.B663]" office:value-type="float" office:value="0.00000300000010611257">
            <text:p>0.000003</text:p>
          </table:table-cell>
          <table:table-cell/>
          <table:table-cell office:value-type="string">
            <text:p>postpones its deadline to 1256083.809638; c_s is topped up to 0.153966</text:p>
          </table:table-cell>
          <table:table-cell/>
        </table:table-row>
        <table:table-row table:style-name="ro1">
          <table:table-cell office:value-type="float" office:value="1256.075714">
            <text:p>1256.075714</text:p>
          </table:table-cell>
          <table:table-cell table:formula="of:=[.A665]-[.A$20]" office:value-type="float" office:value="0.116926000000149">
            <text:p>0.116926</text:p>
          </table:table-cell>
          <table:table-cell table:formula="of:=[.B665]-[.B66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75716">
            <text:p>1256.075716</text:p>
          </table:table-cell>
          <table:table-cell table:formula="of:=[.A666]-[.A$20]" office:value-type="float" office:value="0.116928000000144">
            <text:p>0.116928</text:p>
          </table:table-cell>
          <table:table-cell table:formula="of:=[.B666]-[.B66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76006">
            <text:p>1256.076006</text:p>
          </table:table-cell>
          <table:table-cell table:formula="of:=[.A667]-[.A$20]" office:value-type="float" office:value="0.117218000000094">
            <text:p>0.117218</text:p>
          </table:table-cell>
          <table:table-cell table:formula="of:=[.B667]-[.B666]" office:value-type="float" office:value="0.000289999999949941">
            <text:p>0.000290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076008">
            <text:p>1256.076008</text:p>
          </table:table-cell>
          <table:table-cell table:formula="of:=[.A668]-[.A$20]" office:value-type="float" office:value="0.117220000000088">
            <text:p>0.117220</text:p>
          </table:table-cell>
          <table:table-cell table:formula="of:=[.B668]-[.B66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76011">
            <text:p>1256.076011</text:p>
          </table:table-cell>
          <table:table-cell table:formula="of:=[.A669]-[.A$20]" office:value-type="float" office:value="0.117223000000195">
            <text:p>0.117223</text:p>
          </table:table-cell>
          <table:table-cell table:formula="of:=[.B669]-[.B668]" office:value-type="float" office:value="0.00000300000010611257">
            <text:p>0.000003</text:p>
          </table:table-cell>
          <table:table-cell table:number-columns-repeated="2"/>
          <table:table-cell office:value-type="string">
            <text:p>postpones its deadline to 1256082.809638; c_s is topped up to 2.804227</text:p>
          </table:table-cell>
        </table:table-row>
        <table:table-row table:style-name="ro1">
          <table:table-cell office:value-type="float" office:value="1256.076016">
            <text:p>1256.076016</text:p>
          </table:table-cell>
          <table:table-cell table:formula="of:=[.A670]-[.A$20]" office:value-type="float" office:value="0.117228000000068">
            <text:p>0.117228</text:p>
          </table:table-cell>
          <table:table-cell table:formula="of:=[.B670]-[.B669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76018">
            <text:p>1256.076018</text:p>
          </table:table-cell>
          <table:table-cell table:formula="of:=[.A671]-[.A$20]" office:value-type="float" office:value="0.117230000000063">
            <text:p>0.117230</text:p>
          </table:table-cell>
          <table:table-cell table:formula="of:=[.B671]-[.B670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076967">
            <text:p>1256.076967</text:p>
          </table:table-cell>
          <table:table-cell table:formula="of:=[.A672]-[.A$20]" office:value-type="float" office:value="0.118179000000055">
            <text:p>0.118179</text:p>
          </table:table-cell>
          <table:table-cell table:formula="of:=[.B672]-[.B671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76969">
            <text:p>1256.076969</text:p>
          </table:table-cell>
          <table:table-cell table:formula="of:=[.A673]-[.A$20]" office:value-type="float" office:value="0.11818100000005">
            <text:p>0.118181</text:p>
          </table:table-cell>
          <table:table-cell table:formula="of:=[.B673]-[.B672]" office:value-type="float" office:value="0.00000199999999495049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256.076972">
            <text:p>1256.076972</text:p>
          </table:table-cell>
          <table:table-cell table:formula="of:=[.A674]-[.A$20]" office:value-type="float" office:value="0.118184000000156">
            <text:p>0.118184</text:p>
          </table:table-cell>
          <table:table-cell table:formula="of:=[.B674]-[.B673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76974">
            <text:p>1256.076974</text:p>
          </table:table-cell>
          <table:table-cell table:formula="of:=[.A675]-[.A$20]" office:value-type="float" office:value="0.118186000000151">
            <text:p>0.118186</text:p>
          </table:table-cell>
          <table:table-cell table:formula="of:=[.B675]-[.B674]" office:value-type="float" office:value="0.00000199999999495049">
            <text:p>0.000002</text:p>
          </table:table-cell>
          <table:table-cell office:value-type="string">
            <text:p>postpones its deadline to 1256078.731668; c_s is topped up to 0.764334</text:p>
          </table:table-cell>
          <table:table-cell table:number-columns-repeated="2"/>
        </table:table-row>
        <table:table-row table:style-name="ro1">
          <table:table-cell office:value-type="float" office:value="1256.076977">
            <text:p>1256.076977</text:p>
          </table:table-cell>
          <table:table-cell table:formula="of:=[.A676]-[.A$20]" office:value-type="float" office:value="0.118189000000029">
            <text:p>0.118189</text:p>
          </table:table-cell>
          <table:table-cell table:formula="of:=[.B676]-[.B675]" office:value-type="float" office:value="0.00000299999987873889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76978">
            <text:p>1256.076978</text:p>
          </table:table-cell>
          <table:table-cell table:formula="of:=[.A677]-[.A$20]" office:value-type="float" office:value="0.118190000000141">
            <text:p>0.118190</text:p>
          </table:table-cell>
          <table:table-cell table:formula="of:=[.B677]-[.B676]" office:value-type="float" office:value="0.00000100000011116208">
            <text:p>0.000001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77703">
            <text:p>1256.077703</text:p>
          </table:table-cell>
          <table:table-cell table:formula="of:=[.A678]-[.A$20]" office:value-type="float" office:value="0.118915000000015">
            <text:p>0.118915</text:p>
          </table:table-cell>
          <table:table-cell table:formula="of:=[.B678]-[.B677]" office:value-type="float" office:value="0.000724999999874854">
            <text:p>0.00072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77705">
            <text:p>1256.077705</text:p>
          </table:table-cell>
          <table:table-cell table:formula="of:=[.A679]-[.A$20]" office:value-type="float" office:value="0.11891700000001">
            <text:p>0.118917</text:p>
          </table:table-cell>
          <table:table-cell table:formula="of:=[.B679]-[.B67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78788">
            <text:p>1256.078788</text:p>
          </table:table-cell>
          <table:table-cell table:formula="of:=[.A680]-[.A$20]" office:value-type="float" office:value="0.120000000000118">
            <text:p>0.120000</text:p>
          </table:table-cell>
          <table:table-cell table:formula="of:=[.B680]-[.B679]" office:value-type="float" office:value="0.00108300000010786">
            <text:p>0.00108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7879">
            <text:p>1256.078790</text:p>
          </table:table-cell>
          <table:table-cell table:formula="of:=[.A681]-[.A$20]" office:value-type="float" office:value="0.120002000000113">
            <text:p>0.120002</text:p>
          </table:table-cell>
          <table:table-cell table:formula="of:=[.B681]-[.B68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78793">
            <text:p>1256.078793</text:p>
          </table:table-cell>
          <table:table-cell table:formula="of:=[.A682]-[.A$20]" office:value-type="float" office:value="0.120004999999992">
            <text:p>0.120005</text:p>
          </table:table-cell>
          <table:table-cell table:formula="of:=[.B682]-[.B681]" office:value-type="float" office:value="0.00000299999987873889">
            <text:p>0.000003</text:p>
          </table:table-cell>
          <table:table-cell/>
          <table:table-cell office:value-type="string">
            <text:p>0.153966 / 5.019780 &lt;= 2.000000 / 5.000000</text:p>
          </table:table-cell>
          <table:table-cell/>
        </table:table-row>
        <table:table-row table:style-name="ro1">
          <table:table-cell office:value-type="float" office:value="1256.078795">
            <text:p>1256.078795</text:p>
          </table:table-cell>
          <table:table-cell table:formula="of:=[.A683]-[.A$20]" office:value-type="float" office:value="0.120006999999987">
            <text:p>0.120007</text:p>
          </table:table-cell>
          <table:table-cell table:formula="of:=[.B683]-[.B682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78797">
            <text:p>1256.078797</text:p>
          </table:table-cell>
          <table:table-cell table:formula="of:=[.A684]-[.A$20]" office:value-type="float" office:value="0.120008999999982">
            <text:p>0.120009</text:p>
          </table:table-cell>
          <table:table-cell table:formula="of:=[.B684]-[.B683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78799">
            <text:p>1256.078799</text:p>
          </table:table-cell>
          <table:table-cell table:formula="of:=[.A685]-[.A$20]" office:value-type="float" office:value="0.120010999999977">
            <text:p>0.120011</text:p>
          </table:table-cell>
          <table:table-cell table:formula="of:=[.B685]-[.B68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78801">
            <text:p>1256.078801</text:p>
          </table:table-cell>
          <table:table-cell table:formula="of:=[.A686]-[.A$20]" office:value-type="float" office:value="0.120013000000199">
            <text:p>0.120013</text:p>
          </table:table-cell>
          <table:table-cell table:formula="of:=[.B686]-[.B685]" office:value-type="float" office:value="0.00000200000022232416">
            <text:p>0.000002</text:p>
          </table:table-cell>
          <table:table-cell office:value-type="string">
            <text:p>d_s is renewed (r + D) to 1256080.789858; c_s is fully topped up</text:p>
          </table:table-cell>
          <table:table-cell table:number-columns-repeated="2"/>
        </table:table-row>
        <table:table-row table:style-name="ro1">
          <table:table-cell office:value-type="float" office:value="1256.078803">
            <text:p>1256.078803</text:p>
          </table:table-cell>
          <table:table-cell table:formula="of:=[.A687]-[.A$20]" office:value-type="float" office:value="0.120015000000194">
            <text:p>0.120015</text:p>
          </table:table-cell>
          <table:table-cell table:formula="of:=[.B687]-[.B686]" office:value-type="float" office:value="0.00000199999999495049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78805">
            <text:p>1256.078805</text:p>
          </table:table-cell>
          <table:table-cell table:formula="of:=[.A688]-[.A$20]" office:value-type="float" office:value="0.120017000000189">
            <text:p>0.120017</text:p>
          </table:table-cell>
          <table:table-cell table:formula="of:=[.B688]-[.B68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78807">
            <text:p>1256.078807</text:p>
          </table:table-cell>
          <table:table-cell table:formula="of:=[.A689]-[.A$20]" office:value-type="float" office:value="0.120019000000184">
            <text:p>0.120019</text:p>
          </table:table-cell>
          <table:table-cell table:formula="of:=[.B689]-[.B688]" office:value-type="float" office:value="0.00000199999999495049">
            <text:p>0.000002</text:p>
          </table:table-cell>
          <table:table-cell table:number-columns-repeated="2"/>
          <table:table-cell office:value-type="string">
            <text:p>2.058048 / 4.019780 &gt; 3.000000 / 7.000000</text:p>
          </table:table-cell>
        </table:table-row>
        <table:table-row table:style-name="ro1">
          <table:table-cell office:value-type="float" office:value="1256.07881">
            <text:p>1256.078810</text:p>
          </table:table-cell>
          <table:table-cell table:formula="of:=[.A690]-[.A$20]" office:value-type="float" office:value="0.120022000000063">
            <text:p>0.120022</text:p>
          </table:table-cell>
          <table:table-cell table:formula="of:=[.B690]-[.B689]" office:value-type="float" office:value="0.00000299999987873889">
            <text:p>0.000003</text:p>
          </table:table-cell>
          <table:table-cell table:number-columns-repeated="2"/>
          <table:table-cell office:value-type="string">
            <text:p>d_s is renewed (r + D) to 1256085.789858; c_s is fully topped up</text:p>
          </table:table-cell>
        </table:table-row>
        <table:table-row table:style-name="ro1">
          <table:table-cell office:value-type="float" office:value="1256.07882">
            <text:p>1256.078820</text:p>
          </table:table-cell>
          <table:table-cell table:formula="of:=[.A691]-[.A$20]" office:value-type="float" office:value="0.120032000000037">
            <text:p>0.120032</text:p>
          </table:table-cell>
          <table:table-cell table:formula="of:=[.B691]-[.B690]" office:value-type="float" office:value="0.00000999999997475243">
            <text:p>0.00001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6.078823">
            <text:p>1256.078823</text:p>
          </table:table-cell>
          <table:table-cell table:formula="of:=[.A692]-[.A$20]" office:value-type="float" office:value="0.120035000000144">
            <text:p>0.120035</text:p>
          </table:table-cell>
          <table:table-cell table:formula="of:=[.B692]-[.B691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78825">
            <text:p>1256.078825</text:p>
          </table:table-cell>
          <table:table-cell table:formula="of:=[.A693]-[.A$20]" office:value-type="float" office:value="0.120037000000139">
            <text:p>0.120037</text:p>
          </table:table-cell>
          <table:table-cell table:formula="of:=[.B693]-[.B692]" office:value-type="float" office:value="0.00000199999999495049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256.079775">
            <text:p>1256.079775</text:p>
          </table:table-cell>
          <table:table-cell table:formula="of:=[.A694]-[.A$20]" office:value-type="float" office:value="0.120987000000014">
            <text:p>0.120987</text:p>
          </table:table-cell>
          <table:table-cell table:formula="of:=[.B694]-[.B693]" office:value-type="float" office:value="0.000949999999875217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79777">
            <text:p>1256.079777</text:p>
          </table:table-cell>
          <table:table-cell table:formula="of:=[.A695]-[.A$20]" office:value-type="float" office:value="0.120989000000009">
            <text:p>0.120989</text:p>
          </table:table-cell>
          <table:table-cell table:formula="of:=[.B695]-[.B69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79779">
            <text:p>1256.079779</text:p>
          </table:table-cell>
          <table:table-cell table:formula="of:=[.A696]-[.A$20]" office:value-type="float" office:value="0.120991000000004">
            <text:p>0.120991</text:p>
          </table:table-cell>
          <table:table-cell table:formula="of:=[.B696]-[.B695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79781">
            <text:p>1256.079781</text:p>
          </table:table-cell>
          <table:table-cell table:formula="of:=[.A697]-[.A$20]" office:value-type="float" office:value="0.120992999999999">
            <text:p>0.120993</text:p>
          </table:table-cell>
          <table:table-cell table:formula="of:=[.B697]-[.B69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79783">
            <text:p>1256.079783</text:p>
          </table:table-cell>
          <table:table-cell table:formula="of:=[.A698]-[.A$20]" office:value-type="float" office:value="0.120994999999994">
            <text:p>0.120995</text:p>
          </table:table-cell>
          <table:table-cell table:formula="of:=[.B698]-[.B697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080006">
            <text:p>1256.080006</text:p>
          </table:table-cell>
          <table:table-cell table:formula="of:=[.A699]-[.A$20]" office:value-type="float" office:value="0.121217999999999">
            <text:p>0.121218</text:p>
          </table:table-cell>
          <table:table-cell table:formula="of:=[.B699]-[.B698]" office:value-type="float" office:value="0.000223000000005413">
            <text:p>0.000223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80012">
            <text:p>1256.080012</text:p>
          </table:table-cell>
          <table:table-cell table:formula="of:=[.A700]-[.A$20]" office:value-type="float" office:value="0.121223999999984">
            <text:p>0.121224</text:p>
          </table:table-cell>
          <table:table-cell table:formula="of:=[.B700]-[.B699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80014">
            <text:p>1256.080014</text:p>
          </table:table-cell>
          <table:table-cell table:formula="of:=[.A701]-[.A$20]" office:value-type="float" office:value="0.121225999999979">
            <text:p>0.121226</text:p>
          </table:table-cell>
          <table:table-cell table:formula="of:=[.B701]-[.B70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82731">
            <text:p>1256.082731</text:p>
          </table:table-cell>
          <table:table-cell table:formula="of:=[.A702]-[.A$20]" office:value-type="float" office:value="0.123943000000054">
            <text:p>0.123943</text:p>
          </table:table-cell>
          <table:table-cell table:formula="of:=[.B702]-[.B701]" office:value-type="float" office:value="0.00271700000007513">
            <text:p>0.0027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82733">
            <text:p>1256.082733</text:p>
          </table:table-cell>
          <table:table-cell table:formula="of:=[.A703]-[.A$20]" office:value-type="float" office:value="0.123945000000049">
            <text:p>0.123945</text:p>
          </table:table-cell>
          <table:table-cell table:formula="of:=[.B703]-[.B70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82735">
            <text:p>1256.082735</text:p>
          </table:table-cell>
          <table:table-cell table:formula="of:=[.A704]-[.A$20]" office:value-type="float" office:value="0.123947000000044">
            <text:p>0.123947</text:p>
          </table:table-cell>
          <table:table-cell table:formula="of:=[.B704]-[.B703]" office:value-type="float" office:value="0.00000199999999495049">
            <text:p>0.000002</text:p>
          </table:table-cell>
          <table:table-cell office:value-type="string">
            <text:p>d_s is renewed (r + D) to 1256084.732798; c_s is fully topped up</text:p>
          </table:table-cell>
          <table:table-cell table:number-columns-repeated="2"/>
        </table:table-row>
        <table:table-row table:style-name="ro1">
          <table:table-cell office:value-type="float" office:value="1256.082737">
            <text:p>1256.082737</text:p>
          </table:table-cell>
          <table:table-cell table:formula="of:=[.A705]-[.A$20]" office:value-type="float" office:value="0.123949000000039">
            <text:p>0.123949</text:p>
          </table:table-cell>
          <table:table-cell table:formula="of:=[.B705]-[.B70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08274">
            <text:p>1256.082740</text:p>
          </table:table-cell>
          <table:table-cell table:formula="of:=[.A706]-[.A$20]" office:value-type="float" office:value="0.123952000000145">
            <text:p>0.123952</text:p>
          </table:table-cell>
          <table:table-cell table:formula="of:=[.B706]-[.B705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82742">
            <text:p>1256.082742</text:p>
          </table:table-cell>
          <table:table-cell table:formula="of:=[.A707]-[.A$20]" office:value-type="float" office:value="0.12395400000014">
            <text:p>0.123954</text:p>
          </table:table-cell>
          <table:table-cell table:formula="of:=[.B707]-[.B706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083692">
            <text:p>1256.083692</text:p>
          </table:table-cell>
          <table:table-cell table:formula="of:=[.A708]-[.A$20]" office:value-type="float" office:value="0.124904000000015">
            <text:p>0.124904</text:p>
          </table:table-cell>
          <table:table-cell table:formula="of:=[.B708]-[.B707]" office:value-type="float" office:value="0.000949999999875217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83693">
            <text:p>1256.083693</text:p>
          </table:table-cell>
          <table:table-cell table:formula="of:=[.A709]-[.A$20]" office:value-type="float" office:value="0.124905000000126">
            <text:p>0.124905</text:p>
          </table:table-cell>
          <table:table-cell table:formula="of:=[.B709]-[.B708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83695">
            <text:p>1256.083695</text:p>
          </table:table-cell>
          <table:table-cell table:formula="of:=[.A710]-[.A$20]" office:value-type="float" office:value="0.124907000000121">
            <text:p>0.124907</text:p>
          </table:table-cell>
          <table:table-cell table:formula="of:=[.B710]-[.B70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083809">
            <text:p>1256.083809</text:p>
          </table:table-cell>
          <table:table-cell table:formula="of:=[.A711]-[.A$20]" office:value-type="float" office:value="0.125021000000061">
            <text:p>0.125021</text:p>
          </table:table-cell>
          <table:table-cell table:formula="of:=[.B711]-[.B710]" office:value-type="float" office:value="0.000113999999939551">
            <text:p>0.00011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8381">
            <text:p>1256.083810</text:p>
          </table:table-cell>
          <table:table-cell table:formula="of:=[.A712]-[.A$20]" office:value-type="float" office:value="0.125022000000172">
            <text:p>0.125022</text:p>
          </table:table-cell>
          <table:table-cell table:formula="of:=[.B712]-[.B711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83813">
            <text:p>1256.083813</text:p>
          </table:table-cell>
          <table:table-cell table:formula="of:=[.A713]-[.A$20]" office:value-type="float" office:value="0.125025000000051">
            <text:p>0.125025</text:p>
          </table:table-cell>
          <table:table-cell table:formula="of:=[.B713]-[.B712]" office:value-type="float" office:value="0.00000299999987873889">
            <text:p>0.000003</text:p>
          </table:table-cell>
          <table:table-cell/>
          <table:table-cell office:value-type="string">
            <text:p>postpones its deadline to 1256088.809638; c_s is topped up to 1.922908</text:p>
          </table:table-cell>
          <table:table-cell/>
        </table:table-row>
        <table:table-row table:style-name="ro1">
          <table:table-cell office:value-type="float" office:value="1256.083945">
            <text:p>1256.083945</text:p>
          </table:table-cell>
          <table:table-cell table:formula="of:=[.A714]-[.A$20]" office:value-type="float" office:value="0.125157000000172">
            <text:p>0.125157</text:p>
          </table:table-cell>
          <table:table-cell table:formula="of:=[.B714]-[.B713]" office:value-type="float" office:value="0.000132000000121479">
            <text:p>0.00013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83946">
            <text:p>1256.083946</text:p>
          </table:table-cell>
          <table:table-cell table:formula="of:=[.A715]-[.A$20]" office:value-type="float" office:value="0.125158000000056">
            <text:p>0.125158</text:p>
          </table:table-cell>
          <table:table-cell table:formula="of:=[.B715]-[.B714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83948">
            <text:p>1256.083948</text:p>
          </table:table-cell>
          <table:table-cell table:formula="of:=[.A716]-[.A$20]" office:value-type="float" office:value="0.125160000000051">
            <text:p>0.125160</text:p>
          </table:table-cell>
          <table:table-cell table:formula="of:=[.B716]-[.B715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85703">
            <text:p>1256.085703</text:p>
          </table:table-cell>
          <table:table-cell table:formula="of:=[.A717]-[.A$20]" office:value-type="float" office:value="0.126915000000054">
            <text:p>0.126915</text:p>
          </table:table-cell>
          <table:table-cell table:formula="of:=[.B717]-[.B716]" office:value-type="float" office:value="0.00175500000000284">
            <text:p>0.0017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85704">
            <text:p>1256.085704</text:p>
          </table:table-cell>
          <table:table-cell table:formula="of:=[.A718]-[.A$20]" office:value-type="float" office:value="0.126916000000165">
            <text:p>0.126916</text:p>
          </table:table-cell>
          <table:table-cell table:formula="of:=[.B718]-[.B717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85708">
            <text:p>1256.085708</text:p>
          </table:table-cell>
          <table:table-cell table:formula="of:=[.A719]-[.A$20]" office:value-type="float" office:value="0.126920000000155">
            <text:p>0.126920</text:p>
          </table:table-cell>
          <table:table-cell table:formula="of:=[.B719]-[.B718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8571">
            <text:p>1256.085710</text:p>
          </table:table-cell>
          <table:table-cell table:formula="of:=[.A720]-[.A$20]" office:value-type="float" office:value="0.12692200000015">
            <text:p>0.126922</text:p>
          </table:table-cell>
          <table:table-cell table:formula="of:=[.B720]-[.B71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85713">
            <text:p>1256.085713</text:p>
          </table:table-cell>
          <table:table-cell table:formula="of:=[.A721]-[.A$20]" office:value-type="float" office:value="0.126925000000028">
            <text:p>0.126925</text:p>
          </table:table-cell>
          <table:table-cell table:formula="of:=[.B721]-[.B720]" office:value-type="float" office:value="0.00000299999987873889">
            <text:p>0.000003</text:p>
          </table:table-cell>
          <table:table-cell/>
          <table:table-cell office:value-type="string">
            <text:p>0.165747 / 3.099625 &lt;= 2.000000 / 5.000000</text:p>
          </table:table-cell>
          <table:table-cell/>
        </table:table-row>
        <table:table-row table:style-name="ro1">
          <table:table-cell office:value-type="float" office:value="1256.085715">
            <text:p>1256.085715</text:p>
          </table:table-cell>
          <table:table-cell table:formula="of:=[.A722]-[.A$20]" office:value-type="float" office:value="0.126927000000023">
            <text:p>0.126927</text:p>
          </table:table-cell>
          <table:table-cell table:formula="of:=[.B722]-[.B721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85719">
            <text:p>1256.085719</text:p>
          </table:table-cell>
          <table:table-cell table:formula="of:=[.A723]-[.A$20]" office:value-type="float" office:value="0.126931000000013">
            <text:p>0.126931</text:p>
          </table:table-cell>
          <table:table-cell table:formula="of:=[.B723]-[.B722]" office:value-type="float" office:value="0.00000399999998990097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256.08673">
            <text:p>1256.086730</text:p>
          </table:table-cell>
          <table:table-cell table:formula="of:=[.A724]-[.A$20]" office:value-type="float" office:value="0.127942000000076">
            <text:p>0.127942</text:p>
          </table:table-cell>
          <table:table-cell table:formula="of:=[.B724]-[.B723]" office:value-type="float" office:value="0.00101100000006227">
            <text:p>0.0010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86732">
            <text:p>1256.086732</text:p>
          </table:table-cell>
          <table:table-cell table:formula="of:=[.A725]-[.A$20]" office:value-type="float" office:value="0.12794400000007">
            <text:p>0.127944</text:p>
          </table:table-cell>
          <table:table-cell table:formula="of:=[.B725]-[.B72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86734">
            <text:p>1256.086734</text:p>
          </table:table-cell>
          <table:table-cell table:formula="of:=[.A726]-[.A$20]" office:value-type="float" office:value="0.127946000000065">
            <text:p>0.127946</text:p>
          </table:table-cell>
          <table:table-cell table:formula="of:=[.B726]-[.B725]" office:value-type="float" office:value="0.00000199999999495049">
            <text:p>0.000002</text:p>
          </table:table-cell>
          <table:table-cell office:value-type="string">
            <text:p>d_s is renewed (r + D) to 1256088.731725; c_s is fully topped up</text:p>
          </table:table-cell>
          <table:table-cell table:number-columns-repeated="2"/>
        </table:table-row>
        <table:table-row table:style-name="ro1">
          <table:table-cell office:value-type="float" office:value="1256.086736">
            <text:p>1256.086736</text:p>
          </table:table-cell>
          <table:table-cell table:formula="of:=[.A727]-[.A$20]" office:value-type="float" office:value="0.12794800000006">
            <text:p>0.127948</text:p>
          </table:table-cell>
          <table:table-cell table:formula="of:=[.B727]-[.B72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86739">
            <text:p>1256.086739</text:p>
          </table:table-cell>
          <table:table-cell table:formula="of:=[.A728]-[.A$20]" office:value-type="float" office:value="0.127951000000166">
            <text:p>0.127951</text:p>
          </table:table-cell>
          <table:table-cell table:formula="of:=[.B728]-[.B727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86741">
            <text:p>1256.086741</text:p>
          </table:table-cell>
          <table:table-cell table:formula="of:=[.A729]-[.A$20]" office:value-type="float" office:value="0.127953000000161">
            <text:p>0.127953</text:p>
          </table:table-cell>
          <table:table-cell table:formula="of:=[.B729]-[.B728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86744">
            <text:p>1256.086744</text:p>
          </table:table-cell>
          <table:table-cell table:formula="of:=[.A730]-[.A$20]" office:value-type="float" office:value="0.12795600000004">
            <text:p>0.127956</text:p>
          </table:table-cell>
          <table:table-cell table:formula="of:=[.B730]-[.B729]" office:value-type="float" office:value="0.00000299999987873889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87695">
            <text:p>1256.087695</text:p>
          </table:table-cell>
          <table:table-cell table:formula="of:=[.A731]-[.A$20]" office:value-type="float" office:value="0.128907000000027">
            <text:p>0.128907</text:p>
          </table:table-cell>
          <table:table-cell table:formula="of:=[.B731]-[.B730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87697">
            <text:p>1256.087697</text:p>
          </table:table-cell>
          <table:table-cell table:formula="of:=[.A732]-[.A$20]" office:value-type="float" office:value="0.128909000000021">
            <text:p>0.128909</text:p>
          </table:table-cell>
          <table:table-cell table:formula="of:=[.B732]-[.B73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88745">
            <text:p>1256.088745</text:p>
          </table:table-cell>
          <table:table-cell table:formula="of:=[.A733]-[.A$20]" office:value-type="float" office:value="0.129957000000104">
            <text:p>0.129957</text:p>
          </table:table-cell>
          <table:table-cell table:formula="of:=[.B733]-[.B732]" office:value-type="float" office:value="0.00104800000008254">
            <text:p>0.00104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88747">
            <text:p>1256.088747</text:p>
          </table:table-cell>
          <table:table-cell table:formula="of:=[.A734]-[.A$20]" office:value-type="float" office:value="0.129959000000099">
            <text:p>0.129959</text:p>
          </table:table-cell>
          <table:table-cell table:formula="of:=[.B734]-[.B73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8875">
            <text:p>1256.088750</text:p>
          </table:table-cell>
          <table:table-cell table:formula="of:=[.A735]-[.A$20]" office:value-type="float" office:value="0.129961999999978">
            <text:p>0.129962</text:p>
          </table:table-cell>
          <table:table-cell table:formula="of:=[.B735]-[.B734]" office:value-type="float" office:value="0.00000299999987873889">
            <text:p>0.000003</text:p>
          </table:table-cell>
          <table:table-cell table:number-columns-repeated="2"/>
          <table:table-cell office:value-type="string">
            <text:p>d_s is renewed (r + D) to 1256095.746898; c_s is fully topped up</text:p>
          </table:table-cell>
        </table:table-row>
        <table:table-row table:style-name="ro1">
          <table:table-cell office:value-type="float" office:value="1256.088762">
            <text:p>1256.088762</text:p>
          </table:table-cell>
          <table:table-cell table:formula="of:=[.A736]-[.A$20]" office:value-type="float" office:value="0.129974000000175">
            <text:p>0.129974</text:p>
          </table:table-cell>
          <table:table-cell table:formula="of:=[.B736]-[.B735]" office:value-type="float" office:value="0.0000120000001970766">
            <text:p>0.000012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256.088819">
            <text:p>1256.088819</text:p>
          </table:table-cell>
          <table:table-cell table:formula="of:=[.A737]-[.A$20]" office:value-type="float" office:value="0.130031000000145">
            <text:p>0.130031</text:p>
          </table:table-cell>
          <table:table-cell table:formula="of:=[.B737]-[.B736]" office:value-type="float" office:value="0.0000569999999697757">
            <text:p>0.00005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88821">
            <text:p>1256.088821</text:p>
          </table:table-cell>
          <table:table-cell table:formula="of:=[.A738]-[.A$20]" office:value-type="float" office:value="0.13003300000014">
            <text:p>0.130033</text:p>
          </table:table-cell>
          <table:table-cell table:formula="of:=[.B738]-[.B73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88824">
            <text:p>1256.088824</text:p>
          </table:table-cell>
          <table:table-cell table:formula="of:=[.A739]-[.A$20]" office:value-type="float" office:value="0.130036000000018">
            <text:p>0.130036</text:p>
          </table:table-cell>
          <table:table-cell table:formula="of:=[.B739]-[.B738]" office:value-type="float" office:value="0.00000299999987873889">
            <text:p>0.000003</text:p>
          </table:table-cell>
          <table:table-cell/>
          <table:table-cell office:value-type="string">
            <text:p>postpones its deadline to 1256093.809638; c_s is topped up to 1.144436</text:p>
          </table:table-cell>
          <table:table-cell/>
        </table:table-row>
        <table:table-row table:style-name="ro1">
          <table:table-cell office:value-type="float" office:value="1256.088826">
            <text:p>1256.088826</text:p>
          </table:table-cell>
          <table:table-cell table:formula="of:=[.A740]-[.A$20]" office:value-type="float" office:value="0.130038000000013">
            <text:p>0.130038</text:p>
          </table:table-cell>
          <table:table-cell table:formula="of:=[.B740]-[.B73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88829">
            <text:p>1256.088829</text:p>
          </table:table-cell>
          <table:table-cell table:formula="of:=[.A741]-[.A$20]" office:value-type="float" office:value="0.130041000000119">
            <text:p>0.130041</text:p>
          </table:table-cell>
          <table:table-cell table:formula="of:=[.B741]-[.B740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88832">
            <text:p>1256.088832</text:p>
          </table:table-cell>
          <table:table-cell table:formula="of:=[.A742]-[.A$20]" office:value-type="float" office:value="0.130043999999998">
            <text:p>0.130044</text:p>
          </table:table-cell>
          <table:table-cell table:formula="of:=[.B742]-[.B741]" office:value-type="float" office:value="0.00000299999987873889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88834">
            <text:p>1256.088834</text:p>
          </table:table-cell>
          <table:table-cell table:formula="of:=[.A743]-[.A$20]" office:value-type="float" office:value="0.130045999999993">
            <text:p>0.130046</text:p>
          </table:table-cell>
          <table:table-cell table:formula="of:=[.B743]-[.B74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88836">
            <text:p>1256.088836</text:p>
          </table:table-cell>
          <table:table-cell table:formula="of:=[.A744]-[.A$20]" office:value-type="float" office:value="0.130047999999988">
            <text:p>0.130048</text:p>
          </table:table-cell>
          <table:table-cell table:formula="of:=[.B744]-[.B743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089781">
            <text:p>1256.089781</text:p>
          </table:table-cell>
          <table:table-cell table:formula="of:=[.A745]-[.A$20]" office:value-type="float" office:value="0.130992999999989">
            <text:p>0.130993</text:p>
          </table:table-cell>
          <table:table-cell table:formula="of:=[.B745]-[.B744]" office:value-type="float" office:value="0.000945000000001528">
            <text:p>0.0009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89783">
            <text:p>1256.089783</text:p>
          </table:table-cell>
          <table:table-cell table:formula="of:=[.A746]-[.A$20]" office:value-type="float" office:value="0.130994999999984">
            <text:p>0.130995</text:p>
          </table:table-cell>
          <table:table-cell table:formula="of:=[.B746]-[.B74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89785">
            <text:p>1256.089785</text:p>
          </table:table-cell>
          <table:table-cell table:formula="of:=[.A747]-[.A$20]" office:value-type="float" office:value="0.130996999999979">
            <text:p>0.130997</text:p>
          </table:table-cell>
          <table:table-cell table:formula="of:=[.B747]-[.B74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9073">
            <text:p>1256.090730</text:p>
          </table:table-cell>
          <table:table-cell table:formula="of:=[.A748]-[.A$20]" office:value-type="float" office:value="0.131941999999981">
            <text:p>0.131942</text:p>
          </table:table-cell>
          <table:table-cell table:formula="of:=[.B748]-[.B747]" office:value-type="float" office:value="0.000945000000001528">
            <text:p>0.00094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90732">
            <text:p>1256.090732</text:p>
          </table:table-cell>
          <table:table-cell table:formula="of:=[.A749]-[.A$20]" office:value-type="float" office:value="0.131943999999976">
            <text:p>0.131944</text:p>
          </table:table-cell>
          <table:table-cell table:formula="of:=[.B749]-[.B74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90735">
            <text:p>1256.090735</text:p>
          </table:table-cell>
          <table:table-cell table:formula="of:=[.A750]-[.A$20]" office:value-type="float" office:value="0.131947000000082">
            <text:p>0.131947</text:p>
          </table:table-cell>
          <table:table-cell table:formula="of:=[.B750]-[.B749]" office:value-type="float" office:value="0.00000300000010611257">
            <text:p>0.000003</text:p>
          </table:table-cell>
          <table:table-cell/>
          <table:table-cell office:value-type="string">
            <text:p>0.192314 / 3.077694 &lt;= 2.000000 / 5.000000</text:p>
          </table:table-cell>
          <table:table-cell/>
        </table:table-row>
        <table:table-row table:style-name="ro1">
          <table:table-cell office:value-type="float" office:value="1256.090737">
            <text:p>1256.090737</text:p>
          </table:table-cell>
          <table:table-cell table:formula="of:=[.A751]-[.A$20]" office:value-type="float" office:value="0.131949000000077">
            <text:p>0.131949</text:p>
          </table:table-cell>
          <table:table-cell table:formula="of:=[.B751]-[.B750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90739">
            <text:p>1256.090739</text:p>
          </table:table-cell>
          <table:table-cell table:formula="of:=[.A752]-[.A$20]" office:value-type="float" office:value="0.131951000000072">
            <text:p>0.131951</text:p>
          </table:table-cell>
          <table:table-cell table:formula="of:=[.B752]-[.B75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090741">
            <text:p>1256.090741</text:p>
          </table:table-cell>
          <table:table-cell table:formula="of:=[.A753]-[.A$20]" office:value-type="float" office:value="0.131953000000067">
            <text:p>0.131953</text:p>
          </table:table-cell>
          <table:table-cell table:formula="of:=[.B753]-[.B752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90742">
            <text:p>1256.090742</text:p>
          </table:table-cell>
          <table:table-cell table:formula="of:=[.A754]-[.A$20]" office:value-type="float" office:value="0.131954000000178">
            <text:p>0.131954</text:p>
          </table:table-cell>
          <table:table-cell table:formula="of:=[.B754]-[.B753]" office:value-type="float" office:value="0.00000100000011116208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90744">
            <text:p>1256.090744</text:p>
          </table:table-cell>
          <table:table-cell table:formula="of:=[.A755]-[.A$20]" office:value-type="float" office:value="0.131956000000173">
            <text:p>0.131956</text:p>
          </table:table-cell>
          <table:table-cell table:formula="of:=[.B755]-[.B754]" office:value-type="float" office:value="0.00000199999999495049">
            <text:p>0.000002</text:p>
          </table:table-cell>
          <table:table-cell office:value-type="string">
            <text:p>d_s is renewed (r + D) to 1256092.742326; c_s is fully topped up</text:p>
          </table:table-cell>
          <table:table-cell table:number-columns-repeated="2"/>
        </table:table-row>
        <table:table-row table:style-name="ro1">
          <table:table-cell office:value-type="float" office:value="1256.090747">
            <text:p>1256.090747</text:p>
          </table:table-cell>
          <table:table-cell table:formula="of:=[.A756]-[.A$20]" office:value-type="float" office:value="0.131959000000052">
            <text:p>0.131959</text:p>
          </table:table-cell>
          <table:table-cell table:formula="of:=[.B756]-[.B755]" office:value-type="float" office:value="0.00000299999987873889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090753">
            <text:p>1256.090753</text:p>
          </table:table-cell>
          <table:table-cell table:formula="of:=[.A757]-[.A$20]" office:value-type="float" office:value="0.131965000000037">
            <text:p>0.131965</text:p>
          </table:table-cell>
          <table:table-cell table:formula="of:=[.B757]-[.B756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90755">
            <text:p>1256.090755</text:p>
          </table:table-cell>
          <table:table-cell table:formula="of:=[.A758]-[.A$20]" office:value-type="float" office:value="0.131967000000031">
            <text:p>0.131967</text:p>
          </table:table-cell>
          <table:table-cell table:formula="of:=[.B758]-[.B757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091704">
            <text:p>1256.091704</text:p>
          </table:table-cell>
          <table:table-cell table:formula="of:=[.A759]-[.A$20]" office:value-type="float" office:value="0.132916000000023">
            <text:p>0.132916</text:p>
          </table:table-cell>
          <table:table-cell table:formula="of:=[.B759]-[.B758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91705">
            <text:p>1256.091705</text:p>
          </table:table-cell>
          <table:table-cell table:formula="of:=[.A760]-[.A$20]" office:value-type="float" office:value="0.132917000000134">
            <text:p>0.132917</text:p>
          </table:table-cell>
          <table:table-cell table:formula="of:=[.B760]-[.B75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91707">
            <text:p>1256.091707</text:p>
          </table:table-cell>
          <table:table-cell table:formula="of:=[.A761]-[.A$20]" office:value-type="float" office:value="0.132919000000129">
            <text:p>0.132919</text:p>
          </table:table-cell>
          <table:table-cell table:formula="of:=[.B761]-[.B760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92007">
            <text:p>1256.092007</text:p>
          </table:table-cell>
          <table:table-cell table:formula="of:=[.A762]-[.A$20]" office:value-type="float" office:value="0.133219000000054">
            <text:p>0.133219</text:p>
          </table:table-cell>
          <table:table-cell table:formula="of:=[.B762]-[.B761]" office:value-type="float" office:value="0.000299999999924694">
            <text:p>0.000300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92014">
            <text:p>1256.092014</text:p>
          </table:table-cell>
          <table:table-cell table:formula="of:=[.A763]-[.A$20]" office:value-type="float" office:value="0.13322600000015">
            <text:p>0.133226</text:p>
          </table:table-cell>
          <table:table-cell table:formula="of:=[.B763]-[.B762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92016">
            <text:p>1256.092016</text:p>
          </table:table-cell>
          <table:table-cell table:formula="of:=[.A764]-[.A$20]" office:value-type="float" office:value="0.133228000000145">
            <text:p>0.133228</text:p>
          </table:table-cell>
          <table:table-cell table:formula="of:=[.B764]-[.B76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093811">
            <text:p>1256.093811</text:p>
          </table:table-cell>
          <table:table-cell table:formula="of:=[.A765]-[.A$20]" office:value-type="float" office:value="0.135023000000047">
            <text:p>0.135023</text:p>
          </table:table-cell>
          <table:table-cell table:formula="of:=[.B765]-[.B764]" office:value-type="float" office:value="0.00179499999990185">
            <text:p>0.00179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93812">
            <text:p>1256.093812</text:p>
          </table:table-cell>
          <table:table-cell table:formula="of:=[.A766]-[.A$20]" office:value-type="float" office:value="0.135024000000158">
            <text:p>0.135024</text:p>
          </table:table-cell>
          <table:table-cell table:formula="of:=[.B766]-[.B76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93815">
            <text:p>1256.093815</text:p>
          </table:table-cell>
          <table:table-cell table:formula="of:=[.A767]-[.A$20]" office:value-type="float" office:value="0.135027000000036">
            <text:p>0.135027</text:p>
          </table:table-cell>
          <table:table-cell table:formula="of:=[.B767]-[.B766]" office:value-type="float" office:value="0.00000299999987873889">
            <text:p>0.000003</text:p>
          </table:table-cell>
          <table:table-cell/>
          <table:table-cell office:value-type="string">
            <text:p>postpones its deadline to 1256098.809638; c_s is topped up to 1.889362</text:p>
          </table:table-cell>
          <table:table-cell/>
        </table:table-row>
        <table:table-row table:style-name="ro1">
          <table:table-cell office:value-type="float" office:value="1256.093985">
            <text:p>1256.093985</text:p>
          </table:table-cell>
          <table:table-cell table:formula="of:=[.A768]-[.A$20]" office:value-type="float" office:value="0.135197000000062">
            <text:p>0.135197</text:p>
          </table:table-cell>
          <table:table-cell table:formula="of:=[.B768]-[.B767]" office:value-type="float" office:value="0.000170000000025539">
            <text:p>0.00017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093987">
            <text:p>1256.093987</text:p>
          </table:table-cell>
          <table:table-cell table:formula="of:=[.A769]-[.A$20]" office:value-type="float" office:value="0.135199000000057">
            <text:p>0.135199</text:p>
          </table:table-cell>
          <table:table-cell table:formula="of:=[.B769]-[.B768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09399">
            <text:p>1256.093990</text:p>
          </table:table-cell>
          <table:table-cell table:formula="of:=[.A770]-[.A$20]" office:value-type="float" office:value="0.135202000000163">
            <text:p>0.135202</text:p>
          </table:table-cell>
          <table:table-cell table:formula="of:=[.B770]-[.B769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093992">
            <text:p>1256.093992</text:p>
          </table:table-cell>
          <table:table-cell table:formula="of:=[.A771]-[.A$20]" office:value-type="float" office:value="0.135204000000158">
            <text:p>0.135204</text:p>
          </table:table-cell>
          <table:table-cell table:formula="of:=[.B771]-[.B770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09473">
            <text:p>1256.094730</text:p>
          </table:table-cell>
          <table:table-cell table:formula="of:=[.A772]-[.A$20]" office:value-type="float" office:value="0.135942000000114">
            <text:p>0.135942</text:p>
          </table:table-cell>
          <table:table-cell table:formula="of:=[.B772]-[.B771]" office:value-type="float" office:value="0.000737999999955719">
            <text:p>0.0007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94732">
            <text:p>1256.094732</text:p>
          </table:table-cell>
          <table:table-cell table:formula="of:=[.A773]-[.A$20]" office:value-type="float" office:value="0.135944000000109">
            <text:p>0.135944</text:p>
          </table:table-cell>
          <table:table-cell table:formula="of:=[.B773]-[.B77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94734">
            <text:p>1256.094734</text:p>
          </table:table-cell>
          <table:table-cell table:formula="of:=[.A774]-[.A$20]" office:value-type="float" office:value="0.135946000000104">
            <text:p>0.135946</text:p>
          </table:table-cell>
          <table:table-cell table:formula="of:=[.B774]-[.B773]" office:value-type="float" office:value="0.00000199999999495049">
            <text:p>0.000002</text:p>
          </table:table-cell>
          <table:table-cell office:value-type="string">
            <text:p>d_s is renewed (r + D) to 1256096.731808; c_s is fully topped up</text:p>
          </table:table-cell>
          <table:table-cell table:number-columns-repeated="2"/>
        </table:table-row>
        <table:table-row table:style-name="ro1">
          <table:table-cell office:value-type="float" office:value="1256.094736">
            <text:p>1256.094736</text:p>
          </table:table-cell>
          <table:table-cell table:formula="of:=[.A775]-[.A$20]" office:value-type="float" office:value="0.135948000000099">
            <text:p>0.135948</text:p>
          </table:table-cell>
          <table:table-cell table:formula="of:=[.B775]-[.B774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094739">
            <text:p>1256.094739</text:p>
          </table:table-cell>
          <table:table-cell table:formula="of:=[.A776]-[.A$20]" office:value-type="float" office:value="0.135950999999977">
            <text:p>0.135951</text:p>
          </table:table-cell>
          <table:table-cell table:formula="of:=[.B776]-[.B775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94741">
            <text:p>1256.094741</text:p>
          </table:table-cell>
          <table:table-cell table:formula="of:=[.A777]-[.A$20]" office:value-type="float" office:value="0.1359530000002">
            <text:p>0.135953</text:p>
          </table:table-cell>
          <table:table-cell table:formula="of:=[.B777]-[.B776]" office:value-type="float" office:value="0.00000200000022232416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09569">
            <text:p>1256.095690</text:p>
          </table:table-cell>
          <table:table-cell table:formula="of:=[.A778]-[.A$20]" office:value-type="float" office:value="0.136902000000191">
            <text:p>0.136902</text:p>
          </table:table-cell>
          <table:table-cell table:formula="of:=[.B778]-[.B777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95691">
            <text:p>1256.095691</text:p>
          </table:table-cell>
          <table:table-cell table:formula="of:=[.A779]-[.A$20]" office:value-type="float" office:value="0.136903000000075">
            <text:p>0.136903</text:p>
          </table:table-cell>
          <table:table-cell table:formula="of:=[.B779]-[.B77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95693">
            <text:p>1256.095693</text:p>
          </table:table-cell>
          <table:table-cell table:formula="of:=[.A780]-[.A$20]" office:value-type="float" office:value="0.13690500000007">
            <text:p>0.136905</text:p>
          </table:table-cell>
          <table:table-cell table:formula="of:=[.B780]-[.B779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9575">
            <text:p>1256.095750</text:p>
          </table:table-cell>
          <table:table-cell table:formula="of:=[.A781]-[.A$20]" office:value-type="float" office:value="0.13696200000004">
            <text:p>0.136962</text:p>
          </table:table-cell>
          <table:table-cell table:formula="of:=[.B781]-[.B780]" office:value-type="float" office:value="0.0000569999999697757">
            <text:p>0.00005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096643">
            <text:p>1256.096643</text:p>
          </table:table-cell>
          <table:table-cell table:formula="of:=[.A782]-[.A$20]" office:value-type="float" office:value="0.137855000000172">
            <text:p>0.137855</text:p>
          </table:table-cell>
          <table:table-cell table:formula="of:=[.B782]-[.B781]" office:value-type="float" office:value="0.000893000000132815">
            <text:p>0.00089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96645">
            <text:p>1256.096645</text:p>
          </table:table-cell>
          <table:table-cell table:formula="of:=[.A783]-[.A$20]" office:value-type="float" office:value="0.137857000000167">
            <text:p>0.137857</text:p>
          </table:table-cell>
          <table:table-cell table:formula="of:=[.B783]-[.B78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96649">
            <text:p>1256.096649</text:p>
          </table:table-cell>
          <table:table-cell table:formula="of:=[.A784]-[.A$20]" office:value-type="float" office:value="0.137861000000157">
            <text:p>0.137861</text:p>
          </table:table-cell>
          <table:table-cell table:formula="of:=[.B784]-[.B78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96651">
            <text:p>1256.096651</text:p>
          </table:table-cell>
          <table:table-cell table:formula="of:=[.A785]-[.A$20]" office:value-type="float" office:value="0.137863000000152">
            <text:p>0.137863</text:p>
          </table:table-cell>
          <table:table-cell table:formula="of:=[.B785]-[.B78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96654">
            <text:p>1256.096654</text:p>
          </table:table-cell>
          <table:table-cell table:formula="of:=[.A786]-[.A$20]" office:value-type="float" office:value="0.137866000000031">
            <text:p>0.137866</text:p>
          </table:table-cell>
          <table:table-cell table:formula="of:=[.B786]-[.B785]" office:value-type="float" office:value="0.00000299999987873889">
            <text:p>0.000003</text:p>
          </table:table-cell>
          <table:table-cell/>
          <table:table-cell office:value-type="string">
            <text:p>0.182024 / 2.158399 &lt;= 2.000000 / 5.000000</text:p>
          </table:table-cell>
          <table:table-cell/>
        </table:table-row>
        <table:table-row table:style-name="ro1">
          <table:table-cell office:value-type="float" office:value="1256.096656">
            <text:p>1256.096656</text:p>
          </table:table-cell>
          <table:table-cell table:formula="of:=[.A787]-[.A$20]" office:value-type="float" office:value="0.137868000000026">
            <text:p>0.137868</text:p>
          </table:table-cell>
          <table:table-cell table:formula="of:=[.B787]-[.B786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09666">
            <text:p>1256.096660</text:p>
          </table:table-cell>
          <table:table-cell table:formula="of:=[.A788]-[.A$20]" office:value-type="float" office:value="0.137872000000016">
            <text:p>0.137872</text:p>
          </table:table-cell>
          <table:table-cell table:formula="of:=[.B788]-[.B787]" office:value-type="float" office:value="0.00000399999998990097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256.098614">
            <text:p>1256.098614</text:p>
          </table:table-cell>
          <table:table-cell table:formula="of:=[.A789]-[.A$20]" office:value-type="float" office:value="0.139826000000085">
            <text:p>0.139826</text:p>
          </table:table-cell>
          <table:table-cell table:formula="of:=[.B789]-[.B788]" office:value-type="float" office:value="0.00195400000006885">
            <text:p>0.00195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098615">
            <text:p>1256.098615</text:p>
          </table:table-cell>
          <table:table-cell table:formula="of:=[.A790]-[.A$20]" office:value-type="float" office:value="0.139827000000196">
            <text:p>0.139827</text:p>
          </table:table-cell>
          <table:table-cell table:formula="of:=[.B790]-[.B789]" office:value-type="float" office:value="0.00000100000011116208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098619">
            <text:p>1256.098619</text:p>
          </table:table-cell>
          <table:table-cell table:formula="of:=[.A791]-[.A$20]" office:value-type="float" office:value="0.139831000000186">
            <text:p>0.139831</text:p>
          </table:table-cell>
          <table:table-cell table:formula="of:=[.B791]-[.B790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98743">
            <text:p>1256.098743</text:p>
          </table:table-cell>
          <table:table-cell table:formula="of:=[.A792]-[.A$20]" office:value-type="float" office:value="0.1399550000001">
            <text:p>0.139955</text:p>
          </table:table-cell>
          <table:table-cell table:formula="of:=[.B792]-[.B791]" office:value-type="float" office:value="0.000123999999914304">
            <text:p>0.00012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098745">
            <text:p>1256.098745</text:p>
          </table:table-cell>
          <table:table-cell table:formula="of:=[.A793]-[.A$20]" office:value-type="float" office:value="0.139957000000095">
            <text:p>0.139957</text:p>
          </table:table-cell>
          <table:table-cell table:formula="of:=[.B793]-[.B79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098747">
            <text:p>1256.098747</text:p>
          </table:table-cell>
          <table:table-cell table:formula="of:=[.A794]-[.A$20]" office:value-type="float" office:value="0.13995900000009">
            <text:p>0.139959</text:p>
          </table:table-cell>
          <table:table-cell table:formula="of:=[.B794]-[.B793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105.745039; c_s is fully topped up</text:p>
          </table:table-cell>
        </table:table-row>
        <table:table-row table:style-name="ro1">
          <table:table-cell office:value-type="float" office:value="1256.09875">
            <text:p>1256.098750</text:p>
          </table:table-cell>
          <table:table-cell table:formula="of:=[.A795]-[.A$20]" office:value-type="float" office:value="0.139962000000196">
            <text:p>0.139962</text:p>
          </table:table-cell>
          <table:table-cell table:formula="of:=[.B795]-[.B794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098751">
            <text:p>1256.098751</text:p>
          </table:table-cell>
          <table:table-cell table:formula="of:=[.A796]-[.A$20]" office:value-type="float" office:value="0.13996300000008">
            <text:p>0.139963</text:p>
          </table:table-cell>
          <table:table-cell table:formula="of:=[.B796]-[.B795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098753">
            <text:p>1256.098753</text:p>
          </table:table-cell>
          <table:table-cell table:formula="of:=[.A797]-[.A$20]" office:value-type="float" office:value="0.139965000000075">
            <text:p>0.139965</text:p>
          </table:table-cell>
          <table:table-cell table:formula="of:=[.B797]-[.B796]" office:value-type="float" office:value="0.00000199999999495049">
            <text:p>0.000002</text:p>
          </table:table-cell>
          <table:table-cell office:value-type="string">
            <text:p>d_s is renewed (r + D) to 1256100.745039; c_s is fully topped up</text:p>
          </table:table-cell>
          <table:table-cell table:number-columns-repeated="2"/>
        </table:table-row>
        <table:table-row table:style-name="ro1">
          <table:table-cell office:value-type="float" office:value="1256.098756">
            <text:p>1256.098756</text:p>
          </table:table-cell>
          <table:table-cell table:formula="of:=[.A798]-[.A$20]" office:value-type="float" office:value="0.139968000000181">
            <text:p>0.139968</text:p>
          </table:table-cell>
          <table:table-cell table:formula="of:=[.B798]-[.B797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098757">
            <text:p>1256.098757</text:p>
          </table:table-cell>
          <table:table-cell table:formula="of:=[.A799]-[.A$20]" office:value-type="float" office:value="0.139969000000065">
            <text:p>0.139969</text:p>
          </table:table-cell>
          <table:table-cell table:formula="of:=[.B799]-[.B798]" office:value-type="float" office:value="0.000000999999883788405">
            <text:p>0.000001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098768">
            <text:p>1256.098768</text:p>
          </table:table-cell>
          <table:table-cell table:formula="of:=[.A800]-[.A$20]" office:value-type="float" office:value="0.139980000000151">
            <text:p>0.139980</text:p>
          </table:table-cell>
          <table:table-cell table:formula="of:=[.B800]-[.B799]" office:value-type="float" office:value="0.0000110000000859145">
            <text:p>0.00001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6.098819">
            <text:p>1256.098819</text:p>
          </table:table-cell>
          <table:table-cell table:formula="of:=[.A801]-[.A$20]" office:value-type="float" office:value="0.140031000000135">
            <text:p>0.140031</text:p>
          </table:table-cell>
          <table:table-cell table:formula="of:=[.B801]-[.B800]" office:value-type="float" office:value="0.0000509999999849242">
            <text:p>0.00005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098821">
            <text:p>1256.098821</text:p>
          </table:table-cell>
          <table:table-cell table:formula="of:=[.A802]-[.A$20]" office:value-type="float" office:value="0.14003300000013">
            <text:p>0.140033</text:p>
          </table:table-cell>
          <table:table-cell table:formula="of:=[.B802]-[.B80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098823">
            <text:p>1256.098823</text:p>
          </table:table-cell>
          <table:table-cell table:formula="of:=[.A803]-[.A$20]" office:value-type="float" office:value="0.140035000000125">
            <text:p>0.140035</text:p>
          </table:table-cell>
          <table:table-cell table:formula="of:=[.B803]-[.B802]" office:value-type="float" office:value="0.00000199999999495049">
            <text:p>0.000002</text:p>
          </table:table-cell>
          <table:table-cell/>
          <table:table-cell office:value-type="string">
            <text:p>postpones its deadline to 1256103.809638; c_s is topped up to 0.227855</text:p>
          </table:table-cell>
          <table:table-cell/>
        </table:table-row>
        <table:table-row table:style-name="ro1">
          <table:table-cell office:value-type="float" office:value="1256.099726">
            <text:p>1256.099726</text:p>
          </table:table-cell>
          <table:table-cell table:formula="of:=[.A804]-[.A$20]" office:value-type="float" office:value="0.140938000000006">
            <text:p>0.140938</text:p>
          </table:table-cell>
          <table:table-cell table:formula="of:=[.B804]-[.B803]" office:value-type="float" office:value="0.000902999999880194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099728">
            <text:p>1256.099728</text:p>
          </table:table-cell>
          <table:table-cell table:formula="of:=[.A805]-[.A$20]" office:value-type="float" office:value="0.140940000000001">
            <text:p>0.140940</text:p>
          </table:table-cell>
          <table:table-cell table:formula="of:=[.B805]-[.B80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09973">
            <text:p>1256.099730</text:p>
          </table:table-cell>
          <table:table-cell table:formula="of:=[.A806]-[.A$20]" office:value-type="float" office:value="0.140941999999995">
            <text:p>0.140942</text:p>
          </table:table-cell>
          <table:table-cell table:formula="of:=[.B806]-[.B805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099732">
            <text:p>1256.099732</text:p>
          </table:table-cell>
          <table:table-cell table:formula="of:=[.A807]-[.A$20]" office:value-type="float" office:value="0.14094399999999">
            <text:p>0.140944</text:p>
          </table:table-cell>
          <table:table-cell table:formula="of:=[.B807]-[.B80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099734">
            <text:p>1256.099734</text:p>
          </table:table-cell>
          <table:table-cell table:formula="of:=[.A808]-[.A$20]" office:value-type="float" office:value="0.140945999999985">
            <text:p>0.140946</text:p>
          </table:table-cell>
          <table:table-cell table:formula="of:=[.B808]-[.B807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00006">
            <text:p>1256.100006</text:p>
          </table:table-cell>
          <table:table-cell table:formula="of:=[.A809]-[.A$20]" office:value-type="float" office:value="0.141217999999981">
            <text:p>0.141218</text:p>
          </table:table-cell>
          <table:table-cell table:formula="of:=[.B809]-[.B808]" office:value-type="float" office:value="0.000271999999995387">
            <text:p>0.00027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00012">
            <text:p>1256.100012</text:p>
          </table:table-cell>
          <table:table-cell table:formula="of:=[.A810]-[.A$20]" office:value-type="float" office:value="0.141224000000193">
            <text:p>0.141224</text:p>
          </table:table-cell>
          <table:table-cell table:formula="of:=[.B810]-[.B809]" office:value-type="float" office:value="0.0000060000002122251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00014">
            <text:p>1256.100014</text:p>
          </table:table-cell>
          <table:table-cell table:formula="of:=[.A811]-[.A$20]" office:value-type="float" office:value="0.141226000000188">
            <text:p>0.141226</text:p>
          </table:table-cell>
          <table:table-cell table:formula="of:=[.B811]-[.B81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00016">
            <text:p>1256.100016</text:p>
          </table:table-cell>
          <table:table-cell table:formula="of:=[.A812]-[.A$20]" office:value-type="float" office:value="0.141228000000183">
            <text:p>0.141228</text:p>
          </table:table-cell>
          <table:table-cell table:formula="of:=[.B812]-[.B811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00018">
            <text:p>1256.100018</text:p>
          </table:table-cell>
          <table:table-cell table:formula="of:=[.A813]-[.A$20]" office:value-type="float" office:value="0.141230000000178">
            <text:p>0.141230</text:p>
          </table:table-cell>
          <table:table-cell table:formula="of:=[.B813]-[.B81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02732">
            <text:p>1256.102732</text:p>
          </table:table-cell>
          <table:table-cell table:formula="of:=[.A814]-[.A$20]" office:value-type="float" office:value="0.143944000000147">
            <text:p>0.143944</text:p>
          </table:table-cell>
          <table:table-cell table:formula="of:=[.B814]-[.B813]" office:value-type="float" office:value="0.00271399999996902">
            <text:p>0.00271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02734">
            <text:p>1256.102734</text:p>
          </table:table-cell>
          <table:table-cell table:formula="of:=[.A815]-[.A$20]" office:value-type="float" office:value="0.143946000000142">
            <text:p>0.143946</text:p>
          </table:table-cell>
          <table:table-cell table:formula="of:=[.B815]-[.B81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02737">
            <text:p>1256.102737</text:p>
          </table:table-cell>
          <table:table-cell table:formula="of:=[.A816]-[.A$20]" office:value-type="float" office:value="0.143949000000021">
            <text:p>0.143949</text:p>
          </table:table-cell>
          <table:table-cell table:formula="of:=[.B816]-[.B815]" office:value-type="float" office:value="0.00000299999987873889">
            <text:p>0.000003</text:p>
          </table:table-cell>
          <table:table-cell office:value-type="string">
            <text:p>d_s is renewed (r + D) to 1256104.734529; c_s is fully topped up</text:p>
          </table:table-cell>
          <table:table-cell table:number-columns-repeated="2"/>
        </table:table-row>
        <table:table-row table:style-name="ro1">
          <table:table-cell office:value-type="float" office:value="1256.10274">
            <text:p>1256.102740</text:p>
          </table:table-cell>
          <table:table-cell table:formula="of:=[.A817]-[.A$20]" office:value-type="float" office:value="0.143952000000127">
            <text:p>0.143952</text:p>
          </table:table-cell>
          <table:table-cell table:formula="of:=[.B817]-[.B816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102743">
            <text:p>1256.102743</text:p>
          </table:table-cell>
          <table:table-cell table:formula="of:=[.A818]-[.A$20]" office:value-type="float" office:value="0.143955000000005">
            <text:p>0.143955</text:p>
          </table:table-cell>
          <table:table-cell table:formula="of:=[.B818]-[.B817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02745">
            <text:p>1256.102745</text:p>
          </table:table-cell>
          <table:table-cell table:formula="of:=[.A819]-[.A$20]" office:value-type="float" office:value="0.143957">
            <text:p>0.143957</text:p>
          </table:table-cell>
          <table:table-cell table:formula="of:=[.B819]-[.B818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03696">
            <text:p>1256.103696</text:p>
          </table:table-cell>
          <table:table-cell table:formula="of:=[.A820]-[.A$20]" office:value-type="float" office:value="0.144907999999987">
            <text:p>0.144908</text:p>
          </table:table-cell>
          <table:table-cell table:formula="of:=[.B820]-[.B819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03697">
            <text:p>1256.103697</text:p>
          </table:table-cell>
          <table:table-cell table:formula="of:=[.A821]-[.A$20]" office:value-type="float" office:value="0.144909000000098">
            <text:p>0.144909</text:p>
          </table:table-cell>
          <table:table-cell table:formula="of:=[.B821]-[.B820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03699">
            <text:p>1256.103699</text:p>
          </table:table-cell>
          <table:table-cell table:formula="of:=[.A822]-[.A$20]" office:value-type="float" office:value="0.144911000000093">
            <text:p>0.144911</text:p>
          </table:table-cell>
          <table:table-cell table:formula="of:=[.B822]-[.B82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103809">
            <text:p>1256.103809</text:p>
          </table:table-cell>
          <table:table-cell table:formula="of:=[.A823]-[.A$20]" office:value-type="float" office:value="0.145021000000042">
            <text:p>0.145021</text:p>
          </table:table-cell>
          <table:table-cell table:formula="of:=[.B823]-[.B822]" office:value-type="float" office:value="0.00010999999994965">
            <text:p>0.00011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03811">
            <text:p>1256.103811</text:p>
          </table:table-cell>
          <table:table-cell table:formula="of:=[.A824]-[.A$20]" office:value-type="float" office:value="0.145023000000037">
            <text:p>0.145023</text:p>
          </table:table-cell>
          <table:table-cell table:formula="of:=[.B824]-[.B82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03814">
            <text:p>1256.103814</text:p>
          </table:table-cell>
          <table:table-cell table:formula="of:=[.A825]-[.A$20]" office:value-type="float" office:value="0.145026000000144">
            <text:p>0.145026</text:p>
          </table:table-cell>
          <table:table-cell table:formula="of:=[.B825]-[.B824]" office:value-type="float" office:value="0.00000300000010611257">
            <text:p>0.000003</text:p>
          </table:table-cell>
          <table:table-cell/>
          <table:table-cell office:value-type="string">
            <text:p>postpones its deadline to 1256108.809638; c_s is topped up to 1.948158</text:p>
          </table:table-cell>
          <table:table-cell/>
        </table:table-row>
        <table:table-row table:style-name="ro1">
          <table:table-cell office:value-type="float" office:value="1256.103963">
            <text:p>1256.103963</text:p>
          </table:table-cell>
          <table:table-cell table:formula="of:=[.A826]-[.A$20]" office:value-type="float" office:value="0.145175000000108">
            <text:p>0.145175</text:p>
          </table:table-cell>
          <table:table-cell table:formula="of:=[.B826]-[.B825]" office:value-type="float" office:value="0.000148999999964872">
            <text:p>0.00014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03965">
            <text:p>1256.103965</text:p>
          </table:table-cell>
          <table:table-cell table:formula="of:=[.A827]-[.A$20]" office:value-type="float" office:value="0.145177000000103">
            <text:p>0.145177</text:p>
          </table:table-cell>
          <table:table-cell table:formula="of:=[.B827]-[.B826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03967">
            <text:p>1256.103967</text:p>
          </table:table-cell>
          <table:table-cell table:formula="of:=[.A828]-[.A$20]" office:value-type="float" office:value="0.145179000000098">
            <text:p>0.145179</text:p>
          </table:table-cell>
          <table:table-cell table:formula="of:=[.B828]-[.B827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105678">
            <text:p>1256.105678</text:p>
          </table:table-cell>
          <table:table-cell table:formula="of:=[.A829]-[.A$20]" office:value-type="float" office:value="0.146889999999985">
            <text:p>0.146890</text:p>
          </table:table-cell>
          <table:table-cell table:formula="of:=[.B829]-[.B828]" office:value-type="float" office:value="0.00171099999988655">
            <text:p>0.0017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0568">
            <text:p>1256.105680</text:p>
          </table:table-cell>
          <table:table-cell table:formula="of:=[.A830]-[.A$20]" office:value-type="float" office:value="0.14689199999998">
            <text:p>0.146892</text:p>
          </table:table-cell>
          <table:table-cell table:formula="of:=[.B830]-[.B82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05684">
            <text:p>1256.105684</text:p>
          </table:table-cell>
          <table:table-cell table:formula="of:=[.A831]-[.A$20]" office:value-type="float" office:value="0.146896000000197">
            <text:p>0.146896</text:p>
          </table:table-cell>
          <table:table-cell table:formula="of:=[.B831]-[.B830]" office:value-type="float" office:value="0.00000400000021727465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05686">
            <text:p>1256.105686</text:p>
          </table:table-cell>
          <table:table-cell table:formula="of:=[.A832]-[.A$20]" office:value-type="float" office:value="0.146898000000192">
            <text:p>0.146898</text:p>
          </table:table-cell>
          <table:table-cell table:formula="of:=[.B832]-[.B83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05689">
            <text:p>1256.105689</text:p>
          </table:table-cell>
          <table:table-cell table:formula="of:=[.A833]-[.A$20]" office:value-type="float" office:value="0.146901000000071">
            <text:p>0.146901</text:p>
          </table:table-cell>
          <table:table-cell table:formula="of:=[.B833]-[.B832]" office:value-type="float" office:value="0.00000299999987873889">
            <text:p>0.000003</text:p>
          </table:table-cell>
          <table:table-cell/>
          <table:table-cell office:value-type="string">
            <text:p>0.234793 / 3.123423 &lt;= 2.000000 / 5.000000</text:p>
          </table:table-cell>
          <table:table-cell/>
        </table:table-row>
        <table:table-row table:style-name="ro1">
          <table:table-cell office:value-type="float" office:value="1256.105691">
            <text:p>1256.105691</text:p>
          </table:table-cell>
          <table:table-cell table:formula="of:=[.A834]-[.A$20]" office:value-type="float" office:value="0.146903000000066">
            <text:p>0.146903</text:p>
          </table:table-cell>
          <table:table-cell table:formula="of:=[.B834]-[.B833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105695">
            <text:p>1256.105695</text:p>
          </table:table-cell>
          <table:table-cell table:formula="of:=[.A835]-[.A$20]" office:value-type="float" office:value="0.146907000000056">
            <text:p>0.146907</text:p>
          </table:table-cell>
          <table:table-cell table:formula="of:=[.B835]-[.B834]" office:value-type="float" office:value="0.00000399999998990097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256.10673">
            <text:p>1256.106730</text:p>
          </table:table-cell>
          <table:table-cell table:formula="of:=[.A836]-[.A$20]" office:value-type="float" office:value="0.147942000000057">
            <text:p>0.147942</text:p>
          </table:table-cell>
          <table:table-cell table:formula="of:=[.B836]-[.B835]" office:value-type="float" office:value="0.00103500000000167">
            <text:p>0.00103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06732">
            <text:p>1256.106732</text:p>
          </table:table-cell>
          <table:table-cell table:formula="of:=[.A837]-[.A$20]" office:value-type="float" office:value="0.147944000000052">
            <text:p>0.147944</text:p>
          </table:table-cell>
          <table:table-cell table:formula="of:=[.B837]-[.B83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06734">
            <text:p>1256.106734</text:p>
          </table:table-cell>
          <table:table-cell table:formula="of:=[.A838]-[.A$20]" office:value-type="float" office:value="0.147946000000047">
            <text:p>0.147946</text:p>
          </table:table-cell>
          <table:table-cell table:formula="of:=[.B838]-[.B837]" office:value-type="float" office:value="0.00000199999999495049">
            <text:p>0.000002</text:p>
          </table:table-cell>
          <table:table-cell office:value-type="string">
            <text:p>d_s is renewed (r + D) to 1256108.732079; c_s is fully topped up</text:p>
          </table:table-cell>
          <table:table-cell table:number-columns-repeated="2"/>
        </table:table-row>
        <table:table-row table:style-name="ro1">
          <table:table-cell office:value-type="float" office:value="1256.106737">
            <text:p>1256.106737</text:p>
          </table:table-cell>
          <table:table-cell table:formula="of:=[.A839]-[.A$20]" office:value-type="float" office:value="0.147949000000153">
            <text:p>0.147949</text:p>
          </table:table-cell>
          <table:table-cell table:formula="of:=[.B839]-[.B838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10674">
            <text:p>1256.106740</text:p>
          </table:table-cell>
          <table:table-cell table:formula="of:=[.A840]-[.A$20]" office:value-type="float" office:value="0.147952000000032">
            <text:p>0.147952</text:p>
          </table:table-cell>
          <table:table-cell table:formula="of:=[.B840]-[.B839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06742">
            <text:p>1256.106742</text:p>
          </table:table-cell>
          <table:table-cell table:formula="of:=[.A841]-[.A$20]" office:value-type="float" office:value="0.147954000000027">
            <text:p>0.147954</text:p>
          </table:table-cell>
          <table:table-cell table:formula="of:=[.B841]-[.B840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06745">
            <text:p>1256.106745</text:p>
          </table:table-cell>
          <table:table-cell table:formula="of:=[.A842]-[.A$20]" office:value-type="float" office:value="0.147957000000133">
            <text:p>0.147957</text:p>
          </table:table-cell>
          <table:table-cell table:formula="of:=[.B842]-[.B841]" office:value-type="float" office:value="0.00000300000010611257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107694">
            <text:p>1256.107694</text:p>
          </table:table-cell>
          <table:table-cell table:formula="of:=[.A843]-[.A$20]" office:value-type="float" office:value="0.148906000000125">
            <text:p>0.148906</text:p>
          </table:table-cell>
          <table:table-cell table:formula="of:=[.B843]-[.B842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07696">
            <text:p>1256.107696</text:p>
          </table:table-cell>
          <table:table-cell table:formula="of:=[.A844]-[.A$20]" office:value-type="float" office:value="0.14890800000012">
            <text:p>0.148908</text:p>
          </table:table-cell>
          <table:table-cell table:formula="of:=[.B844]-[.B84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08745">
            <text:p>1256.108745</text:p>
          </table:table-cell>
          <table:table-cell table:formula="of:=[.A845]-[.A$20]" office:value-type="float" office:value="0.149957000000086">
            <text:p>0.149957</text:p>
          </table:table-cell>
          <table:table-cell table:formula="of:=[.B845]-[.B844]" office:value-type="float" office:value="0.00104899999996633">
            <text:p>0.00104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108748">
            <text:p>1256.108748</text:p>
          </table:table-cell>
          <table:table-cell table:formula="of:=[.A846]-[.A$20]" office:value-type="float" office:value="0.149960000000192">
            <text:p>0.149960</text:p>
          </table:table-cell>
          <table:table-cell table:formula="of:=[.B846]-[.B84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10875">
            <text:p>1256.108750</text:p>
          </table:table-cell>
          <table:table-cell table:formula="of:=[.A847]-[.A$20]" office:value-type="float" office:value="0.149962000000187">
            <text:p>0.149962</text:p>
          </table:table-cell>
          <table:table-cell table:formula="of:=[.B847]-[.B846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115.747618; c_s is fully topped up</text:p>
          </table:table-cell>
        </table:table-row>
        <table:table-row table:style-name="ro1">
          <table:table-cell office:value-type="float" office:value="1256.108763">
            <text:p>1256.108763</text:p>
          </table:table-cell>
          <table:table-cell table:formula="of:=[.A848]-[.A$20]" office:value-type="float" office:value="0.14997500000004">
            <text:p>0.149975</text:p>
          </table:table-cell>
          <table:table-cell table:formula="of:=[.B848]-[.B847]" office:value-type="float" office:value="0.0000129999998534913">
            <text:p>0.000013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256.108819">
            <text:p>1256.108819</text:p>
          </table:table-cell>
          <table:table-cell table:formula="of:=[.A849]-[.A$20]" office:value-type="float" office:value="0.150031000000126">
            <text:p>0.150031</text:p>
          </table:table-cell>
          <table:table-cell table:formula="of:=[.B849]-[.B848]" office:value-type="float" office:value="0.0000560000000859873">
            <text:p>0.00005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08821">
            <text:p>1256.108821</text:p>
          </table:table-cell>
          <table:table-cell table:formula="of:=[.A850]-[.A$20]" office:value-type="float" office:value="0.150033000000121">
            <text:p>0.150033</text:p>
          </table:table-cell>
          <table:table-cell table:formula="of:=[.B850]-[.B84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08824">
            <text:p>1256.108824</text:p>
          </table:table-cell>
          <table:table-cell table:formula="of:=[.A851]-[.A$20]" office:value-type="float" office:value="0.150036">
            <text:p>0.150036</text:p>
          </table:table-cell>
          <table:table-cell table:formula="of:=[.B851]-[.B850]" office:value-type="float" office:value="0.00000299999987873889">
            <text:p>0.000003</text:p>
          </table:table-cell>
          <table:table-cell/>
          <table:table-cell office:value-type="string">
            <text:p>postpones its deadline to 1256113.809638; c_s is topped up to 1.189655</text:p>
          </table:table-cell>
          <table:table-cell/>
        </table:table-row>
        <table:table-row table:style-name="ro1">
          <table:table-cell office:value-type="float" office:value="1256.108826">
            <text:p>1256.108826</text:p>
          </table:table-cell>
          <table:table-cell table:formula="of:=[.A852]-[.A$20]" office:value-type="float" office:value="0.150037999999995">
            <text:p>0.150038</text:p>
          </table:table-cell>
          <table:table-cell table:formula="of:=[.B852]-[.B85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0883">
            <text:p>1256.108830</text:p>
          </table:table-cell>
          <table:table-cell table:formula="of:=[.A853]-[.A$20]" office:value-type="float" office:value="0.150041999999985">
            <text:p>0.150042</text:p>
          </table:table-cell>
          <table:table-cell table:formula="of:=[.B853]-[.B852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08832">
            <text:p>1256.108832</text:p>
          </table:table-cell>
          <table:table-cell table:formula="of:=[.A854]-[.A$20]" office:value-type="float" office:value="0.15004399999998">
            <text:p>0.150044</text:p>
          </table:table-cell>
          <table:table-cell table:formula="of:=[.B854]-[.B853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108834">
            <text:p>1256.108834</text:p>
          </table:table-cell>
          <table:table-cell table:formula="of:=[.A855]-[.A$20]" office:value-type="float" office:value="0.150045999999975">
            <text:p>0.150046</text:p>
          </table:table-cell>
          <table:table-cell table:formula="of:=[.B855]-[.B85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08836">
            <text:p>1256.108836</text:p>
          </table:table-cell>
          <table:table-cell table:formula="of:=[.A856]-[.A$20]" office:value-type="float" office:value="0.150048000000197">
            <text:p>0.150048</text:p>
          </table:table-cell>
          <table:table-cell table:formula="of:=[.B856]-[.B855]" office:value-type="float" office:value="0.00000200000022232416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09759">
            <text:p>1256.109759</text:p>
          </table:table-cell>
          <table:table-cell table:formula="of:=[.A857]-[.A$20]" office:value-type="float" office:value="0.150971000000027">
            <text:p>0.150971</text:p>
          </table:table-cell>
          <table:table-cell table:formula="of:=[.B857]-[.B856]" office:value-type="float" office:value="0.000922999999829699">
            <text:p>0.0009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09761">
            <text:p>1256.109761</text:p>
          </table:table-cell>
          <table:table-cell table:formula="of:=[.A858]-[.A$20]" office:value-type="float" office:value="0.150973000000022">
            <text:p>0.150973</text:p>
          </table:table-cell>
          <table:table-cell table:formula="of:=[.B858]-[.B85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09763">
            <text:p>1256.109763</text:p>
          </table:table-cell>
          <table:table-cell table:formula="of:=[.A859]-[.A$20]" office:value-type="float" office:value="0.150975000000017">
            <text:p>0.150975</text:p>
          </table:table-cell>
          <table:table-cell table:formula="of:=[.B859]-[.B85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1073">
            <text:p>1256.110730</text:p>
          </table:table-cell>
          <table:table-cell table:formula="of:=[.A860]-[.A$20]" office:value-type="float" office:value="0.15194200000019">
            <text:p>0.151942</text:p>
          </table:table-cell>
          <table:table-cell table:formula="of:=[.B860]-[.B859]" office:value-type="float" office:value="0.000967000000173357">
            <text:p>0.00096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10732">
            <text:p>1256.110732</text:p>
          </table:table-cell>
          <table:table-cell table:formula="of:=[.A861]-[.A$20]" office:value-type="float" office:value="0.151944000000185">
            <text:p>0.151944</text:p>
          </table:table-cell>
          <table:table-cell table:formula="of:=[.B861]-[.B86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10735">
            <text:p>1256.110735</text:p>
          </table:table-cell>
          <table:table-cell table:formula="of:=[.A862]-[.A$20]" office:value-type="float" office:value="0.151947000000064">
            <text:p>0.151947</text:p>
          </table:table-cell>
          <table:table-cell table:formula="of:=[.B862]-[.B861]" office:value-type="float" office:value="0.00000299999987873889">
            <text:p>0.000003</text:p>
          </table:table-cell>
          <table:table-cell/>
          <table:table-cell office:value-type="string">
            <text:p>0.260088 / 3.077839 &lt;= 2.000000 / 5.000000</text:p>
          </table:table-cell>
          <table:table-cell/>
        </table:table-row>
        <table:table-row table:style-name="ro1">
          <table:table-cell office:value-type="float" office:value="1256.110736">
            <text:p>1256.110736</text:p>
          </table:table-cell>
          <table:table-cell table:formula="of:=[.A863]-[.A$20]" office:value-type="float" office:value="0.151948000000175">
            <text:p>0.151948</text:p>
          </table:table-cell>
          <table:table-cell table:formula="of:=[.B863]-[.B862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110738">
            <text:p>1256.110738</text:p>
          </table:table-cell>
          <table:table-cell table:formula="of:=[.A864]-[.A$20]" office:value-type="float" office:value="0.15195000000017">
            <text:p>0.151950</text:p>
          </table:table-cell>
          <table:table-cell table:formula="of:=[.B864]-[.B86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1074">
            <text:p>1256.110740</text:p>
          </table:table-cell>
          <table:table-cell table:formula="of:=[.A865]-[.A$20]" office:value-type="float" office:value="0.151952000000165">
            <text:p>0.151952</text:p>
          </table:table-cell>
          <table:table-cell table:formula="of:=[.B865]-[.B864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10742">
            <text:p>1256.110742</text:p>
          </table:table-cell>
          <table:table-cell table:formula="of:=[.A866]-[.A$20]" office:value-type="float" office:value="0.15195400000016">
            <text:p>0.151954</text:p>
          </table:table-cell>
          <table:table-cell table:formula="of:=[.B866]-[.B86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10744">
            <text:p>1256.110744</text:p>
          </table:table-cell>
          <table:table-cell table:formula="of:=[.A867]-[.A$20]" office:value-type="float" office:value="0.151956000000155">
            <text:p>0.151956</text:p>
          </table:table-cell>
          <table:table-cell table:formula="of:=[.B867]-[.B866]" office:value-type="float" office:value="0.00000199999999495049">
            <text:p>0.000002</text:p>
          </table:table-cell>
          <table:table-cell office:value-type="string">
            <text:p>d_s is renewed (r + D) to 1256112.742098; c_s is fully topped up</text:p>
          </table:table-cell>
          <table:table-cell table:number-columns-repeated="2"/>
        </table:table-row>
        <table:table-row table:style-name="ro1">
          <table:table-cell office:value-type="float" office:value="1256.110746">
            <text:p>1256.110746</text:p>
          </table:table-cell>
          <table:table-cell table:formula="of:=[.A868]-[.A$20]" office:value-type="float" office:value="0.15195800000015">
            <text:p>0.151958</text:p>
          </table:table-cell>
          <table:table-cell table:formula="of:=[.B868]-[.B867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110752">
            <text:p>1256.110752</text:p>
          </table:table-cell>
          <table:table-cell table:formula="of:=[.A869]-[.A$20]" office:value-type="float" office:value="0.151964000000135">
            <text:p>0.151964</text:p>
          </table:table-cell>
          <table:table-cell table:formula="of:=[.B869]-[.B868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10754">
            <text:p>1256.110754</text:p>
          </table:table-cell>
          <table:table-cell table:formula="of:=[.A870]-[.A$20]" office:value-type="float" office:value="0.15196600000013">
            <text:p>0.151966</text:p>
          </table:table-cell>
          <table:table-cell table:formula="of:=[.B870]-[.B869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11703">
            <text:p>1256.111703</text:p>
          </table:table-cell>
          <table:table-cell table:formula="of:=[.A871]-[.A$20]" office:value-type="float" office:value="0.152915000000121">
            <text:p>0.152915</text:p>
          </table:table-cell>
          <table:table-cell table:formula="of:=[.B871]-[.B870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11705">
            <text:p>1256.111705</text:p>
          </table:table-cell>
          <table:table-cell table:formula="of:=[.A872]-[.A$20]" office:value-type="float" office:value="0.152917000000116">
            <text:p>0.152917</text:p>
          </table:table-cell>
          <table:table-cell table:formula="of:=[.B872]-[.B87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11707">
            <text:p>1256.111707</text:p>
          </table:table-cell>
          <table:table-cell table:formula="of:=[.A873]-[.A$20]" office:value-type="float" office:value="0.152919000000111">
            <text:p>0.152919</text:p>
          </table:table-cell>
          <table:table-cell table:formula="of:=[.B873]-[.B872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12007">
            <text:p>1256.112007</text:p>
          </table:table-cell>
          <table:table-cell table:formula="of:=[.A874]-[.A$20]" office:value-type="float" office:value="0.153219000000036">
            <text:p>0.153219</text:p>
          </table:table-cell>
          <table:table-cell table:formula="of:=[.B874]-[.B873]" office:value-type="float" office:value="0.000299999999924694">
            <text:p>0.000300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12014">
            <text:p>1256.112014</text:p>
          </table:table-cell>
          <table:table-cell table:formula="of:=[.A875]-[.A$20]" office:value-type="float" office:value="0.153226000000132">
            <text:p>0.153226</text:p>
          </table:table-cell>
          <table:table-cell table:formula="of:=[.B875]-[.B874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12016">
            <text:p>1256.112016</text:p>
          </table:table-cell>
          <table:table-cell table:formula="of:=[.A876]-[.A$20]" office:value-type="float" office:value="0.153228000000127">
            <text:p>0.153228</text:p>
          </table:table-cell>
          <table:table-cell table:formula="of:=[.B876]-[.B87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13811">
            <text:p>1256.113811</text:p>
          </table:table-cell>
          <table:table-cell table:formula="of:=[.A877]-[.A$20]" office:value-type="float" office:value="0.155023000000028">
            <text:p>0.155023</text:p>
          </table:table-cell>
          <table:table-cell table:formula="of:=[.B877]-[.B876]" office:value-type="float" office:value="0.00179499999990185">
            <text:p>0.00179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13813">
            <text:p>1256.113813</text:p>
          </table:table-cell>
          <table:table-cell table:formula="of:=[.A878]-[.A$20]" office:value-type="float" office:value="0.155025000000023">
            <text:p>0.155025</text:p>
          </table:table-cell>
          <table:table-cell table:formula="of:=[.B878]-[.B87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13815">
            <text:p>1256.113815</text:p>
          </table:table-cell>
          <table:table-cell table:formula="of:=[.A879]-[.A$20]" office:value-type="float" office:value="0.155027000000018">
            <text:p>0.155027</text:p>
          </table:table-cell>
          <table:table-cell table:formula="of:=[.B879]-[.B878]" office:value-type="float" office:value="0.00000199999999495049">
            <text:p>0.000002</text:p>
          </table:table-cell>
          <table:table-cell/>
          <table:table-cell office:value-type="string">
            <text:p>postpones its deadline to 1256118.809638; c_s is topped up to 1.956785</text:p>
          </table:table-cell>
          <table:table-cell/>
        </table:table-row>
        <table:table-row table:style-name="ro1">
          <table:table-cell office:value-type="float" office:value="1256.113963">
            <text:p>1256.113963</text:p>
          </table:table-cell>
          <table:table-cell table:formula="of:=[.A880]-[.A$20]" office:value-type="float" office:value="0.155175000000099">
            <text:p>0.155175</text:p>
          </table:table-cell>
          <table:table-cell table:formula="of:=[.B880]-[.B879]" office:value-type="float" office:value="0.000148000000081083">
            <text:p>0.00014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13965">
            <text:p>1256.113965</text:p>
          </table:table-cell>
          <table:table-cell table:formula="of:=[.A881]-[.A$20]" office:value-type="float" office:value="0.155177000000094">
            <text:p>0.155177</text:p>
          </table:table-cell>
          <table:table-cell table:formula="of:=[.B881]-[.B880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113968">
            <text:p>1256.113968</text:p>
          </table:table-cell>
          <table:table-cell table:formula="of:=[.A882]-[.A$20]" office:value-type="float" office:value="0.1551800000002">
            <text:p>0.155180</text:p>
          </table:table-cell>
          <table:table-cell table:formula="of:=[.B882]-[.B881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1397">
            <text:p>1256.113970</text:p>
          </table:table-cell>
          <table:table-cell table:formula="of:=[.A883]-[.A$20]" office:value-type="float" office:value="0.155182000000195">
            <text:p>0.155182</text:p>
          </table:table-cell>
          <table:table-cell table:formula="of:=[.B883]-[.B882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11473">
            <text:p>1256.114730</text:p>
          </table:table-cell>
          <table:table-cell table:formula="of:=[.A884]-[.A$20]" office:value-type="float" office:value="0.155942000000096">
            <text:p>0.155942</text:p>
          </table:table-cell>
          <table:table-cell table:formula="of:=[.B884]-[.B883]" office:value-type="float" office:value="0.000759999999900174">
            <text:p>0.00076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14732">
            <text:p>1256.114732</text:p>
          </table:table-cell>
          <table:table-cell table:formula="of:=[.A885]-[.A$20]" office:value-type="float" office:value="0.15594400000009">
            <text:p>0.155944</text:p>
          </table:table-cell>
          <table:table-cell table:formula="of:=[.B885]-[.B88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14734">
            <text:p>1256.114734</text:p>
          </table:table-cell>
          <table:table-cell table:formula="of:=[.A886]-[.A$20]" office:value-type="float" office:value="0.155946000000085">
            <text:p>0.155946</text:p>
          </table:table-cell>
          <table:table-cell table:formula="of:=[.B886]-[.B885]" office:value-type="float" office:value="0.00000199999999495049">
            <text:p>0.000002</text:p>
          </table:table-cell>
          <table:table-cell office:value-type="string">
            <text:p>d_s is renewed (r + D) to 1256116.731804; c_s is fully topped up</text:p>
          </table:table-cell>
          <table:table-cell table:number-columns-repeated="2"/>
        </table:table-row>
        <table:table-row table:style-name="ro1">
          <table:table-cell office:value-type="float" office:value="1256.114736">
            <text:p>1256.114736</text:p>
          </table:table-cell>
          <table:table-cell table:formula="of:=[.A887]-[.A$20]" office:value-type="float" office:value="0.15594800000008">
            <text:p>0.155948</text:p>
          </table:table-cell>
          <table:table-cell table:formula="of:=[.B887]-[.B88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114739">
            <text:p>1256.114739</text:p>
          </table:table-cell>
          <table:table-cell table:formula="of:=[.A888]-[.A$20]" office:value-type="float" office:value="0.155951000000186">
            <text:p>0.155951</text:p>
          </table:table-cell>
          <table:table-cell table:formula="of:=[.B888]-[.B887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14741">
            <text:p>1256.114741</text:p>
          </table:table-cell>
          <table:table-cell table:formula="of:=[.A889]-[.A$20]" office:value-type="float" office:value="0.155953000000181">
            <text:p>0.155953</text:p>
          </table:table-cell>
          <table:table-cell table:formula="of:=[.B889]-[.B888]" office:value-type="float" office:value="0.00000199999999495049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11569">
            <text:p>1256.115690</text:p>
          </table:table-cell>
          <table:table-cell table:formula="of:=[.A890]-[.A$20]" office:value-type="float" office:value="0.156902000000173">
            <text:p>0.156902</text:p>
          </table:table-cell>
          <table:table-cell table:formula="of:=[.B890]-[.B889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15691">
            <text:p>1256.115691</text:p>
          </table:table-cell>
          <table:table-cell table:formula="of:=[.A891]-[.A$20]" office:value-type="float" office:value="0.156903000000057">
            <text:p>0.156903</text:p>
          </table:table-cell>
          <table:table-cell table:formula="of:=[.B891]-[.B89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15693">
            <text:p>1256.115693</text:p>
          </table:table-cell>
          <table:table-cell table:formula="of:=[.A892]-[.A$20]" office:value-type="float" office:value="0.156905000000052">
            <text:p>0.156905</text:p>
          </table:table-cell>
          <table:table-cell table:formula="of:=[.B892]-[.B891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15751">
            <text:p>1256.115751</text:p>
          </table:table-cell>
          <table:table-cell table:formula="of:=[.A893]-[.A$20]" office:value-type="float" office:value="0.156963000000133">
            <text:p>0.156963</text:p>
          </table:table-cell>
          <table:table-cell table:formula="of:=[.B893]-[.B892]" office:value-type="float" office:value="0.0000580000000809377">
            <text:p>0.00005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116621">
            <text:p>1256.116621</text:p>
          </table:table-cell>
          <table:table-cell table:formula="of:=[.A894]-[.A$20]" office:value-type="float" office:value="0.157832999999982">
            <text:p>0.157833</text:p>
          </table:table-cell>
          <table:table-cell table:formula="of:=[.B894]-[.B893]" office:value-type="float" office:value="0.000869999999849824">
            <text:p>0.00087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16622">
            <text:p>1256.116622</text:p>
          </table:table-cell>
          <table:table-cell table:formula="of:=[.A895]-[.A$20]" office:value-type="float" office:value="0.157834000000094">
            <text:p>0.157834</text:p>
          </table:table-cell>
          <table:table-cell table:formula="of:=[.B895]-[.B89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16626">
            <text:p>1256.116626</text:p>
          </table:table-cell>
          <table:table-cell table:formula="of:=[.A896]-[.A$20]" office:value-type="float" office:value="0.157838000000083">
            <text:p>0.157838</text:p>
          </table:table-cell>
          <table:table-cell table:formula="of:=[.B896]-[.B89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16628">
            <text:p>1256.116628</text:p>
          </table:table-cell>
          <table:table-cell table:formula="of:=[.A897]-[.A$20]" office:value-type="float" office:value="0.157840000000078">
            <text:p>0.157840</text:p>
          </table:table-cell>
          <table:table-cell table:formula="of:=[.B897]-[.B89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16631">
            <text:p>1256.116631</text:p>
          </table:table-cell>
          <table:table-cell table:formula="of:=[.A898]-[.A$20]" office:value-type="float" office:value="0.157843000000184">
            <text:p>0.157843</text:p>
          </table:table-cell>
          <table:table-cell table:formula="of:=[.B898]-[.B897]" office:value-type="float" office:value="0.00000300000010611257">
            <text:p>0.000003</text:p>
          </table:table-cell>
          <table:table-cell/>
          <table:table-cell office:value-type="string">
            <text:p>0.250209 / 2.181563 &lt;= 2.000000 / 5.000000</text:p>
          </table:table-cell>
          <table:table-cell/>
        </table:table-row>
        <table:table-row table:style-name="ro1">
          <table:table-cell office:value-type="float" office:value="1256.116633">
            <text:p>1256.116633</text:p>
          </table:table-cell>
          <table:table-cell table:formula="of:=[.A899]-[.A$20]" office:value-type="float" office:value="0.157845000000179">
            <text:p>0.157845</text:p>
          </table:table-cell>
          <table:table-cell table:formula="of:=[.B899]-[.B898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116637">
            <text:p>1256.116637</text:p>
          </table:table-cell>
          <table:table-cell table:formula="of:=[.A900]-[.A$20]" office:value-type="float" office:value="0.157849000000169">
            <text:p>0.157849</text:p>
          </table:table-cell>
          <table:table-cell table:formula="of:=[.B900]-[.B899]" office:value-type="float" office:value="0.00000399999998990097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256.118587">
            <text:p>1256.118587</text:p>
          </table:table-cell>
          <table:table-cell table:formula="of:=[.A901]-[.A$20]" office:value-type="float" office:value="0.159799000000021">
            <text:p>0.159799</text:p>
          </table:table-cell>
          <table:table-cell table:formula="of:=[.B901]-[.B900]" office:value-type="float" office:value="0.00194999999985157">
            <text:p>0.00195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18589">
            <text:p>1256.118589</text:p>
          </table:table-cell>
          <table:table-cell table:formula="of:=[.A902]-[.A$20]" office:value-type="float" office:value="0.159801000000016">
            <text:p>0.159801</text:p>
          </table:table-cell>
          <table:table-cell table:formula="of:=[.B902]-[.B901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18592">
            <text:p>1256.118592</text:p>
          </table:table-cell>
          <table:table-cell table:formula="of:=[.A903]-[.A$20]" office:value-type="float" office:value="0.159804000000122">
            <text:p>0.159804</text:p>
          </table:table-cell>
          <table:table-cell table:formula="of:=[.B903]-[.B90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18757">
            <text:p>1256.118757</text:p>
          </table:table-cell>
          <table:table-cell table:formula="of:=[.A904]-[.A$20]" office:value-type="float" office:value="0.159969000000046">
            <text:p>0.159969</text:p>
          </table:table-cell>
          <table:table-cell table:formula="of:=[.B904]-[.B903]" office:value-type="float" office:value="0.000164999999924476">
            <text:p>0.00016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118759">
            <text:p>1256.118759</text:p>
          </table:table-cell>
          <table:table-cell table:formula="of:=[.A905]-[.A$20]" office:value-type="float" office:value="0.159971000000041">
            <text:p>0.159971</text:p>
          </table:table-cell>
          <table:table-cell table:formula="of:=[.B905]-[.B90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118762">
            <text:p>1256.118762</text:p>
          </table:table-cell>
          <table:table-cell table:formula="of:=[.A906]-[.A$20]" office:value-type="float" office:value="0.159974000000148">
            <text:p>0.159974</text:p>
          </table:table-cell>
          <table:table-cell table:formula="of:=[.B906]-[.B905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1256125.759151; c_s is fully topped up</text:p>
          </table:table-cell>
        </table:table-row>
        <table:table-row table:style-name="ro1">
          <table:table-cell office:value-type="float" office:value="1256.118764">
            <text:p>1256.118764</text:p>
          </table:table-cell>
          <table:table-cell table:formula="of:=[.A907]-[.A$20]" office:value-type="float" office:value="0.159976000000142">
            <text:p>0.159976</text:p>
          </table:table-cell>
          <table:table-cell table:formula="of:=[.B907]-[.B906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18766">
            <text:p>1256.118766</text:p>
          </table:table-cell>
          <table:table-cell table:formula="of:=[.A908]-[.A$20]" office:value-type="float" office:value="0.159978000000137">
            <text:p>0.159978</text:p>
          </table:table-cell>
          <table:table-cell table:formula="of:=[.B908]-[.B90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18768">
            <text:p>1256.118768</text:p>
          </table:table-cell>
          <table:table-cell table:formula="of:=[.A909]-[.A$20]" office:value-type="float" office:value="0.159980000000132">
            <text:p>0.159980</text:p>
          </table:table-cell>
          <table:table-cell table:formula="of:=[.B909]-[.B908]" office:value-type="float" office:value="0.00000199999999495049">
            <text:p>0.000002</text:p>
          </table:table-cell>
          <table:table-cell office:value-type="string">
            <text:p>d_s is renewed (r + D) to 1256120.759151; c_s is fully topped up</text:p>
          </table:table-cell>
          <table:table-cell table:number-columns-repeated="2"/>
        </table:table-row>
        <table:table-row table:style-name="ro1">
          <table:table-cell office:value-type="float" office:value="1256.118771">
            <text:p>1256.118771</text:p>
          </table:table-cell>
          <table:table-cell table:formula="of:=[.A910]-[.A$20]" office:value-type="float" office:value="0.159983000000011">
            <text:p>0.159983</text:p>
          </table:table-cell>
          <table:table-cell table:formula="of:=[.B910]-[.B909]" office:value-type="float" office:value="0.00000299999987873889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18773">
            <text:p>1256.118773</text:p>
          </table:table-cell>
          <table:table-cell table:formula="of:=[.A911]-[.A$20]" office:value-type="float" office:value="0.159985000000006">
            <text:p>0.159985</text:p>
          </table:table-cell>
          <table:table-cell table:formula="of:=[.B911]-[.B910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118778">
            <text:p>1256.118778</text:p>
          </table:table-cell>
          <table:table-cell table:formula="of:=[.A912]-[.A$20]" office:value-type="float" office:value="0.159990000000107">
            <text:p>0.159990</text:p>
          </table:table-cell>
          <table:table-cell table:formula="of:=[.B912]-[.B911]" office:value-type="float" office:value="0.00000500000010106305">
            <text:p>0.000005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6.118819">
            <text:p>1256.118819</text:p>
          </table:table-cell>
          <table:table-cell table:formula="of:=[.A913]-[.A$20]" office:value-type="float" office:value="0.160031000000117">
            <text:p>0.160031</text:p>
          </table:table-cell>
          <table:table-cell table:formula="of:=[.B913]-[.B912]" office:value-type="float" office:value="0.0000410000000101718">
            <text:p>0.00004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1882">
            <text:p>1256.118820</text:p>
          </table:table-cell>
          <table:table-cell table:formula="of:=[.A914]-[.A$20]" office:value-type="float" office:value="0.160032000000001">
            <text:p>0.160032</text:p>
          </table:table-cell>
          <table:table-cell table:formula="of:=[.B914]-[.B91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18823">
            <text:p>1256.118823</text:p>
          </table:table-cell>
          <table:table-cell table:formula="of:=[.A915]-[.A$20]" office:value-type="float" office:value="0.160035000000107">
            <text:p>0.160035</text:p>
          </table:table-cell>
          <table:table-cell table:formula="of:=[.B915]-[.B914]" office:value-type="float" office:value="0.00000300000010611257">
            <text:p>0.000003</text:p>
          </table:table-cell>
          <table:table-cell/>
          <table:table-cell office:value-type="string">
            <text:p>postpones its deadline to 1256123.809638; c_s is topped up to 0.299301</text:p>
          </table:table-cell>
          <table:table-cell/>
        </table:table-row>
        <table:table-row table:style-name="ro1">
          <table:table-cell office:value-type="float" office:value="1256.119738">
            <text:p>1256.119738</text:p>
          </table:table-cell>
          <table:table-cell table:formula="of:=[.A916]-[.A$20]" office:value-type="float" office:value="0.160950000000184">
            <text:p>0.160950</text:p>
          </table:table-cell>
          <table:table-cell table:formula="of:=[.B916]-[.B915]" office:value-type="float" office:value="0.000915000000077271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1974">
            <text:p>1256.119740</text:p>
          </table:table-cell>
          <table:table-cell table:formula="of:=[.A917]-[.A$20]" office:value-type="float" office:value="0.160952000000179">
            <text:p>0.160952</text:p>
          </table:table-cell>
          <table:table-cell table:formula="of:=[.B917]-[.B91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19742">
            <text:p>1256.119742</text:p>
          </table:table-cell>
          <table:table-cell table:formula="of:=[.A918]-[.A$20]" office:value-type="float" office:value="0.160954000000174">
            <text:p>0.160954</text:p>
          </table:table-cell>
          <table:table-cell table:formula="of:=[.B918]-[.B917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19744">
            <text:p>1256.119744</text:p>
          </table:table-cell>
          <table:table-cell table:formula="of:=[.A919]-[.A$20]" office:value-type="float" office:value="0.160956000000169">
            <text:p>0.160956</text:p>
          </table:table-cell>
          <table:table-cell table:formula="of:=[.B919]-[.B91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19746">
            <text:p>1256.119746</text:p>
          </table:table-cell>
          <table:table-cell table:formula="of:=[.A920]-[.A$20]" office:value-type="float" office:value="0.160958000000164">
            <text:p>0.160958</text:p>
          </table:table-cell>
          <table:table-cell table:formula="of:=[.B920]-[.B919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21707">
            <text:p>1256.121707</text:p>
          </table:table-cell>
          <table:table-cell table:formula="of:=[.A921]-[.A$20]" office:value-type="float" office:value="0.162919000000102">
            <text:p>0.162919</text:p>
          </table:table-cell>
          <table:table-cell table:formula="of:=[.B921]-[.B920]" office:value-type="float" office:value="0.00196099999993749">
            <text:p>0.00196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21709">
            <text:p>1256.121709</text:p>
          </table:table-cell>
          <table:table-cell table:formula="of:=[.A922]-[.A$20]" office:value-type="float" office:value="0.162921000000097">
            <text:p>0.162921</text:p>
          </table:table-cell>
          <table:table-cell table:formula="of:=[.B922]-[.B921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21712">
            <text:p>1256.121712</text:p>
          </table:table-cell>
          <table:table-cell table:formula="of:=[.A923]-[.A$20]" office:value-type="float" office:value="0.162923999999975">
            <text:p>0.162924</text:p>
          </table:table-cell>
          <table:table-cell table:formula="of:=[.B923]-[.B922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21714">
            <text:p>1256.121714</text:p>
          </table:table-cell>
          <table:table-cell table:formula="of:=[.A924]-[.A$20]" office:value-type="float" office:value="0.162926000000198">
            <text:p>0.162926</text:p>
          </table:table-cell>
          <table:table-cell table:formula="of:=[.B924]-[.B923]" office:value-type="float" office:value="0.00000200000022232416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21717">
            <text:p>1256.121717</text:p>
          </table:table-cell>
          <table:table-cell table:formula="of:=[.A925]-[.A$20]" office:value-type="float" office:value="0.162929000000077">
            <text:p>0.162929</text:p>
          </table:table-cell>
          <table:table-cell table:formula="of:=[.B925]-[.B924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21719">
            <text:p>1256.121719</text:p>
          </table:table-cell>
          <table:table-cell table:formula="of:=[.A926]-[.A$20]" office:value-type="float" office:value="0.162931000000071">
            <text:p>0.162931</text:p>
          </table:table-cell>
          <table:table-cell table:formula="of:=[.B926]-[.B92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22731">
            <text:p>1256.122731</text:p>
          </table:table-cell>
          <table:table-cell table:formula="of:=[.A927]-[.A$20]" office:value-type="float" office:value="0.163943000000018">
            <text:p>0.163943</text:p>
          </table:table-cell>
          <table:table-cell table:formula="of:=[.B927]-[.B926]" office:value-type="float" office:value="0.00101199999994606">
            <text:p>0.0010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22733">
            <text:p>1256.122733</text:p>
          </table:table-cell>
          <table:table-cell table:formula="of:=[.A928]-[.A$20]" office:value-type="float" office:value="0.163945000000012">
            <text:p>0.163945</text:p>
          </table:table-cell>
          <table:table-cell table:formula="of:=[.B928]-[.B92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22736">
            <text:p>1256.122736</text:p>
          </table:table-cell>
          <table:table-cell table:formula="of:=[.A929]-[.A$20]" office:value-type="float" office:value="0.163948000000119">
            <text:p>0.163948</text:p>
          </table:table-cell>
          <table:table-cell table:formula="of:=[.B929]-[.B928]" office:value-type="float" office:value="0.00000300000010611257">
            <text:p>0.000003</text:p>
          </table:table-cell>
          <table:table-cell office:value-type="string">
            <text:p>d_s is renewed (r + D) to 1256124.733457; c_s is fully topped up</text:p>
          </table:table-cell>
          <table:table-cell table:number-columns-repeated="2"/>
        </table:table-row>
        <table:table-row table:style-name="ro1">
          <table:table-cell office:value-type="float" office:value="1256.122738">
            <text:p>1256.122738</text:p>
          </table:table-cell>
          <table:table-cell table:formula="of:=[.A930]-[.A$20]" office:value-type="float" office:value="0.163950000000114">
            <text:p>0.163950</text:p>
          </table:table-cell>
          <table:table-cell table:formula="of:=[.B930]-[.B92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122741">
            <text:p>1256.122741</text:p>
          </table:table-cell>
          <table:table-cell table:formula="of:=[.A931]-[.A$20]" office:value-type="float" office:value="0.163952999999992">
            <text:p>0.163953</text:p>
          </table:table-cell>
          <table:table-cell table:formula="of:=[.B931]-[.B930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22743">
            <text:p>1256.122743</text:p>
          </table:table-cell>
          <table:table-cell table:formula="of:=[.A932]-[.A$20]" office:value-type="float" office:value="0.163954999999987">
            <text:p>0.163955</text:p>
          </table:table-cell>
          <table:table-cell table:formula="of:=[.B932]-[.B931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23692">
            <text:p>1256.123692</text:p>
          </table:table-cell>
          <table:table-cell table:formula="of:=[.A933]-[.A$20]" office:value-type="float" office:value="0.164903999999979">
            <text:p>0.164904</text:p>
          </table:table-cell>
          <table:table-cell table:formula="of:=[.B933]-[.B932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23693">
            <text:p>1256.123693</text:p>
          </table:table-cell>
          <table:table-cell table:formula="of:=[.A934]-[.A$20]" office:value-type="float" office:value="0.16490500000009">
            <text:p>0.164905</text:p>
          </table:table-cell>
          <table:table-cell table:formula="of:=[.B934]-[.B93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23695">
            <text:p>1256.123695</text:p>
          </table:table-cell>
          <table:table-cell table:formula="of:=[.A935]-[.A$20]" office:value-type="float" office:value="0.164907000000085">
            <text:p>0.164907</text:p>
          </table:table-cell>
          <table:table-cell table:formula="of:=[.B935]-[.B93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123729">
            <text:p>1256.123729</text:p>
          </table:table-cell>
          <table:table-cell table:formula="of:=[.A936]-[.A$20]" office:value-type="float" office:value="0.164940999999999">
            <text:p>0.164941</text:p>
          </table:table-cell>
          <table:table-cell table:formula="of:=[.B936]-[.B935]" office:value-type="float" office:value="0.0000339999999141582">
            <text:p>0.00003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23731">
            <text:p>1256.123731</text:p>
          </table:table-cell>
          <table:table-cell table:formula="of:=[.A937]-[.A$20]" office:value-type="float" office:value="0.164942999999994">
            <text:p>0.164943</text:p>
          </table:table-cell>
          <table:table-cell table:formula="of:=[.B937]-[.B936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123733">
            <text:p>1256.123733</text:p>
          </table:table-cell>
          <table:table-cell table:formula="of:=[.A938]-[.A$20]" office:value-type="float" office:value="0.164944999999989">
            <text:p>0.164945</text:p>
          </table:table-cell>
          <table:table-cell table:formula="of:=[.B938]-[.B93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23736">
            <text:p>1256.123736</text:p>
          </table:table-cell>
          <table:table-cell table:formula="of:=[.A939]-[.A$20]" office:value-type="float" office:value="0.164948000000095">
            <text:p>0.164948</text:p>
          </table:table-cell>
          <table:table-cell table:formula="of:=[.B939]-[.B93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23738">
            <text:p>1256.123738</text:p>
          </table:table-cell>
          <table:table-cell table:formula="of:=[.A940]-[.A$20]" office:value-type="float" office:value="0.16495000000009">
            <text:p>0.164950</text:p>
          </table:table-cell>
          <table:table-cell table:formula="of:=[.B940]-[.B93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23814">
            <text:p>1256.123814</text:p>
          </table:table-cell>
          <table:table-cell table:formula="of:=[.A941]-[.A$20]" office:value-type="float" office:value="0.165026000000125">
            <text:p>0.165026</text:p>
          </table:table-cell>
          <table:table-cell table:formula="of:=[.B941]-[.B940]" office:value-type="float" office:value="0.0000760000000354921">
            <text:p>0.00007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23815">
            <text:p>1256.123815</text:p>
          </table:table-cell>
          <table:table-cell table:formula="of:=[.A942]-[.A$20]" office:value-type="float" office:value="0.165027000000009">
            <text:p>0.165027</text:p>
          </table:table-cell>
          <table:table-cell table:formula="of:=[.B942]-[.B941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23818">
            <text:p>1256.123818</text:p>
          </table:table-cell>
          <table:table-cell table:formula="of:=[.A943]-[.A$20]" office:value-type="float" office:value="0.165030000000115">
            <text:p>0.165030</text:p>
          </table:table-cell>
          <table:table-cell table:formula="of:=[.B943]-[.B942]" office:value-type="float" office:value="0.00000300000010611257">
            <text:p>0.000003</text:p>
          </table:table-cell>
          <table:table-cell/>
          <table:table-cell office:value-type="string">
            <text:p>postpones its deadline to 1256128.809638; c_s is topped up to 0.330103</text:p>
          </table:table-cell>
          <table:table-cell/>
        </table:table-row>
        <table:table-row table:style-name="ro1">
          <table:table-cell office:value-type="float" office:value="1256.125676">
            <text:p>1256.125676</text:p>
          </table:table-cell>
          <table:table-cell table:formula="of:=[.A944]-[.A$20]" office:value-type="float" office:value="0.166888000000199">
            <text:p>0.166888</text:p>
          </table:table-cell>
          <table:table-cell table:formula="of:=[.B944]-[.B943]" office:value-type="float" office:value="0.00185800000008385">
            <text:p>0.00185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25678">
            <text:p>1256.125678</text:p>
          </table:table-cell>
          <table:table-cell table:formula="of:=[.A945]-[.A$20]" office:value-type="float" office:value="0.166890000000194">
            <text:p>0.166890</text:p>
          </table:table-cell>
          <table:table-cell table:formula="of:=[.B945]-[.B944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125682">
            <text:p>1256.125682</text:p>
          </table:table-cell>
          <table:table-cell table:formula="of:=[.A946]-[.A$20]" office:value-type="float" office:value="0.166894000000184">
            <text:p>0.166894</text:p>
          </table:table-cell>
          <table:table-cell table:formula="of:=[.B946]-[.B94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25684">
            <text:p>1256.125684</text:p>
          </table:table-cell>
          <table:table-cell table:formula="of:=[.A947]-[.A$20]" office:value-type="float" office:value="0.166896000000179">
            <text:p>0.166896</text:p>
          </table:table-cell>
          <table:table-cell table:formula="of:=[.B947]-[.B946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125686">
            <text:p>1256.125686</text:p>
          </table:table-cell>
          <table:table-cell table:formula="of:=[.A948]-[.A$20]" office:value-type="float" office:value="0.166898000000174">
            <text:p>0.166898</text:p>
          </table:table-cell>
          <table:table-cell table:formula="of:=[.B948]-[.B94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25688">
            <text:p>1256.125688</text:p>
          </table:table-cell>
          <table:table-cell table:formula="of:=[.A949]-[.A$20]" office:value-type="float" office:value="0.166900000000169">
            <text:p>0.166900</text:p>
          </table:table-cell>
          <table:table-cell table:formula="of:=[.B949]-[.B948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25766">
            <text:p>1256.125766</text:p>
          </table:table-cell>
          <table:table-cell table:formula="of:=[.A950]-[.A$20]" office:value-type="float" office:value="0.166978000000199">
            <text:p>0.166978</text:p>
          </table:table-cell>
          <table:table-cell table:formula="of:=[.B950]-[.B949]" office:value-type="float" office:value="0.0000780000000304426">
            <text:p>0.00007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12673">
            <text:p>1256.126730</text:p>
          </table:table-cell>
          <table:table-cell table:formula="of:=[.A951]-[.A$20]" office:value-type="float" office:value="0.167942000000039">
            <text:p>0.167942</text:p>
          </table:table-cell>
          <table:table-cell table:formula="of:=[.B951]-[.B950]" office:value-type="float" office:value="0.000963999999839871">
            <text:p>0.00096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26732">
            <text:p>1256.126732</text:p>
          </table:table-cell>
          <table:table-cell table:formula="of:=[.A952]-[.A$20]" office:value-type="float" office:value="0.167944000000034">
            <text:p>0.167944</text:p>
          </table:table-cell>
          <table:table-cell table:formula="of:=[.B952]-[.B95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26734">
            <text:p>1256.126734</text:p>
          </table:table-cell>
          <table:table-cell table:formula="of:=[.A953]-[.A$20]" office:value-type="float" office:value="0.167946000000029">
            <text:p>0.167946</text:p>
          </table:table-cell>
          <table:table-cell table:formula="of:=[.B953]-[.B952]" office:value-type="float" office:value="0.00000199999999495049">
            <text:p>0.000002</text:p>
          </table:table-cell>
          <table:table-cell office:value-type="string">
            <text:p>d_s is renewed (r + D) to 1256128.731632; c_s is fully topped up</text:p>
          </table:table-cell>
          <table:table-cell table:number-columns-repeated="2"/>
        </table:table-row>
        <table:table-row table:style-name="ro1">
          <table:table-cell office:value-type="float" office:value="1256.126736">
            <text:p>1256.126736</text:p>
          </table:table-cell>
          <table:table-cell table:formula="of:=[.A954]-[.A$20]" office:value-type="float" office:value="0.167948000000024">
            <text:p>0.167948</text:p>
          </table:table-cell>
          <table:table-cell table:formula="of:=[.B954]-[.B95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126739">
            <text:p>1256.126739</text:p>
          </table:table-cell>
          <table:table-cell table:formula="of:=[.A955]-[.A$20]" office:value-type="float" office:value="0.16795100000013">
            <text:p>0.167951</text:p>
          </table:table-cell>
          <table:table-cell table:formula="of:=[.B955]-[.B954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26741">
            <text:p>1256.126741</text:p>
          </table:table-cell>
          <table:table-cell table:formula="of:=[.A956]-[.A$20]" office:value-type="float" office:value="0.167953000000125">
            <text:p>0.167953</text:p>
          </table:table-cell>
          <table:table-cell table:formula="of:=[.B956]-[.B955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26744">
            <text:p>1256.126744</text:p>
          </table:table-cell>
          <table:table-cell table:formula="of:=[.A957]-[.A$20]" office:value-type="float" office:value="0.167956000000004">
            <text:p>0.167956</text:p>
          </table:table-cell>
          <table:table-cell table:formula="of:=[.B957]-[.B956]" office:value-type="float" office:value="0.00000299999987873889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127692">
            <text:p>1256.127692</text:p>
          </table:table-cell>
          <table:table-cell table:formula="of:=[.A958]-[.A$20]" office:value-type="float" office:value="0.168904000000111">
            <text:p>0.168904</text:p>
          </table:table-cell>
          <table:table-cell table:formula="of:=[.B958]-[.B957]" office:value-type="float" office:value="0.000948000000107641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27694">
            <text:p>1256.127694</text:p>
          </table:table-cell>
          <table:table-cell table:formula="of:=[.A959]-[.A$20]" office:value-type="float" office:value="0.168906000000106">
            <text:p>0.168906</text:p>
          </table:table-cell>
          <table:table-cell table:formula="of:=[.B959]-[.B95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28806">
            <text:p>1256.128806</text:p>
          </table:table-cell>
          <table:table-cell table:formula="of:=[.A960]-[.A$20]" office:value-type="float" office:value="0.170018000000027">
            <text:p>0.170018</text:p>
          </table:table-cell>
          <table:table-cell table:formula="of:=[.B960]-[.B959]" office:value-type="float" office:value="0.00111199999992095">
            <text:p>0.00111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128808">
            <text:p>1256.128808</text:p>
          </table:table-cell>
          <table:table-cell table:formula="of:=[.A961]-[.A$20]" office:value-type="float" office:value="0.170020000000022">
            <text:p>0.170020</text:p>
          </table:table-cell>
          <table:table-cell table:formula="of:=[.B961]-[.B96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12881">
            <text:p>1256.128810</text:p>
          </table:table-cell>
          <table:table-cell table:formula="of:=[.A962]-[.A$20]" office:value-type="float" office:value="0.170022000000017">
            <text:p>0.170022</text:p>
          </table:table-cell>
          <table:table-cell table:formula="of:=[.B962]-[.B96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135.807964; c_s is fully topped up</text:p>
          </table:table-cell>
        </table:table-row>
        <table:table-row table:style-name="ro1">
          <table:table-cell office:value-type="float" office:value="1256.128821">
            <text:p>1256.128821</text:p>
          </table:table-cell>
          <table:table-cell table:formula="of:=[.A963]-[.A$20]" office:value-type="float" office:value="0.170033000000103">
            <text:p>0.170033</text:p>
          </table:table-cell>
          <table:table-cell table:formula="of:=[.B963]-[.B962]" office:value-type="float" office:value="0.0000110000000859145">
            <text:p>0.00001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28822">
            <text:p>1256.128822</text:p>
          </table:table-cell>
          <table:table-cell table:formula="of:=[.A964]-[.A$20]" office:value-type="float" office:value="0.170033999999987">
            <text:p>0.170034</text:p>
          </table:table-cell>
          <table:table-cell table:formula="of:=[.B964]-[.B96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28825">
            <text:p>1256.128825</text:p>
          </table:table-cell>
          <table:table-cell table:formula="of:=[.A965]-[.A$20]" office:value-type="float" office:value="0.170037000000093">
            <text:p>0.170037</text:p>
          </table:table-cell>
          <table:table-cell table:formula="of:=[.B965]-[.B964]" office:value-type="float" office:value="0.00000300000010611257">
            <text:p>0.000003</text:p>
          </table:table-cell>
          <table:table-cell/>
          <table:table-cell office:value-type="string">
            <text:p>postpones its deadline to 1256133.809638; c_s is topped up to 1.266770</text:p>
          </table:table-cell>
          <table:table-cell/>
        </table:table-row>
        <table:table-row table:style-name="ro1">
          <table:table-cell office:value-type="float" office:value="1256.128828">
            <text:p>1256.128828</text:p>
          </table:table-cell>
          <table:table-cell table:formula="of:=[.A966]-[.A$20]" office:value-type="float" office:value="0.170040000000199">
            <text:p>0.170040</text:p>
          </table:table-cell>
          <table:table-cell table:formula="of:=[.B966]-[.B965]" office:value-type="float" office:value="0.00000300000010611257">
            <text:p>0.000003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256.128842">
            <text:p>1256.128842</text:p>
          </table:table-cell>
          <table:table-cell table:formula="of:=[.A967]-[.A$20]" office:value-type="float" office:value="0.170054000000164">
            <text:p>0.170054</text:p>
          </table:table-cell>
          <table:table-cell table:formula="of:=[.B967]-[.B966]" office:value-type="float" office:value="0.0000139999999646534">
            <text:p>0.00001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256.128845">
            <text:p>1256.128845</text:p>
          </table:table-cell>
          <table:table-cell table:formula="of:=[.A968]-[.A$20]" office:value-type="float" office:value="0.170057000000043">
            <text:p>0.170057</text:p>
          </table:table-cell>
          <table:table-cell table:formula="of:=[.B968]-[.B967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28847">
            <text:p>1256.128847</text:p>
          </table:table-cell>
          <table:table-cell table:formula="of:=[.A969]-[.A$20]" office:value-type="float" office:value="0.170059000000038">
            <text:p>0.170059</text:p>
          </table:table-cell>
          <table:table-cell table:formula="of:=[.B969]-[.B968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29766">
            <text:p>1256.129766</text:p>
          </table:table-cell>
          <table:table-cell table:formula="of:=[.A970]-[.A$20]" office:value-type="float" office:value="0.170978000000105">
            <text:p>0.170978</text:p>
          </table:table-cell>
          <table:table-cell table:formula="of:=[.B970]-[.B969]" office:value-type="float" office:value="0.000919000000067172">
            <text:p>0.00091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29768">
            <text:p>1256.129768</text:p>
          </table:table-cell>
          <table:table-cell table:formula="of:=[.A971]-[.A$20]" office:value-type="float" office:value="0.1709800000001">
            <text:p>0.170980</text:p>
          </table:table-cell>
          <table:table-cell table:formula="of:=[.B971]-[.B97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2977">
            <text:p>1256.129770</text:p>
          </table:table-cell>
          <table:table-cell table:formula="of:=[.A972]-[.A$20]" office:value-type="float" office:value="0.170982000000095">
            <text:p>0.170982</text:p>
          </table:table-cell>
          <table:table-cell table:formula="of:=[.B972]-[.B97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29772">
            <text:p>1256.129772</text:p>
          </table:table-cell>
          <table:table-cell table:formula="of:=[.A973]-[.A$20]" office:value-type="float" office:value="0.17098400000009">
            <text:p>0.170984</text:p>
          </table:table-cell>
          <table:table-cell table:formula="of:=[.B973]-[.B972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29775">
            <text:p>1256.129775</text:p>
          </table:table-cell>
          <table:table-cell table:formula="of:=[.A974]-[.A$20]" office:value-type="float" office:value="0.170987000000196">
            <text:p>0.170987</text:p>
          </table:table-cell>
          <table:table-cell table:formula="of:=[.B974]-[.B973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3073">
            <text:p>1256.130730</text:p>
          </table:table-cell>
          <table:table-cell table:formula="of:=[.A975]-[.A$20]" office:value-type="float" office:value="0.171942000000172">
            <text:p>0.171942</text:p>
          </table:table-cell>
          <table:table-cell table:formula="of:=[.B975]-[.B974]" office:value-type="float" office:value="0.00095499999997628">
            <text:p>0.00095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30732">
            <text:p>1256.130732</text:p>
          </table:table-cell>
          <table:table-cell table:formula="of:=[.A976]-[.A$20]" office:value-type="float" office:value="0.171944000000167">
            <text:p>0.171944</text:p>
          </table:table-cell>
          <table:table-cell table:formula="of:=[.B976]-[.B97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30735">
            <text:p>1256.130735</text:p>
          </table:table-cell>
          <table:table-cell table:formula="of:=[.A977]-[.A$20]" office:value-type="float" office:value="0.171947000000046">
            <text:p>0.171947</text:p>
          </table:table-cell>
          <table:table-cell table:formula="of:=[.B977]-[.B976]" office:value-type="float" office:value="0.00000299999987873889">
            <text:p>0.000003</text:p>
          </table:table-cell>
          <table:table-cell/>
          <table:table-cell office:value-type="string">
            <text:p>0.308198 / 3.077421 &lt;= 2.000000 / 5.000000</text:p>
          </table:table-cell>
          <table:table-cell/>
        </table:table-row>
        <table:table-row table:style-name="ro1">
          <table:table-cell office:value-type="float" office:value="1256.130737">
            <text:p>1256.130737</text:p>
          </table:table-cell>
          <table:table-cell table:formula="of:=[.A978]-[.A$20]" office:value-type="float" office:value="0.171949000000041">
            <text:p>0.171949</text:p>
          </table:table-cell>
          <table:table-cell table:formula="of:=[.B978]-[.B977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130739">
            <text:p>1256.130739</text:p>
          </table:table-cell>
          <table:table-cell table:formula="of:=[.A979]-[.A$20]" office:value-type="float" office:value="0.171951000000036">
            <text:p>0.171951</text:p>
          </table:table-cell>
          <table:table-cell table:formula="of:=[.B979]-[.B97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30741">
            <text:p>1256.130741</text:p>
          </table:table-cell>
          <table:table-cell table:formula="of:=[.A980]-[.A$20]" office:value-type="float" office:value="0.17195300000003">
            <text:p>0.171953</text:p>
          </table:table-cell>
          <table:table-cell table:formula="of:=[.B980]-[.B979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30743">
            <text:p>1256.130743</text:p>
          </table:table-cell>
          <table:table-cell table:formula="of:=[.A981]-[.A$20]" office:value-type="float" office:value="0.171955000000025">
            <text:p>0.171955</text:p>
          </table:table-cell>
          <table:table-cell table:formula="of:=[.B981]-[.B98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30745">
            <text:p>1256.130745</text:p>
          </table:table-cell>
          <table:table-cell table:formula="of:=[.A982]-[.A$20]" office:value-type="float" office:value="0.17195700000002">
            <text:p>0.171957</text:p>
          </table:table-cell>
          <table:table-cell table:formula="of:=[.B982]-[.B981]" office:value-type="float" office:value="0.00000199999999495049">
            <text:p>0.000002</text:p>
          </table:table-cell>
          <table:table-cell office:value-type="string">
            <text:p>d_s is renewed (r + D) to 1256132.742617; c_s is fully topped up</text:p>
          </table:table-cell>
          <table:table-cell table:number-columns-repeated="2"/>
        </table:table-row>
        <table:table-row table:style-name="ro1">
          <table:table-cell office:value-type="float" office:value="1256.130747">
            <text:p>1256.130747</text:p>
          </table:table-cell>
          <table:table-cell table:formula="of:=[.A983]-[.A$20]" office:value-type="float" office:value="0.171959000000015">
            <text:p>0.171959</text:p>
          </table:table-cell>
          <table:table-cell table:formula="of:=[.B983]-[.B982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130753">
            <text:p>1256.130753</text:p>
          </table:table-cell>
          <table:table-cell table:formula="of:=[.A984]-[.A$20]" office:value-type="float" office:value="0.171965">
            <text:p>0.171965</text:p>
          </table:table-cell>
          <table:table-cell table:formula="of:=[.B984]-[.B983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30755">
            <text:p>1256.130755</text:p>
          </table:table-cell>
          <table:table-cell table:formula="of:=[.A985]-[.A$20]" office:value-type="float" office:value="0.171966999999995">
            <text:p>0.171967</text:p>
          </table:table-cell>
          <table:table-cell table:formula="of:=[.B985]-[.B984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31704">
            <text:p>1256.131704</text:p>
          </table:table-cell>
          <table:table-cell table:formula="of:=[.A986]-[.A$20]" office:value-type="float" office:value="0.172915999999987">
            <text:p>0.172916</text:p>
          </table:table-cell>
          <table:table-cell table:formula="of:=[.B986]-[.B985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31705">
            <text:p>1256.131705</text:p>
          </table:table-cell>
          <table:table-cell table:formula="of:=[.A987]-[.A$20]" office:value-type="float" office:value="0.172917000000098">
            <text:p>0.172917</text:p>
          </table:table-cell>
          <table:table-cell table:formula="of:=[.B987]-[.B98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31707">
            <text:p>1256.131707</text:p>
          </table:table-cell>
          <table:table-cell table:formula="of:=[.A988]-[.A$20]" office:value-type="float" office:value="0.172919000000093">
            <text:p>0.172919</text:p>
          </table:table-cell>
          <table:table-cell table:formula="of:=[.B988]-[.B987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33677">
            <text:p>1256.133677</text:p>
          </table:table-cell>
          <table:table-cell table:formula="of:=[.A989]-[.A$20]" office:value-type="float" office:value="0.174889000000121">
            <text:p>0.174889</text:p>
          </table:table-cell>
          <table:table-cell table:formula="of:=[.B989]-[.B988]" office:value-type="float" office:value="0.00197000000002845">
            <text:p>0.00197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33679">
            <text:p>1256.133679</text:p>
          </table:table-cell>
          <table:table-cell table:formula="of:=[.A990]-[.A$20]" office:value-type="float" office:value="0.174891000000116">
            <text:p>0.174891</text:p>
          </table:table-cell>
          <table:table-cell table:formula="of:=[.B990]-[.B989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33682">
            <text:p>1256.133682</text:p>
          </table:table-cell>
          <table:table-cell table:formula="of:=[.A991]-[.A$20]" office:value-type="float" office:value="0.174893999999995">
            <text:p>0.174894</text:p>
          </table:table-cell>
          <table:table-cell table:formula="of:=[.B991]-[.B990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33684">
            <text:p>1256.133684</text:p>
          </table:table-cell>
          <table:table-cell table:formula="of:=[.A992]-[.A$20]" office:value-type="float" office:value="0.17489599999999">
            <text:p>0.174896</text:p>
          </table:table-cell>
          <table:table-cell table:formula="of:=[.B992]-[.B99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33732">
            <text:p>1256.133732</text:p>
          </table:table-cell>
          <table:table-cell table:formula="of:=[.A993]-[.A$20]" office:value-type="float" office:value="0.174944000000096">
            <text:p>0.174944</text:p>
          </table:table-cell>
          <table:table-cell table:formula="of:=[.B993]-[.B992]" office:value-type="float" office:value="0.0000480000001061853">
            <text:p>0.00004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33734">
            <text:p>1256.133734</text:p>
          </table:table-cell>
          <table:table-cell table:formula="of:=[.A994]-[.A$20]" office:value-type="float" office:value="0.174946000000091">
            <text:p>0.174946</text:p>
          </table:table-cell>
          <table:table-cell table:formula="of:=[.B994]-[.B993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133736">
            <text:p>1256.133736</text:p>
          </table:table-cell>
          <table:table-cell table:formula="of:=[.A995]-[.A$20]" office:value-type="float" office:value="0.174948000000086">
            <text:p>0.174948</text:p>
          </table:table-cell>
          <table:table-cell table:formula="of:=[.B995]-[.B99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33739">
            <text:p>1256.133739</text:p>
          </table:table-cell>
          <table:table-cell table:formula="of:=[.A996]-[.A$20]" office:value-type="float" office:value="0.174951000000192">
            <text:p>0.174951</text:p>
          </table:table-cell>
          <table:table-cell table:formula="of:=[.B996]-[.B995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33741">
            <text:p>1256.133741</text:p>
          </table:table-cell>
          <table:table-cell table:formula="of:=[.A997]-[.A$20]" office:value-type="float" office:value="0.174953000000187">
            <text:p>0.174953</text:p>
          </table:table-cell>
          <table:table-cell table:formula="of:=[.B997]-[.B99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33817">
            <text:p>1256.133817</text:p>
          </table:table-cell>
          <table:table-cell table:formula="of:=[.A998]-[.A$20]" office:value-type="float" office:value="0.175028999999995">
            <text:p>0.175029</text:p>
          </table:table-cell>
          <table:table-cell table:formula="of:=[.B998]-[.B997]" office:value-type="float" office:value="0.0000759999998081184">
            <text:p>0.00007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33818">
            <text:p>1256.133818</text:p>
          </table:table-cell>
          <table:table-cell table:formula="of:=[.A999]-[.A$20]" office:value-type="float" office:value="0.175030000000106">
            <text:p>0.175030</text:p>
          </table:table-cell>
          <table:table-cell table:formula="of:=[.B999]-[.B998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33821">
            <text:p>1256.133821</text:p>
          </table:table-cell>
          <table:table-cell table:formula="of:=[.A1000]-[.A$20]" office:value-type="float" office:value="0.175032999999985">
            <text:p>0.175033</text:p>
          </table:table-cell>
          <table:table-cell table:formula="of:=[.B1000]-[.B999]" office:value-type="float" office:value="0.00000299999987873889">
            <text:p>0.000003</text:p>
          </table:table-cell>
          <table:table-cell/>
          <table:table-cell office:value-type="string">
            <text:p>postpones its deadline to 1256138.809638; c_s is topped up to 0.336097</text:p>
          </table:table-cell>
          <table:table-cell/>
        </table:table-row>
        <table:table-row table:style-name="ro1">
          <table:table-cell office:value-type="float" office:value="1256.13473">
            <text:p>1256.134730</text:p>
          </table:table-cell>
          <table:table-cell table:formula="of:=[.A1001]-[.A$20]" office:value-type="float" office:value="0.175942000000077">
            <text:p>0.175942</text:p>
          </table:table-cell>
          <table:table-cell table:formula="of:=[.B1001]-[.B1000]" office:value-type="float" office:value="0.000909000000092419">
            <text:p>0.0009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34732">
            <text:p>1256.134732</text:p>
          </table:table-cell>
          <table:table-cell table:formula="of:=[.A1002]-[.A$20]" office:value-type="float" office:value="0.175944000000072">
            <text:p>0.175944</text:p>
          </table:table-cell>
          <table:table-cell table:formula="of:=[.B1002]-[.B100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34734">
            <text:p>1256.134734</text:p>
          </table:table-cell>
          <table:table-cell table:formula="of:=[.A1003]-[.A$20]" office:value-type="float" office:value="0.175946000000067">
            <text:p>0.175946</text:p>
          </table:table-cell>
          <table:table-cell table:formula="of:=[.B1003]-[.B1002]" office:value-type="float" office:value="0.00000199999999495049">
            <text:p>0.000002</text:p>
          </table:table-cell>
          <table:table-cell office:value-type="string">
            <text:p>d_s is renewed (r + D) to 1256136.732071; c_s is fully topped up</text:p>
          </table:table-cell>
          <table:table-cell table:number-columns-repeated="2"/>
        </table:table-row>
        <table:table-row table:style-name="ro1">
          <table:table-cell office:value-type="float" office:value="1256.135718">
            <text:p>1256.135718</text:p>
          </table:table-cell>
          <table:table-cell table:formula="of:=[.A1004]-[.A$20]" office:value-type="float" office:value="0.176930000000084">
            <text:p>0.176930</text:p>
          </table:table-cell>
          <table:table-cell table:formula="of:=[.B1004]-[.B1003]" office:value-type="float" office:value="0.000984000000016749">
            <text:p>0.00098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3572">
            <text:p>1256.135720</text:p>
          </table:table-cell>
          <table:table-cell table:formula="of:=[.A1005]-[.A$20]" office:value-type="float" office:value="0.176932000000079">
            <text:p>0.176932</text:p>
          </table:table-cell>
          <table:table-cell table:formula="of:=[.B1005]-[.B1004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135725">
            <text:p>1256.135725</text:p>
          </table:table-cell>
          <table:table-cell table:formula="of:=[.A1006]-[.A$20]" office:value-type="float" office:value="0.17693700000018">
            <text:p>0.176937</text:p>
          </table:table-cell>
          <table:table-cell table:formula="of:=[.B1006]-[.B1005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35727">
            <text:p>1256.135727</text:p>
          </table:table-cell>
          <table:table-cell table:formula="of:=[.A1007]-[.A$20]" office:value-type="float" office:value="0.176939000000175">
            <text:p>0.176939</text:p>
          </table:table-cell>
          <table:table-cell table:formula="of:=[.B1007]-[.B1006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35815">
            <text:p>1256.135815</text:p>
          </table:table-cell>
          <table:table-cell table:formula="of:=[.A1008]-[.A$20]" office:value-type="float" office:value="0.17702700000018">
            <text:p>0.177027</text:p>
          </table:table-cell>
          <table:table-cell table:formula="of:=[.B1008]-[.B1007]" office:value-type="float" office:value="0.000088000000005195">
            <text:p>0.00008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136707">
            <text:p>1256.136707</text:p>
          </table:table-cell>
          <table:table-cell table:formula="of:=[.A1009]-[.A$20]" office:value-type="float" office:value="0.177918999999974">
            <text:p>0.177919</text:p>
          </table:table-cell>
          <table:table-cell table:formula="of:=[.B1009]-[.B1008]" office:value-type="float" office:value="0.00089199999979428">
            <text:p>0.00089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3671">
            <text:p>1256.136710</text:p>
          </table:table-cell>
          <table:table-cell table:formula="of:=[.A1010]-[.A$20]" office:value-type="float" office:value="0.177922000000081">
            <text:p>0.177922</text:p>
          </table:table-cell>
          <table:table-cell table:formula="of:=[.B1010]-[.B1009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36712">
            <text:p>1256.136712</text:p>
          </table:table-cell>
          <table:table-cell table:formula="of:=[.A1011]-[.A$20]" office:value-type="float" office:value="0.177924000000075">
            <text:p>0.177924</text:p>
          </table:table-cell>
          <table:table-cell table:formula="of:=[.B1011]-[.B1010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36714">
            <text:p>1256.136714</text:p>
          </table:table-cell>
          <table:table-cell table:formula="of:=[.A1012]-[.A$20]" office:value-type="float" office:value="0.17792600000007">
            <text:p>0.177926</text:p>
          </table:table-cell>
          <table:table-cell table:formula="of:=[.B1012]-[.B101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36716">
            <text:p>1256.136716</text:p>
          </table:table-cell>
          <table:table-cell table:formula="of:=[.A1013]-[.A$20]" office:value-type="float" office:value="0.177928000000065">
            <text:p>0.177928</text:p>
          </table:table-cell>
          <table:table-cell table:formula="of:=[.B1013]-[.B1012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38667">
            <text:p>1256.138667</text:p>
          </table:table-cell>
          <table:table-cell table:formula="of:=[.A1014]-[.A$20]" office:value-type="float" office:value="0.179879000000028">
            <text:p>0.179879</text:p>
          </table:table-cell>
          <table:table-cell table:formula="of:=[.B1014]-[.B1013]" office:value-type="float" office:value="0.00195099999996273">
            <text:p>0.00195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38669">
            <text:p>1256.138669</text:p>
          </table:table-cell>
          <table:table-cell table:formula="of:=[.A1015]-[.A$20]" office:value-type="float" office:value="0.179881000000023">
            <text:p>0.179881</text:p>
          </table:table-cell>
          <table:table-cell table:formula="of:=[.B1015]-[.B1014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38672">
            <text:p>1256.138672</text:p>
          </table:table-cell>
          <table:table-cell table:formula="of:=[.A1016]-[.A$20]" office:value-type="float" office:value="0.179884000000129">
            <text:p>0.179884</text:p>
          </table:table-cell>
          <table:table-cell table:formula="of:=[.B1016]-[.B1015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38734">
            <text:p>1256.138734</text:p>
          </table:table-cell>
          <table:table-cell table:formula="of:=[.A1017]-[.A$20]" office:value-type="float" office:value="0.1799460000002">
            <text:p>0.179946</text:p>
          </table:table-cell>
          <table:table-cell table:formula="of:=[.B1017]-[.B1016]" office:value-type="float" office:value="0.0000620000000708387">
            <text:p>0.00006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138738">
            <text:p>1256.138738</text:p>
          </table:table-cell>
          <table:table-cell table:formula="of:=[.A1018]-[.A$20]" office:value-type="float" office:value="0.17995000000019">
            <text:p>0.179950</text:p>
          </table:table-cell>
          <table:table-cell table:formula="of:=[.B1018]-[.B101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138741">
            <text:p>1256.138741</text:p>
          </table:table-cell>
          <table:table-cell table:formula="of:=[.A1019]-[.A$20]" office:value-type="float" office:value="0.179953000000069">
            <text:p>0.179953</text:p>
          </table:table-cell>
          <table:table-cell table:formula="of:=[.B1019]-[.B1018]" office:value-type="float" office:value="0.00000299999987873889">
            <text:p>0.000003</text:p>
          </table:table-cell>
          <table:table-cell table:number-columns-repeated="2"/>
          <table:table-cell office:value-type="string">
            <text:p>d_s is renewed (r + D) to 1256145.737425; c_s is fully topped up</text:p>
          </table:table-cell>
        </table:table-row>
        <table:table-row table:style-name="ro1">
          <table:table-cell office:value-type="float" office:value="1256.138745">
            <text:p>1256.138745</text:p>
          </table:table-cell>
          <table:table-cell table:formula="of:=[.A1020]-[.A$20]" office:value-type="float" office:value="0.179957000000059">
            <text:p>0.179957</text:p>
          </table:table-cell>
          <table:table-cell table:formula="of:=[.B1020]-[.B1019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38746">
            <text:p>1256.138746</text:p>
          </table:table-cell>
          <table:table-cell table:formula="of:=[.A1021]-[.A$20]" office:value-type="float" office:value="0.17995800000017">
            <text:p>0.179958</text:p>
          </table:table-cell>
          <table:table-cell table:formula="of:=[.B1021]-[.B1020]" office:value-type="float" office:value="0.00000100000011116208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38748">
            <text:p>1256.138748</text:p>
          </table:table-cell>
          <table:table-cell table:formula="of:=[.A1022]-[.A$20]" office:value-type="float" office:value="0.179960000000165">
            <text:p>0.179960</text:p>
          </table:table-cell>
          <table:table-cell table:formula="of:=[.B1022]-[.B1021]" office:value-type="float" office:value="0.00000199999999495049">
            <text:p>0.000002</text:p>
          </table:table-cell>
          <table:table-cell office:value-type="string">
            <text:p>d_s is renewed (r + D) to 1256140.737425; c_s is fully topped up</text:p>
          </table:table-cell>
          <table:table-cell table:number-columns-repeated="2"/>
        </table:table-row>
        <table:table-row table:style-name="ro1">
          <table:table-cell office:value-type="float" office:value="1256.138751">
            <text:p>1256.138751</text:p>
          </table:table-cell>
          <table:table-cell table:formula="of:=[.A1023]-[.A$20]" office:value-type="float" office:value="0.179963000000043">
            <text:p>0.179963</text:p>
          </table:table-cell>
          <table:table-cell table:formula="of:=[.B1023]-[.B1022]" office:value-type="float" office:value="0.00000299999987873889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38753">
            <text:p>1256.138753</text:p>
          </table:table-cell>
          <table:table-cell table:formula="of:=[.A1024]-[.A$20]" office:value-type="float" office:value="0.179965000000038">
            <text:p>0.179965</text:p>
          </table:table-cell>
          <table:table-cell table:formula="of:=[.B1024]-[.B1023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13876">
            <text:p>1256.138760</text:p>
          </table:table-cell>
          <table:table-cell table:formula="of:=[.A1025]-[.A$20]" office:value-type="float" office:value="0.179972000000134">
            <text:p>0.179972</text:p>
          </table:table-cell>
          <table:table-cell table:formula="of:=[.B1025]-[.B1024]" office:value-type="float" office:value="0.00000700000009601354">
            <text:p>0.000007</text:p>
          </table:table-cell>
          <table:table-cell office:value-type="string">
            <text:p>is pick_next_task_dl-ed by empathy (2085)</text:p>
          </table:table-cell>
          <table:table-cell table:number-columns-repeated="2"/>
        </table:table-row>
        <table:table-row table:style-name="ro1">
          <table:table-cell office:value-type="float" office:value="1256.138816">
            <text:p>1256.138816</text:p>
          </table:table-cell>
          <table:table-cell table:formula="of:=[.A1026]-[.A$20]" office:value-type="float" office:value="0.180027999999993">
            <text:p>0.180028</text:p>
          </table:table-cell>
          <table:table-cell table:formula="of:=[.B1026]-[.B1025]" office:value-type="float" office:value="0.0000559999998586136">
            <text:p>0.00005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38818">
            <text:p>1256.138818</text:p>
          </table:table-cell>
          <table:table-cell table:formula="of:=[.A1027]-[.A$20]" office:value-type="float" office:value="0.180029999999988">
            <text:p>0.180030</text:p>
          </table:table-cell>
          <table:table-cell table:formula="of:=[.B1027]-[.B102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38821">
            <text:p>1256.138821</text:p>
          </table:table-cell>
          <table:table-cell table:formula="of:=[.A1028]-[.A$20]" office:value-type="float" office:value="0.180033000000094">
            <text:p>0.180033</text:p>
          </table:table-cell>
          <table:table-cell table:formula="of:=[.B1028]-[.B1027]" office:value-type="float" office:value="0.00000300000010611257">
            <text:p>0.000003</text:p>
          </table:table-cell>
          <table:table-cell/>
          <table:table-cell office:value-type="string">
            <text:p>postpones its deadline to 1256143.809638; c_s is topped up to 0.375082</text:p>
          </table:table-cell>
          <table:table-cell/>
        </table:table-row>
        <table:table-row table:style-name="ro1">
          <table:table-cell office:value-type="float" office:value="1256.139726">
            <text:p>1256.139726</text:p>
          </table:table-cell>
          <table:table-cell table:formula="of:=[.A1029]-[.A$20]" office:value-type="float" office:value="0.180938000000197">
            <text:p>0.180938</text:p>
          </table:table-cell>
          <table:table-cell table:formula="of:=[.B1029]-[.B1028]" office:value-type="float" office:value="0.000905000000102518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39728">
            <text:p>1256.139728</text:p>
          </table:table-cell>
          <table:table-cell table:formula="of:=[.A1030]-[.A$20]" office:value-type="float" office:value="0.180940000000192">
            <text:p>0.180940</text:p>
          </table:table-cell>
          <table:table-cell table:formula="of:=[.B1030]-[.B102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3973">
            <text:p>1256.139730</text:p>
          </table:table-cell>
          <table:table-cell table:formula="of:=[.A1031]-[.A$20]" office:value-type="float" office:value="0.180942000000186">
            <text:p>0.180942</text:p>
          </table:table-cell>
          <table:table-cell table:formula="of:=[.B1031]-[.B1030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39733">
            <text:p>1256.139733</text:p>
          </table:table-cell>
          <table:table-cell table:formula="of:=[.A1032]-[.A$20]" office:value-type="float" office:value="0.180945000000065">
            <text:p>0.180945</text:p>
          </table:table-cell>
          <table:table-cell table:formula="of:=[.B1032]-[.B1031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39735">
            <text:p>1256.139735</text:p>
          </table:table-cell>
          <table:table-cell table:formula="of:=[.A1033]-[.A$20]" office:value-type="float" office:value="0.18094700000006">
            <text:p>0.180947</text:p>
          </table:table-cell>
          <table:table-cell table:formula="of:=[.B1033]-[.B1032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41713">
            <text:p>1256.141713</text:p>
          </table:table-cell>
          <table:table-cell table:formula="of:=[.A1034]-[.A$20]" office:value-type="float" office:value="0.182925000000068">
            <text:p>0.182925</text:p>
          </table:table-cell>
          <table:table-cell table:formula="of:=[.B1034]-[.B1033]" office:value-type="float" office:value="0.00197800000000825">
            <text:p>0.0019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41715">
            <text:p>1256.141715</text:p>
          </table:table-cell>
          <table:table-cell table:formula="of:=[.A1035]-[.A$20]" office:value-type="float" office:value="0.182927000000063">
            <text:p>0.182927</text:p>
          </table:table-cell>
          <table:table-cell table:formula="of:=[.B1035]-[.B1034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41719">
            <text:p>1256.141719</text:p>
          </table:table-cell>
          <table:table-cell table:formula="of:=[.A1036]-[.A$20]" office:value-type="float" office:value="0.182931000000053">
            <text:p>0.182931</text:p>
          </table:table-cell>
          <table:table-cell table:formula="of:=[.B1036]-[.B1035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41721">
            <text:p>1256.141721</text:p>
          </table:table-cell>
          <table:table-cell table:formula="of:=[.A1037]-[.A$20]" office:value-type="float" office:value="0.182933000000048">
            <text:p>0.182933</text:p>
          </table:table-cell>
          <table:table-cell table:formula="of:=[.B1037]-[.B103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41724">
            <text:p>1256.141724</text:p>
          </table:table-cell>
          <table:table-cell table:formula="of:=[.A1038]-[.A$20]" office:value-type="float" office:value="0.182936000000154">
            <text:p>0.182936</text:p>
          </table:table-cell>
          <table:table-cell table:formula="of:=[.B1038]-[.B1037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41726">
            <text:p>1256.141726</text:p>
          </table:table-cell>
          <table:table-cell table:formula="of:=[.A1039]-[.A$20]" office:value-type="float" office:value="0.182938000000149">
            <text:p>0.182938</text:p>
          </table:table-cell>
          <table:table-cell table:formula="of:=[.B1039]-[.B103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4273">
            <text:p>1256.142730</text:p>
          </table:table-cell>
          <table:table-cell table:formula="of:=[.A1040]-[.A$20]" office:value-type="float" office:value="0.183942000000116">
            <text:p>0.183942</text:p>
          </table:table-cell>
          <table:table-cell table:formula="of:=[.B1040]-[.B1039]" office:value-type="float" office:value="0.00100399999996625">
            <text:p>0.001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42732">
            <text:p>1256.142732</text:p>
          </table:table-cell>
          <table:table-cell table:formula="of:=[.A1041]-[.A$20]" office:value-type="float" office:value="0.18394400000011">
            <text:p>0.183944</text:p>
          </table:table-cell>
          <table:table-cell table:formula="of:=[.B1041]-[.B104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42735">
            <text:p>1256.142735</text:p>
          </table:table-cell>
          <table:table-cell table:formula="of:=[.A1042]-[.A$20]" office:value-type="float" office:value="0.183946999999989">
            <text:p>0.183947</text:p>
          </table:table-cell>
          <table:table-cell table:formula="of:=[.B1042]-[.B1041]" office:value-type="float" office:value="0.00000299999987873889">
            <text:p>0.000003</text:p>
          </table:table-cell>
          <table:table-cell office:value-type="string">
            <text:p>d_s is renewed (r + D) to 1256144.731878; c_s is fully topped up</text:p>
          </table:table-cell>
          <table:table-cell table:number-columns-repeated="2"/>
        </table:table-row>
        <table:table-row table:style-name="ro1">
          <table:table-cell office:value-type="float" office:value="1256.142737">
            <text:p>1256.142737</text:p>
          </table:table-cell>
          <table:table-cell table:formula="of:=[.A1043]-[.A$20]" office:value-type="float" office:value="0.183948999999984">
            <text:p>0.183949</text:p>
          </table:table-cell>
          <table:table-cell table:formula="of:=[.B1043]-[.B1042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142741">
            <text:p>1256.142741</text:p>
          </table:table-cell>
          <table:table-cell table:formula="of:=[.A1044]-[.A$20]" office:value-type="float" office:value="0.183952999999974">
            <text:p>0.183953</text:p>
          </table:table-cell>
          <table:table-cell table:formula="of:=[.B1044]-[.B1043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42743">
            <text:p>1256.142743</text:p>
          </table:table-cell>
          <table:table-cell table:formula="of:=[.A1045]-[.A$20]" office:value-type="float" office:value="0.183955000000196">
            <text:p>0.183955</text:p>
          </table:table-cell>
          <table:table-cell table:formula="of:=[.B1045]-[.B1044]" office:value-type="float" office:value="0.00000200000022232416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43699">
            <text:p>1256.143699</text:p>
          </table:table-cell>
          <table:table-cell table:formula="of:=[.A1046]-[.A$20]" office:value-type="float" office:value="0.184911000000056">
            <text:p>0.184911</text:p>
          </table:table-cell>
          <table:table-cell table:formula="of:=[.B1046]-[.B1045]" office:value-type="float" office:value="0.000955999999860069">
            <text:p>0.00095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43701">
            <text:p>1256.143701</text:p>
          </table:table-cell>
          <table:table-cell table:formula="of:=[.A1047]-[.A$20]" office:value-type="float" office:value="0.184913000000051">
            <text:p>0.184913</text:p>
          </table:table-cell>
          <table:table-cell table:formula="of:=[.B1047]-[.B104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43703">
            <text:p>1256.143703</text:p>
          </table:table-cell>
          <table:table-cell table:formula="of:=[.A1048]-[.A$20]" office:value-type="float" office:value="0.184915000000046">
            <text:p>0.184915</text:p>
          </table:table-cell>
          <table:table-cell table:formula="of:=[.B1048]-[.B104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143729">
            <text:p>1256.143729</text:p>
          </table:table-cell>
          <table:table-cell table:formula="of:=[.A1049]-[.A$20]" office:value-type="float" office:value="0.184940999999981">
            <text:p>0.184941</text:p>
          </table:table-cell>
          <table:table-cell table:formula="of:=[.B1049]-[.B1048]" office:value-type="float" office:value="0.0000259999999343563">
            <text:p>0.00002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43732">
            <text:p>1256.143732</text:p>
          </table:table-cell>
          <table:table-cell table:formula="of:=[.A1050]-[.A$20]" office:value-type="float" office:value="0.184944000000087">
            <text:p>0.184944</text:p>
          </table:table-cell>
          <table:table-cell table:formula="of:=[.B1050]-[.B1049]" office:value-type="float" office:value="0.0000030000001061125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143734">
            <text:p>1256.143734</text:p>
          </table:table-cell>
          <table:table-cell table:formula="of:=[.A1051]-[.A$20]" office:value-type="float" office:value="0.184946000000082">
            <text:p>0.184946</text:p>
          </table:table-cell>
          <table:table-cell table:formula="of:=[.B1051]-[.B105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43737">
            <text:p>1256.143737</text:p>
          </table:table-cell>
          <table:table-cell table:formula="of:=[.A1052]-[.A$20]" office:value-type="float" office:value="0.184949000000188">
            <text:p>0.184949</text:p>
          </table:table-cell>
          <table:table-cell table:formula="of:=[.B1052]-[.B1051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43739">
            <text:p>1256.143739</text:p>
          </table:table-cell>
          <table:table-cell table:formula="of:=[.A1053]-[.A$20]" office:value-type="float" office:value="0.184951000000183">
            <text:p>0.184951</text:p>
          </table:table-cell>
          <table:table-cell table:formula="of:=[.B1053]-[.B105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43816">
            <text:p>1256.143816</text:p>
          </table:table-cell>
          <table:table-cell table:formula="of:=[.A1054]-[.A$20]" office:value-type="float" office:value="0.185028000000102">
            <text:p>0.185028</text:p>
          </table:table-cell>
          <table:table-cell table:formula="of:=[.B1054]-[.B1053]" office:value-type="float" office:value="0.0000769999999192805">
            <text:p>0.00007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43818">
            <text:p>1256.143818</text:p>
          </table:table-cell>
          <table:table-cell table:formula="of:=[.A1055]-[.A$20]" office:value-type="float" office:value="0.185030000000097">
            <text:p>0.185030</text:p>
          </table:table-cell>
          <table:table-cell table:formula="of:=[.B1055]-[.B105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43821">
            <text:p>1256.143821</text:p>
          </table:table-cell>
          <table:table-cell table:formula="of:=[.A1056]-[.A$20]" office:value-type="float" office:value="0.185032999999976">
            <text:p>0.185033</text:p>
          </table:table-cell>
          <table:table-cell table:formula="of:=[.B1056]-[.B1055]" office:value-type="float" office:value="0.00000299999987873889">
            <text:p>0.000003</text:p>
          </table:table-cell>
          <table:table-cell/>
          <table:table-cell office:value-type="string">
            <text:p>postpones its deadline to 1256148.809638; c_s is topped up to 0.389425</text:p>
          </table:table-cell>
          <table:table-cell/>
        </table:table-row>
        <table:table-row table:style-name="ro1">
          <table:table-cell office:value-type="float" office:value="1256.145703">
            <text:p>1256.145703</text:p>
          </table:table-cell>
          <table:table-cell table:formula="of:=[.A1057]-[.A$20]" office:value-type="float" office:value="0.186914999999999">
            <text:p>0.186915</text:p>
          </table:table-cell>
          <table:table-cell table:formula="of:=[.B1057]-[.B1056]" office:value-type="float" office:value="0.00188200000002325">
            <text:p>0.00188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45705">
            <text:p>1256.145705</text:p>
          </table:table-cell>
          <table:table-cell table:formula="of:=[.A1058]-[.A$20]" office:value-type="float" office:value="0.186916999999994">
            <text:p>0.186917</text:p>
          </table:table-cell>
          <table:table-cell table:formula="of:=[.B1058]-[.B1057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14571">
            <text:p>1256.145710</text:p>
          </table:table-cell>
          <table:table-cell table:formula="of:=[.A1059]-[.A$20]" office:value-type="float" office:value="0.186922000000095">
            <text:p>0.186922</text:p>
          </table:table-cell>
          <table:table-cell table:formula="of:=[.B1059]-[.B1058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45712">
            <text:p>1256.145712</text:p>
          </table:table-cell>
          <table:table-cell table:formula="of:=[.A1060]-[.A$20]" office:value-type="float" office:value="0.18692400000009">
            <text:p>0.186924</text:p>
          </table:table-cell>
          <table:table-cell table:formula="of:=[.B1060]-[.B1059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145715">
            <text:p>1256.145715</text:p>
          </table:table-cell>
          <table:table-cell table:formula="of:=[.A1061]-[.A$20]" office:value-type="float" office:value="0.186927000000196">
            <text:p>0.186927</text:p>
          </table:table-cell>
          <table:table-cell table:formula="of:=[.B1061]-[.B1060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45717">
            <text:p>1256.145717</text:p>
          </table:table-cell>
          <table:table-cell table:formula="of:=[.A1062]-[.A$20]" office:value-type="float" office:value="0.186929000000191">
            <text:p>0.186929</text:p>
          </table:table-cell>
          <table:table-cell table:formula="of:=[.B1062]-[.B1061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45746">
            <text:p>1256.145746</text:p>
          </table:table-cell>
          <table:table-cell table:formula="of:=[.A1063]-[.A$20]" office:value-type="float" office:value="0.186958000000004">
            <text:p>0.186958</text:p>
          </table:table-cell>
          <table:table-cell table:formula="of:=[.B1063]-[.B1062]" office:value-type="float" office:value="0.0000289999998130952">
            <text:p>0.00002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14673">
            <text:p>1256.146730</text:p>
          </table:table-cell>
          <table:table-cell table:formula="of:=[.A1064]-[.A$20]" office:value-type="float" office:value="0.187942000000021">
            <text:p>0.187942</text:p>
          </table:table-cell>
          <table:table-cell table:formula="of:=[.B1064]-[.B1063]" office:value-type="float" office:value="0.000984000000016749">
            <text:p>0.0009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46732">
            <text:p>1256.146732</text:p>
          </table:table-cell>
          <table:table-cell table:formula="of:=[.A1065]-[.A$20]" office:value-type="float" office:value="0.187944000000016">
            <text:p>0.187944</text:p>
          </table:table-cell>
          <table:table-cell table:formula="of:=[.B1065]-[.B106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46734">
            <text:p>1256.146734</text:p>
          </table:table-cell>
          <table:table-cell table:formula="of:=[.A1066]-[.A$20]" office:value-type="float" office:value="0.187946000000011">
            <text:p>0.187946</text:p>
          </table:table-cell>
          <table:table-cell table:formula="of:=[.B1066]-[.B1065]" office:value-type="float" office:value="0.00000199999999495049">
            <text:p>0.000002</text:p>
          </table:table-cell>
          <table:table-cell office:value-type="string">
            <text:p>d_s is renewed (r + D) to 1256148.731995; c_s is fully topped up</text:p>
          </table:table-cell>
          <table:table-cell table:number-columns-repeated="2"/>
        </table:table-row>
        <table:table-row table:style-name="ro1">
          <table:table-cell office:value-type="float" office:value="1256.146737">
            <text:p>1256.146737</text:p>
          </table:table-cell>
          <table:table-cell table:formula="of:=[.A1067]-[.A$20]" office:value-type="float" office:value="0.187949000000117">
            <text:p>0.187949</text:p>
          </table:table-cell>
          <table:table-cell table:formula="of:=[.B1067]-[.B1066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14674">
            <text:p>1256.146740</text:p>
          </table:table-cell>
          <table:table-cell table:formula="of:=[.A1068]-[.A$20]" office:value-type="float" office:value="0.187951999999996">
            <text:p>0.187952</text:p>
          </table:table-cell>
          <table:table-cell table:formula="of:=[.B1068]-[.B1067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46741">
            <text:p>1256.146741</text:p>
          </table:table-cell>
          <table:table-cell table:formula="of:=[.A1069]-[.A$20]" office:value-type="float" office:value="0.187953000000107">
            <text:p>0.187953</text:p>
          </table:table-cell>
          <table:table-cell table:formula="of:=[.B1069]-[.B1068]" office:value-type="float" office:value="0.00000100000011116208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46745">
            <text:p>1256.146745</text:p>
          </table:table-cell>
          <table:table-cell table:formula="of:=[.A1070]-[.A$20]" office:value-type="float" office:value="0.187957000000097">
            <text:p>0.187957</text:p>
          </table:table-cell>
          <table:table-cell table:formula="of:=[.B1070]-[.B1069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147696">
            <text:p>1256.147696</text:p>
          </table:table-cell>
          <table:table-cell table:formula="of:=[.A1071]-[.A$20]" office:value-type="float" office:value="0.188908000000083">
            <text:p>0.188908</text:p>
          </table:table-cell>
          <table:table-cell table:formula="of:=[.B1071]-[.B1070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47698">
            <text:p>1256.147698</text:p>
          </table:table-cell>
          <table:table-cell table:formula="of:=[.A1072]-[.A$20]" office:value-type="float" office:value="0.188910000000078">
            <text:p>0.188910</text:p>
          </table:table-cell>
          <table:table-cell table:formula="of:=[.B1072]-[.B107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48753">
            <text:p>1256.148753</text:p>
          </table:table-cell>
          <table:table-cell table:formula="of:=[.A1073]-[.A$20]" office:value-type="float" office:value="0.189965000000029">
            <text:p>0.189965</text:p>
          </table:table-cell>
          <table:table-cell table:formula="of:=[.B1073]-[.B1072]" office:value-type="float" office:value="0.00105499999995118">
            <text:p>0.00105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148757">
            <text:p>1256.148757</text:p>
          </table:table-cell>
          <table:table-cell table:formula="of:=[.A1074]-[.A$20]" office:value-type="float" office:value="0.189969000000019">
            <text:p>0.189969</text:p>
          </table:table-cell>
          <table:table-cell table:formula="of:=[.B1074]-[.B107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14876">
            <text:p>1256.148760</text:p>
          </table:table-cell>
          <table:table-cell table:formula="of:=[.A1075]-[.A$20]" office:value-type="float" office:value="0.189972000000125">
            <text:p>0.189972</text:p>
          </table:table-cell>
          <table:table-cell table:formula="of:=[.B1075]-[.B1074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1256155.756450; c_s is fully topped up</text:p>
          </table:table-cell>
        </table:table-row>
        <table:table-row table:style-name="ro1">
          <table:table-cell office:value-type="float" office:value="1256.148768">
            <text:p>1256.148768</text:p>
          </table:table-cell>
          <table:table-cell table:formula="of:=[.A1076]-[.A$20]" office:value-type="float" office:value="0.189980000000105">
            <text:p>0.189980</text:p>
          </table:table-cell>
          <table:table-cell table:formula="of:=[.B1076]-[.B1075]" office:value-type="float" office:value="0.00000799999997980194">
            <text:p>0.000008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256.148772">
            <text:p>1256.148772</text:p>
          </table:table-cell>
          <table:table-cell table:formula="of:=[.A1077]-[.A$20]" office:value-type="float" office:value="0.189984000000095">
            <text:p>0.189984</text:p>
          </table:table-cell>
          <table:table-cell table:formula="of:=[.B1077]-[.B1076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48774">
            <text:p>1256.148774</text:p>
          </table:table-cell>
          <table:table-cell table:formula="of:=[.A1078]-[.A$20]" office:value-type="float" office:value="0.18998600000009">
            <text:p>0.189986</text:p>
          </table:table-cell>
          <table:table-cell table:formula="of:=[.B1078]-[.B107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48819">
            <text:p>1256.148819</text:p>
          </table:table-cell>
          <table:table-cell table:formula="of:=[.A1079]-[.A$20]" office:value-type="float" office:value="0.19003100000009">
            <text:p>0.190031</text:p>
          </table:table-cell>
          <table:table-cell table:formula="of:=[.B1079]-[.B1078]" office:value-type="float" office:value="0.0000450000000000728">
            <text:p>0.00004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48821">
            <text:p>1256.148821</text:p>
          </table:table-cell>
          <table:table-cell table:formula="of:=[.A1080]-[.A$20]" office:value-type="float" office:value="0.190033000000085">
            <text:p>0.190033</text:p>
          </table:table-cell>
          <table:table-cell table:formula="of:=[.B1080]-[.B107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48824">
            <text:p>1256.148824</text:p>
          </table:table-cell>
          <table:table-cell table:formula="of:=[.A1081]-[.A$20]" office:value-type="float" office:value="0.190036000000191">
            <text:p>0.190036</text:p>
          </table:table-cell>
          <table:table-cell table:formula="of:=[.B1081]-[.B1080]" office:value-type="float" office:value="0.00000300000010611257">
            <text:p>0.000003</text:p>
          </table:table-cell>
          <table:table-cell/>
          <table:table-cell office:value-type="string">
            <text:p>postpones its deadline to 1256153.809638; c_s is topped up to 1.351667</text:p>
          </table:table-cell>
          <table:table-cell/>
        </table:table-row>
        <table:table-row table:style-name="ro1">
          <table:table-cell office:value-type="float" office:value="1256.148827">
            <text:p>1256.148827</text:p>
          </table:table-cell>
          <table:table-cell table:formula="of:=[.A1082]-[.A$20]" office:value-type="float" office:value="0.19003900000007">
            <text:p>0.190039</text:p>
          </table:table-cell>
          <table:table-cell table:formula="of:=[.B1082]-[.B1081]" office:value-type="float" office:value="0.00000299999987873889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4883">
            <text:p>1256.148830</text:p>
          </table:table-cell>
          <table:table-cell table:formula="of:=[.A1083]-[.A$20]" office:value-type="float" office:value="0.190042000000176">
            <text:p>0.190042</text:p>
          </table:table-cell>
          <table:table-cell table:formula="of:=[.B1083]-[.B1082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48832">
            <text:p>1256.148832</text:p>
          </table:table-cell>
          <table:table-cell table:formula="of:=[.A1084]-[.A$20]" office:value-type="float" office:value="0.190044000000171">
            <text:p>0.190044</text:p>
          </table:table-cell>
          <table:table-cell table:formula="of:=[.B1084]-[.B1083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148835">
            <text:p>1256.148835</text:p>
          </table:table-cell>
          <table:table-cell table:formula="of:=[.A1085]-[.A$20]" office:value-type="float" office:value="0.19004700000005">
            <text:p>0.190047</text:p>
          </table:table-cell>
          <table:table-cell table:formula="of:=[.B1085]-[.B1084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48837">
            <text:p>1256.148837</text:p>
          </table:table-cell>
          <table:table-cell table:formula="of:=[.A1086]-[.A$20]" office:value-type="float" office:value="0.190049000000045">
            <text:p>0.190049</text:p>
          </table:table-cell>
          <table:table-cell table:formula="of:=[.B1086]-[.B1085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49791">
            <text:p>1256.149791</text:p>
          </table:table-cell>
          <table:table-cell table:formula="of:=[.A1087]-[.A$20]" office:value-type="float" office:value="0.191003000000137">
            <text:p>0.191003</text:p>
          </table:table-cell>
          <table:table-cell table:formula="of:=[.B1087]-[.B1086]" office:value-type="float" office:value="0.000954000000092492">
            <text:p>0.00095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49793">
            <text:p>1256.149793</text:p>
          </table:table-cell>
          <table:table-cell table:formula="of:=[.A1088]-[.A$20]" office:value-type="float" office:value="0.191005000000132">
            <text:p>0.191005</text:p>
          </table:table-cell>
          <table:table-cell table:formula="of:=[.B1088]-[.B108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49795">
            <text:p>1256.149795</text:p>
          </table:table-cell>
          <table:table-cell table:formula="of:=[.A1089]-[.A$20]" office:value-type="float" office:value="0.191007000000127">
            <text:p>0.191007</text:p>
          </table:table-cell>
          <table:table-cell table:formula="of:=[.B1089]-[.B108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50731">
            <text:p>1256.150731</text:p>
          </table:table-cell>
          <table:table-cell table:formula="of:=[.A1090]-[.A$20]" office:value-type="float" office:value="0.191943000000038">
            <text:p>0.191943</text:p>
          </table:table-cell>
          <table:table-cell table:formula="of:=[.B1090]-[.B1089]" office:value-type="float" office:value="0.000935999999910564">
            <text:p>0.00093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50733">
            <text:p>1256.150733</text:p>
          </table:table-cell>
          <table:table-cell table:formula="of:=[.A1091]-[.A$20]" office:value-type="float" office:value="0.191945000000032">
            <text:p>0.191945</text:p>
          </table:table-cell>
          <table:table-cell table:formula="of:=[.B1091]-[.B109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50736">
            <text:p>1256.150736</text:p>
          </table:table-cell>
          <table:table-cell table:formula="of:=[.A1092]-[.A$20]" office:value-type="float" office:value="0.191948000000139">
            <text:p>0.191948</text:p>
          </table:table-cell>
          <table:table-cell table:formula="of:=[.B1092]-[.B1091]" office:value-type="float" office:value="0.00000300000010611257">
            <text:p>0.000003</text:p>
          </table:table-cell>
          <table:table-cell/>
          <table:table-cell office:value-type="string">
            <text:p>0.391414 / 3.076495 &lt;= 2.000000 / 5.000000</text:p>
          </table:table-cell>
          <table:table-cell/>
        </table:table-row>
        <table:table-row table:style-name="ro1">
          <table:table-cell office:value-type="float" office:value="1256.150738">
            <text:p>1256.150738</text:p>
          </table:table-cell>
          <table:table-cell table:formula="of:=[.A1093]-[.A$20]" office:value-type="float" office:value="0.191950000000134">
            <text:p>0.191950</text:p>
          </table:table-cell>
          <table:table-cell table:formula="of:=[.B1093]-[.B1092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256.15074">
            <text:p>1256.150740</text:p>
          </table:table-cell>
          <table:table-cell table:formula="of:=[.A1094]-[.A$20]" office:value-type="float" office:value="0.191952000000128">
            <text:p>0.191952</text:p>
          </table:table-cell>
          <table:table-cell table:formula="of:=[.B1094]-[.B109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50742">
            <text:p>1256.150742</text:p>
          </table:table-cell>
          <table:table-cell table:formula="of:=[.A1095]-[.A$20]" office:value-type="float" office:value="0.191954000000123">
            <text:p>0.191954</text:p>
          </table:table-cell>
          <table:table-cell table:formula="of:=[.B1095]-[.B1094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50744">
            <text:p>1256.150744</text:p>
          </table:table-cell>
          <table:table-cell table:formula="of:=[.A1096]-[.A$20]" office:value-type="float" office:value="0.191956000000118">
            <text:p>0.191956</text:p>
          </table:table-cell>
          <table:table-cell table:formula="of:=[.B1096]-[.B109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50746">
            <text:p>1256.150746</text:p>
          </table:table-cell>
          <table:table-cell table:formula="of:=[.A1097]-[.A$20]" office:value-type="float" office:value="0.191958000000113">
            <text:p>0.191958</text:p>
          </table:table-cell>
          <table:table-cell table:formula="of:=[.B1097]-[.B1096]" office:value-type="float" office:value="0.00000199999999495049">
            <text:p>0.000002</text:p>
          </table:table-cell>
          <table:table-cell office:value-type="string">
            <text:p>d_s is renewed (r + D) to 1256152.744312; c_s is fully topped up</text:p>
          </table:table-cell>
          <table:table-cell table:number-columns-repeated="2"/>
        </table:table-row>
        <table:table-row table:style-name="ro1">
          <table:table-cell office:value-type="float" office:value="1256.150749">
            <text:p>1256.150749</text:p>
          </table:table-cell>
          <table:table-cell table:formula="of:=[.A1098]-[.A$20]" office:value-type="float" office:value="0.191960999999992">
            <text:p>0.191961</text:p>
          </table:table-cell>
          <table:table-cell table:formula="of:=[.B1098]-[.B1097]" office:value-type="float" office:value="0.00000299999987873889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150756">
            <text:p>1256.150756</text:p>
          </table:table-cell>
          <table:table-cell table:formula="of:=[.A1099]-[.A$20]" office:value-type="float" office:value="0.191968000000088">
            <text:p>0.191968</text:p>
          </table:table-cell>
          <table:table-cell table:formula="of:=[.B1099]-[.B1098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50758">
            <text:p>1256.150758</text:p>
          </table:table-cell>
          <table:table-cell table:formula="of:=[.A1100]-[.A$20]" office:value-type="float" office:value="0.191970000000083">
            <text:p>0.191970</text:p>
          </table:table-cell>
          <table:table-cell table:formula="of:=[.B1100]-[.B1099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51709">
            <text:p>1256.151709</text:p>
          </table:table-cell>
          <table:table-cell table:formula="of:=[.A1101]-[.A$20]" office:value-type="float" office:value="0.192921000000069">
            <text:p>0.192921</text:p>
          </table:table-cell>
          <table:table-cell table:formula="of:=[.B1101]-[.B1100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5171">
            <text:p>1256.151710</text:p>
          </table:table-cell>
          <table:table-cell table:formula="of:=[.A1102]-[.A$20]" office:value-type="float" office:value="0.192922000000181">
            <text:p>0.192922</text:p>
          </table:table-cell>
          <table:table-cell table:formula="of:=[.B1102]-[.B1101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51712">
            <text:p>1256.151712</text:p>
          </table:table-cell>
          <table:table-cell table:formula="of:=[.A1103]-[.A$20]" office:value-type="float" office:value="0.192924000000176">
            <text:p>0.192924</text:p>
          </table:table-cell>
          <table:table-cell table:formula="of:=[.B1103]-[.B1102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53691">
            <text:p>1256.153691</text:p>
          </table:table-cell>
          <table:table-cell table:formula="of:=[.A1104]-[.A$20]" office:value-type="float" office:value="0.194903000000068">
            <text:p>0.194903</text:p>
          </table:table-cell>
          <table:table-cell table:formula="of:=[.B1104]-[.B1103]" office:value-type="float" office:value="0.00197899999989204">
            <text:p>0.0019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53693">
            <text:p>1256.153693</text:p>
          </table:table-cell>
          <table:table-cell table:formula="of:=[.A1105]-[.A$20]" office:value-type="float" office:value="0.194905000000063">
            <text:p>0.194905</text:p>
          </table:table-cell>
          <table:table-cell table:formula="of:=[.B1105]-[.B1104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53697">
            <text:p>1256.153697</text:p>
          </table:table-cell>
          <table:table-cell table:formula="of:=[.A1106]-[.A$20]" office:value-type="float" office:value="0.194909000000052">
            <text:p>0.194909</text:p>
          </table:table-cell>
          <table:table-cell table:formula="of:=[.B1106]-[.B1105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53699">
            <text:p>1256.153699</text:p>
          </table:table-cell>
          <table:table-cell table:formula="of:=[.A1107]-[.A$20]" office:value-type="float" office:value="0.194911000000047">
            <text:p>0.194911</text:p>
          </table:table-cell>
          <table:table-cell table:formula="of:=[.B1107]-[.B110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53732">
            <text:p>1256.153732</text:p>
          </table:table-cell>
          <table:table-cell table:formula="of:=[.A1108]-[.A$20]" office:value-type="float" office:value="0.194944000000078">
            <text:p>0.194944</text:p>
          </table:table-cell>
          <table:table-cell table:formula="of:=[.B1108]-[.B1107]" office:value-type="float" office:value="0.0000330000000303698">
            <text:p>0.00003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53734">
            <text:p>1256.153734</text:p>
          </table:table-cell>
          <table:table-cell table:formula="of:=[.A1109]-[.A$20]" office:value-type="float" office:value="0.194946000000073">
            <text:p>0.194946</text:p>
          </table:table-cell>
          <table:table-cell table:formula="of:=[.B1109]-[.B1108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153736">
            <text:p>1256.153736</text:p>
          </table:table-cell>
          <table:table-cell table:formula="of:=[.A1110]-[.A$20]" office:value-type="float" office:value="0.194948000000068">
            <text:p>0.194948</text:p>
          </table:table-cell>
          <table:table-cell table:formula="of:=[.B1110]-[.B110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53739">
            <text:p>1256.153739</text:p>
          </table:table-cell>
          <table:table-cell table:formula="of:=[.A1111]-[.A$20]" office:value-type="float" office:value="0.194951000000174">
            <text:p>0.194951</text:p>
          </table:table-cell>
          <table:table-cell table:formula="of:=[.B1111]-[.B1110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53741">
            <text:p>1256.153741</text:p>
          </table:table-cell>
          <table:table-cell table:formula="of:=[.A1112]-[.A$20]" office:value-type="float" office:value="0.194953000000169">
            <text:p>0.194953</text:p>
          </table:table-cell>
          <table:table-cell table:formula="of:=[.B1112]-[.B111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53818">
            <text:p>1256.153818</text:p>
          </table:table-cell>
          <table:table-cell table:formula="of:=[.A1113]-[.A$20]" office:value-type="float" office:value="0.195030000000088">
            <text:p>0.195030</text:p>
          </table:table-cell>
          <table:table-cell table:formula="of:=[.B1113]-[.B1112]" office:value-type="float" office:value="0.0000769999999192805">
            <text:p>0.00007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53819">
            <text:p>1256.153819</text:p>
          </table:table-cell>
          <table:table-cell table:formula="of:=[.A1114]-[.A$20]" office:value-type="float" office:value="0.195031000000199">
            <text:p>0.195031</text:p>
          </table:table-cell>
          <table:table-cell table:formula="of:=[.B1114]-[.B1113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53822">
            <text:p>1256.153822</text:p>
          </table:table-cell>
          <table:table-cell table:formula="of:=[.A1115]-[.A$20]" office:value-type="float" office:value="0.195034000000078">
            <text:p>0.195034</text:p>
          </table:table-cell>
          <table:table-cell table:formula="of:=[.B1115]-[.B1114]" office:value-type="float" office:value="0.00000299999987873889">
            <text:p>0.000003</text:p>
          </table:table-cell>
          <table:table-cell/>
          <table:table-cell office:value-type="string">
            <text:p>postpones its deadline to 1256158.809638; c_s is topped up to 0.410494</text:p>
          </table:table-cell>
          <table:table-cell/>
        </table:table-row>
        <table:table-row table:style-name="ro1">
          <table:table-cell office:value-type="float" office:value="1256.15473">
            <text:p>1256.154730</text:p>
          </table:table-cell>
          <table:table-cell table:formula="of:=[.A1116]-[.A$20]" office:value-type="float" office:value="0.195942000000059">
            <text:p>0.195942</text:p>
          </table:table-cell>
          <table:table-cell table:formula="of:=[.B1116]-[.B1115]" office:value-type="float" office:value="0.000907999999981257">
            <text:p>0.0009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54732">
            <text:p>1256.154732</text:p>
          </table:table-cell>
          <table:table-cell table:formula="of:=[.A1117]-[.A$20]" office:value-type="float" office:value="0.195944000000054">
            <text:p>0.195944</text:p>
          </table:table-cell>
          <table:table-cell table:formula="of:=[.B1117]-[.B111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54734">
            <text:p>1256.154734</text:p>
          </table:table-cell>
          <table:table-cell table:formula="of:=[.A1118]-[.A$20]" office:value-type="float" office:value="0.195946000000049">
            <text:p>0.195946</text:p>
          </table:table-cell>
          <table:table-cell table:formula="of:=[.B1118]-[.B1117]" office:value-type="float" office:value="0.00000199999999495049">
            <text:p>0.000002</text:p>
          </table:table-cell>
          <table:table-cell office:value-type="string">
            <text:p>d_s is renewed (r + D) to 1256156.731675; c_s is fully topped up</text:p>
          </table:table-cell>
          <table:table-cell table:number-columns-repeated="2"/>
        </table:table-row>
        <table:table-row table:style-name="ro1">
          <table:table-cell office:value-type="float" office:value="1256.155717">
            <text:p>1256.155717</text:p>
          </table:table-cell>
          <table:table-cell table:formula="of:=[.A1119]-[.A$20]" office:value-type="float" office:value="0.196929000000182">
            <text:p>0.196929</text:p>
          </table:table-cell>
          <table:table-cell table:formula="of:=[.B1119]-[.B1118]" office:value-type="float" office:value="0.000983000000132961">
            <text:p>0.00098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55719">
            <text:p>1256.155719</text:p>
          </table:table-cell>
          <table:table-cell table:formula="of:=[.A1120]-[.A$20]" office:value-type="float" office:value="0.196931000000177">
            <text:p>0.196931</text:p>
          </table:table-cell>
          <table:table-cell table:formula="of:=[.B1120]-[.B1119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155723">
            <text:p>1256.155723</text:p>
          </table:table-cell>
          <table:table-cell table:formula="of:=[.A1121]-[.A$20]" office:value-type="float" office:value="0.196935000000167">
            <text:p>0.196935</text:p>
          </table:table-cell>
          <table:table-cell table:formula="of:=[.B1121]-[.B1120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55725">
            <text:p>1256.155725</text:p>
          </table:table-cell>
          <table:table-cell table:formula="of:=[.A1122]-[.A$20]" office:value-type="float" office:value="0.196937000000162">
            <text:p>0.196937</text:p>
          </table:table-cell>
          <table:table-cell table:formula="of:=[.B1122]-[.B1121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55763">
            <text:p>1256.155763</text:p>
          </table:table-cell>
          <table:table-cell table:formula="of:=[.A1123]-[.A$20]" office:value-type="float" office:value="0.196975000000066">
            <text:p>0.196975</text:p>
          </table:table-cell>
          <table:table-cell table:formula="of:=[.B1123]-[.B1122]" office:value-type="float" office:value="0.0000379999999040592">
            <text:p>0.00003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156697">
            <text:p>1256.156697</text:p>
          </table:table-cell>
          <table:table-cell table:formula="of:=[.A1124]-[.A$20]" office:value-type="float" office:value="0.197908999999981">
            <text:p>0.197909</text:p>
          </table:table-cell>
          <table:table-cell table:formula="of:=[.B1124]-[.B1123]" office:value-type="float" office:value="0.000933999999915613">
            <text:p>0.00093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56699">
            <text:p>1256.156699</text:p>
          </table:table-cell>
          <table:table-cell table:formula="of:=[.A1125]-[.A$20]" office:value-type="float" office:value="0.197910999999976">
            <text:p>0.197911</text:p>
          </table:table-cell>
          <table:table-cell table:formula="of:=[.B1125]-[.B112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56701">
            <text:p>1256.156701</text:p>
          </table:table-cell>
          <table:table-cell table:formula="of:=[.A1126]-[.A$20]" office:value-type="float" office:value="0.197913000000199">
            <text:p>0.197913</text:p>
          </table:table-cell>
          <table:table-cell table:formula="of:=[.B1126]-[.B1125]" office:value-type="float" office:value="0.00000200000022232416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56703">
            <text:p>1256.156703</text:p>
          </table:table-cell>
          <table:table-cell table:formula="of:=[.A1127]-[.A$20]" office:value-type="float" office:value="0.197915000000194">
            <text:p>0.197915</text:p>
          </table:table-cell>
          <table:table-cell table:formula="of:=[.B1127]-[.B112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56705">
            <text:p>1256.156705</text:p>
          </table:table-cell>
          <table:table-cell table:formula="of:=[.A1128]-[.A$20]" office:value-type="float" office:value="0.197917000000189">
            <text:p>0.197917</text:p>
          </table:table-cell>
          <table:table-cell table:formula="of:=[.B1128]-[.B1127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58655">
            <text:p>1256.158655</text:p>
          </table:table-cell>
          <table:table-cell table:formula="of:=[.A1129]-[.A$20]" office:value-type="float" office:value="0.19986700000004">
            <text:p>0.199867</text:p>
          </table:table-cell>
          <table:table-cell table:formula="of:=[.B1129]-[.B1128]" office:value-type="float" office:value="0.00194999999985157">
            <text:p>0.00195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58657">
            <text:p>1256.158657</text:p>
          </table:table-cell>
          <table:table-cell table:formula="of:=[.A1130]-[.A$20]" office:value-type="float" office:value="0.199869000000035">
            <text:p>0.199869</text:p>
          </table:table-cell>
          <table:table-cell table:formula="of:=[.B1130]-[.B1129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5866">
            <text:p>1256.158660</text:p>
          </table:table-cell>
          <table:table-cell table:formula="of:=[.A1131]-[.A$20]" office:value-type="float" office:value="0.199872000000141">
            <text:p>0.199872</text:p>
          </table:table-cell>
          <table:table-cell table:formula="of:=[.B1131]-[.B1130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58744">
            <text:p>1256.158744</text:p>
          </table:table-cell>
          <table:table-cell table:formula="of:=[.A1132]-[.A$20]" office:value-type="float" office:value="0.199956000000157">
            <text:p>0.199956</text:p>
          </table:table-cell>
          <table:table-cell table:formula="of:=[.B1132]-[.B1131]" office:value-type="float" office:value="0.0000840000000152941">
            <text:p>0.00008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158746">
            <text:p>1256.158746</text:p>
          </table:table-cell>
          <table:table-cell table:formula="of:=[.A1133]-[.A$20]" office:value-type="float" office:value="0.199958000000152">
            <text:p>0.199958</text:p>
          </table:table-cell>
          <table:table-cell table:formula="of:=[.B1133]-[.B113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158748">
            <text:p>1256.158748</text:p>
          </table:table-cell>
          <table:table-cell table:formula="of:=[.A1134]-[.A$20]" office:value-type="float" office:value="0.199960000000146">
            <text:p>0.199960</text:p>
          </table:table-cell>
          <table:table-cell table:formula="of:=[.B1134]-[.B1133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165.745778; c_s is fully topped up</text:p>
          </table:table-cell>
        </table:table-row>
        <table:table-row table:style-name="ro1">
          <table:table-cell office:value-type="float" office:value="1256.158751">
            <text:p>1256.158751</text:p>
          </table:table-cell>
          <table:table-cell table:formula="of:=[.A1135]-[.A$20]" office:value-type="float" office:value="0.199963000000025">
            <text:p>0.199963</text:p>
          </table:table-cell>
          <table:table-cell table:formula="of:=[.B1135]-[.B1134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58753">
            <text:p>1256.158753</text:p>
          </table:table-cell>
          <table:table-cell table:formula="of:=[.A1136]-[.A$20]" office:value-type="float" office:value="0.19996500000002">
            <text:p>0.199965</text:p>
          </table:table-cell>
          <table:table-cell table:formula="of:=[.B1136]-[.B113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58755">
            <text:p>1256.158755</text:p>
          </table:table-cell>
          <table:table-cell table:formula="of:=[.A1137]-[.A$20]" office:value-type="float" office:value="0.199967000000015">
            <text:p>0.199967</text:p>
          </table:table-cell>
          <table:table-cell table:formula="of:=[.B1137]-[.B1136]" office:value-type="float" office:value="0.00000199999999495049">
            <text:p>0.000002</text:p>
          </table:table-cell>
          <table:table-cell office:value-type="string">
            <text:p>d_s is renewed (r + D) to 1256160.745778; c_s is fully topped up</text:p>
          </table:table-cell>
          <table:table-cell table:number-columns-repeated="2"/>
        </table:table-row>
        <table:table-row table:style-name="ro1">
          <table:table-cell office:value-type="float" office:value="1256.158757">
            <text:p>1256.158757</text:p>
          </table:table-cell>
          <table:table-cell table:formula="of:=[.A1138]-[.A$20]" office:value-type="float" office:value="0.19996900000001">
            <text:p>0.199969</text:p>
          </table:table-cell>
          <table:table-cell table:formula="of:=[.B1138]-[.B1137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58759">
            <text:p>1256.158759</text:p>
          </table:table-cell>
          <table:table-cell table:formula="of:=[.A1139]-[.A$20]" office:value-type="float" office:value="0.199971000000005">
            <text:p>0.199971</text:p>
          </table:table-cell>
          <table:table-cell table:formula="of:=[.B1139]-[.B1138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158769">
            <text:p>1256.158769</text:p>
          </table:table-cell>
          <table:table-cell table:formula="of:=[.A1140]-[.A$20]" office:value-type="float" office:value="0.19998099999998">
            <text:p>0.199981</text:p>
          </table:table-cell>
          <table:table-cell table:formula="of:=[.B1140]-[.B1139]" office:value-type="float" office:value="0.00000999999997475243">
            <text:p>0.00001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6.158819">
            <text:p>1256.158819</text:p>
          </table:table-cell>
          <table:table-cell table:formula="of:=[.A1141]-[.A$20]" office:value-type="float" office:value="0.200031000000081">
            <text:p>0.200031</text:p>
          </table:table-cell>
          <table:table-cell table:formula="of:=[.B1141]-[.B1140]" office:value-type="float" office:value="0.0000500000001011358">
            <text:p>0.00005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5882">
            <text:p>1256.158820</text:p>
          </table:table-cell>
          <table:table-cell table:formula="of:=[.A1142]-[.A$20]" office:value-type="float" office:value="0.200032000000192">
            <text:p>0.200032</text:p>
          </table:table-cell>
          <table:table-cell table:formula="of:=[.B1142]-[.B1141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58823">
            <text:p>1256.158823</text:p>
          </table:table-cell>
          <table:table-cell table:formula="of:=[.A1143]-[.A$20]" office:value-type="float" office:value="0.200035000000071">
            <text:p>0.200035</text:p>
          </table:table-cell>
          <table:table-cell table:formula="of:=[.B1143]-[.B1142]" office:value-type="float" office:value="0.00000299999987873889">
            <text:p>0.000003</text:p>
          </table:table-cell>
          <table:table-cell/>
          <table:table-cell office:value-type="string">
            <text:p>postpones its deadline to 1256163.809638; c_s is topped up to 0.451203</text:p>
          </table:table-cell>
          <table:table-cell/>
        </table:table-row>
        <table:table-row table:style-name="ro1">
          <table:table-cell office:value-type="float" office:value="1256.159729">
            <text:p>1256.159729</text:p>
          </table:table-cell>
          <table:table-cell table:formula="of:=[.A1144]-[.A$20]" office:value-type="float" office:value="0.200941000000057">
            <text:p>0.200941</text:p>
          </table:table-cell>
          <table:table-cell table:formula="of:=[.B1144]-[.B1143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59731">
            <text:p>1256.159731</text:p>
          </table:table-cell>
          <table:table-cell table:formula="of:=[.A1145]-[.A$20]" office:value-type="float" office:value="0.200943000000052">
            <text:p>0.200943</text:p>
          </table:table-cell>
          <table:table-cell table:formula="of:=[.B1145]-[.B114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59733">
            <text:p>1256.159733</text:p>
          </table:table-cell>
          <table:table-cell table:formula="of:=[.A1146]-[.A$20]" office:value-type="float" office:value="0.200945000000047">
            <text:p>0.200945</text:p>
          </table:table-cell>
          <table:table-cell table:formula="of:=[.B1146]-[.B1145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59735">
            <text:p>1256.159735</text:p>
          </table:table-cell>
          <table:table-cell table:formula="of:=[.A1147]-[.A$20]" office:value-type="float" office:value="0.200947000000042">
            <text:p>0.200947</text:p>
          </table:table-cell>
          <table:table-cell table:formula="of:=[.B1147]-[.B114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59737">
            <text:p>1256.159737</text:p>
          </table:table-cell>
          <table:table-cell table:formula="of:=[.A1148]-[.A$20]" office:value-type="float" office:value="0.200949000000037">
            <text:p>0.200949</text:p>
          </table:table-cell>
          <table:table-cell table:formula="of:=[.B1148]-[.B1147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61699">
            <text:p>1256.161699</text:p>
          </table:table-cell>
          <table:table-cell table:formula="of:=[.A1149]-[.A$20]" office:value-type="float" office:value="0.202911000000086">
            <text:p>0.202911</text:p>
          </table:table-cell>
          <table:table-cell table:formula="of:=[.B1149]-[.B1148]" office:value-type="float" office:value="0.00196200000004865">
            <text:p>0.00196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61701">
            <text:p>1256.161701</text:p>
          </table:table-cell>
          <table:table-cell table:formula="of:=[.A1150]-[.A$20]" office:value-type="float" office:value="0.20291300000008">
            <text:p>0.202913</text:p>
          </table:table-cell>
          <table:table-cell table:formula="of:=[.B1150]-[.B1149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61704">
            <text:p>1256.161704</text:p>
          </table:table-cell>
          <table:table-cell table:formula="of:=[.A1151]-[.A$20]" office:value-type="float" office:value="0.202916000000187">
            <text:p>0.202916</text:p>
          </table:table-cell>
          <table:table-cell table:formula="of:=[.B1151]-[.B1150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61705">
            <text:p>1256.161705</text:p>
          </table:table-cell>
          <table:table-cell table:formula="of:=[.A1152]-[.A$20]" office:value-type="float" office:value="0.20291700000007">
            <text:p>0.202917</text:p>
          </table:table-cell>
          <table:table-cell table:formula="of:=[.B1152]-[.B1151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61708">
            <text:p>1256.161708</text:p>
          </table:table-cell>
          <table:table-cell table:formula="of:=[.A1153]-[.A$20]" office:value-type="float" office:value="0.202920000000177">
            <text:p>0.202920</text:p>
          </table:table-cell>
          <table:table-cell table:formula="of:=[.B1153]-[.B1152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6171">
            <text:p>1256.161710</text:p>
          </table:table-cell>
          <table:table-cell table:formula="of:=[.A1154]-[.A$20]" office:value-type="float" office:value="0.202922000000171">
            <text:p>0.202922</text:p>
          </table:table-cell>
          <table:table-cell table:formula="of:=[.B1154]-[.B115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62731">
            <text:p>1256.162731</text:p>
          </table:table-cell>
          <table:table-cell table:formula="of:=[.A1155]-[.A$20]" office:value-type="float" office:value="0.203942999999981">
            <text:p>0.203943</text:p>
          </table:table-cell>
          <table:table-cell table:formula="of:=[.B1155]-[.B1154]" office:value-type="float" office:value="0.00102099999980965">
            <text:p>0.00102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62733">
            <text:p>1256.162733</text:p>
          </table:table-cell>
          <table:table-cell table:formula="of:=[.A1156]-[.A$20]" office:value-type="float" office:value="0.203944999999976">
            <text:p>0.203945</text:p>
          </table:table-cell>
          <table:table-cell table:formula="of:=[.B1156]-[.B115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62735">
            <text:p>1256.162735</text:p>
          </table:table-cell>
          <table:table-cell table:formula="of:=[.A1157]-[.A$20]" office:value-type="float" office:value="0.203947000000198">
            <text:p>0.203947</text:p>
          </table:table-cell>
          <table:table-cell table:formula="of:=[.B1157]-[.B1156]" office:value-type="float" office:value="0.00000200000022232416">
            <text:p>0.000002</text:p>
          </table:table-cell>
          <table:table-cell office:value-type="string">
            <text:p>d_s is renewed (r + D) to 1256164.733173; c_s is fully topped up</text:p>
          </table:table-cell>
          <table:table-cell table:number-columns-repeated="2"/>
        </table:table-row>
        <table:table-row table:style-name="ro1">
          <table:table-cell office:value-type="float" office:value="1256.162738">
            <text:p>1256.162738</text:p>
          </table:table-cell>
          <table:table-cell table:formula="of:=[.A1158]-[.A$20]" office:value-type="float" office:value="0.203950000000077">
            <text:p>0.203950</text:p>
          </table:table-cell>
          <table:table-cell table:formula="of:=[.B1158]-[.B1157]" office:value-type="float" office:value="0.00000299999987873889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162741">
            <text:p>1256.162741</text:p>
          </table:table-cell>
          <table:table-cell table:formula="of:=[.A1159]-[.A$20]" office:value-type="float" office:value="0.203953000000183">
            <text:p>0.203953</text:p>
          </table:table-cell>
          <table:table-cell table:formula="of:=[.B1159]-[.B115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62743">
            <text:p>1256.162743</text:p>
          </table:table-cell>
          <table:table-cell table:formula="of:=[.A1160]-[.A$20]" office:value-type="float" office:value="0.203955000000178">
            <text:p>0.203955</text:p>
          </table:table-cell>
          <table:table-cell table:formula="of:=[.B1160]-[.B1159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63691">
            <text:p>1256.163691</text:p>
          </table:table-cell>
          <table:table-cell table:formula="of:=[.A1161]-[.A$20]" office:value-type="float" office:value="0.204903000000058">
            <text:p>0.204903</text:p>
          </table:table-cell>
          <table:table-cell table:formula="of:=[.B1161]-[.B1160]" office:value-type="float" office:value="0.000947999999880267">
            <text:p>0.0009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63693">
            <text:p>1256.163693</text:p>
          </table:table-cell>
          <table:table-cell table:formula="of:=[.A1162]-[.A$20]" office:value-type="float" office:value="0.204905000000053">
            <text:p>0.204905</text:p>
          </table:table-cell>
          <table:table-cell table:formula="of:=[.B1162]-[.B116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63695">
            <text:p>1256.163695</text:p>
          </table:table-cell>
          <table:table-cell table:formula="of:=[.A1163]-[.A$20]" office:value-type="float" office:value="0.204907000000048">
            <text:p>0.204907</text:p>
          </table:table-cell>
          <table:table-cell table:formula="of:=[.B1163]-[.B116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163729">
            <text:p>1256.163729</text:p>
          </table:table-cell>
          <table:table-cell table:formula="of:=[.A1164]-[.A$20]" office:value-type="float" office:value="0.20494100000019">
            <text:p>0.204941</text:p>
          </table:table-cell>
          <table:table-cell table:formula="of:=[.B1164]-[.B1163]" office:value-type="float" office:value="0.0000340000001415319">
            <text:p>0.00003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63731">
            <text:p>1256.163731</text:p>
          </table:table-cell>
          <table:table-cell table:formula="of:=[.A1165]-[.A$20]" office:value-type="float" office:value="0.204943000000185">
            <text:p>0.204943</text:p>
          </table:table-cell>
          <table:table-cell table:formula="of:=[.B1165]-[.B1164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256.163733">
            <text:p>1256.163733</text:p>
          </table:table-cell>
          <table:table-cell table:formula="of:=[.A1166]-[.A$20]" office:value-type="float" office:value="0.20494500000018">
            <text:p>0.204945</text:p>
          </table:table-cell>
          <table:table-cell table:formula="of:=[.B1166]-[.B116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256.163737">
            <text:p>1256.163737</text:p>
          </table:table-cell>
          <table:table-cell table:formula="of:=[.A1167]-[.A$20]" office:value-type="float" office:value="0.20494900000017">
            <text:p>0.204949</text:p>
          </table:table-cell>
          <table:table-cell table:formula="of:=[.B1167]-[.B1166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63739">
            <text:p>1256.163739</text:p>
          </table:table-cell>
          <table:table-cell table:formula="of:=[.A1168]-[.A$20]" office:value-type="float" office:value="0.204951000000165">
            <text:p>0.204951</text:p>
          </table:table-cell>
          <table:table-cell table:formula="of:=[.B1168]-[.B116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63813">
            <text:p>1256.163813</text:p>
          </table:table-cell>
          <table:table-cell table:formula="of:=[.A1169]-[.A$20]" office:value-type="float" office:value="0.205024999999978">
            <text:p>0.205025</text:p>
          </table:table-cell>
          <table:table-cell table:formula="of:=[.B1169]-[.B1168]" office:value-type="float" office:value="0.000073999999813168">
            <text:p>0.00007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63815">
            <text:p>1256.163815</text:p>
          </table:table-cell>
          <table:table-cell table:formula="of:=[.A1170]-[.A$20]" office:value-type="float" office:value="0.2050270000002">
            <text:p>0.205027</text:p>
          </table:table-cell>
          <table:table-cell table:formula="of:=[.B1170]-[.B1169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63818">
            <text:p>1256.163818</text:p>
          </table:table-cell>
          <table:table-cell table:formula="of:=[.A1171]-[.A$20]" office:value-type="float" office:value="0.205030000000079">
            <text:p>0.205030</text:p>
          </table:table-cell>
          <table:table-cell table:formula="of:=[.B1171]-[.B1170]" office:value-type="float" office:value="0.00000299999987873889">
            <text:p>0.000003</text:p>
          </table:table-cell>
          <table:table-cell/>
          <table:table-cell office:value-type="string">
            <text:p>postpones its deadline to 1256168.809638; c_s is topped up to 0.481983</text:p>
          </table:table-cell>
          <table:table-cell/>
        </table:table-row>
        <table:table-row table:style-name="ro1">
          <table:table-cell office:value-type="float" office:value="1256.165673">
            <text:p>1256.165673</text:p>
          </table:table-cell>
          <table:table-cell table:formula="of:=[.A1172]-[.A$20]" office:value-type="float" office:value="0.206885000000057">
            <text:p>0.206885</text:p>
          </table:table-cell>
          <table:table-cell table:formula="of:=[.B1172]-[.B1171]" office:value-type="float" office:value="0.00185499999997774">
            <text:p>0.00185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65675">
            <text:p>1256.165675</text:p>
          </table:table-cell>
          <table:table-cell table:formula="of:=[.A1173]-[.A$20]" office:value-type="float" office:value="0.206887000000052">
            <text:p>0.206887</text:p>
          </table:table-cell>
          <table:table-cell table:formula="of:=[.B1173]-[.B1172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16568">
            <text:p>1256.165680</text:p>
          </table:table-cell>
          <table:table-cell table:formula="of:=[.A1174]-[.A$20]" office:value-type="float" office:value="0.206892000000153">
            <text:p>0.206892</text:p>
          </table:table-cell>
          <table:table-cell table:formula="of:=[.B1174]-[.B1173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65682">
            <text:p>1256.165682</text:p>
          </table:table-cell>
          <table:table-cell table:formula="of:=[.A1175]-[.A$20]" office:value-type="float" office:value="0.206894000000148">
            <text:p>0.206894</text:p>
          </table:table-cell>
          <table:table-cell table:formula="of:=[.B1175]-[.B1174]" office:value-type="float" office:value="0.00000199999999495049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256.165684">
            <text:p>1256.165684</text:p>
          </table:table-cell>
          <table:table-cell table:formula="of:=[.A1176]-[.A$20]" office:value-type="float" office:value="0.206896000000143">
            <text:p>0.206896</text:p>
          </table:table-cell>
          <table:table-cell table:formula="of:=[.B1176]-[.B117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65686">
            <text:p>1256.165686</text:p>
          </table:table-cell>
          <table:table-cell table:formula="of:=[.A1177]-[.A$20]" office:value-type="float" office:value="0.206898000000137">
            <text:p>0.206898</text:p>
          </table:table-cell>
          <table:table-cell table:formula="of:=[.B1177]-[.B1176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65753">
            <text:p>1256.165753</text:p>
          </table:table-cell>
          <table:table-cell table:formula="of:=[.A1178]-[.A$20]" office:value-type="float" office:value="0.206965000000082">
            <text:p>0.206965</text:p>
          </table:table-cell>
          <table:table-cell table:formula="of:=[.B1178]-[.B1177]" office:value-type="float" office:value="0.0000669999999445281">
            <text:p>0.00006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16673">
            <text:p>1256.166730</text:p>
          </table:table-cell>
          <table:table-cell table:formula="of:=[.A1179]-[.A$20]" office:value-type="float" office:value="0.207942000000003">
            <text:p>0.207942</text:p>
          </table:table-cell>
          <table:table-cell table:formula="of:=[.B1179]-[.B1178]" office:value-type="float" office:value="0.000976999999920736">
            <text:p>0.00097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66732">
            <text:p>1256.166732</text:p>
          </table:table-cell>
          <table:table-cell table:formula="of:=[.A1180]-[.A$20]" office:value-type="float" office:value="0.207943999999998">
            <text:p>0.207944</text:p>
          </table:table-cell>
          <table:table-cell table:formula="of:=[.B1180]-[.B117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66734">
            <text:p>1256.166734</text:p>
          </table:table-cell>
          <table:table-cell table:formula="of:=[.A1181]-[.A$20]" office:value-type="float" office:value="0.207945999999993">
            <text:p>0.207946</text:p>
          </table:table-cell>
          <table:table-cell table:formula="of:=[.B1181]-[.B1180]" office:value-type="float" office:value="0.00000199999999495049">
            <text:p>0.000002</text:p>
          </table:table-cell>
          <table:table-cell office:value-type="string">
            <text:p>d_s is renewed (r + D) to 1256168.731712; c_s is fully topped up</text:p>
          </table:table-cell>
          <table:table-cell table:number-columns-repeated="2"/>
        </table:table-row>
        <table:table-row table:style-name="ro1">
          <table:table-cell office:value-type="float" office:value="1256.166736">
            <text:p>1256.166736</text:p>
          </table:table-cell>
          <table:table-cell table:formula="of:=[.A1182]-[.A$20]" office:value-type="float" office:value="0.207947999999988">
            <text:p>0.207948</text:p>
          </table:table-cell>
          <table:table-cell table:formula="of:=[.B1182]-[.B118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256.166739">
            <text:p>1256.166739</text:p>
          </table:table-cell>
          <table:table-cell table:formula="of:=[.A1183]-[.A$20]" office:value-type="float" office:value="0.207951000000094">
            <text:p>0.207951</text:p>
          </table:table-cell>
          <table:table-cell table:formula="of:=[.B1183]-[.B118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66741">
            <text:p>1256.166741</text:p>
          </table:table-cell>
          <table:table-cell table:formula="of:=[.A1184]-[.A$20]" office:value-type="float" office:value="0.207953000000089">
            <text:p>0.207953</text:p>
          </table:table-cell>
          <table:table-cell table:formula="of:=[.B1184]-[.B1183]" office:value-type="float" office:value="0.00000199999999495049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256.166744">
            <text:p>1256.166744</text:p>
          </table:table-cell>
          <table:table-cell table:formula="of:=[.A1185]-[.A$20]" office:value-type="float" office:value="0.207956000000195">
            <text:p>0.207956</text:p>
          </table:table-cell>
          <table:table-cell table:formula="of:=[.B1185]-[.B1184]" office:value-type="float" office:value="0.00000300000010611257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256.167693">
            <text:p>1256.167693</text:p>
          </table:table-cell>
          <table:table-cell table:formula="of:=[.A1186]-[.A$20]" office:value-type="float" office:value="0.208905000000186">
            <text:p>0.208905</text:p>
          </table:table-cell>
          <table:table-cell table:formula="of:=[.B1186]-[.B1185]" office:value-type="float" office:value="0.000948999999991429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67694">
            <text:p>1256.167694</text:p>
          </table:table-cell>
          <table:table-cell table:formula="of:=[.A1187]-[.A$20]" office:value-type="float" office:value="0.20890600000007">
            <text:p>0.208906</text:p>
          </table:table-cell>
          <table:table-cell table:formula="of:=[.B1187]-[.B1186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68806">
            <text:p>1256.168806</text:p>
          </table:table-cell>
          <table:table-cell table:formula="of:=[.A1188]-[.A$20]" office:value-type="float" office:value="0.210017999999991">
            <text:p>0.210018</text:p>
          </table:table-cell>
          <table:table-cell table:formula="of:=[.B1188]-[.B1187]" office:value-type="float" office:value="0.00111199999992095">
            <text:p>0.00111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168808">
            <text:p>1256.168808</text:p>
          </table:table-cell>
          <table:table-cell table:formula="of:=[.A1189]-[.A$20]" office:value-type="float" office:value="0.210019999999986">
            <text:p>0.210020</text:p>
          </table:table-cell>
          <table:table-cell table:formula="of:=[.B1189]-[.B118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168811">
            <text:p>1256.168811</text:p>
          </table:table-cell>
          <table:table-cell table:formula="of:=[.A1190]-[.A$20]" office:value-type="float" office:value="0.210023000000092">
            <text:p>0.210023</text:p>
          </table:table-cell>
          <table:table-cell table:formula="of:=[.B1190]-[.B1189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1256175.808238; c_s is fully topped up</text:p>
          </table:table-cell>
        </table:table-row>
        <table:table-row table:style-name="ro1">
          <table:table-cell office:value-type="float" office:value="1256.16882">
            <text:p>1256.168820</text:p>
          </table:table-cell>
          <table:table-cell table:formula="of:=[.A1191]-[.A$20]" office:value-type="float" office:value="0.210032000000183">
            <text:p>0.210032</text:p>
          </table:table-cell>
          <table:table-cell table:formula="of:=[.B1191]-[.B1190]" office:value-type="float" office:value="0.00000900000009096402">
            <text:p>0.00000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256.168822">
            <text:p>1256.168822</text:p>
          </table:table-cell>
          <table:table-cell table:formula="of:=[.A1192]-[.A$20]" office:value-type="float" office:value="0.210034000000178">
            <text:p>0.210034</text:p>
          </table:table-cell>
          <table:table-cell table:formula="of:=[.B1192]-[.B119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68825">
            <text:p>1256.168825</text:p>
          </table:table-cell>
          <table:table-cell table:formula="of:=[.A1193]-[.A$20]" office:value-type="float" office:value="0.210037000000057">
            <text:p>0.210037</text:p>
          </table:table-cell>
          <table:table-cell table:formula="of:=[.B1193]-[.B1192]" office:value-type="float" office:value="0.00000299999987873889">
            <text:p>0.000003</text:p>
          </table:table-cell>
          <table:table-cell/>
          <table:table-cell office:value-type="string">
            <text:p>postpones its deadline to 1256173.809638; c_s is topped up to 1.414693</text:p>
          </table:table-cell>
          <table:table-cell/>
        </table:table-row>
        <table:table-row table:style-name="ro1">
          <table:table-cell office:value-type="float" office:value="1256.168827">
            <text:p>1256.168827</text:p>
          </table:table-cell>
          <table:table-cell table:formula="of:=[.A1194]-[.A$20]" office:value-type="float" office:value="0.210039000000052">
            <text:p>0.210039</text:p>
          </table:table-cell>
          <table:table-cell table:formula="of:=[.B1194]-[.B1193]" office:value-type="float" office:value="0.00000199999999495049">
            <text:p>0.000002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256.168839">
            <text:p>1256.168839</text:p>
          </table:table-cell>
          <table:table-cell table:formula="of:=[.A1195]-[.A$20]" office:value-type="float" office:value="0.210051000000021">
            <text:p>0.210051</text:p>
          </table:table-cell>
          <table:table-cell table:formula="of:=[.B1195]-[.B1194]" office:value-type="float" office:value="0.0000119999999697029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256.168841">
            <text:p>1256.168841</text:p>
          </table:table-cell>
          <table:table-cell table:formula="of:=[.A1196]-[.A$20]" office:value-type="float" office:value="0.210053000000016">
            <text:p>0.210053</text:p>
          </table:table-cell>
          <table:table-cell table:formula="of:=[.B1196]-[.B119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68843">
            <text:p>1256.168843</text:p>
          </table:table-cell>
          <table:table-cell table:formula="of:=[.A1197]-[.A$20]" office:value-type="float" office:value="0.210055000000011">
            <text:p>0.210055</text:p>
          </table:table-cell>
          <table:table-cell table:formula="of:=[.B1197]-[.B1196]" office:value-type="float" office:value="0.00000199999999495049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256.169844">
            <text:p>1256.169844</text:p>
          </table:table-cell>
          <table:table-cell table:formula="of:=[.A1198]-[.A$20]" office:value-type="float" office:value="0.211056000000099">
            <text:p>0.211056</text:p>
          </table:table-cell>
          <table:table-cell table:formula="of:=[.B1198]-[.B1197]" office:value-type="float" office:value="0.00100100000008752">
            <text:p>0.00100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69845">
            <text:p>1256.169845</text:p>
          </table:table-cell>
          <table:table-cell table:formula="of:=[.A1199]-[.A$20]" office:value-type="float" office:value="0.211056999999982">
            <text:p>0.211057</text:p>
          </table:table-cell>
          <table:table-cell table:formula="of:=[.B1199]-[.B1198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69848">
            <text:p>1256.169848</text:p>
          </table:table-cell>
          <table:table-cell table:formula="of:=[.A1200]-[.A$20]" office:value-type="float" office:value="0.211060000000089">
            <text:p>0.211060</text:p>
          </table:table-cell>
          <table:table-cell table:formula="of:=[.B1200]-[.B1199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6985">
            <text:p>1256.169850</text:p>
          </table:table-cell>
          <table:table-cell table:formula="of:=[.A1201]-[.A$20]" office:value-type="float" office:value="0.211062000000084">
            <text:p>0.211062</text:p>
          </table:table-cell>
          <table:table-cell table:formula="of:=[.B1201]-[.B1200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69852">
            <text:p>1256.169852</text:p>
          </table:table-cell>
          <table:table-cell table:formula="of:=[.A1202]-[.A$20]" office:value-type="float" office:value="0.211064000000079">
            <text:p>0.211064</text:p>
          </table:table-cell>
          <table:table-cell table:formula="of:=[.B1202]-[.B120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70731">
            <text:p>1256.170731</text:p>
          </table:table-cell>
          <table:table-cell table:formula="of:=[.A1203]-[.A$20]" office:value-type="float" office:value="0.211943000000019">
            <text:p>0.211943</text:p>
          </table:table-cell>
          <table:table-cell table:formula="of:=[.B1203]-[.B1202]" office:value-type="float" office:value="0.000878999999940788">
            <text:p>0.00087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70733">
            <text:p>1256.170733</text:p>
          </table:table-cell>
          <table:table-cell table:formula="of:=[.A1204]-[.A$20]" office:value-type="float" office:value="0.211945000000014">
            <text:p>0.211945</text:p>
          </table:table-cell>
          <table:table-cell table:formula="of:=[.B1204]-[.B120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70735">
            <text:p>1256.170735</text:p>
          </table:table-cell>
          <table:table-cell table:formula="of:=[.A1205]-[.A$20]" office:value-type="float" office:value="0.211947000000009">
            <text:p>0.211947</text:p>
          </table:table-cell>
          <table:table-cell table:formula="of:=[.B1205]-[.B1204]" office:value-type="float" office:value="0.00000199999999495049">
            <text:p>0.000002</text:p>
          </table:table-cell>
          <table:table-cell office:value-type="string">
            <text:p>d_s is renewed (r + D) to 1256172.733109; c_s is fully topped up</text:p>
          </table:table-cell>
          <table:table-cell table:number-columns-repeated="2"/>
        </table:table-row>
        <table:table-row table:style-name="ro1">
          <table:table-cell office:value-type="float" office:value="1256.170738">
            <text:p>1256.170738</text:p>
          </table:table-cell>
          <table:table-cell table:formula="of:=[.A1206]-[.A$20]" office:value-type="float" office:value="0.211950000000115">
            <text:p>0.211950</text:p>
          </table:table-cell>
          <table:table-cell table:formula="of:=[.B1206]-[.B1205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256.170741">
            <text:p>1256.170741</text:p>
          </table:table-cell>
          <table:table-cell table:formula="of:=[.A1207]-[.A$20]" office:value-type="float" office:value="0.211952999999994">
            <text:p>0.211953</text:p>
          </table:table-cell>
          <table:table-cell table:formula="of:=[.B1207]-[.B1206]" office:value-type="float" office:value="0.00000299999987873889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70743">
            <text:p>1256.170743</text:p>
          </table:table-cell>
          <table:table-cell table:formula="of:=[.A1208]-[.A$20]" office:value-type="float" office:value="0.211954999999989">
            <text:p>0.211955</text:p>
          </table:table-cell>
          <table:table-cell table:formula="of:=[.B1208]-[.B1207]" office:value-type="float" office:value="0.00000199999999495049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256.171705">
            <text:p>1256.171705</text:p>
          </table:table-cell>
          <table:table-cell table:formula="of:=[.A1209]-[.A$20]" office:value-type="float" office:value="0.212917000000061">
            <text:p>0.212917</text:p>
          </table:table-cell>
          <table:table-cell table:formula="of:=[.B1209]-[.B1208]" office:value-type="float" office:value="0.000962000000072294">
            <text:p>0.00096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71707">
            <text:p>1256.171707</text:p>
          </table:table-cell>
          <table:table-cell table:formula="of:=[.A1210]-[.A$20]" office:value-type="float" office:value="0.212919000000056">
            <text:p>0.212919</text:p>
          </table:table-cell>
          <table:table-cell table:formula="of:=[.B1210]-[.B120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71709">
            <text:p>1256.171709</text:p>
          </table:table-cell>
          <table:table-cell table:formula="of:=[.A1211]-[.A$20]" office:value-type="float" office:value="0.212921000000051">
            <text:p>0.212921</text:p>
          </table:table-cell>
          <table:table-cell table:formula="of:=[.B1211]-[.B121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256.173835">
            <text:p>1256.173835</text:p>
          </table:table-cell>
          <table:table-cell table:formula="of:=[.A1212]-[.A$20]" office:value-type="float" office:value="0.215047000000141">
            <text:p>0.215047</text:p>
          </table:table-cell>
          <table:table-cell table:formula="of:=[.B1212]-[.B1211]" office:value-type="float" office:value="0.00212600000008933">
            <text:p>0.00212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73837">
            <text:p>1256.173837</text:p>
          </table:table-cell>
          <table:table-cell table:formula="of:=[.A1213]-[.A$20]" office:value-type="float" office:value="0.215049000000135">
            <text:p>0.215049</text:p>
          </table:table-cell>
          <table:table-cell table:formula="of:=[.B1213]-[.B1212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256.173847">
            <text:p>1256.173847</text:p>
          </table:table-cell>
          <table:table-cell table:formula="of:=[.A1214]-[.A$20]" office:value-type="float" office:value="0.21505900000011">
            <text:p>0.215059</text:p>
          </table:table-cell>
          <table:table-cell table:formula="of:=[.B1214]-[.B1213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75833">
            <text:p>1256.175833</text:p>
          </table:table-cell>
          <table:table-cell table:formula="of:=[.A1215]-[.A$20]" office:value-type="float" office:value="0.217045000000098">
            <text:p>0.217045</text:p>
          </table:table-cell>
          <table:table-cell table:formula="of:=[.B1215]-[.B1214]" office:value-type="float" office:value="0.00198599999998805">
            <text:p>0.00198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256.192544">
            <text:p>1256.192544</text:p>
          </table:table-cell>
          <table:table-cell table:formula="of:=[.A1216]-[.A$20]" office:value-type="float" office:value="0.233756000000085">
            <text:p>0.233756</text:p>
          </table:table-cell>
          <table:table-cell table:formula="of:=[.B1216]-[.B1215]" office:value-type="float" office:value="0.0167109999999866">
            <text:p>0.01671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192547">
            <text:p>1256.192547</text:p>
          </table:table-cell>
          <table:table-cell table:formula="of:=[.A1217]-[.A$20]" office:value-type="float" office:value="0.233759000000191">
            <text:p>0.233759</text:p>
          </table:table-cell>
          <table:table-cell table:formula="of:=[.B1217]-[.B1216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19255">
            <text:p>1256.192550</text:p>
          </table:table-cell>
          <table:table-cell table:formula="of:=[.A1218]-[.A$20]" office:value-type="float" office:value="0.23376200000007">
            <text:p>0.233762</text:p>
          </table:table-cell>
          <table:table-cell table:formula="of:=[.B1218]-[.B1217]" office:value-type="float" office:value="0.00000299999987873889">
            <text:p>0.000003</text:p>
          </table:table-cell>
          <table:table-cell/>
          <table:table-cell office:value-type="string">
            <text:p>d_s is renewed (r + D) to 1256197.546744; c_s is fully topped up</text:p>
          </table:table-cell>
          <table:table-cell/>
        </table:table-row>
        <table:table-row table:style-name="ro1">
          <table:table-cell office:value-type="float" office:value="1256.192552">
            <text:p>1256.192552</text:p>
          </table:table-cell>
          <table:table-cell table:formula="of:=[.A1219]-[.A$20]" office:value-type="float" office:value="0.233764000000065">
            <text:p>0.233764</text:p>
          </table:table-cell>
          <table:table-cell table:formula="of:=[.B1219]-[.B1218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192554">
            <text:p>1256.192554</text:p>
          </table:table-cell>
          <table:table-cell table:formula="of:=[.A1220]-[.A$20]" office:value-type="float" office:value="0.23376600000006">
            <text:p>0.233766</text:p>
          </table:table-cell>
          <table:table-cell table:formula="of:=[.B1220]-[.B121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192557">
            <text:p>1256.192557</text:p>
          </table:table-cell>
          <table:table-cell table:formula="of:=[.A1221]-[.A$20]" office:value-type="float" office:value="0.233769000000166">
            <text:p>0.233769</text:p>
          </table:table-cell>
          <table:table-cell table:formula="of:=[.B1221]-[.B1220]" office:value-type="float" office:value="0.00000300000010611257">
            <text:p>0.000003</text:p>
          </table:table-cell>
          <table:table-cell office:value-type="string">
            <text:p>d_s is renewed (r + D) to 1256194.554430; c_s is fully topped up</text:p>
          </table:table-cell>
          <table:table-cell table:number-columns-repeated="2"/>
        </table:table-row>
        <table:table-row table:style-name="ro1">
          <table:table-cell office:value-type="float" office:value="1256.192579">
            <text:p>1256.192579</text:p>
          </table:table-cell>
          <table:table-cell table:formula="of:=[.A1222]-[.A$20]" office:value-type="float" office:value="0.23379100000011">
            <text:p>0.233791</text:p>
          </table:table-cell>
          <table:table-cell table:formula="of:=[.B1222]-[.B1221]" office:value-type="float" office:value="0.0000219999999444553">
            <text:p>0.00002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6.192585">
            <text:p>1256.192585</text:p>
          </table:table-cell>
          <table:table-cell table:formula="of:=[.A1223]-[.A$20]" office:value-type="float" office:value="0.233797000000095">
            <text:p>0.233797</text:p>
          </table:table-cell>
          <table:table-cell table:formula="of:=[.B1223]-[.B1222]" office:value-type="float" office:value="0.00000599999998485146">
            <text:p>0.00000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192587">
            <text:p>1256.192587</text:p>
          </table:table-cell>
          <table:table-cell table:formula="of:=[.A1224]-[.A$20]" office:value-type="float" office:value="0.23379900000009">
            <text:p>0.233799</text:p>
          </table:table-cell>
          <table:table-cell table:formula="of:=[.B1224]-[.B122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192589">
            <text:p>1256.192589</text:p>
          </table:table-cell>
          <table:table-cell table:formula="of:=[.A1225]-[.A$20]" office:value-type="float" office:value="0.233801000000085">
            <text:p>0.233801</text:p>
          </table:table-cell>
          <table:table-cell table:formula="of:=[.B1225]-[.B1224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199.586718; c_s is fully topped up</text:p>
          </table:table-cell>
        </table:table-row>
        <table:table-row table:style-name="ro1">
          <table:table-cell office:value-type="float" office:value="1256.192619">
            <text:p>1256.192619</text:p>
          </table:table-cell>
          <table:table-cell table:formula="of:=[.A1226]-[.A$20]" office:value-type="float" office:value="0.233831000000009">
            <text:p>0.233831</text:p>
          </table:table-cell>
          <table:table-cell table:formula="of:=[.B1226]-[.B1225]" office:value-type="float" office:value="0.0000299999999242573">
            <text:p>0.0000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192622">
            <text:p>1256.192622</text:p>
          </table:table-cell>
          <table:table-cell table:formula="of:=[.A1227]-[.A$20]" office:value-type="float" office:value="0.233834000000115">
            <text:p>0.233834</text:p>
          </table:table-cell>
          <table:table-cell table:formula="of:=[.B1227]-[.B1226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192624">
            <text:p>1256.192624</text:p>
          </table:table-cell>
          <table:table-cell table:formula="of:=[.A1228]-[.A$20]" office:value-type="float" office:value="0.23383600000011">
            <text:p>0.233836</text:p>
          </table:table-cell>
          <table:table-cell table:formula="of:=[.B1228]-[.B1227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19263">
            <text:p>1256.192630</text:p>
          </table:table-cell>
          <table:table-cell table:formula="of:=[.A1229]-[.A$20]" office:value-type="float" office:value="0.233842000000095">
            <text:p>0.233842</text:p>
          </table:table-cell>
          <table:table-cell table:formula="of:=[.B1229]-[.B1228]" office:value-type="float" office:value="0.00000599999998485146">
            <text:p>0.0000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192632">
            <text:p>1256.192632</text:p>
          </table:table-cell>
          <table:table-cell table:formula="of:=[.A1230]-[.A$20]" office:value-type="float" office:value="0.23384400000009">
            <text:p>0.233844</text:p>
          </table:table-cell>
          <table:table-cell table:formula="of:=[.B1230]-[.B122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192634">
            <text:p>1256.192634</text:p>
          </table:table-cell>
          <table:table-cell table:formula="of:=[.A1231]-[.A$20]" office:value-type="float" office:value="0.233846000000085">
            <text:p>0.233846</text:p>
          </table:table-cell>
          <table:table-cell table:formula="of:=[.B1231]-[.B123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192637">
            <text:p>1256.192637</text:p>
          </table:table-cell>
          <table:table-cell table:formula="of:=[.A1232]-[.A$20]" office:value-type="float" office:value="0.233849000000191">
            <text:p>0.233849</text:p>
          </table:table-cell>
          <table:table-cell table:formula="of:=[.B1232]-[.B1231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192639">
            <text:p>1256.192639</text:p>
          </table:table-cell>
          <table:table-cell table:formula="of:=[.A1233]-[.A$20]" office:value-type="float" office:value="0.233851000000186">
            <text:p>0.233851</text:p>
          </table:table-cell>
          <table:table-cell table:formula="of:=[.B1233]-[.B123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256.192644">
            <text:p>1256.192644</text:p>
          </table:table-cell>
          <table:table-cell table:formula="of:=[.A1234]-[.A$20]" office:value-type="float" office:value="0.23385600000006">
            <text:p>0.233856</text:p>
          </table:table-cell>
          <table:table-cell table:formula="of:=[.B1234]-[.B123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192645">
            <text:p>1256.192645</text:p>
          </table:table-cell>
          <table:table-cell table:formula="of:=[.A1235]-[.A$20]" office:value-type="float" office:value="0.233857000000171">
            <text:p>0.233857</text:p>
          </table:table-cell>
          <table:table-cell table:formula="of:=[.B1235]-[.B1234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207922">
            <text:p>1256.207922</text:p>
          </table:table-cell>
          <table:table-cell table:formula="of:=[.A1236]-[.A$20]" office:value-type="float" office:value="0.24913400000014">
            <text:p>0.249134</text:p>
          </table:table-cell>
          <table:table-cell table:formula="of:=[.B1236]-[.B1235]" office:value-type="float" office:value="0.0152769999999691">
            <text:p>0.01527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256.207925">
            <text:p>1256.207925</text:p>
          </table:table-cell>
          <table:table-cell table:formula="of:=[.A1237]-[.A$20]" office:value-type="float" office:value="0.249137000000019">
            <text:p>0.249137</text:p>
          </table:table-cell>
          <table:table-cell table:formula="of:=[.B1237]-[.B1236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256.207928">
            <text:p>1256.207928</text:p>
          </table:table-cell>
          <table:table-cell table:formula="of:=[.A1238]-[.A$20]" office:value-type="float" office:value="0.249140000000125">
            <text:p>0.249140</text:p>
          </table:table-cell>
          <table:table-cell table:formula="of:=[.B1238]-[.B1237]" office:value-type="float" office:value="0.00000300000010611257">
            <text:p>0.000003</text:p>
          </table:table-cell>
          <table:table-cell office:value-type="string">
            <text:p>d_s is renewed (r + D) to 1256209.924684; c_s is fully topped up</text:p>
          </table:table-cell>
          <table:table-cell table:number-columns-repeated="2"/>
        </table:table-row>
        <table:table-row table:style-name="ro1">
          <table:table-cell office:value-type="float" office:value="1256.207931">
            <text:p>1256.207931</text:p>
          </table:table-cell>
          <table:table-cell table:formula="of:=[.A1239]-[.A$20]" office:value-type="float" office:value="0.249143000000004">
            <text:p>0.249143</text:p>
          </table:table-cell>
          <table:table-cell table:formula="of:=[.B1239]-[.B1238]" office:value-type="float" office:value="0.00000299999987873889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256.207932">
            <text:p>1256.207932</text:p>
          </table:table-cell>
          <table:table-cell table:formula="of:=[.A1240]-[.A$20]" office:value-type="float" office:value="0.249144000000115">
            <text:p>0.249144</text:p>
          </table:table-cell>
          <table:table-cell table:formula="of:=[.B1240]-[.B1239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256.207935">
            <text:p>1256.207935</text:p>
          </table:table-cell>
          <table:table-cell table:formula="of:=[.A1241]-[.A$20]" office:value-type="float" office:value="0.249146999999994">
            <text:p>0.249147</text:p>
          </table:table-cell>
          <table:table-cell table:formula="of:=[.B1241]-[.B1240]" office:value-type="float" office:value="0.00000299999987873889">
            <text:p>0.000003</text:p>
          </table:table-cell>
          <table:table-cell/>
          <table:table-cell office:value-type="string">
            <text:p>d_s is renewed (r + D) to 1256212.932551; c_s is fully topped up</text:p>
          </table:table-cell>
          <table:table-cell/>
        </table:table-row>
        <table:table-row table:style-name="ro1">
          <table:table-cell office:value-type="float" office:value="1256.207959">
            <text:p>1256.207959</text:p>
          </table:table-cell>
          <table:table-cell table:formula="of:=[.A1242]-[.A$20]" office:value-type="float" office:value="0.24917100000016">
            <text:p>0.249171</text:p>
          </table:table-cell>
          <table:table-cell table:formula="of:=[.B1242]-[.B1241]" office:value-type="float" office:value="0.0000240000001667795">
            <text:p>0.00002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256.207976">
            <text:p>1256.207976</text:p>
          </table:table-cell>
          <table:table-cell table:formula="of:=[.A1243]-[.A$20]" office:value-type="float" office:value="0.249188000000004">
            <text:p>0.249188</text:p>
          </table:table-cell>
          <table:table-cell table:formula="of:=[.B1243]-[.B1242]" office:value-type="float" office:value="0.0000169999998433923">
            <text:p>0.00001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256.207978">
            <text:p>1256.207978</text:p>
          </table:table-cell>
          <table:table-cell table:formula="of:=[.A1244]-[.A$20]" office:value-type="float" office:value="0.249189999999999">
            <text:p>0.249190</text:p>
          </table:table-cell>
          <table:table-cell table:formula="of:=[.B1244]-[.B124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256.20798">
            <text:p>1256.207980</text:p>
          </table:table-cell>
          <table:table-cell table:formula="of:=[.A1245]-[.A$20]" office:value-type="float" office:value="0.249191999999994">
            <text:p>0.249192</text:p>
          </table:table-cell>
          <table:table-cell table:formula="of:=[.B1245]-[.B1244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256214.977858; c_s is fully topped up</text:p>
          </table:table-cell>
        </table:table-row>
        <table:table-row table:style-name="ro1">
          <table:table-cell office:value-type="float" office:value="1256.208104">
            <text:p>1256.208104</text:p>
          </table:table-cell>
          <table:table-cell table:formula="of:=[.A1246]-[.A$20]" office:value-type="float" office:value="0.249316000000135">
            <text:p>0.249316</text:p>
          </table:table-cell>
          <table:table-cell table:formula="of:=[.B1246]-[.B1245]" office:value-type="float" office:value="0.000124000000141677">
            <text:p>0.00012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256.208106">
            <text:p>1256.208106</text:p>
          </table:table-cell>
          <table:table-cell table:formula="of:=[.A1247]-[.A$20]" office:value-type="float" office:value="0.24931800000013">
            <text:p>0.249318</text:p>
          </table:table-cell>
          <table:table-cell table:formula="of:=[.B1247]-[.B124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256.208108">
            <text:p>1256.208108</text:p>
          </table:table-cell>
          <table:table-cell table:formula="of:=[.A1248]-[.A$20]" office:value-type="float" office:value="0.249320000000125">
            <text:p>0.249320</text:p>
          </table:table-cell>
          <table:table-cell table:formula="of:=[.B1248]-[.B1247]" office:value-type="float" office:value="0.00000199999999495049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256.208111">
            <text:p>1256.208111</text:p>
          </table:table-cell>
          <table:table-cell table:formula="of:=[.A1249]-[.A$20]" office:value-type="float" office:value="0.249323000000004">
            <text:p>0.249323</text:p>
          </table:table-cell>
          <table:table-cell table:formula="of:=[.B1249]-[.B1248]" office:value-type="float" office:value="0.00000299999987873889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1256.208156">
            <text:p>1256.208156</text:p>
          </table:table-cell>
          <table:table-cell table:formula="of:=[.A1250]-[.A$20]" office:value-type="float" office:value="0.249368000000004">
            <text:p>0.249368</text:p>
          </table:table-cell>
          <table:table-cell table:formula="of:=[.B1250]-[.B1249]" office:value-type="float" office:value="0.0000450000000000728">
            <text:p>0.0000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256.208158">
            <text:p>1256.208158</text:p>
          </table:table-cell>
          <table:table-cell table:formula="of:=[.A1251]-[.A$20]" office:value-type="float" office:value="0.249369999999999">
            <text:p>0.249370</text:p>
          </table:table-cell>
          <table:table-cell table:formula="of:=[.B1251]-[.B125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256.20816">
            <text:p>1256.208160</text:p>
          </table:table-cell>
          <table:table-cell table:formula="of:=[.A1252]-[.A$20]" office:value-type="float" office:value="0.249371999999994">
            <text:p>0.249372</text:p>
          </table:table-cell>
          <table:table-cell table:formula="of:=[.B1252]-[.B125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256.208163">
            <text:p>1256.208163</text:p>
          </table:table-cell>
          <table:table-cell table:formula="of:=[.A1253]-[.A$20]" office:value-type="float" office:value="0.2493750000001">
            <text:p>0.249375</text:p>
          </table:table-cell>
          <table:table-cell table:formula="of:=[.B1253]-[.B1252]" office:value-type="float" office:value="0.00000300000010611257">
            <text:p>0.000003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1256.208204">
            <text:p>1256.208204</text:p>
          </table:table-cell>
          <table:table-cell table:formula="of:=[.A1254]-[.A$20]" office:value-type="float" office:value="0.24941600000011">
            <text:p>0.249416</text:p>
          </table:table-cell>
          <table:table-cell table:formula="of:=[.B1254]-[.B1253]" office:value-type="float" office:value="0.0000410000000101718">
            <text:p>0.0000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256.208206">
            <text:p>1256.208206</text:p>
          </table:table-cell>
          <table:table-cell table:formula="of:=[.A1255]-[.A$20]" office:value-type="float" office:value="0.249418000000105">
            <text:p>0.249418</text:p>
          </table:table-cell>
          <table:table-cell table:formula="of:=[.B1255]-[.B1254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256.208209">
            <text:p>1256.208209</text:p>
          </table:table-cell>
          <table:table-cell table:formula="of:=[.A1256]-[.A$20]" office:value-type="float" office:value="0.249420999999984">
            <text:p>0.249421</text:p>
          </table:table-cell>
          <table:table-cell table:formula="of:=[.B1256]-[.B1255]" office:value-type="float" office:value="0.00000299999987873889">
            <text:p>0.000003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31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06/11/2011</text:date>, <text:time>19:1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1T19:11:34</dc:date>
    <dc:creator>Tadeus Prastowo</dc:creator>
    <meta:generator>OpenOffice.org/3.2$Linux OpenOffice.org_project/320m19$Build-9505</meta:generator>
    <meta:editing-duration>PT03H43M25S</meta:editing-duration>
    <meta:editing-cycles>7</meta:editing-cycles>
    <meta:document-statistic meta:table-count="1" meta:cell-count="4989" meta:object-count="0"/>
  </office:meta>
</office:document-meta>
</file>